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line-height="150%" fo:text-align="justify" style:justify-single-word="false"/>
      <style:text-properties officeooo:paragraph-rsid="0011d0f4"/>
    </style:style>
    <style:style style:name="P2" style:family="paragraph" style:parent-style-name="Text_20_body">
      <style:paragraph-properties fo:line-height="150%" fo:text-align="justify" style:justify-single-word="false"/>
      <style:text-properties style:font-name="Times New Roman" fo:font-size="12pt" fo:font-style="normal" fo:font-weight="normal" officeooo:paragraph-rsid="0011d0f4" style:font-size-asian="12pt" style:font-style-asian="normal" style:font-weight-asian="normal" style:font-size-complex="12pt" style:font-style-complex="normal" style:font-weight-complex="normal"/>
    </style:style>
    <style:style style:name="P3" style:family="paragraph" style:parent-style-name="Text_20_body">
      <style:paragraph-properties fo:line-height="150%" fo:text-align="justify" style:justify-single-word="false"/>
      <style:text-properties officeooo:paragraph-rsid="0011d0f4"/>
    </style:style>
    <style:style style:name="P4" style:family="paragraph" style:parent-style-name="Text_20_body">
      <style:paragraph-properties fo:line-height="150%" fo:text-align="justify" style:justify-single-word="false"/>
      <style:text-properties style:font-name="Times New Roman" fo:font-style="normal" fo:font-weight="normal" officeooo:paragraph-rsid="0011d0f4" style:font-size-asian="12pt" style:font-style-asian="normal" style:font-weight-asian="normal" style:font-style-complex="normal" style:font-weight-complex="normal"/>
    </style:style>
    <style:style style:name="P5" style:family="paragraph" style:parent-style-name="Text_20_body">
      <style:paragraph-properties fo:line-height="150%" fo:text-align="justify" style:justify-single-word="false"/>
      <style:text-properties style:font-name="Times New Roman" officeooo:paragraph-rsid="0011d0f4" style:font-size-asian="12pt"/>
    </style:style>
    <style:style style:name="P6" style:family="paragraph" style:parent-style-name="Text_20_body">
      <style:paragraph-properties fo:line-height="150%" fo:text-align="justify" style:justify-single-word="false"/>
      <style:text-properties style:font-name="Times New Roman" fo:font-style="normal" fo:font-weight="normal" officeooo:paragraph-rsid="0011d0f4" style:font-style-asian="normal" style:font-weight-asian="normal" style:font-style-complex="normal" style:font-weight-complex="normal"/>
    </style:style>
    <style:style style:name="P7" style:family="paragraph" style:parent-style-name="Text_20_body">
      <style:paragraph-properties fo:line-height="150%" fo:text-align="justify" style:justify-single-word="false"/>
      <style:text-properties style:font-name="Times New Roman" fo:font-style="normal" officeooo:paragraph-rsid="0011d0f4" style:font-style-asian="normal" style:font-style-complex="normal"/>
    </style:style>
    <style:style style:name="P8" style:family="paragraph" style:parent-style-name="Heading_20_3">
      <style:paragraph-properties fo:margin-top="0cm" fo:margin-bottom="0.247cm" style:contextual-spacing="false" fo:line-height="150%" fo:text-align="justify" style:justify-single-word="false"/>
      <style:text-properties officeooo:paragraph-rsid="0011d0f4"/>
    </style:style>
    <style:style style:name="P9" style:family="paragraph" style:parent-style-name="Text_20_body">
      <style:paragraph-properties fo:margin-top="0cm" fo:margin-bottom="0.247cm" style:contextual-spacing="false" fo:line-height="150%" fo:text-align="justify" style:justify-single-word="false"/>
      <style:text-properties officeooo:paragraph-rsid="0011d0f4"/>
    </style:style>
    <style:style style:name="P10" style:family="paragraph" style:parent-style-name="Heading_20_3">
      <style:paragraph-properties fo:line-height="150%" fo:text-align="justify" style:justify-single-word="false"/>
      <style:text-properties officeooo:paragraph-rsid="0011d0f4"/>
    </style:style>
    <style:style style:name="P11" style:family="paragraph" style:parent-style-name="Text_20_body">
      <style:paragraph-properties fo:line-height="150%" fo:text-align="justify" style:justify-single-word="false"/>
      <style:text-properties style:font-name="Times New Roman" officeooo:paragraph-rsid="0011d0f4"/>
    </style:style>
    <style:style style:name="P12" style:family="paragraph" style:parent-style-name="Text_20_body">
      <style:paragraph-properties fo:line-height="150%" fo:text-align="justify" style:justify-single-word="false"/>
      <style:text-properties style:font-name="Times New Roman" fo:font-style="normal" fo:font-weight="normal" officeooo:rsid="0187607a" officeooo:paragraph-rsid="0011d0f4" style:font-style-asian="normal" style:font-weight-asian="normal" style:font-style-complex="normal" style:font-weight-complex="normal"/>
    </style:style>
    <style:style style:name="P13" style:family="paragraph" style:parent-style-name="Heading_20_3">
      <style:paragraph-properties fo:margin-top="0cm" fo:margin-bottom="0.247cm" style:contextual-spacing="false" fo:line-height="150%" fo:text-align="justify" style:justify-single-word="false"/>
      <style:text-properties style:font-name="Times New Roman" fo:font-style="normal" officeooo:paragraph-rsid="0011d0f4" style:font-style-asian="normal" style:font-style-complex="normal"/>
    </style:style>
    <style:style style:name="P14" style:family="paragraph" style:parent-style-name="Heading_20_2">
      <style:paragraph-properties fo:line-height="150%"/>
      <style:text-properties officeooo:paragraph-rsid="0011d0f4"/>
    </style:style>
    <style:style style:name="P15" style:family="paragraph" style:parent-style-name="Text_20_body">
      <style:paragraph-properties fo:line-height="150%"/>
      <style:text-properties officeooo:paragraph-rsid="0011d0f4"/>
    </style:style>
    <style:style style:name="P16" style:family="paragraph" style:parent-style-name="Text_20_body">
      <style:paragraph-properties fo:line-height="150%" fo:text-align="justify" style:justify-single-word="false"/>
      <style:text-properties style:font-name="Times New Roman" fo:font-style="normal" officeooo:rsid="01baf42d" officeooo:paragraph-rsid="0011d0f4" style:font-style-asian="normal" style:font-style-complex="normal"/>
    </style:style>
    <style:style style:name="P17" style:family="paragraph" style:parent-style-name="Text_20_body">
      <style:paragraph-properties fo:margin-top="0cm" fo:margin-bottom="0cm" style:contextual-spacing="false" fo:line-height="150%" fo:text-align="justify" style:justify-single-word="false"/>
      <style:text-properties style:font-name="Times New Roman" fo:font-style="normal" officeooo:paragraph-rsid="0011d0f4" style:font-style-asian="normal" style:font-style-complex="normal"/>
    </style:style>
    <style:style style:name="P18" style:family="paragraph" style:parent-style-name="Text_20_body">
      <style:paragraph-properties fo:line-height="150%" fo:text-align="justify" style:justify-single-word="false"/>
      <style:text-properties style:font-name="Times New Roman" officeooo:rsid="01e283d2" officeooo:paragraph-rsid="0011d0f4"/>
    </style:style>
    <style:style style:name="P19" style:family="paragraph" style:parent-style-name="Text_20_body">
      <style:paragraph-properties fo:line-height="150%" fo:text-align="justify" style:justify-single-word="false"/>
      <style:text-properties style:font-name="Times New Roman" fo:font-style="normal" officeooo:rsid="01e283d2" officeooo:paragraph-rsid="0011d0f4" style:font-style-asian="normal" style:font-style-complex="normal"/>
    </style:style>
    <style:style style:name="P20" style:family="paragraph" style:parent-style-name="Text_20_body">
      <style:paragraph-properties fo:line-height="150%" fo:text-align="justify" style:justify-single-word="false"/>
      <style:text-properties style:font-name="Times New Roman" fo:font-style="normal" officeooo:rsid="07a3b334" officeooo:paragraph-rsid="0011d0f4" style:font-style-asian="normal" style:font-style-complex="normal"/>
    </style:style>
    <style:style style:name="P21" style:family="paragraph" style:parent-style-name="Text_20_body">
      <style:paragraph-properties fo:line-height="150%" fo:text-align="justify" style:justify-single-word="false"/>
      <style:text-properties style:font-name="Times New Roman" fo:font-style="normal" officeooo:rsid="01e82ec6" officeooo:paragraph-rsid="0011d0f4" style:font-style-asian="normal" style:font-style-complex="normal"/>
    </style:style>
    <style:style style:name="P22" style:family="paragraph" style:parent-style-name="Text_20_body">
      <style:paragraph-properties fo:line-height="150%" fo:text-align="justify" style:justify-single-word="false"/>
      <style:text-properties style:font-name="Times New Roman" fo:font-style="normal" officeooo:rsid="059a8463" officeooo:paragraph-rsid="0011d0f4" style:font-style-asian="normal" style:font-style-complex="normal"/>
    </style:style>
    <style:style style:name="P23" style:family="paragraph" style:parent-style-name="Text_20_body">
      <style:paragraph-properties fo:line-height="150%" fo:text-align="justify" style:justify-single-word="false"/>
      <style:text-properties style:font-name="Times New Roman" officeooo:rsid="059a8463" officeooo:paragraph-rsid="0011d0f4"/>
    </style:style>
    <style:style style:name="P24" style:family="paragraph" style:parent-style-name="Text_20_body">
      <style:paragraph-properties fo:line-height="150%" fo:text-align="justify" style:justify-single-word="false"/>
      <style:text-properties style:font-name="Times New Roman" fo:font-style="normal" officeooo:rsid="0043079c" officeooo:paragraph-rsid="0011d0f4" style:font-style-asian="normal" style:font-style-complex="normal"/>
    </style:style>
    <style:style style:name="P25" style:family="paragraph" style:parent-style-name="Text_20_body">
      <style:paragraph-properties fo:line-height="150%" fo:text-align="justify" style:justify-single-word="false"/>
      <style:text-properties officeooo:rsid="0043079c" officeooo:paragraph-rsid="0011d0f4"/>
    </style:style>
    <style:style style:name="P26" style:family="paragraph" style:parent-style-name="Text_20_body">
      <style:paragraph-properties fo:line-height="150%" fo:text-align="justify" style:justify-single-word="false"/>
      <style:text-properties style:font-name="Times New Roman" fo:font-weight="normal" officeooo:paragraph-rsid="0011d0f4" style:font-weight-asian="normal" style:font-weight-complex="normal"/>
    </style:style>
    <style:style style:name="P27" style:family="paragraph" style:parent-style-name="Heading_20_2">
      <style:paragraph-properties fo:line-height="150%" fo:text-align="justify" style:justify-single-word="false"/>
      <style:text-properties style:font-name="Times New Roman" fo:font-style="normal" officeooo:paragraph-rsid="0011d0f4" style:font-style-asian="normal" style:font-style-complex="normal"/>
    </style:style>
    <style:style style:name="P28" style:family="paragraph" style:parent-style-name="Text_20_body">
      <style:paragraph-properties fo:line-height="150%" fo:text-align="justify" style:justify-single-word="false"/>
      <style:text-properties style:font-name="Times New Roman" fo:font-style="normal" officeooo:rsid="05fd41dd" officeooo:paragraph-rsid="0011d0f4" style:font-style-asian="normal" style:font-style-complex="normal"/>
    </style:style>
    <style:style style:name="T1" style:family="text">
      <style:text-properties style:font-name="Times New Roman" fo:font-size="18pt" fo:font-style="normal" style:text-underline-style="none" style:font-size-asian="18pt" style:font-style-asian="normal" style:font-size-complex="18pt" style:font-style-complex="normal"/>
    </style:style>
    <style:style style:name="T2" style:family="text">
      <style:text-properties style:font-name="Times New Roman" fo:font-size="18pt" fo:font-style="normal" style:text-underline-style="none" officeooo:rsid="01501ddd" style:font-size-asian="18pt" style:font-style-asian="normal" style:font-size-complex="18pt" style:font-style-complex="normal"/>
    </style:style>
    <style:style style:name="T3" style:family="text">
      <style:text-properties style:font-name="Times New Roman" fo:font-size="18pt" fo:font-style="normal" style:text-underline-style="none" officeooo:rsid="015e4e9d" style:font-size-asian="18pt" style:font-style-asian="normal" style:font-size-complex="18pt" style:font-style-complex="normal"/>
    </style:style>
    <style:style style:name="T4" style:family="text">
      <style:text-properties style:font-name="Times New Roman" fo:font-size="18pt" fo:font-style="normal" style:text-underline-style="none" officeooo:rsid="015eb7b6" style:font-size-asian="18pt" style:font-style-asian="normal" style:font-size-complex="18pt" style:font-style-complex="normal"/>
    </style:style>
    <style:style style:name="T5" style:family="text">
      <style:text-properties officeooo:rsid="060ccf6b"/>
    </style:style>
    <style:style style:name="T6" style:family="text">
      <style:text-properties officeooo:rsid="0618574c"/>
    </style:style>
    <style:style style:name="T7" style:family="text">
      <style:text-properties officeooo:rsid="056ef922"/>
    </style:style>
    <style:style style:name="T8" style:family="text">
      <style:text-properties officeooo:rsid="0619301d"/>
    </style:style>
    <style:style style:name="T9" style:family="text">
      <style:text-properties officeooo:rsid="0553635e"/>
    </style:style>
    <style:style style:name="T10" style:family="text">
      <style:text-properties officeooo:rsid="056d0190"/>
    </style:style>
    <style:style style:name="T11" style:family="text">
      <style:text-properties officeooo:rsid="060ecb2e"/>
    </style:style>
    <style:style style:name="T1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officeooo:rsid="0610bc96"/>
    </style:style>
    <style:style style:name="T14" style:family="text">
      <style:text-properties style:font-name="Times New Roman" fo:font-size="12pt" fo:font-style="normal" fo:font-weight="normal" officeooo:rsid="0553635e" style:font-size-asian="12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15feea1" style:font-size-asian="12pt" style:font-style-asian="normal" style:font-weight-asian="normal" style:font-size-complex="12pt" style:font-style-complex="normal" style:font-weight-complex="normal"/>
    </style:style>
    <style:style style:name="T16" style:family="text">
      <style:text-properties style:font-name="Times New Roman" fo:font-size="12pt" fo:font-style="normal" fo:font-weight="normal" officeooo:rsid="01629fde" style:font-size-asian="12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56ef922" style:font-size-asian="12pt" style:font-style-asian="normal" style:font-weight-asian="normal" style:font-size-complex="12pt" style:font-style-complex="normal" style:font-weight-complex="normal"/>
    </style:style>
    <style:style style:name="T18" style:family="text">
      <style:text-properties fo:font-size="12pt" officeooo:rsid="056ef922" style:font-size-complex="12pt"/>
    </style:style>
    <style:style style:name="T19" style:family="text">
      <style:text-properties fo:font-size="12pt" style:font-size-complex="12pt"/>
    </style:style>
    <style:style style:name="T20" style:family="text">
      <style:text-properties fo:font-size="12pt" officeooo:rsid="01579b13" style:font-size-complex="12pt"/>
    </style:style>
    <style:style style:name="T21" style:family="text">
      <style:text-properties officeooo:rsid="016428c6"/>
    </style:style>
    <style:style style:name="T22" style:family="text">
      <style:text-properties officeooo:rsid="0161d361"/>
    </style:style>
    <style:style style:name="T23" style:family="text">
      <style:text-properties officeooo:rsid="01647d78"/>
    </style:style>
    <style:style style:name="T24" style:family="text">
      <style:text-properties officeooo:rsid="0165c781"/>
    </style:style>
    <style:style style:name="T25" style:family="text">
      <style:text-properties officeooo:rsid="0164cfc4"/>
    </style:style>
    <style:style style:name="T26" style:family="text">
      <style:text-properties officeooo:rsid="0165362e"/>
    </style:style>
    <style:style style:name="T27" style:family="text">
      <style:text-properties officeooo:rsid="01708707"/>
    </style:style>
    <style:style style:name="T28" style:family="text">
      <style:text-properties officeooo:rsid="016a98d0"/>
    </style:style>
    <style:style style:name="T29" style:family="text">
      <style:text-properties officeooo:rsid="077c64cb"/>
    </style:style>
    <style:style style:name="T30" style:family="text">
      <style:text-properties officeooo:rsid="0171dcaf"/>
    </style:style>
    <style:style style:name="T31" style:family="text">
      <style:text-properties officeooo:rsid="0553deed"/>
    </style:style>
    <style:style style:name="T32" style:family="text">
      <style:text-properties style:font-name="Times New Roman" fo:font-size="12pt" fo:font-style="normal" fo:font-weight="normal" officeooo:rsid="06144b55"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style="normal" fo:font-weight="normal" officeooo:rsid="061141e3" style:font-size-asian="12pt" style:font-style-asian="normal" style:font-weight-asian="normal" style:font-size-complex="12pt" style:font-style-complex="normal" style:font-weight-complex="normal"/>
    </style:style>
    <style:style style:name="T34" style:family="text">
      <style:text-properties officeooo:rsid="05553bb8"/>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5553bb8" style:font-style-asian="normal" style:font-weight-asian="normal" style:font-style-complex="normal" style:font-weight-complex="normal"/>
    </style:style>
    <style:style style:name="T37" style:family="text">
      <style:text-properties fo:font-style="normal" fo:font-weight="normal" officeooo:rsid="056f48ad" style:font-style-asian="normal" style:font-weight-asian="normal" style:font-style-complex="normal" style:font-weight-complex="normal"/>
    </style:style>
    <style:style style:name="T38" style:family="text">
      <style:text-properties fo:font-style="normal" fo:font-weight="normal" officeooo:rsid="0612ca43" style:font-style-asian="normal" style:font-weight-asian="normal" style:font-style-complex="normal" style:font-weight-complex="normal"/>
    </style:style>
    <style:style style:name="T39" style:family="text">
      <style:text-properties fo:font-style="normal" fo:font-weight="normal" officeooo:rsid="0570e47e" style:font-style-asian="normal" style:font-weight-asian="normal" style:font-style-complex="normal" style:font-weight-complex="normal"/>
    </style:style>
    <style:style style:name="T40" style:family="text">
      <style:text-properties fo:font-style="normal" fo:font-weight="normal" officeooo:rsid="0614817f" style:font-style-asian="normal" style:font-weight-asian="normal" style:font-style-complex="normal" style:font-weight-complex="normal"/>
    </style:style>
    <style:style style:name="T41" style:family="text">
      <style:text-properties fo:font-style="normal" fo:font-weight="normal" officeooo:rsid="0619f0dc" style:font-style-asian="normal" style:font-weight-asian="normal" style:font-style-complex="normal" style:font-weight-complex="normal"/>
    </style:style>
    <style:style style:name="T42" style:family="text">
      <style:text-properties fo:font-style="normal" fo:font-weight="normal" officeooo:rsid="0171dcaf" style:font-style-asian="normal" style:font-weight-asian="normal" style:font-style-complex="normal" style:font-weight-complex="normal"/>
    </style:style>
    <style:style style:name="T43" style:family="text">
      <style:text-properties officeooo:rsid="061a6e3d"/>
    </style:style>
    <style:style style:name="T44" style:family="text">
      <style:text-properties officeooo:rsid="0174356e"/>
    </style:style>
    <style:style style:name="T45" style:family="text">
      <style:text-properties officeooo:rsid="01743de1"/>
    </style:style>
    <style:style style:name="T46" style:family="text">
      <style:text-properties officeooo:rsid="0174c604"/>
    </style:style>
    <style:style style:name="T47" style:family="text">
      <style:text-properties officeooo:rsid="01759e41"/>
    </style:style>
    <style:style style:name="T48" style:family="text">
      <style:text-properties style:font-name="Times New Roman" fo:font-style="normal" fo:font-weight="normal" style:font-size-asian="12pt" style:font-style-asian="normal" style:font-weight-asian="normal" style:font-style-complex="normal" style:font-weight-complex="normal"/>
    </style:style>
    <style:style style:name="T49" style:family="text">
      <style:text-properties style:font-name="Times New Roman" fo:font-style="normal" fo:font-weight="normal" officeooo:rsid="077f5e67" style:font-size-asian="12pt" style:font-style-asian="normal" style:font-weight-asian="normal" style:font-style-complex="normal"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77f5e67" style:font-weight-asian="normal" style:font-weight-complex="normal"/>
    </style:style>
    <style:style style:name="T52" style:family="text">
      <style:text-properties officeooo:rsid="07819465"/>
    </style:style>
    <style:style style:name="T53" style:family="text">
      <style:text-properties officeooo:rsid="077f5e67"/>
    </style:style>
    <style:style style:name="T54" style:family="text">
      <style:text-properties officeooo:rsid="07800b7e"/>
    </style:style>
    <style:style style:name="T55" style:family="text">
      <style:text-properties style:font-name="Times New Roman" fo:font-size="18pt" fo:font-style="normal" style:font-size-asian="18pt" style:font-style-asian="normal" style:font-size-complex="18pt" style:font-style-complex="normal"/>
    </style:style>
    <style:style style:name="T56" style:family="text">
      <style:text-properties style:font-name="Times New Roman" fo:font-size="18pt" fo:font-style="normal" officeooo:rsid="01789f54" style:font-size-asian="18pt" style:font-style-asian="normal" style:font-size-complex="18pt" style:font-style-complex="normal"/>
    </style:style>
    <style:style style:name="T57" style:family="text">
      <style:text-properties style:font-name="Times New Roman" fo:font-size="18pt" fo:font-style="normal" officeooo:rsid="0176ab9f" style:font-size-asian="18pt" style:font-style-asian="normal" style:font-size-complex="18pt" style:font-style-complex="normal"/>
    </style:style>
    <style:style style:name="T58" style:family="text">
      <style:text-properties officeooo:rsid="017cd7c6"/>
    </style:style>
    <style:style style:name="T59" style:family="text">
      <style:text-properties officeooo:rsid="017d7c9f"/>
    </style:style>
    <style:style style:name="T60" style:family="text">
      <style:text-properties officeooo:rsid="017afba5"/>
    </style:style>
    <style:style style:name="T61" style:family="text">
      <style:text-properties officeooo:rsid="017c3128"/>
    </style:style>
    <style:style style:name="T62" style:family="text">
      <style:text-properties officeooo:rsid="06150212"/>
    </style:style>
    <style:style style:name="T63" style:family="text">
      <style:text-properties officeooo:rsid="0555c0f9"/>
    </style:style>
    <style:style style:name="T64" style:family="text">
      <style:text-properties style:font-name="Times New Roman" fo:font-style="normal" style:font-style-asian="normal" style:font-style-complex="normal"/>
    </style:style>
    <style:style style:name="T65" style:family="text">
      <style:text-properties style:font-name="Times New Roman" fo:font-style="normal" fo:font-weight="normal" style:font-style-asian="normal" style:font-weight-asian="normal" style:font-style-complex="normal" style:font-weight-complex="normal"/>
    </style:style>
    <style:style style:name="T66" style:family="text">
      <style:text-properties style:font-name="Times New Roman" fo:font-style="normal" fo:font-weight="normal" officeooo:rsid="017d7c9f" style:font-style-asian="normal" style:font-weight-asian="normal" style:font-style-complex="normal" style:font-weight-complex="normal"/>
    </style:style>
    <style:style style:name="T67" style:family="text">
      <style:text-properties style:font-name="Times New Roman" fo:font-style="normal" fo:font-weight="normal" officeooo:rsid="017cd7c6" style:font-style-asian="normal" style:font-weight-asian="normal" style:font-style-complex="normal" style:font-weight-complex="normal"/>
    </style:style>
    <style:style style:name="T68" style:family="text">
      <style:text-properties officeooo:rsid="0571d701"/>
    </style:style>
    <style:style style:name="T69" style:family="text">
      <style:text-properties officeooo:rsid="017f3fa6"/>
    </style:style>
    <style:style style:name="T70" style:family="text">
      <style:text-properties officeooo:rsid="002d75f0"/>
    </style:style>
    <style:style style:name="T71" style:family="text">
      <style:text-properties fo:font-weight="normal" officeooo:rsid="017f3fa6" style:font-weight-asian="normal" style:font-weight-complex="normal"/>
    </style:style>
    <style:style style:name="T72" style:family="text">
      <style:text-properties officeooo:rsid="019dfae2"/>
    </style:style>
    <style:style style:name="T73" style:family="text">
      <style:text-properties style:font-name="Times New Roman" fo:font-style="normal" officeooo:rsid="0784d008" style:font-style-asian="normal" style:font-style-complex="normal"/>
    </style:style>
    <style:style style:name="T74" style:family="text">
      <style:text-properties style:font-name="Times New Roman" fo:font-style="italic" fo:font-weight="normal" officeooo:rsid="0043079c" style:font-style-asian="italic" style:font-weight-asian="normal" style:font-style-complex="italic" style:font-weight-complex="normal"/>
    </style:style>
    <style:style style:name="T75" style:family="text">
      <style:text-properties style:font-name="Times New Roman" fo:font-style="italic" fo:font-weight="normal" officeooo:rsid="00188aaf" style:font-style-asian="italic" style:font-weight-asian="normal" style:font-style-complex="italic" style:font-weight-complex="normal"/>
    </style:style>
    <style:style style:name="T76" style:family="text">
      <style:text-properties officeooo:rsid="0043079c"/>
    </style:style>
    <style:style style:name="T77" style:family="text">
      <style:text-properties officeooo:rsid="05560286"/>
    </style:style>
    <style:style style:name="T78" style:family="text">
      <style:text-properties officeooo:rsid="0181aeb2"/>
    </style:style>
    <style:style style:name="T79" style:family="text">
      <style:text-properties style:font-name="Times New Roman" fo:font-style="normal" fo:font-weight="normal" officeooo:rsid="0578ca47" style:font-style-asian="normal" style:font-weight-asian="normal" style:font-style-complex="normal" style:font-weight-complex="normal"/>
    </style:style>
    <style:style style:name="T80" style:family="text">
      <style:text-properties style:font-name="Times New Roman" fo:font-style="normal" fo:font-weight="bold" style:font-style-asian="normal" style:font-weight-asian="bold" style:font-style-complex="normal" style:font-weight-complex="bold"/>
    </style:style>
    <style:style style:name="T81" style:family="text">
      <style:text-properties style:font-name="Times New Roman" fo:font-style="normal" fo:font-weight="normal" officeooo:rsid="0181aeb2" style:font-style-asian="normal" style:font-weight-asian="normal" style:font-style-complex="normal" style:font-weight-complex="normal"/>
    </style:style>
    <style:style style:name="T82" style:family="text">
      <style:text-properties style:font-name="Times New Roman" fo:font-style="normal" fo:font-weight="normal" officeooo:rsid="07851dfb" style:font-style-asian="normal" style:font-weight-asian="normal" style:font-style-complex="normal" style:font-weight-complex="normal"/>
    </style:style>
    <style:style style:name="T83" style:family="text">
      <style:text-properties style:font-name="Times New Roman" fo:font-style="normal" fo:font-weight="normal" officeooo:rsid="01827f0c" style:font-style-asian="normal" style:font-weight-asian="normal" style:font-style-complex="normal" style:font-weight-complex="normal"/>
    </style:style>
    <style:style style:name="T84" style:family="text">
      <style:text-properties style:font-name="Times New Roman" fo:font-style="normal" fo:font-weight="normal" officeooo:rsid="055b6eb6" style:font-style-asian="normal" style:font-weight-asian="normal" style:font-style-complex="normal" style:font-weight-complex="normal"/>
    </style:style>
    <style:style style:name="T85" style:family="text">
      <style:text-properties style:font-name="Times New Roman" fo:font-style="normal" fo:font-weight="normal" officeooo:rsid="0579a700" style:font-style-asian="normal" style:font-weight-asian="normal" style:font-style-complex="normal" style:font-weight-complex="normal"/>
    </style:style>
    <style:style style:name="T86" style:family="text">
      <style:text-properties style:font-name="Times New Roman" fo:font-style="normal" fo:font-weight="normal" officeooo:rsid="05560286" style:font-style-asian="normal" style:font-weight-asian="normal" style:font-style-complex="normal" style:font-weight-complex="normal"/>
    </style:style>
    <style:style style:name="T87" style:family="text">
      <style:text-properties fo:font-weight="normal" officeooo:rsid="078539a9" style:font-weight-asian="normal" style:font-weight-complex="normal"/>
    </style:style>
    <style:style style:name="T88" style:family="text">
      <style:text-properties fo:font-weight="normal" officeooo:rsid="057b1bae" style:font-weight-asian="normal" style:font-weight-complex="normal"/>
    </style:style>
    <style:style style:name="T89" style:family="text">
      <style:text-properties fo:font-weight="normal" officeooo:rsid="0579a700" style:font-weight-asian="normal" style:font-weight-complex="normal"/>
    </style:style>
    <style:style style:name="T90" style:family="text">
      <style:text-properties style:font-name="Times New Roman" fo:font-style="normal" fo:font-weight="normal" officeooo:rsid="055a232b" style:font-style-asian="normal" style:font-weight-asian="normal" style:font-style-complex="normal" style:font-weight-complex="normal"/>
    </style:style>
    <style:style style:name="T91" style:family="text">
      <style:text-properties style:font-name="Times New Roman"/>
    </style:style>
    <style:style style:name="T92" style:family="text">
      <style:text-properties style:font-name="Times New Roman" officeooo:rsid="055a232b"/>
    </style:style>
    <style:style style:name="T93" style:family="text">
      <style:text-properties officeooo:rsid="055b6eb6"/>
    </style:style>
    <style:style style:name="T94" style:family="text">
      <style:text-properties officeooo:rsid="055eec75"/>
    </style:style>
    <style:style style:name="T95" style:family="text">
      <style:text-properties officeooo:rsid="01848a85"/>
    </style:style>
    <style:style style:name="T96" style:family="text">
      <style:text-properties officeooo:rsid="055b7911"/>
    </style:style>
    <style:style style:name="T97" style:family="text">
      <style:text-properties style:font-name="Times New Roman" fo:font-style="normal" fo:font-weight="normal" officeooo:rsid="057bde6d" style:font-style-asian="normal" style:font-weight-asian="normal" style:font-style-complex="normal" style:font-weight-complex="normal"/>
    </style:style>
    <style:style style:name="T98" style:family="text">
      <style:text-properties style:font-name="Times New Roman" fo:font-style="normal" fo:font-weight="normal" officeooo:rsid="057d9937" style:font-style-asian="normal" style:font-weight-asian="normal" style:font-style-complex="normal" style:font-weight-complex="normal"/>
    </style:style>
    <style:style style:name="T99" style:family="text">
      <style:text-properties style:font-name="Times New Roman" fo:font-style="normal" fo:font-weight="normal" officeooo:rsid="01848a85" style:font-style-asian="normal" style:font-weight-asian="normal" style:font-style-complex="normal" style:font-weight-complex="normal"/>
    </style:style>
    <style:style style:name="T100" style:family="text">
      <style:text-properties style:font-name="Times New Roman" fo:font-style="normal" fo:font-weight="normal" officeooo:rsid="0187607a" style:font-style-asian="normal" style:font-weight-asian="normal" style:font-style-complex="normal" style:font-weight-complex="normal"/>
    </style:style>
    <style:style style:name="T101" style:family="text">
      <style:text-properties style:font-name="Times New Roman" fo:font-style="normal" fo:font-weight="normal" officeooo:rsid="0189faaa" style:font-style-asian="normal" style:font-weight-asian="normal" style:font-style-complex="normal" style:font-weight-complex="normal"/>
    </style:style>
    <style:style style:name="T102" style:family="text">
      <style:text-properties style:font-name="Times New Roman" fo:font-style="normal" fo:font-weight="normal" officeooo:rsid="0788dd7d" style:font-style-asian="normal" style:font-weight-asian="normal" style:font-style-complex="normal" style:font-weight-complex="normal"/>
    </style:style>
    <style:style style:name="T103" style:family="text">
      <style:text-properties officeooo:rsid="078d516a"/>
    </style:style>
    <style:style style:name="T104" style:family="text">
      <style:text-properties officeooo:rsid="01964401"/>
    </style:style>
    <style:style style:name="T105" style:family="text">
      <style:text-properties officeooo:rsid="078df48c"/>
    </style:style>
    <style:style style:name="T106" style:family="text">
      <style:text-properties officeooo:rsid="0788dd7d"/>
    </style:style>
    <style:style style:name="T107" style:family="text">
      <style:text-properties officeooo:rsid="0189faaa"/>
    </style:style>
    <style:style style:name="T108" style:family="text">
      <style:text-properties officeooo:rsid="061b5d23"/>
    </style:style>
    <style:style style:name="T109" style:family="text">
      <style:text-properties officeooo:rsid="018ab7a7"/>
    </style:style>
    <style:style style:name="T110" style:family="text">
      <style:text-properties style:font-name="Times New Roman" fo:font-style="normal" officeooo:rsid="018fe5f6" style:font-style-asian="normal" style:font-style-complex="normal"/>
    </style:style>
    <style:style style:name="T111" style:family="text">
      <style:text-properties style:font-name="Times New Roman" fo:font-style="normal" officeooo:rsid="0556ba40" style:font-style-asian="normal" style:font-style-complex="normal"/>
    </style:style>
    <style:style style:name="T112" style:family="text">
      <style:text-properties style:font-name="Times New Roman" fo:font-style="normal" officeooo:rsid="057d9937" style:font-style-asian="normal" style:font-style-complex="normal"/>
    </style:style>
    <style:style style:name="T113" style:family="text">
      <style:text-properties style:font-name="Times New Roman" fo:font-style="normal" officeooo:rsid="061c52df" style:font-style-asian="normal" style:font-style-complex="normal"/>
    </style:style>
    <style:style style:name="T114" style:family="text">
      <style:text-properties fo:font-weight="normal" officeooo:rsid="057d9937" style:font-weight-asian="normal" style:font-weight-complex="normal"/>
    </style:style>
    <style:style style:name="T115" style:family="text">
      <style:text-properties officeooo:rsid="057d9937"/>
    </style:style>
    <style:style style:name="T116" style:family="text">
      <style:text-properties officeooo:rsid="055f4ef0"/>
    </style:style>
    <style:style style:name="T117" style:family="text">
      <style:text-properties officeooo:rsid="018fe5f6"/>
    </style:style>
    <style:style style:name="T118" style:family="text">
      <style:text-properties officeooo:rsid="0190cef4"/>
    </style:style>
    <style:style style:name="T119" style:family="text">
      <style:text-properties officeooo:rsid="061d64ad"/>
    </style:style>
    <style:style style:name="T120" style:family="text">
      <style:text-properties officeooo:rsid="01915734"/>
    </style:style>
    <style:style style:name="T121" style:family="text">
      <style:text-properties officeooo:rsid="061eb2b1"/>
    </style:style>
    <style:style style:name="T122" style:family="text">
      <style:text-properties officeooo:rsid="078a90e5"/>
    </style:style>
    <style:style style:name="T123" style:family="text">
      <style:text-properties style:font-name="Times New Roman" fo:font-size="18pt" fo:font-style="normal" officeooo:rsid="00172f9b" style:font-size-asian="18pt" style:font-style-asian="normal" style:font-size-complex="18pt" style:font-style-complex="normal"/>
    </style:style>
    <style:style style:name="T124" style:family="text">
      <style:text-properties style:font-name="Times New Roman" fo:font-style="italic" style:font-style-asian="italic" style:font-style-complex="italic"/>
    </style:style>
    <style:style style:name="T125" style:family="text">
      <style:text-properties style:font-name="Times New Roman" fo:font-style="normal" fo:font-weight="normal" officeooo:rsid="078ec34e" style:font-style-asian="normal" style:font-weight-asian="normal" style:font-style-complex="normal" style:font-weight-complex="normal"/>
    </style:style>
    <style:style style:name="T126" style:family="text">
      <style:text-properties style:font-name="Times New Roman" fo:font-style="normal" fo:font-weight="normal" officeooo:rsid="078ff6e3" style:font-style-asian="normal" style:font-weight-asian="normal" style:font-style-complex="normal" style:font-weight-complex="normal"/>
    </style:style>
    <style:style style:name="T127" style:family="text">
      <style:text-properties style:font-name="Times New Roman" fo:font-style="normal" fo:font-weight="normal" officeooo:rsid="079152cb" style:font-style-asian="normal" style:font-weight-asian="normal" style:font-style-complex="normal" style:font-weight-complex="normal"/>
    </style:style>
    <style:style style:name="T128" style:family="text">
      <style:text-properties officeooo:rsid="05624a29"/>
    </style:style>
    <style:style style:name="T129" style:family="text">
      <style:text-properties officeooo:rsid="057edcc3"/>
    </style:style>
    <style:style style:name="T130" style:family="text">
      <style:text-properties officeooo:rsid="057efdbb"/>
    </style:style>
    <style:style style:name="T131" style:family="text">
      <style:text-properties style:font-name="Times New Roman" fo:font-style="normal" fo:font-weight="normal" officeooo:rsid="01945d1f" style:font-style-asian="normal" style:font-weight-asian="normal" style:font-style-complex="normal" style:font-weight-complex="normal"/>
    </style:style>
    <style:style style:name="T132" style:family="text">
      <style:text-properties officeooo:rsid="056454c4"/>
    </style:style>
    <style:style style:name="T133" style:family="text">
      <style:text-properties style:font-name="Times New Roman" fo:font-style="normal" officeooo:rsid="078ec34e" style:font-style-asian="normal" style:font-style-complex="normal"/>
    </style:style>
    <style:style style:name="T134" style:family="text">
      <style:text-properties style:font-name="Times New Roman" fo:font-style="normal" officeooo:rsid="01964401" style:font-style-asian="normal" style:font-style-complex="normal"/>
    </style:style>
    <style:style style:name="T135" style:family="text">
      <style:text-properties style:font-name="Times New Roman" fo:font-style="normal" officeooo:rsid="056454c4" style:font-style-asian="normal" style:font-style-complex="normal"/>
    </style:style>
    <style:style style:name="T136" style:family="text">
      <style:text-properties officeooo:rsid="07929554"/>
    </style:style>
    <style:style style:name="T137" style:family="text">
      <style:text-properties style:font-name="Times New Roman" fo:font-style="normal" officeooo:rsid="0189faaa" style:font-style-asian="normal" style:font-style-complex="normal"/>
    </style:style>
    <style:style style:name="T138" style:family="text">
      <style:text-properties style:font-name="Times New Roman" fo:font-style="normal" officeooo:rsid="055eec75" style:font-style-asian="normal" style:font-style-complex="normal"/>
    </style:style>
    <style:style style:name="T139" style:family="text">
      <style:text-properties officeooo:rsid="0198d224"/>
    </style:style>
    <style:style style:name="T140" style:family="text">
      <style:text-properties officeooo:rsid="019a90ca"/>
    </style:style>
    <style:style style:name="T141" style:family="text">
      <style:text-properties officeooo:rsid="019b35fb"/>
    </style:style>
    <style:style style:name="T142" style:family="text">
      <style:text-properties officeooo:rsid="0565d263"/>
    </style:style>
    <style:style style:name="T143" style:family="text">
      <style:text-properties officeooo:rsid="00459b76"/>
    </style:style>
    <style:style style:name="T144" style:family="text">
      <style:text-properties officeooo:rsid="0580390e"/>
    </style:style>
    <style:style style:name="T145" style:family="text">
      <style:text-properties officeooo:rsid="056698f7"/>
    </style:style>
    <style:style style:name="T146" style:family="text">
      <style:text-properties officeooo:rsid="019e18f5"/>
    </style:style>
    <style:style style:name="T147" style:family="text">
      <style:text-properties officeooo:rsid="07942ea1"/>
    </style:style>
    <style:style style:name="T148" style:family="text">
      <style:text-properties officeooo:rsid="003543c2"/>
    </style:style>
    <style:style style:name="T149" style:family="text">
      <style:text-properties officeooo:rsid="019c7f65"/>
    </style:style>
    <style:style style:name="T150" style:family="text">
      <style:text-properties officeooo:rsid="06227ec5"/>
    </style:style>
    <style:style style:name="T151" style:family="text">
      <style:text-properties officeooo:rsid="01a96ef8"/>
    </style:style>
    <style:style style:name="T152" style:family="text">
      <style:text-properties officeooo:rsid="0035bd29"/>
    </style:style>
    <style:style style:name="T153" style:family="text">
      <style:text-properties officeooo:rsid="001dbd01"/>
    </style:style>
    <style:style style:name="T154" style:family="text">
      <style:text-properties officeooo:rsid="079440cf"/>
    </style:style>
    <style:style style:name="T155" style:family="text">
      <style:text-properties style:font-name="Times New Roman" fo:font-size="18pt" fo:font-style="normal" officeooo:rsid="019f373d" style:font-size-asian="18pt" style:font-style-asian="normal" style:font-size-complex="18pt" style:font-style-complex="normal"/>
    </style:style>
    <style:style style:name="T156" style:family="text">
      <style:text-properties officeooo:rsid="01a9bb9d"/>
    </style:style>
    <style:style style:name="T157" style:family="text">
      <style:text-properties officeooo:rsid="01a338e3"/>
    </style:style>
    <style:style style:name="T158" style:family="text">
      <style:text-properties officeooo:rsid="0581eb67"/>
    </style:style>
    <style:style style:name="T159" style:family="text">
      <style:text-properties officeooo:rsid="07996824"/>
    </style:style>
    <style:style style:name="T160" style:family="text">
      <style:text-properties officeooo:rsid="079aef62"/>
    </style:style>
    <style:style style:name="T161" style:family="text">
      <style:text-properties officeooo:rsid="06241c95"/>
    </style:style>
    <style:style style:name="T162" style:family="text">
      <style:text-properties officeooo:rsid="0624746d"/>
    </style:style>
    <style:style style:name="T163" style:family="text">
      <style:text-properties style:font-name="Times New Roman" officeooo:rsid="0624746d"/>
    </style:style>
    <style:style style:name="T164" style:family="text">
      <style:text-properties style:font-name="Times New Roman" officeooo:rsid="079c0aae"/>
    </style:style>
    <style:style style:name="T165" style:family="text">
      <style:text-properties officeooo:rsid="062483dc"/>
    </style:style>
    <style:style style:name="T166" style:family="text">
      <style:text-properties officeooo:rsid="079c0aae"/>
    </style:style>
    <style:style style:name="T167" style:family="text">
      <style:text-properties style:font-name="Times New Roman" officeooo:rsid="062483dc"/>
    </style:style>
    <style:style style:name="T168" style:family="text">
      <style:text-properties officeooo:rsid="06250462"/>
    </style:style>
    <style:style style:name="T169" style:family="text">
      <style:text-properties officeooo:rsid="062cd326"/>
    </style:style>
    <style:style style:name="T170" style:family="text">
      <style:text-properties officeooo:rsid="077a54b2"/>
    </style:style>
    <style:style style:name="T171" style:family="text">
      <style:text-properties officeooo:rsid="06272ee3"/>
    </style:style>
    <style:style style:name="T172" style:family="text">
      <style:text-properties officeooo:rsid="06252415"/>
    </style:style>
    <style:style style:name="T173" style:family="text">
      <style:text-properties fo:font-style="normal" style:font-style-asian="normal" style:font-style-complex="normal"/>
    </style:style>
    <style:style style:name="T174" style:family="text">
      <style:text-properties fo:font-style="normal" officeooo:rsid="0581eb67" style:font-style-asian="normal" style:font-style-complex="normal"/>
    </style:style>
    <style:style style:name="T175" style:family="text">
      <style:text-properties style:font-name="Times New Roman" officeooo:rsid="0626a903"/>
    </style:style>
    <style:style style:name="T176" style:family="text">
      <style:text-properties officeooo:rsid="0626a903"/>
    </style:style>
    <style:style style:name="T177" style:family="text">
      <style:text-properties officeooo:rsid="05821353"/>
    </style:style>
    <style:style style:name="T178" style:family="text">
      <style:text-properties officeooo:rsid="01abb84c"/>
    </style:style>
    <style:style style:name="T179" style:family="text">
      <style:text-properties style:font-name="Times New Roman" fo:font-style="normal" fo:font-weight="normal" officeooo:rsid="0627402f" style:font-style-asian="normal" style:font-weight-asian="normal" style:font-style-complex="normal" style:font-weight-complex="normal"/>
    </style:style>
    <style:style style:name="T180" style:family="text">
      <style:text-properties officeooo:rsid="05836271"/>
    </style:style>
    <style:style style:name="T181" style:family="text">
      <style:text-properties style:font-name="Times New Roman" fo:font-style="normal" fo:font-weight="normal" officeooo:rsid="06286eb9" style:font-style-asian="normal" style:font-weight-asian="normal" style:font-style-complex="normal" style:font-weight-complex="normal"/>
    </style:style>
    <style:style style:name="T182" style:family="text">
      <style:text-properties style:font-name="Times New Roman" fo:font-style="normal" fo:font-weight="normal" officeooo:rsid="062a0de7" style:font-style-asian="normal" style:font-weight-asian="normal" style:font-style-complex="normal" style:font-weight-complex="normal"/>
    </style:style>
    <style:style style:name="T183" style:family="text">
      <style:text-properties style:font-name="Times New Roman" fo:font-style="normal" fo:font-weight="normal" officeooo:rsid="05836271" style:font-style-asian="normal" style:font-weight-asian="normal" style:font-style-complex="normal" style:font-weight-complex="normal"/>
    </style:style>
    <style:style style:name="T184" style:family="text">
      <style:text-properties style:font-name="Times New Roman" fo:font-style="normal" fo:font-weight="normal" officeooo:rsid="05844d5f" style:font-style-asian="normal" style:font-weight-asian="normal" style:font-style-complex="normal" style:font-weight-complex="normal"/>
    </style:style>
    <style:style style:name="T185" style:family="text">
      <style:text-properties officeooo:rsid="062b5a3a"/>
    </style:style>
    <style:style style:name="T186" style:family="text">
      <style:text-properties officeooo:rsid="05861252"/>
    </style:style>
    <style:style style:name="T187" style:family="text">
      <style:text-properties style:font-name="Times New Roman" fo:font-style="normal" fo:font-weight="normal" officeooo:rsid="03ab4633" style:font-style-asian="normal" style:font-weight-asian="normal" style:font-style-complex="normal" style:font-weight-complex="normal"/>
    </style:style>
    <style:style style:name="T188" style:family="text">
      <style:text-properties style:font-name="Times New Roman" fo:font-size="18pt" fo:font-style="normal" officeooo:rsid="03ab4633" style:font-size-asian="18pt" style:font-style-asian="normal" style:font-size-complex="18pt" style:font-style-complex="normal"/>
    </style:style>
    <style:style style:name="T189" style:family="text">
      <style:text-properties style:font-name="Times New Roman" fo:font-size="18pt" fo:font-style="normal" officeooo:rsid="01b0bf45" style:font-size-asian="18pt" style:font-style-asian="normal" style:font-size-complex="18pt" style:font-style-complex="normal"/>
    </style:style>
    <style:style style:name="T190" style:family="text">
      <style:text-properties style:font-name="Times New Roman" fo:font-size="18pt" fo:font-style="normal" officeooo:rsid="01d93328" style:font-size-asian="18pt" style:font-style-asian="normal" style:font-size-complex="18pt" style:font-style-complex="normal"/>
    </style:style>
    <style:style style:name="T191" style:family="text">
      <style:text-properties style:font-name="Times New Roman" fo:font-style="normal" fo:font-weight="normal" officeooo:rsid="079ce74d" style:font-style-asian="normal" style:font-weight-asian="normal" style:font-style-complex="normal" style:font-weight-complex="normal"/>
    </style:style>
    <style:style style:name="T192" style:family="text">
      <style:text-properties officeooo:rsid="062f7de7"/>
    </style:style>
    <style:style style:name="T193" style:family="text">
      <style:text-properties officeooo:rsid="05863a8a"/>
    </style:style>
    <style:style style:name="T194" style:family="text">
      <style:text-properties officeooo:rsid="05885726"/>
    </style:style>
    <style:style style:name="T195" style:family="text">
      <style:text-properties officeooo:rsid="06313686"/>
    </style:style>
    <style:style style:name="T196" style:family="text">
      <style:text-properties officeooo:rsid="0587ad0e"/>
    </style:style>
    <style:style style:name="T197" style:family="text">
      <style:text-properties officeooo:rsid="01b4ea83"/>
    </style:style>
    <style:style style:name="T198" style:family="text">
      <style:text-properties fo:font-style="normal" fo:font-weight="normal" officeooo:rsid="06313686" style:font-style-asian="normal" style:font-weight-asian="normal" style:font-style-complex="normal" style:font-weight-complex="normal"/>
    </style:style>
    <style:style style:name="T199" style:family="text">
      <style:text-properties officeooo:rsid="01bfceec"/>
    </style:style>
    <style:style style:name="T200" style:family="text">
      <style:text-properties officeooo:rsid="01c0c2ab"/>
    </style:style>
    <style:style style:name="T201" style:family="text">
      <style:text-properties officeooo:rsid="01b8e5fb"/>
    </style:style>
    <style:style style:name="T202" style:family="text">
      <style:text-properties officeooo:rsid="04842b73"/>
    </style:style>
    <style:style style:name="T203" style:family="text">
      <style:text-properties style:font-name="Times New Roman" fo:font-style="normal" fo:font-weight="normal" officeooo:rsid="01baf42d" style:font-style-asian="normal" style:font-weight-asian="normal" style:font-style-complex="normal" style:font-weight-complex="normal"/>
    </style:style>
    <style:style style:name="T204" style:family="text">
      <style:text-properties style:font-name="Times New Roman" fo:font-style="normal" fo:font-weight="normal" officeooo:rsid="0588a0db" style:font-style-asian="normal" style:font-weight-asian="normal" style:font-style-complex="normal" style:font-weight-complex="normal"/>
    </style:style>
    <style:style style:name="T205" style:family="text">
      <style:text-properties style:font-name="Times New Roman" fo:font-style="normal" fo:font-weight="normal" officeooo:rsid="058a2230" style:font-style-asian="normal" style:font-weight-asian="normal" style:font-style-complex="normal" style:font-weight-complex="normal"/>
    </style:style>
    <style:style style:name="T206" style:family="text">
      <style:text-properties style:font-name="Times New Roman" fo:font-style="normal" fo:font-weight="normal" officeooo:rsid="02bfd1b8" style:font-style-asian="normal" style:font-weight-asian="normal" style:font-style-complex="normal" style:font-weight-complex="normal"/>
    </style:style>
    <style:style style:name="T207" style:family="text">
      <style:text-properties style:font-name="Times New Roman" fo:font-style="normal" officeooo:rsid="01baf42d" style:font-style-asian="normal" style:font-style-complex="normal"/>
    </style:style>
    <style:style style:name="T208" style:family="text">
      <style:text-properties officeooo:rsid="058a2230"/>
    </style:style>
    <style:style style:name="T209" style:family="text">
      <style:text-properties officeooo:rsid="01baf42d"/>
    </style:style>
    <style:style style:name="T210" style:family="text">
      <style:text-properties officeooo:rsid="063227fd"/>
    </style:style>
    <style:style style:name="T211" style:family="text">
      <style:text-properties officeooo:rsid="01c13af0"/>
    </style:style>
    <style:style style:name="T212" style:family="text">
      <style:text-properties fo:font-weight="normal" officeooo:rsid="02c1cae5" style:font-weight-asian="normal" style:font-weight-complex="normal"/>
    </style:style>
    <style:style style:name="T213" style:family="text">
      <style:text-properties officeooo:rsid="058b050d"/>
    </style:style>
    <style:style style:name="T214" style:family="text">
      <style:text-properties fo:font-style="normal" fo:font-weight="normal" officeooo:rsid="01baf42d" style:font-style-asian="normal" style:font-weight-asian="normal" style:font-style-complex="normal" style:font-weight-complex="normal"/>
    </style:style>
    <style:style style:name="T215" style:family="text">
      <style:text-properties officeooo:rsid="058c108f"/>
    </style:style>
    <style:style style:name="T216" style:family="text">
      <style:text-properties officeooo:rsid="058c65ed"/>
    </style:style>
    <style:style style:name="T217" style:family="text">
      <style:text-properties officeooo:rsid="01c5c2cf"/>
    </style:style>
    <style:style style:name="T218" style:family="text">
      <style:text-properties officeooo:rsid="0632740c"/>
    </style:style>
    <style:style style:name="T219" style:family="text">
      <style:text-properties style:font-name="Times New Roman" fo:font-style="normal" fo:font-weight="normal" officeooo:rsid="01c5ccff" style:font-style-asian="normal" style:font-weight-asian="normal" style:font-style-complex="normal" style:font-weight-complex="normal"/>
    </style:style>
    <style:style style:name="T220" style:family="text">
      <style:text-properties officeooo:rsid="0633e7bb"/>
    </style:style>
    <style:style style:name="T221" style:family="text">
      <style:text-properties officeooo:rsid="063555f9"/>
    </style:style>
    <style:style style:name="T222" style:family="text">
      <style:text-properties style:font-name="Times New Roman" fo:font-style="normal" fo:font-weight="normal" officeooo:rsid="01c8828c" style:font-style-asian="normal" style:font-weight-asian="normal" style:font-style-complex="normal" style:font-weight-complex="normal"/>
    </style:style>
    <style:style style:name="T223" style:family="text">
      <style:text-properties style:font-name="Times New Roman" fo:font-style="normal" fo:font-weight="normal" officeooo:rsid="01cbe9e0" style:font-style-asian="normal" style:font-weight-asian="normal" style:font-style-complex="normal" style:font-weight-complex="normal"/>
    </style:style>
    <style:style style:name="T224" style:family="text">
      <style:text-properties style:font-name="Times New Roman" fo:font-style="normal" fo:font-weight="normal" officeooo:rsid="01cbb624" style:font-style-asian="normal" style:font-weight-asian="normal" style:font-style-complex="normal" style:font-weight-complex="normal"/>
    </style:style>
    <style:style style:name="T225" style:family="text">
      <style:text-properties style:font-name="Times New Roman" fo:font-style="normal" fo:font-weight="normal" officeooo:rsid="01caf155" style:font-style-asian="normal" style:font-weight-asian="normal" style:font-style-complex="normal" style:font-weight-complex="normal"/>
    </style:style>
    <style:style style:name="T226" style:family="text">
      <style:text-properties style:font-name="Times New Roman" fo:font-style="normal" fo:font-weight="normal" officeooo:rsid="01cb3a72" style:font-style-asian="normal" style:font-weight-asian="normal" style:font-style-complex="normal" style:font-weight-complex="normal"/>
    </style:style>
    <style:style style:name="T227" style:family="text">
      <style:text-properties officeooo:rsid="01d31d34"/>
    </style:style>
    <style:style style:name="T228" style:family="text">
      <style:text-properties officeooo:rsid="07a004c7"/>
    </style:style>
    <style:style style:name="T229" style:family="text">
      <style:text-properties officeooo:rsid="01d0e183"/>
    </style:style>
    <style:style style:name="T230" style:family="text">
      <style:text-properties officeooo:rsid="01d623b1"/>
    </style:style>
    <style:style style:name="T231" style:family="text">
      <style:text-properties fo:font-style="normal" fo:font-weight="normal" officeooo:rsid="01d78dc3" style:font-style-asian="normal" style:font-weight-asian="normal" style:font-style-complex="normal" style:font-weight-complex="normal"/>
    </style:style>
    <style:style style:name="T232" style:family="text">
      <style:text-properties officeooo:rsid="058d6e02"/>
    </style:style>
    <style:style style:name="T233" style:family="text">
      <style:text-properties officeooo:rsid="01d78dc3"/>
    </style:style>
    <style:style style:name="T234" style:family="text">
      <style:text-properties style:font-name="Times New Roman" fo:font-style="normal" officeooo:rsid="01e283d2" style:font-style-asian="normal" style:font-style-complex="normal"/>
    </style:style>
    <style:style style:name="T235" style:family="text">
      <style:text-properties officeooo:rsid="06397687"/>
    </style:style>
    <style:style style:name="T236" style:family="text">
      <style:text-properties officeooo:rsid="07a0b369"/>
    </style:style>
    <style:style style:name="T237" style:family="text">
      <style:text-properties officeooo:rsid="058f1201"/>
    </style:style>
    <style:style style:name="T238" style:family="text">
      <style:text-properties officeooo:rsid="01e4a771"/>
    </style:style>
    <style:style style:name="T239" style:family="text">
      <style:text-properties officeooo:rsid="063c7f14"/>
    </style:style>
    <style:style style:name="T240" style:family="text">
      <style:text-properties officeooo:rsid="063d089a"/>
    </style:style>
    <style:style style:name="T241" style:family="text">
      <style:text-properties officeooo:rsid="063edfbe"/>
    </style:style>
    <style:style style:name="T242" style:family="text">
      <style:text-properties officeooo:rsid="05931a9c"/>
    </style:style>
    <style:style style:name="T243" style:family="text">
      <style:text-properties officeooo:rsid="0593ffb5"/>
    </style:style>
    <style:style style:name="T244" style:family="text">
      <style:text-properties officeooo:rsid="064035d7"/>
    </style:style>
    <style:style style:name="T245" style:family="text">
      <style:text-properties officeooo:rsid="059279cc"/>
    </style:style>
    <style:style style:name="T246" style:family="text">
      <style:text-properties officeooo:rsid="01ec2307"/>
    </style:style>
    <style:style style:name="T247" style:family="text">
      <style:text-properties officeooo:rsid="0641b4bd"/>
    </style:style>
    <style:style style:name="T248" style:family="text">
      <style:text-properties officeooo:rsid="059574ef"/>
    </style:style>
    <style:style style:name="T249" style:family="text">
      <style:text-properties style:font-name="Times New Roman" fo:font-style="italic" fo:font-weight="normal" officeooo:rsid="05b7eedb" style:font-style-asian="italic" style:font-weight-asian="normal" style:font-style-complex="italic" style:font-weight-complex="normal"/>
    </style:style>
    <style:style style:name="T250" style:family="text">
      <style:text-properties style:font-name="Times New Roman" fo:font-style="italic" fo:font-weight="normal" officeooo:rsid="01e67848" style:font-style-asian="italic" style:font-weight-asian="normal" style:font-style-complex="italic" style:font-weight-complex="normal"/>
    </style:style>
    <style:style style:name="T251" style:family="text">
      <style:text-properties officeooo:rsid="01e67848"/>
    </style:style>
    <style:style style:name="T252" style:family="text">
      <style:text-properties officeooo:rsid="07a3b334"/>
    </style:style>
    <style:style style:name="T253" style:family="text">
      <style:text-properties officeooo:rsid="07a20bef"/>
    </style:style>
    <style:style style:name="T254" style:family="text">
      <style:text-properties officeooo:rsid="01e283d2"/>
    </style:style>
    <style:style style:name="T255" style:family="text">
      <style:text-properties officeooo:rsid="0641f888"/>
    </style:style>
    <style:style style:name="T256" style:family="text">
      <style:text-properties officeooo:rsid="01e7a3aa"/>
    </style:style>
    <style:style style:name="T257" style:family="text">
      <style:text-properties officeooo:rsid="01ea1795"/>
    </style:style>
    <style:style style:name="T258" style:family="text">
      <style:text-properties officeooo:rsid="0642d413"/>
    </style:style>
    <style:style style:name="T259" style:family="text">
      <style:text-properties officeooo:rsid="07a50a3d"/>
    </style:style>
    <style:style style:name="T260" style:family="text">
      <style:text-properties officeooo:rsid="06438f5b"/>
    </style:style>
    <style:style style:name="T261" style:family="text">
      <style:text-properties fo:font-style="normal" fo:font-weight="normal" officeooo:rsid="01e7a3aa" style:font-style-asian="normal" style:font-weight-asian="normal" style:font-style-complex="normal" style:font-weight-complex="normal"/>
    </style:style>
    <style:style style:name="T262" style:family="text">
      <style:text-properties fo:font-style="normal" officeooo:rsid="01e7a3aa" style:font-style-asian="normal" style:font-style-complex="normal"/>
    </style:style>
    <style:style style:name="T263" style:family="text">
      <style:text-properties officeooo:rsid="01e82ec6"/>
    </style:style>
    <style:style style:name="T264" style:family="text">
      <style:text-properties officeooo:rsid="07a61e31"/>
    </style:style>
    <style:style style:name="T265" style:family="text">
      <style:text-properties style:font-name="Times New Roman" fo:font-style="normal" officeooo:rsid="0043079c" style:font-style-asian="normal" style:font-style-complex="normal"/>
    </style:style>
    <style:style style:name="T266" style:family="text">
      <style:text-properties style:font-name="Times New Roman" fo:font-style="normal" officeooo:rsid="01ef7813" style:font-style-asian="normal" style:font-style-complex="normal"/>
    </style:style>
    <style:style style:name="T267" style:family="text">
      <style:text-properties style:font-name="Times New Roman" fo:font-style="italic" fo:font-weight="normal" officeooo:rsid="059a8463" style:font-style-asian="italic" style:font-weight-asian="normal" style:font-style-complex="italic" style:font-weight-complex="normal"/>
    </style:style>
    <style:style style:name="T268" style:family="text">
      <style:text-properties style:font-name="Times New Roman" fo:font-style="italic" fo:font-weight="normal" officeooo:rsid="07a71d70" style:font-style-asian="italic" style:font-weight-asian="normal" style:font-style-complex="italic" style:font-weight-complex="normal"/>
    </style:style>
    <style:style style:name="T269" style:family="text">
      <style:text-properties style:font-name="Times New Roman" fo:font-style="normal" fo:font-weight="normal" officeooo:rsid="059a8463" style:font-style-asian="normal" style:font-weight-asian="normal" style:font-style-complex="normal" style:font-weight-complex="normal"/>
    </style:style>
    <style:style style:name="T270" style:family="text">
      <style:text-properties style:font-name="Times New Roman" fo:font-style="normal" fo:font-weight="normal" officeooo:rsid="059d22b4" style:font-style-asian="normal" style:font-weight-asian="normal" style:font-style-complex="normal" style:font-weight-complex="normal"/>
    </style:style>
    <style:style style:name="T271" style:family="text">
      <style:text-properties style:font-name="Times New Roman" fo:font-style="normal" fo:font-weight="normal" officeooo:rsid="059b8cb8" style:font-style-asian="normal" style:font-weight-asian="normal" style:font-style-complex="normal" style:font-weight-complex="normal"/>
    </style:style>
    <style:style style:name="T272" style:family="text">
      <style:text-properties officeooo:rsid="059d22b4"/>
    </style:style>
    <style:style style:name="T273" style:family="text">
      <style:text-properties officeooo:rsid="05ad4d9c"/>
    </style:style>
    <style:style style:name="T274" style:family="text">
      <style:text-properties officeooo:rsid="0643cdbb"/>
    </style:style>
    <style:style style:name="T275" style:family="text">
      <style:text-properties officeooo:rsid="059dc3c6"/>
    </style:style>
    <style:style style:name="T276" style:family="text">
      <style:text-properties officeooo:rsid="06451c6e"/>
    </style:style>
    <style:style style:name="T277" style:family="text">
      <style:text-properties officeooo:rsid="0645dba6"/>
    </style:style>
    <style:style style:name="T278" style:family="text">
      <style:text-properties officeooo:rsid="059f2919"/>
    </style:style>
    <style:style style:name="T279" style:family="text">
      <style:text-properties style:font-name="Times New Roman" officeooo:rsid="059a8463"/>
    </style:style>
    <style:style style:name="T280" style:family="text">
      <style:text-properties style:font-name="Times New Roman" officeooo:rsid="059f2919"/>
    </style:style>
    <style:style style:name="T281" style:family="text">
      <style:text-properties officeooo:rsid="064794be"/>
    </style:style>
    <style:style style:name="T282" style:family="text">
      <style:text-properties officeooo:rsid="06492839"/>
    </style:style>
    <style:style style:name="T283" style:family="text">
      <style:text-properties style:font-name="Times New Roman" officeooo:rsid="05a15340"/>
    </style:style>
    <style:style style:name="T284" style:family="text">
      <style:text-properties officeooo:rsid="05a15340"/>
    </style:style>
    <style:style style:name="T285" style:family="text">
      <style:text-properties officeooo:rsid="064a9e32"/>
    </style:style>
    <style:style style:name="T286" style:family="text">
      <style:text-properties officeooo:rsid="07aa1851"/>
    </style:style>
    <style:style style:name="T287" style:family="text">
      <style:text-properties officeooo:rsid="07aa1908"/>
    </style:style>
    <style:style style:name="T288" style:family="text">
      <style:text-properties officeooo:rsid="05a34893"/>
    </style:style>
    <style:style style:name="T289" style:family="text">
      <style:text-properties officeooo:rsid="07abba3b"/>
    </style:style>
    <style:style style:name="T290" style:family="text">
      <style:text-properties officeooo:rsid="07ac1fa2"/>
    </style:style>
    <style:style style:name="T291" style:family="text">
      <style:text-properties officeooo:rsid="05a3e4ae"/>
    </style:style>
    <style:style style:name="T292" style:family="text">
      <style:text-properties officeooo:rsid="064ae738"/>
    </style:style>
    <style:style style:name="T293" style:family="text">
      <style:text-properties style:font-name="Times New Roman" officeooo:rsid="07adda80"/>
    </style:style>
    <style:style style:name="T294" style:family="text">
      <style:text-properties style:font-name="Times New Roman" officeooo:rsid="07af148c"/>
    </style:style>
    <style:style style:name="T295" style:family="text">
      <style:text-properties style:font-name="Times New Roman" officeooo:rsid="064ae738"/>
    </style:style>
    <style:style style:name="T296" style:family="text">
      <style:text-properties officeooo:rsid="05a53367"/>
    </style:style>
    <style:style style:name="T297" style:family="text">
      <style:text-properties officeooo:rsid="07b16489"/>
    </style:style>
    <style:style style:name="T298" style:family="text">
      <style:text-properties officeooo:rsid="05a61545"/>
    </style:style>
    <style:style style:name="T299" style:family="text">
      <style:text-properties style:font-name="Times New Roman" officeooo:rsid="05a61545"/>
    </style:style>
    <style:style style:name="T300" style:family="text">
      <style:text-properties style:font-name="Times New Roman" officeooo:rsid="05a73985"/>
    </style:style>
    <style:style style:name="T301" style:family="text">
      <style:text-properties officeooo:rsid="05aa48ff"/>
    </style:style>
    <style:style style:name="T302" style:family="text">
      <style:text-properties style:font-name="Times New Roman" officeooo:rsid="05abcc88"/>
    </style:style>
    <style:style style:name="T303" style:family="text">
      <style:text-properties officeooo:rsid="07b4f069"/>
    </style:style>
    <style:style style:name="T304" style:family="text">
      <style:text-properties officeooo:rsid="05adb25b"/>
    </style:style>
    <style:style style:name="T305" style:family="text">
      <style:text-properties officeooo:rsid="064be2e0"/>
    </style:style>
    <style:style style:name="T306" style:family="text">
      <style:text-properties officeooo:rsid="05af1e3d"/>
    </style:style>
    <style:style style:name="T307" style:family="text">
      <style:text-properties officeooo:rsid="064dc2d5"/>
    </style:style>
    <style:style style:name="T308" style:family="text">
      <style:text-properties officeooo:rsid="05b02a7a"/>
    </style:style>
    <style:style style:name="T309" style:family="text">
      <style:text-properties officeooo:rsid="064f4c49"/>
    </style:style>
    <style:style style:name="T310" style:family="text">
      <style:text-properties officeooo:rsid="06501c57"/>
    </style:style>
    <style:style style:name="T311" style:family="text">
      <style:text-properties officeooo:rsid="05b16db6"/>
    </style:style>
    <style:style style:name="T312" style:family="text">
      <style:text-properties officeooo:rsid="07b5b71f"/>
    </style:style>
    <style:style style:name="T313" style:family="text">
      <style:text-properties officeooo:rsid="07b6cd8f"/>
    </style:style>
    <style:style style:name="T314" style:family="text">
      <style:text-properties officeooo:rsid="0651b90f"/>
    </style:style>
    <style:style style:name="T315" style:family="text">
      <style:text-properties officeooo:rsid="05b195d4"/>
    </style:style>
    <style:style style:name="T316" style:family="text">
      <style:text-properties officeooo:rsid="05b1abd2"/>
    </style:style>
    <style:style style:name="T317" style:family="text">
      <style:text-properties officeooo:rsid="05b2170f"/>
    </style:style>
    <style:style style:name="T318" style:family="text">
      <style:text-properties officeooo:rsid="05b2c909"/>
    </style:style>
    <style:style style:name="T319" style:family="text">
      <style:text-properties officeooo:rsid="05b49531"/>
    </style:style>
    <style:style style:name="T320" style:family="text">
      <style:text-properties officeooo:rsid="05b57d5d"/>
    </style:style>
    <style:style style:name="T321" style:family="text">
      <style:text-properties officeooo:rsid="065287e9"/>
    </style:style>
    <style:style style:name="T322" style:family="text">
      <style:text-properties officeooo:rsid="07b87ad4"/>
    </style:style>
    <style:style style:name="T323" style:family="text">
      <style:text-properties officeooo:rsid="05b5a915"/>
    </style:style>
    <style:style style:name="T324" style:family="text">
      <style:text-properties style:font-name="Times New Roman" fo:font-style="normal" fo:font-weight="normal" officeooo:rsid="01f27d89" style:font-style-asian="normal" style:font-weight-asian="normal" style:font-style-complex="normal" style:font-weight-complex="normal"/>
    </style:style>
    <style:style style:name="T325" style:family="text">
      <style:text-properties officeooo:rsid="01ef7813"/>
    </style:style>
    <style:style style:name="T326" style:family="text">
      <style:text-properties officeooo:rsid="01f07ee1"/>
    </style:style>
    <style:style style:name="T327" style:family="text">
      <style:text-properties officeooo:rsid="01f1cb6a"/>
    </style:style>
    <style:style style:name="T328" style:family="text">
      <style:text-properties officeooo:rsid="05996677"/>
    </style:style>
    <style:style style:name="T329" style:family="text">
      <style:text-properties fo:font-weight="normal" officeooo:rsid="07b87ad4" style:font-weight-asian="normal" style:font-weight-complex="normal"/>
    </style:style>
    <style:style style:name="T330" style:family="text">
      <style:text-properties officeooo:rsid="05998596"/>
    </style:style>
    <style:style style:name="T331" style:family="text">
      <style:text-properties style:font-name="Times New Roman" fo:font-style="normal" officeooo:rsid="01f363ec" style:font-style-asian="normal" style:font-style-complex="normal"/>
    </style:style>
    <style:style style:name="T332" style:family="text">
      <style:text-properties officeooo:rsid="01ef919a"/>
    </style:style>
    <style:style style:name="T333" style:family="text">
      <style:text-properties officeooo:rsid="01f2d75b"/>
    </style:style>
    <style:style style:name="T334" style:family="text">
      <style:text-properties officeooo:rsid="01f47c55"/>
    </style:style>
    <style:style style:name="T335" style:family="text">
      <style:text-properties officeooo:rsid="059a23d2"/>
    </style:style>
    <style:style style:name="T336" style:family="text">
      <style:text-properties officeooo:rsid="01f363ec"/>
    </style:style>
    <style:style style:name="T337" style:family="text">
      <style:text-properties style:font-name="Times New Roman" fo:font-style="normal" officeooo:rsid="01f8c06e" style:font-style-asian="normal" style:font-style-complex="normal"/>
    </style:style>
    <style:style style:name="T338" style:family="text">
      <style:text-properties style:font-name="Times New Roman" fo:font-style="normal" fo:font-weight="normal" officeooo:rsid="07ba56d1" style:font-style-asian="normal" style:font-weight-asian="normal" style:font-style-complex="normal" style:font-weight-complex="normal"/>
    </style:style>
    <style:style style:name="T339" style:family="text">
      <style:text-properties style:font-name="Times New Roman" fo:font-style="normal" fo:font-weight="normal" officeooo:rsid="01f9c753" style:font-style-asian="normal" style:font-weight-asian="normal" style:font-style-complex="normal" style:font-weight-complex="normal"/>
    </style:style>
    <style:style style:name="T340" style:family="text">
      <style:text-properties style:font-name="Times New Roman" fo:font-style="normal" fo:font-weight="normal" officeooo:rsid="0657cedd" style:font-style-asian="normal" style:font-weight-asian="normal" style:font-style-complex="normal" style:font-weight-complex="normal"/>
    </style:style>
    <style:style style:name="T341" style:family="text">
      <style:text-properties style:font-name="Times New Roman" fo:font-style="normal" fo:font-weight="normal" officeooo:rsid="0655d8e1" style:font-style-asian="normal" style:font-weight-asian="normal" style:font-style-complex="normal" style:font-weight-complex="normal"/>
    </style:style>
    <style:style style:name="T342" style:family="text">
      <style:text-properties style:font-name="Times New Roman" fo:font-style="normal" fo:font-weight="normal" officeooo:rsid="02c314e9" style:font-style-asian="normal" style:font-weight-asian="normal" style:font-style-complex="normal" style:font-weight-complex="normal"/>
    </style:style>
    <style:style style:name="T343" style:family="text">
      <style:text-properties style:font-name="Times New Roman" fo:font-style="normal" fo:font-weight="normal" officeooo:rsid="01f8c06e" style:font-style-asian="normal" style:font-weight-asian="normal" style:font-style-complex="normal" style:font-weight-complex="normal"/>
    </style:style>
    <style:style style:name="T344" style:family="text">
      <style:text-properties officeooo:rsid="06586b10"/>
    </style:style>
    <style:style style:name="T345" style:family="text">
      <style:text-properties officeooo:rsid="01f96ad7"/>
    </style:style>
    <style:style style:name="T346" style:family="text">
      <style:text-properties officeooo:rsid="07bb4bc0"/>
    </style:style>
    <style:style style:name="T347" style:family="text">
      <style:text-properties officeooo:rsid="05b9aa62"/>
    </style:style>
    <style:style style:name="T348" style:family="text">
      <style:text-properties officeooo:rsid="06867977"/>
    </style:style>
    <style:style style:name="T349" style:family="text">
      <style:text-properties officeooo:rsid="068716b2"/>
    </style:style>
    <style:style style:name="T350" style:family="text">
      <style:text-properties fo:font-weight="normal" officeooo:rsid="02c49246" style:font-weight-asian="normal" style:font-weight-complex="normal"/>
    </style:style>
    <style:style style:name="T351" style:family="text">
      <style:text-properties officeooo:rsid="0686bf70"/>
    </style:style>
    <style:style style:name="T352" style:family="text">
      <style:text-properties officeooo:rsid="01f9c753"/>
    </style:style>
    <style:style style:name="T353" style:family="text">
      <style:text-properties officeooo:rsid="05b7fa93"/>
    </style:style>
    <style:style style:name="T354" style:family="text">
      <style:text-properties officeooo:rsid="0658b9f5"/>
    </style:style>
    <style:style style:name="T355" style:family="text">
      <style:text-properties style:font-name="Times New Roman" fo:font-style="normal" fo:font-weight="normal" officeooo:rsid="01fa7d02" style:font-style-asian="normal" style:font-weight-asian="normal" style:font-style-complex="normal" style:font-weight-complex="normal"/>
    </style:style>
    <style:style style:name="T356" style:family="text">
      <style:text-properties style:font-name="Times New Roman" fo:font-style="normal" fo:font-weight="normal" officeooo:rsid="07bc7b91" style:font-style-asian="normal" style:font-weight-asian="normal" style:font-style-complex="normal" style:font-weight-complex="normal"/>
    </style:style>
    <style:style style:name="T357" style:family="text">
      <style:text-properties style:font-name="Times New Roman" fo:font-style="normal" fo:font-weight="normal" officeooo:rsid="05b9aa62" style:font-style-asian="normal" style:font-weight-asian="normal" style:font-style-complex="normal" style:font-weight-complex="normal"/>
    </style:style>
    <style:style style:name="T358" style:family="text">
      <style:text-properties officeooo:rsid="0658d85e"/>
    </style:style>
    <style:style style:name="T359" style:family="text">
      <style:text-properties style:font-name="Times New Roman" fo:font-style="normal" officeooo:rsid="01fb67a8" style:font-style-asian="normal" style:font-style-complex="normal"/>
    </style:style>
    <style:style style:name="T360" style:family="text">
      <style:text-properties style:font-name="Times New Roman" fo:font-style="normal" officeooo:rsid="01fbff6e" style:font-style-asian="normal" style:font-style-complex="normal"/>
    </style:style>
    <style:style style:name="T361" style:family="text">
      <style:text-properties officeooo:rsid="06595c62"/>
    </style:style>
    <style:style style:name="T362" style:family="text">
      <style:text-properties officeooo:rsid="07bc7b91"/>
    </style:style>
    <style:style style:name="T363" style:family="text">
      <style:text-properties officeooo:rsid="01fbff6e"/>
    </style:style>
    <style:style style:name="T364" style:family="text">
      <style:text-properties style:font-name="Times New Roman" fo:font-style="normal" officeooo:rsid="01fda619" style:font-style-asian="normal" style:font-style-complex="normal"/>
    </style:style>
    <style:style style:name="T365" style:family="text">
      <style:text-properties fo:font-style="normal" officeooo:rsid="065b5b78" style:font-style-asian="normal" style:font-style-complex="normal"/>
    </style:style>
    <style:style style:name="T366" style:family="text">
      <style:text-properties fo:font-style="normal" officeooo:rsid="05ba960d" style:font-style-asian="normal" style:font-style-complex="normal"/>
    </style:style>
    <style:style style:name="T367" style:family="text">
      <style:text-properties officeooo:rsid="01fda619"/>
    </style:style>
    <style:style style:name="T368" style:family="text">
      <style:text-properties officeooo:rsid="05baf3ed"/>
    </style:style>
    <style:style style:name="T369" style:family="text">
      <style:text-properties officeooo:rsid="071d7049"/>
    </style:style>
    <style:style style:name="T370" style:family="text">
      <style:text-properties officeooo:rsid="07bdcbbc"/>
    </style:style>
    <style:style style:name="T371" style:family="text">
      <style:text-properties officeooo:rsid="0687d0cb"/>
    </style:style>
    <style:style style:name="T372" style:family="text">
      <style:text-properties officeooo:rsid="05cc4ef9"/>
    </style:style>
    <style:style style:name="T373" style:family="text">
      <style:text-properties fo:font-weight="normal" officeooo:rsid="02c553ad" style:font-weight-asian="normal" style:font-weight-complex="normal"/>
    </style:style>
    <style:style style:name="T374" style:family="text">
      <style:text-properties officeooo:rsid="05bfce7e"/>
    </style:style>
    <style:style style:name="T375" style:family="text">
      <style:text-properties officeooo:rsid="05c0ac91"/>
    </style:style>
    <style:style style:name="T376" style:family="text">
      <style:text-properties style:font-name="Times New Roman" fo:font-style="normal" officeooo:rsid="05c0ac91" style:font-style-asian="normal" style:font-style-complex="normal"/>
    </style:style>
    <style:style style:name="T377" style:family="text">
      <style:text-properties style:font-name="Times New Roman" fo:font-style="normal" officeooo:rsid="05bddf94" style:font-style-asian="normal" style:font-style-complex="normal"/>
    </style:style>
    <style:style style:name="T378" style:family="text">
      <style:text-properties officeooo:rsid="05dfd181"/>
    </style:style>
    <style:style style:name="T379" style:family="text">
      <style:text-properties style:font-name="Times New Roman" fo:font-style="normal" officeooo:rsid="023a5ad4" style:font-style-asian="normal" style:font-style-complex="normal"/>
    </style:style>
    <style:style style:name="T380" style:family="text">
      <style:text-properties style:font-name="Times New Roman" fo:font-style="normal" officeooo:rsid="02d69065" style:font-style-asian="normal" style:font-style-complex="normal"/>
    </style:style>
    <style:style style:name="T381" style:family="text">
      <style:text-properties style:font-name="Times New Roman" fo:font-style="normal" fo:font-weight="normal" officeooo:rsid="07c069fb" style:font-style-asian="normal" style:font-weight-asian="normal" style:font-style-complex="normal" style:font-weight-complex="normal"/>
    </style:style>
    <style:style style:name="T382" style:family="text">
      <style:text-properties style:font-name="Times New Roman" fo:font-style="normal" fo:font-weight="normal" officeooo:rsid="05c229c0" style:font-style-asian="normal" style:font-weight-asian="normal" style:font-style-complex="normal" style:font-weight-complex="normal"/>
    </style:style>
    <style:style style:name="T383" style:family="text">
      <style:text-properties style:font-name="Times New Roman" fo:font-style="normal" fo:font-weight="normal" officeooo:rsid="07be8f1c" style:font-style-asian="normal" style:font-weight-asian="normal" style:font-style-complex="normal" style:font-weight-complex="normal"/>
    </style:style>
    <style:style style:name="T384" style:family="text">
      <style:text-properties officeooo:rsid="065bc9cc"/>
    </style:style>
    <style:style style:name="T385" style:family="text">
      <style:text-properties officeooo:rsid="05c229c0"/>
    </style:style>
    <style:style style:name="T386" style:family="text">
      <style:text-properties officeooo:rsid="05c57cac"/>
    </style:style>
    <style:style style:name="T387" style:family="text">
      <style:text-properties officeooo:rsid="05d332f2"/>
    </style:style>
    <style:style style:name="T388" style:family="text">
      <style:text-properties officeooo:rsid="065da7d6"/>
    </style:style>
    <style:style style:name="T389" style:family="text">
      <style:text-properties officeooo:rsid="065d05db"/>
    </style:style>
    <style:style style:name="T390" style:family="text">
      <style:text-properties officeooo:rsid="07beb334"/>
    </style:style>
    <style:style style:name="T391" style:family="text">
      <style:text-properties officeooo:rsid="065d4dcb"/>
    </style:style>
    <style:style style:name="T392" style:family="text">
      <style:text-properties officeooo:rsid="05d584a4"/>
    </style:style>
    <style:style style:name="T393" style:family="text">
      <style:text-properties style:font-name="Times New Roman" fo:font-style="normal" officeooo:rsid="05d3963a" style:font-style-asian="normal" style:font-style-complex="normal"/>
    </style:style>
    <style:style style:name="T394" style:family="text">
      <style:text-properties style:font-name="Times New Roman" fo:font-size="18pt" fo:font-style="normal" officeooo:rsid="02d69065" style:font-size-asian="18pt" style:font-style-asian="normal" style:font-size-complex="18pt" style:font-style-complex="normal"/>
    </style:style>
    <style:style style:name="T395" style:family="text">
      <style:text-properties style:font-name="Times New Roman" fo:font-size="18pt" fo:font-style="normal" officeooo:rsid="023a5ad4" style:font-size-asian="18pt" style:font-style-asian="normal" style:font-size-complex="18pt" style:font-style-complex="normal"/>
    </style:style>
    <style:style style:name="T396" style:family="text">
      <style:text-properties officeooo:rsid="05c6a509"/>
    </style:style>
    <style:style style:name="T397" style:family="text">
      <style:text-properties officeooo:rsid="065f97b7"/>
    </style:style>
    <style:style style:name="T398" style:family="text">
      <style:text-properties officeooo:rsid="05d69a06"/>
    </style:style>
    <style:style style:name="T399" style:family="text">
      <style:text-properties officeooo:rsid="02141226"/>
    </style:style>
    <style:style style:name="T400" style:family="text">
      <style:text-properties officeooo:rsid="05d72496"/>
    </style:style>
    <style:style style:name="T401" style:family="text">
      <style:text-properties officeooo:rsid="05d899d5"/>
    </style:style>
    <style:style style:name="T402" style:family="text">
      <style:text-properties officeooo:rsid="05db3c36"/>
    </style:style>
    <style:style style:name="T403" style:family="text">
      <style:text-properties officeooo:rsid="05da2da0"/>
    </style:style>
    <style:style style:name="T404" style:family="text">
      <style:text-properties officeooo:rsid="065fb76d"/>
    </style:style>
    <style:style style:name="T405" style:family="text">
      <style:text-properties fo:font-style="normal" officeooo:rsid="05db3c36" style:font-style-asian="normal" style:font-style-complex="normal"/>
    </style:style>
    <style:style style:name="T406" style:family="text">
      <style:text-properties fo:font-style="normal" officeooo:rsid="06608fc3" style:font-style-asian="normal" style:font-style-complex="normal"/>
    </style:style>
    <style:style style:name="T407" style:family="text">
      <style:text-properties officeooo:rsid="05c84037"/>
    </style:style>
    <style:style style:name="T408" style:family="text">
      <style:text-properties fo:font-weight="normal" officeooo:rsid="021af906" style:font-weight-asian="normal" style:font-weight-complex="normal"/>
    </style:style>
    <style:style style:name="T409" style:family="text">
      <style:text-properties officeooo:rsid="05c9bc7b"/>
    </style:style>
    <style:style style:name="T410" style:family="text">
      <style:text-properties style:font-name="Times New Roman" fo:font-style="normal" officeooo:rsid="022383c9" style:font-style-asian="normal" style:font-style-complex="normal"/>
    </style:style>
    <style:style style:name="T411" style:family="text">
      <style:text-properties officeooo:rsid="07c069fb"/>
    </style:style>
    <style:style style:name="T412" style:family="text">
      <style:text-properties officeooo:rsid="05e1205b"/>
    </style:style>
    <style:style style:name="T413" style:family="text">
      <style:text-properties officeooo:rsid="066221e7"/>
    </style:style>
    <style:style style:name="T414" style:family="text">
      <style:text-properties style:font-name="Times New Roman" fo:font-style="normal" officeooo:rsid="05e135ec" style:font-style-asian="normal" style:font-style-complex="normal"/>
    </style:style>
    <style:style style:name="T415" style:family="text">
      <style:text-properties officeooo:rsid="05e33522"/>
    </style:style>
    <style:style style:name="T416" style:family="text">
      <style:text-properties officeooo:rsid="05e411d9"/>
    </style:style>
    <style:style style:name="T417" style:family="text">
      <style:text-properties style:font-name="Times New Roman" fo:font-style="normal" fo:font-weight="normal" officeooo:rsid="05e5ed14" style:font-style-asian="normal" style:font-weight-asian="normal" style:font-style-complex="normal" style:font-weight-complex="normal"/>
    </style:style>
    <style:style style:name="T418" style:family="text">
      <style:text-properties officeooo:rsid="05e7d5ae"/>
    </style:style>
    <style:style style:name="T419" style:family="text">
      <style:text-properties officeooo:rsid="05cc3345"/>
    </style:style>
    <style:style style:name="T420" style:family="text">
      <style:text-properties fo:font-style="normal" fo:font-weight="normal" officeooo:rsid="05cdcf60" style:font-style-asian="normal" style:font-weight-asian="normal" style:font-style-complex="normal" style:font-weight-complex="normal"/>
    </style:style>
    <style:style style:name="T421" style:family="text">
      <style:text-properties fo:font-style="normal" fo:font-weight="normal" officeooo:rsid="05cc4ef9" style:font-style-asian="normal" style:font-weight-asian="normal" style:font-style-complex="normal" style:font-weight-complex="normal"/>
    </style:style>
    <style:style style:name="T422" style:family="text">
      <style:text-properties fo:font-style="normal" fo:font-weight="normal" officeooo:rsid="05ce1758" style:font-style-asian="normal" style:font-weight-asian="normal" style:font-style-complex="normal" style:font-weight-complex="normal"/>
    </style:style>
    <style:style style:name="T423" style:family="text">
      <style:text-properties fo:font-style="normal" fo:font-weight="normal" officeooo:rsid="0663c7a9" style:font-style-asian="normal" style:font-weight-asian="normal" style:font-style-complex="normal" style:font-weight-complex="normal"/>
    </style:style>
    <style:style style:name="T424" style:family="text">
      <style:text-properties style:font-name="Times New Roman" fo:font-style="normal" officeooo:rsid="05ce1758" style:font-style-asian="normal" style:font-style-complex="normal"/>
    </style:style>
    <style:style style:name="T425" style:family="text">
      <style:text-properties officeooo:rsid="05d2f309"/>
    </style:style>
    <style:style style:name="T426" style:family="text">
      <style:text-properties officeooo:rsid="0223914a"/>
    </style:style>
    <style:style style:name="T427" style:family="text">
      <style:text-properties officeooo:rsid="05ea214d"/>
    </style:style>
    <style:style style:name="T428" style:family="text">
      <style:text-properties officeooo:rsid="02251440"/>
    </style:style>
    <style:style style:name="T429" style:family="text">
      <style:text-properties officeooo:rsid="05eb8ff6"/>
    </style:style>
    <style:style style:name="T430" style:family="text">
      <style:text-properties officeooo:rsid="07c0b8e0"/>
    </style:style>
    <style:style style:name="T431" style:family="text">
      <style:text-properties officeooo:rsid="06027305"/>
    </style:style>
    <style:style style:name="T432" style:family="text">
      <style:text-properties officeooo:rsid="05f08d14"/>
    </style:style>
    <style:style style:name="T433" style:family="text">
      <style:text-properties officeooo:rsid="05eddf4e"/>
    </style:style>
    <style:style style:name="T434" style:family="text">
      <style:text-properties officeooo:rsid="05f27052"/>
    </style:style>
    <style:style style:name="T435" style:family="text">
      <style:text-properties officeooo:rsid="07c2a73f"/>
    </style:style>
    <style:style style:name="T436" style:family="text">
      <style:text-properties officeooo:rsid="05f08ed9"/>
    </style:style>
    <style:style style:name="T437" style:family="text">
      <style:text-properties officeooo:rsid="05f2ccb6"/>
    </style:style>
    <style:style style:name="T438" style:family="text">
      <style:text-properties officeooo:rsid="05f28a6a"/>
    </style:style>
    <style:style style:name="T439" style:family="text">
      <style:text-properties style:font-name="Times New Roman" fo:font-style="normal" officeooo:rsid="05f2ccb6" style:font-style-asian="normal" style:font-style-complex="normal"/>
    </style:style>
    <style:style style:name="T440" style:family="text">
      <style:text-properties style:font-name="Times New Roman" fo:font-style="normal" officeooo:rsid="07c2a73f" style:font-style-asian="normal" style:font-style-complex="normal"/>
    </style:style>
    <style:style style:name="T441" style:family="text">
      <style:text-properties officeooo:rsid="021e2507"/>
    </style:style>
    <style:style style:name="T442" style:family="text">
      <style:text-properties officeooo:rsid="023a5ad4"/>
    </style:style>
    <style:style style:name="T443" style:family="text">
      <style:text-properties officeooo:rsid="05f52984"/>
    </style:style>
    <style:style style:name="T444" style:family="text">
      <style:text-properties officeooo:rsid="05f79de8"/>
    </style:style>
    <style:style style:name="T445" style:family="text">
      <style:text-properties officeooo:rsid="05f988a8"/>
    </style:style>
    <style:style style:name="T446" style:family="text">
      <style:text-properties officeooo:rsid="05fb6468"/>
    </style:style>
    <style:style style:name="T447" style:family="text">
      <style:text-properties officeooo:rsid="0229516d"/>
    </style:style>
    <style:style style:name="T448" style:family="text">
      <style:text-properties officeooo:rsid="05d16e24"/>
    </style:style>
    <style:style style:name="T449" style:family="text">
      <style:text-properties fo:font-style="normal" fo:font-weight="normal" officeooo:rsid="06045189" style:font-style-asian="normal" style:font-weight-asian="normal" style:font-style-complex="normal" style:font-weight-complex="normal"/>
    </style:style>
    <style:style style:name="T450" style:family="text">
      <style:text-properties fo:font-style="normal" fo:font-weight="normal" officeooo:rsid="05fe62c4" style:font-style-asian="normal" style:font-weight-asian="normal" style:font-style-complex="normal" style:font-weight-complex="normal"/>
    </style:style>
    <style:style style:name="T451" style:family="text">
      <style:text-properties fo:font-style="normal" fo:font-weight="normal" officeooo:rsid="07c572b5" style:font-style-asian="normal" style:font-weight-asian="normal" style:font-style-complex="normal" style:font-weight-complex="normal"/>
    </style:style>
    <style:style style:name="T452" style:family="text">
      <style:text-properties fo:font-style="normal" fo:font-weight="normal" officeooo:rsid="060b0450" style:font-style-asian="normal" style:font-weight-asian="normal" style:font-style-complex="normal" style:font-weight-complex="normal"/>
    </style:style>
    <style:style style:name="T453" style:family="text">
      <style:text-properties officeooo:rsid="05ff09de"/>
    </style:style>
    <style:style style:name="T454" style:family="text">
      <style:text-properties officeooo:rsid="05fd41dd"/>
    </style:style>
    <style:style style:name="T455" style:family="text">
      <style:text-properties officeooo:rsid="06057e5d"/>
    </style:style>
    <style:style style:name="T456" style:family="text">
      <style:text-properties officeooo:rsid="05fdec73"/>
    </style:style>
    <style:style style:name="T457" style:family="text">
      <style:text-properties officeooo:rsid="06076846"/>
    </style:style>
    <style:style style:name="T458" style:family="text">
      <style:text-properties officeooo:rsid="022c26f2"/>
    </style:style>
    <style:style style:name="T459" style:family="text">
      <style:text-properties officeooo:rsid="0665602e"/>
    </style:style>
    <style:style style:name="T460" style:family="text">
      <style:text-properties officeooo:rsid="05d1e156"/>
    </style:style>
    <style:style style:name="T461" style:family="text">
      <style:text-properties style:font-name="Times New Roman" fo:font-style="normal" officeooo:rsid="022e0f07" style:font-style-asian="normal" style:font-style-complex="normal"/>
    </style:style>
    <style:style style:name="T462" style:family="text">
      <style:text-properties officeooo:rsid="06658c6c"/>
    </style:style>
    <style:style style:name="T463" style:family="text">
      <style:text-properties officeooo:rsid="0667453b"/>
    </style:style>
    <style:style style:name="T464" style:family="text">
      <style:text-properties officeooo:rsid="0668c10f"/>
    </style:style>
    <style:style style:name="T465" style:family="text">
      <style:text-properties officeooo:rsid="07c572b5"/>
    </style:style>
    <style:style style:name="T466" style:family="text">
      <style:text-properties officeooo:rsid="066a6440"/>
    </style:style>
    <style:style style:name="T467" style:family="text">
      <style:text-properties style:font-name="Times New Roman" fo:font-size="18pt" fo:font-style="normal" officeooo:rsid="02321b92" style:font-size-asian="18pt" style:font-style-asian="normal" style:font-size-complex="18pt" style:font-style-complex="normal"/>
    </style:style>
    <style:style style:name="T468" style:family="text">
      <style:text-properties style:font-name="Times New Roman" fo:font-size="18pt" fo:font-style="normal" officeooo:rsid="03fb70a6" style:font-size-asian="18pt" style:font-style-asian="normal" style:font-size-complex="18pt" style:font-style-complex="normal"/>
    </style:style>
    <style:style style:name="T469" style:family="text">
      <style:text-properties style:font-name="Times New Roman" fo:font-size="18pt" fo:font-style="normal" officeooo:rsid="05d1e156" style:font-size-asian="18pt" style:font-style-asian="normal" style:font-size-complex="18pt" style:font-style-complex="normal"/>
    </style:style>
    <style:style style:name="T470" style:family="text">
      <style:text-properties officeooo:rsid="066e1a75"/>
    </style:style>
    <style:style style:name="T471" style:family="text">
      <style:text-properties officeooo:rsid="07c57982"/>
    </style:style>
    <style:style style:name="T472" style:family="text">
      <style:text-properties officeooo:rsid="07c73c6b"/>
    </style:style>
    <style:style style:name="T473" style:family="text">
      <style:text-properties officeooo:rsid="07c840be"/>
    </style:style>
    <style:style style:name="T474" style:family="text">
      <style:text-properties officeooo:rsid="07c8d786"/>
    </style:style>
    <style:style style:name="T475" style:family="text">
      <style:text-properties style:font-name="Times New Roman" fo:font-style="normal" officeooo:rsid="068b24c7" style:font-style-asian="normal" style:font-style-complex="normal"/>
    </style:style>
    <style:style style:name="T476" style:family="text">
      <style:text-properties officeooo:rsid="068b24c7"/>
    </style:style>
    <style:style style:name="T477" style:family="text">
      <style:text-properties officeooo:rsid="068b7f0c"/>
    </style:style>
    <style:style style:name="T478" style:family="text">
      <style:text-properties officeooo:rsid="068cbdaf"/>
    </style:style>
    <style:style style:name="T479" style:family="text">
      <style:text-properties officeooo:rsid="068e5dda"/>
    </style:style>
    <style:style style:name="T480" style:family="text">
      <style:text-properties officeooo:rsid="068f0b22"/>
    </style:style>
    <style:style style:name="T481" style:family="text">
      <style:text-properties officeooo:rsid="07c9f6d7"/>
    </style:style>
    <style:style style:name="T482" style:family="text">
      <style:text-properties officeooo:rsid="0671b259"/>
    </style:style>
    <style:style style:name="T483" style:family="text">
      <style:text-properties officeooo:rsid="06826aa7"/>
    </style:style>
    <style:style style:name="T484" style:family="text">
      <style:text-properties fo:font-style="normal" officeooo:rsid="0671b259" style:font-style-asian="normal" style:font-style-complex="normal"/>
    </style:style>
    <style:style style:name="T485" style:family="text">
      <style:text-properties officeooo:rsid="07d43521"/>
    </style:style>
    <style:style style:name="T486" style:family="text">
      <style:text-properties officeooo:rsid="06740977"/>
    </style:style>
    <style:style style:name="T487" style:family="text">
      <style:text-properties officeooo:rsid="06747409"/>
    </style:style>
    <style:style style:name="T488" style:family="text">
      <style:text-properties officeooo:rsid="0674f846"/>
    </style:style>
    <style:style style:name="T489" style:family="text">
      <style:text-properties style:font-name="Times New Roman" fo:font-style="normal" officeooo:rsid="02391862" style:font-style-asian="normal" style:font-style-complex="normal"/>
    </style:style>
    <style:style style:name="T490" style:family="text">
      <style:text-properties officeooo:rsid="07ccfb80"/>
    </style:style>
    <style:style style:name="T491" style:family="text">
      <style:text-properties officeooo:rsid="023de459"/>
    </style:style>
    <style:style style:name="T492" style:family="text">
      <style:text-properties officeooo:rsid="06765f56"/>
    </style:style>
    <style:style style:name="T493" style:family="text">
      <style:text-properties officeooo:rsid="0676cc38"/>
    </style:style>
    <style:style style:name="T494" style:family="text">
      <style:text-properties officeooo:rsid="06846acb"/>
    </style:style>
    <style:style style:name="T495" style:family="text">
      <style:text-properties officeooo:rsid="069a27b9"/>
    </style:style>
    <style:style style:name="T496" style:family="text">
      <style:text-properties officeooo:rsid="068501dc"/>
    </style:style>
    <style:style style:name="T497" style:family="text">
      <style:text-properties officeooo:rsid="06777a47"/>
    </style:style>
    <style:style style:name="T498" style:family="text">
      <style:text-properties officeooo:rsid="0677ef8a"/>
    </style:style>
    <style:style style:name="T499" style:family="text">
      <style:text-properties officeooo:rsid="068a7651"/>
    </style:style>
    <style:style style:name="T500" style:family="text">
      <style:text-properties officeooo:rsid="067874cd"/>
    </style:style>
    <style:style style:name="T501" style:family="text">
      <style:text-properties officeooo:rsid="023e0c8b"/>
    </style:style>
    <style:style style:name="T502" style:family="text">
      <style:text-properties officeooo:rsid="067a3207"/>
    </style:style>
    <style:style style:name="T503" style:family="text">
      <style:text-properties officeooo:rsid="06902e2d"/>
    </style:style>
    <style:style style:name="T504" style:family="text">
      <style:text-properties officeooo:rsid="0691ceac"/>
    </style:style>
    <style:style style:name="T505" style:family="text">
      <style:text-properties officeooo:rsid="069326f6"/>
    </style:style>
    <style:style style:name="T506" style:family="text">
      <style:text-properties officeooo:rsid="069464a3"/>
    </style:style>
    <style:style style:name="T507" style:family="text">
      <style:text-properties style:font-name="Times New Roman" officeooo:rsid="0694e5d9"/>
    </style:style>
    <style:style style:name="T508" style:family="text">
      <style:text-properties officeooo:rsid="0694e5d9"/>
    </style:style>
    <style:style style:name="T509" style:family="text">
      <style:text-properties officeooo:rsid="0696e6f7"/>
    </style:style>
    <style:style style:name="T510" style:family="text">
      <style:text-properties officeooo:rsid="069888fc"/>
    </style:style>
    <style:style style:name="T511" style:family="text">
      <style:text-properties style:font-name="Times New Roman" fo:font-style="normal" officeooo:rsid="069888fc" style:font-style-asian="normal" style:font-style-complex="normal"/>
    </style:style>
    <style:style style:name="T512" style:family="text">
      <style:text-properties fo:font-style="normal" officeooo:rsid="0679bc5a" style:font-style-asian="normal" style:font-style-complex="normal"/>
    </style:style>
    <style:style style:name="T513" style:family="text">
      <style:text-properties fo:font-style="normal" officeooo:rsid="023e0c8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start text:name="__RefHeading___Toc24364_1556395519"/><text:span text:style-name="Strong_20_Emphasis"><text:span text:style-name="T1">Kapitola </text:span></text:span><text:span text:style-name="Strong_20_Emphasis"><text:span text:style-name="T2">I. </text:span></text:span><text:span text:style-name="Strong_20_Emphasis"><text:span text:style-name="T3">Ruiny Turayn</text:span></text:span><text:span text:style-name="Strong_20_Emphasis"><text:span text:style-name="T4">u</text:span></text:span><text:bookmark-end text:name="__RefHeading___Toc24364_1556395519"/></text:h>
      <text:p text:style-name="P2">Turayne bývalo město, které vzkvétalo díky Travnaté stezce – staré obchodní cestě <text:span text:style-name="T5">líně se</text:span> vinoucí mezi horami a lesy. Po staletí bylo chráněno <text:span text:style-name="T6">rodem</text:span> mocný<text:span text:style-name="T6">ch</text:span> <text:span text:style-name="T7">mág</text:span><text:span text:style-name="T6">ů</text:span>, jenž zasvětil<text:span text:style-name="T6">i</text:span> život jejímu bezpečí. Ale v den pohřbu <text:span text:style-name="T6">posledního hlavního </text:span><text:span text:style-name="T8">mága</text:span> se vše změnilo. Toho dne zaútočili Stínomágové ze Sylveanského řádu. Vypukla válka, krutá a krátká, ve které zbylí <text:span text:style-name="T7">mágové</text:span> města marně vzdorovali <text:span text:style-name="T9">útočníkům</text:span>. Turayne padlo <text:span text:style-name="T10">a z</text:span> města zůstaly jen trosky.</text:p>
      <text:p text:style-name="P2">Kamenné oblouky starého chrámu Tevent<text:span text:style-name="T11">u</text:span> trčely k obloze jako zkamenělé prsty bohů, kteří kdysi vládli tomuto kraji. Vstupní hala, kdysi světlá a plná modliteb, byla nyní dutá a pohlcená stínem. Čas tu neplynul – zakousl se do všeho jako plíseň. Prach pokrýval každý povrch tak hustě, že se při každém kroku zvedaly zvířené víry, <text:span text:style-name="T9">u</text:span> nichž se zdálo, že šeptají zbytky dávných modliteb.</text:p>
      <text:p text:style-name="P2">Sloupy byly popraskané, některé zřícené, jiné porostlé černými lišejníky, které pulzovaly vlastní temnou energií. Ve vzduchu visel pach hnijícího masa a čehosi nepopsatelného, co se usazovalo na patře jako popel.</text:p>
      <text:p text:style-name="P3"><text:span text:style-name="T12">Z každého výklenku zírala socha – ale oči byly vyloupané, tváře rozdrásané. Některé z nich byly rozbité do té míry, </text:span>že už nebylo možné rozeznat, koho nebo co původně znázorňovaly<text:span text:style-name="T12">. </text:span></text:p>
      <text:p text:style-name="P2">V rozvalinách mezi sutí se válela těla – rozpadlá, napůl pohlcená dlažbou. Některá se nehýbala. Jiná... příliš pomalu ano.</text:p>
      <text:p text:style-name="P2">Nemrtví.</text:p>
      <text:p text:style-name="P2">Tiší, pokřivení, jako by <text:span text:style-name="T13">už dávno</text:span> zapomněli, k čemu <text:span text:style-name="T13">jejich končetiny </text:span>sloužily. Natahovali ruce naslepo, bez očí, ale přesto cítili život. Chrám je nevyplivl – on si je držel. Všichni tu zůstali. Kněží, poutníci, léčitelé… jejich duše uvízly ve stěnách, v podlaze, ve stínech. A čekaly.</text:p>
      <text:p text:style-name="P3"><text:span text:style-name="T12">Vítr pronikal dovnitř rozbitými okny, ale nenesl s sebou svěží vzduch – jen chlad </text:span>a šepot dávno pohřbených věcí, které neměly být nikdy znovu probuzeny. <text:span text:style-name="T12">V některých částech chrámu se ozývala podivná ozvěna, nepatřící žádnému kroku ani hlasu. Jako by něco naslouchalo. Něco, co ještě nespalo úplně.</text:span></text:p>
      <text:p text:style-name="P2"/>
      <text:p text:style-name="P3">Z dálky se ozvalo zakřupání suti — tiché, ale cizí. <text:span text:style-name="T5">Krok. </text:span>Další krok. Pak další. V temném průchodu mezi dvěma zborcenými sloupy se na okamžik mihla silueta. Zlomek světla z rozbitého okna dopadl na postavu, která se pohybovala pomalu a tiše, jako by zkoumala každý stín, každou prasklinu kolem sebe. Působila, jako by něco hledala — nebo jako by se snažila ujistit, že tu <text:span text:style-name="T5">je </text:span>sama. <text:s/></text:p>
      <text:p text:style-name="P3"><text:soft-page-break/><text:span text:style-name="T12">Její dlouhé, rovné černé vlasy se s každým krokem tiše pohupovaly a jako temný vodopád rámovaly světlou pokožku. Její </text:span><text:span text:style-name="T14">černé</text:span><text:span text:style-name="T12"> oči, hluboké a klidné jako noční obloha, byly zároveň plné odhodlání i tichého smutku. Modré šaty, které měla na sobě, byly poznamenané cestami a prachem, přesto stále nesly známk</text:span><text:span text:style-name="T15">y</text:span><text:span text:style-name="T12"> </text:span><text:span text:style-name="T16">elegance</text:span><text:span text:style-name="T12">. </text:span><text:span text:style-name="T17"><text:s/></text:span></text:p>
      <text:p text:style-name="P4"><text:span text:style-name="T18">Moryana p</text:span><text:span text:style-name="T19">ocházela z Kastleton</text:span><text:span text:style-name="T20">u</text:span><text:span text:style-name="T19">, rušného přístavního města, které žilo pulzujícím rytmem lodí, trhů a obchodů. Vůně mořské soli se mísila s vůní koření, exotických bylin a čerstvých plodů, které se sem dovážely z dalekých krajů. Ulice byly plné křiku prodejců, kteří nabízeli látky, drahé šperky i tajemné artefakty. Kastleton byl místem, kde se setkávaly kultury, jazyky i osudy lidí z celého světa.</text:span></text:p>
      <text:p text:style-name="P4">M<text:span text:style-name="T7">oryana m</text:span><text:span text:style-name="T21">ěsto</text:span> milovala celým svým srdcem – nebylo to jen místo obchodních příležitostí, ale domov, který jí dával pocit bezpečí a svobody. Rodina jí byla oporou; rodiče, zkušení obchodníci, se starali o proslulý rodinný podnik s léčivými bylinami, které často pocházely právě z okolních lesů. Kastleton pro ni znamenal nejen místo dětství, ale i kořeny, které ji stále držely pevně na zemi, i když její cesta vedla daleko odtud.</text:p>
      <text:p text:style-name="P2">Když jí bylo osm let, navštívil <text:span text:style-name="T7">město</text:span> starý léčitel, který <text:span text:style-name="T22">v ní </text:span>vycítil něco výjimečného. Uvědomil si, že Moryana má neobyčejné nadání pro léčivou magii. Po <text:span text:style-name="T23">dlouhém</text:span> rozhovoru jej<text:span text:style-name="T22">í</text:span> rodiči souhlasili, aby dívka šla za svým osudem <text:span text:style-name="T23">a léčitel</text:span><text:span text:style-name="T22"> ji</text:span> odvedl do Věže čistého světla – prestižní akademie, kde se vyučovala magie v jejích nejčistších a nejsilnějších podobách.</text:p>
      <text:p text:style-name="P4">Ve Věži studovala léčitelské rituály, starodávné svitky a tajemství Zahrady <text:span text:style-name="T24">m</text:span>íru, což ji mělo jednou učinit schopnou pomáhat <text:span text:style-name="T25">trpícím</text:span>. Každý den pilně cvičila a zlepšovala své schopnosti, nesoucí v sobě zároveň tíhu odpovědnosti i naděj<text:span text:style-name="T26">e</text:span>.</text:p>
      <text:p text:style-name="P4">V ruce pevně svírala hůlku, zdobenou jemnými runami a u pasu měla přivázanou kouzelnou knihu – starý svazek plný rituálů, jež mohly změnit osudy mnoha lidí. Každý její krok v Tevent<text:span text:style-name="T27">ově</text:span> chrámu byl jako ponoření do bažiny vzpomínek; místo, kde minulost a přítomnost splývaly v jeden temný proud. Každý její nádech byl jako křik těch, kdo zde dávno zemřeli a přece stále volali o pomoc.</text:p>
      <text:p text:style-name="P4">Přesto šla dál – pro svitky, pro naději. Protože i tam, kde vše dávno zemřelo, může ležet klíč k záchraně živých. Její mysl byla ostrá, srdce plné víry, že magie není jen zbraní, ale světlem, které může prozářit i nejtemnější kouty světa.</text:p>
      <text:p text:style-name="P2">A pak to ucítila. Ne chlad větru, ale jiný druh. Ten, který stéká po páteři, když tě sleduje něco, co nemá oči.</text:p>
      <text:p text:style-name="P2">Přízraky.</text:p>
      <text:p text:style-name="P2"><text:soft-page-break/>Chrámoví kněží, beztvaré stíny minulosti, bez tváří i slov. Ale s neuhasitelnou touhou vysát z každého živého poslední zbytek světla. <text:span text:style-name="T27">Deset</text:span>. Příliš blízko. Příliš rychlí.</text:p>
      <text:p text:style-name="P2">Moryana ustoupila, krok za krokem, zatímco <text:span text:style-name="T28">deset</text:span> přízrak<text:span text:style-name="T27">ů </text:span><text:span text:style-name="T9">ji</text:span> pomalu obkličoval<text:span text:style-name="T27">o.</text:span> Jejich hlavy <text:span text:style-name="T9">bez obličeje</text:span> se nakláněly, jako by zkoumaly každý její pohyb, každý závan její magie. Ruce nemrtvých byly natažené. <text:span text:style-name="T9">P</text:span>rsty dlouhé a tenké jako <text:span text:style-name="T9">jehly</text:span>, chtěly zachytit a vysát její životní sílu.</text:p>
      <text:p text:style-name="P2"><text:span text:style-name="T9">Moryana v</text:span> prstech svírala amulet s <text:span text:style-name="T27">bílým</text:span> krystalem, chladným jako led, který jí měl dodat sílu. Ale dech se jí zadrhl, srdce divoce bušilo v hrudi a v hlavě jí problesklo zoufalé: „Nezvládnu to…“ Věděla, že jejich počet je příliš velký, jejich rychlost smrtící. </text:p>
      <text:p text:style-name="P2">Najednou se jeden z přízraků vrhl vpřed. Jeho tělo, rozpadlé a průsvitné, prolétlo vzduchem s neuvěřitelnou rychlostí, jeho drápy se blížily k <text:span text:style-name="T29">jejímu</text:span> krku.</text:p>
      <text:p text:style-name="P2">V tu chvíli se stalo něco nečekaného. Svět explodoval v oslnivém světle. Obrovský sloup ohně protrhl strop chrámu, sluneční paprsek se proměnil v zuřivý plamen, který prorazil kamennou klenbu jako zuřivý hněv božstva. Plameny okamžitě pohltily přízrak, jeho průsvitné tělo se začalo rozpouštět v záři, jakoby se rozplýval v žáru čisté energie. Z jeho úst vyšel křik, který se rozplynul v dunění plamenů.</text:p>
      <text:p text:style-name="P2">Další<text:span text:style-name="T27">ch devět</text:span> přízrak<text:span text:style-name="T27">ů</text:span> zaútočil<text:span text:style-name="T30">o</text:span> současně, ale oheň kolem Moryany vytvořil neprostupný kruh. Jiskry padaly na kamennou podlahu a rozsvěcovaly temné kouty, zatímco přízraky hlasitě syčely a prchaly před živlem, který ničil jejich nemrtvé tělo.</text:p>
      <text:p text:style-name="P2">Vzduch se naplnil pachem spáleniny. <text:span text:style-name="T31">T</text:span>eplo naplnilo chrám, který se zdál najednou <text:span text:style-name="T31">díky plamenům</text:span> živý. Jiskry tančily kolem <text:span text:style-name="T29">ní a</text:span> osvětlovaly její napjatou tvář.</text:p>
      <text:p text:style-name="P2"/>
      <text:p text:style-name="P3"><text:span text:style-name="T12">Když se kouř pomalu začal rozptylovat, v záři plamene se na kamenném podstavci objevila další postava. Žena s rudými, vlnitými vlas</text:span><text:span text:style-name="T32">y</text:span><text:span text:style-name="T12"> po lopatky. </text:span>Stejně rudé byly i její oči – pronikavé a neuhýbající, jako by v sobě nosily plameny neuhasitelných vášní a neochvějné neohroženosti.<text:span text:style-name="T12"> Její lehce snědá pleť, opálená sluncem, </text:span><text:span text:style-name="T33">jen zdůraznila</text:span><text:span text:style-name="T12"> výraz, který působil zároveň smyslně i nebezpečně – krása, která nebyla jen zdobením, ale zbraní.</text:span></text:p>
      <text:p text:style-name="P4">Na sobě měla červené <text:span text:style-name="T34">orientální</text:span> šaty – lehké a vzdušné, ušité z jemné látky, která se v pohybu vlnila jako horký vítr nad dunami. Byly volné tam, kde měly chladit a přiléhavé tam, kde měla vyniknout krása – s elegantními záhyby a rozparky, jež umožňovaly snadný pohyb a přesto působily smyslně. Tkanina šatů nesla jemný, téměř neviditelný vzor vln a větru.</text:p>
      <text:p text:style-name="P5"><text:soft-page-break/><text:span text:style-name="T35">Už na první pohled bylo jasné, že takové šaty nepocházejí z chladných krajin – ale z </text:span><text:span text:style-name="Strong_20_Emphasis"><text:span text:style-name="T35">Vienty</text:span></text:span><text:span text:style-name="T35">, přístavního města na okraji pouště </text:span><text:span text:style-name="T36">M</text:span><text:span text:style-name="T35">onolitní pustin</text:span><text:span text:style-name="T37">y</text:span><text:span text:style-name="T35">. Města, kde slunce nikdy úplně nezapadá a horký vítr tančí v uličkách z pískovce.</text:span></text:p>
      <text:p text:style-name="P5"><text:span text:style-name="T35">Vienta je městem žáru – nejen kvůli své poloze, ale i díky tomu, co proudí v jejích lidech: </text:span><text:span text:style-name="Strong_20_Emphasis"><text:span text:style-name="T35">ohnivá magie</text:span></text:span><text:span text:style-name="T35">.</text:span></text:p>
      <text:p text:style-name="P5"><text:span text:style-name="T35">Ve Vientě se plamen nepovažuje za nebezpeč</text:span><text:span text:style-name="T38">ný</text:span><text:span text:style-name="T35"> – ale za požehnání. Oheň je tam symbolem života, pohybu a proměny. Ovládá se od dětství, ne jako zbraň, ale jako </text:span><text:span text:style-name="Strong_20_Emphasis"><text:span text:style-name="T35">živoucí síla</text:span></text:span><text:span text:style-name="T35">, která můž</text:span><text:span text:style-name="T39">e</text:span><text:span text:style-name="T35"> chránit, pohánět i tvořit. </text:span><text:span text:style-name="T40">J</text:span><text:span text:style-name="T35">ejich magie je stejně krásná i ničivá, precizní i vášnivá.</text:span></text:p>
      <text:p text:style-name="P5"><text:span text:style-name="T35">Největší chrám města – </text:span><text:span text:style-name="Strong_20_Emphasis"><text:span text:style-name="T35">Svatyně Rudého dechu</text:span></text:span><text:span text:style-name="T35"> – je zasvěcen ohni jako očišťující síle. Učí se zde nejen kouzla, ale i disciplína a filozofie: že oheň, stejně jako emoce, musí být veden pevnou rukou – jinak pohltí vše. Skutečná moc není ve zkáze, ale v </text:span><text:span text:style-name="Strong_20_Emphasis"><text:span text:style-name="T35">kontrole, vášni a odhodlání</text:span></text:span><text:span text:style-name="T35">.</text:span></text:p>
      <text:p text:style-name="P5"><text:span text:style-name="T35">Šaty, které </text:span><text:span text:style-name="T41">zde </text:span><text:span text:style-name="T35">nosí mág</text:span><text:span text:style-name="T41">ové</text:span><text:span text:style-name="T35">, nejso</text:span><text:span text:style-name="T42">u</text:span><text:span text:style-name="T35"> jen oblečením – představují rovnováhu mezi silou a krásou, mezi chaosem a klidem, mezi ničivým živlem a vůlí ho zkrotit. A právě taková byla i ona.</text:span></text:p>
      <text:p text:style-name="P4">Její postoj byl pevný a sebevědomý, pohled ostrý a neústupný. Každý její pohyb vyzařoval sílu a charisma, které bylo těžké přehlédnout – byla to žena, která nejenže milovala problémy, ale která se <text:s/>nebojí <text:span text:style-name="T30">jim </text:span>čelit s ohněm v srdci a vášní v duši.</text:p>
      <text:p text:style-name="P4"/>
      <text:p text:style-name="P4">„To nebylo moc elegantní, co?“ zazněl lehce škádlivý hlas.</text:p>
      <text:p text:style-name="P4">Moryana stála ztuhle, stále s napjatým dechem. Její tělo si pamatovalo hrozbu, oči se ještě neodtrhly od místa, kde před chvílí stáli přízraky. A přesto – něco se změnilo. Ten hlas, ten žár, ta zářivá postava rozbila dusivý stín strachu, který na ni dolehl. Cítila, jak se jí ramena nepatrně uvolnila. Jak se jí srdce zpomaluje.</text:p>
      <text:p text:style-name="P4">A pak to uviděla.</text:p>
      <text:p text:style-name="P4">Zbytky přízraků – bledé, pokroucené stíny duchů – se stáhly. Ne s úděsem, ale s opatrností. S respektem. Některé z nich se téměř rozpustily v kamenných stěnách, jiné syčely neslyšnými ústy, jakoby váhaly, zda se znovu zjevit. Jejich nenávistná energie, která ještě před chvílí sála<text:span text:style-name="T43">la</text:span> ze zdí, jako by náhle ztratila dech. Přítomnost té rudovlasé ženy je nutila váhat. Nejspíš ji znali. Nebo spíš… cítili, že ona zná je.</text:p>
      <text:p text:style-name="P4">Žena s rudými vlasy se usmála, pokrčila rameny a pak ladně seskočila z kamenného podstavce dolů. Dopadla s lehkostí, jako by ani nedopadla na tvrdou zem, ale do rytmu vlastní magie. S holí v ruce a žárem stále tančícím kolem ní vykročila k Moryaně, krok za krokem, bez známky obav.</text:p>
      <text:p text:style-name="P4"><text:soft-page-break/>„Kdo... kdo jsi?“ vydechla Moryana, hlasem tišším, než zamýšlela. V hlavě jí vířily myšlenky, ale jedna převládala: „Nejsem sama“.</text:p>
      <text:p text:style-name="P4">„Aaliyah. Milovnice problémů. A ty jsi... ta, co málem umřela,“ usmála se žena s ohnivými vlasy, zatímco její hůl stále doutnala zbytkovým žárem.</text:p>
      <text:p text:style-name="P4">Moryana polkla. V krku jí vyschlo, ale koutky úst se nepatrně zvedly. „Moryana,“ odpověděla tiše. A pak dodala: „Děkuji... Nebýt tebe…“</text:p>
      <text:p text:style-name="P4">„Byla bys mrtvá, jasně,“ přitakala Aaliyah a kývla hlavou. „Ale teď jsme tady. A mimochodem,“ došla až k ní a zakroužila h<text:span text:style-name="T44">olí</text:span> kolem, „ten chrám má ještě víc těch duchů. Nechceš se tu porozhlédnout společně? Jen tak... dočasně.“</text:p>
      <text:p text:style-name="P4">Moryana se skutečně pousmála – poprvé za dlouhou dobu, kdy úsměv nebyl jen maskou, ale pravdivým odrazem něčeho lidského, co v ní znovu ožilo. V pohledu té ženy bylo cosi podivně <text:span text:style-name="T45">u</text:span>klid<text:span text:style-name="T45">ňujícího</text:span>. Síla, která mohla hořet, <text:span text:style-name="T45">ale</text:span> i chránit. A v ten okamžik, uprostřed ruin, si Moryana uvědomila, že tahle zvláštní bytost po jejím boku není jen živel v rudém. Je to <text:span text:style-name="T46">přítel</text:span>.</text:p>
      <text:p text:style-name="P4">„Dobře. Ale varuju tě – nadělám víc škody než užitku.“</text:p>
      <text:p text:style-name="P4">Aaliyah se zazubila a mrkla. „Skvělý. Aspoň konečně nebudu ta jediná katastrofa v místnosti.“ Pak se naklonila blíž a dodala šeptem: „Ale jestli něco vybuchne, všechno sved<text:span text:style-name="T47">u</text:span> na tebe. To je pravidlo číslo jedna.“</text:p>
      <text:p text:style-name="P4"/>
      <text:p text:style-name="P3"><text:span text:style-name="T48">Procházely chrámem ještě dlouho poté, co poslední plameny dohasly. Kamenné chodby byly chladné a tiché, jen občas se z temných koutů ozval šepot </text:span><text:span text:style-name="T49">přízraků</text:span><text:span text:style-name="T48">. </text:span><text:span text:style-name="T50">Aaliyah držela svou hůl lehce před sebou; její rudooranžová záře olizovala praskliny ve zdech, odhalovala </text:span><text:span text:style-name="Strong_20_Emphasis"><text:span text:style-name="T50">zničené a silně zaprášené oltáře </text:span></text:span><text:span text:style-name="Strong_20_Emphasis"><text:span text:style-name="T51">a</text:span></text:span><text:span text:style-name="Strong_20_Emphasis"><text:span text:style-name="T50"> rozlámané sochy</text:span></text:span>.</text:p>
      <text:p text:style-name="P3">Nakonec se zastavily v hlavní síni. Strop byl z poloviny propadlý a skrz otvor pronikalo mdlé světlo, které se mísilo s doutnajícím žárem <text:span text:style-name="T52">magické</text:span> hole. Vzduch byl těžký a unavený — stejně jako ony.</text:p>
      <text:p text:style-name="P3">Beze slov se daly do práce.</text:p>
      <text:p text:style-name="P3">Moryana systematicky prohledávala výklenky, odsunovala uvolněné kameny a zkoušela tajné schránky ukryté v podstavcích soch. <text:span text:style-name="T53">P</text:span>okud něco přežilo, muselo to být schované, chráněné před časem i vlhkostí.</text:p>
      <text:p text:style-name="P3">Otevřela skrytou přihrádku. Uvnitř byl jen prach a pár zčernalých úlomků dřeva.</text:p>
      <text:p text:style-name="P3">„Tady nic,“ zamumlala.</text:p>
      <text:p text:style-name="P3"><text:soft-page-break/>Aaliyah mezitím poklepala holí na jednu ze zdí. Ozvalo se duté zadunění. Na okamžik se jí v očích zablesklo nadšení — rychle odsunula kamennou desku a nahlédla dovnitř.</text:p>
      <text:p text:style-name="P3">Prázdno.</text:p>
      <text:p text:style-name="P3">Vydechla nosem a zavřela schránku zpět. „Velkolepé dobrodružství, nulová kořist. Klasika.“</text:p>
      <text:p text:style-name="P3">Na okamžik se odmlčela a přejela pohledem po prázdné skrýši. „Jestli tu někdy něco bylo,“ poznamenala suše, „tak to odnesl někdo rychlejší než my. Nebo chytřejší.“ </text:p>
      <text:p text:style-name="P3">Moryana se rozhlédla kolem sebe ještě jednou, pomalu, důkladně, jako by kontrolovala poslední možnost. Pak zavrtěla hlavou. „Nic tu nezůstalo,“ řekla tiše. „Jen prázdné skrýše.“</text:p>
      <text:p text:style-name="P3">Na okamžik zavládlo ticho. Ne nepříjemné — spíš sdílené.</text:p>
      <text:p text:style-name="P3">Aaliyah si sedla na rozbitý schod a vytáhla z brašny malý kus sušeného masa. Bez velkých slov ho podala Moryaně. „Tak jsme prohledaly chrám mrtvého boha,“ řekla s lehkým úšklebkem. „A jediné, co jsme našly, je prach a špatná nálada.“</text:p>
      <text:p text:style-name="P3">Moryana přijala jídlo a koutky úst se jí nepatrně zvedly.</text:p>
      <text:p text:style-name="P3">Seděly tam chvíli vedle sebe, v troskách chrámu, který už neměl co nabídnout. A přesto to nebyl promarněný čas.</text:p>
      <text:p text:style-name="P3">Aaliyah se nakonec zvedla, oprášila si šaty a zadívala se k východu, kde se mezi kameny rýsovala cesta vedoucí do neznáma. „Tak co teď?“ zeptala se a pootočila hlavu k Moryaně. „Každá zvlášť… nebo dvě katastrofy pohromadě?“</text:p>
      <text:p text:style-name="P3">Moryana <text:span text:style-name="T54">pomalu vstala a </text:span>přikývla. „Společně,“ odpověděla prostě.</text:p>
      <text:p text:style-name="P3">Aaliyah se usmála, tentokrát bez posměšku. Jen spokojeně. „Dobře,“ řekla. „Tak jdeme hledat problémy jinde.“</text:p>
      <text:p text:style-name="P4">A tak začala jejich cesta – v troskách zničeného chrámu, mezi šepoty mrtvých a plameny.</text:p>
      <text:p text:style-name="P2"/>
      <text:p text:style-name="P6"/>
      <text:p text:style-name="P6"/>
      <text:p text:style-name="P6"/>
      <text:p text:style-name="P7"/>
      <text:p text:style-name="P7"/>
      <text:p text:style-name="P7"/>
      <text:h text:style-name="P1" text:outline-level="2"><text:bookmark-start text:name="__RefHeading___Toc24366_1556395519"/><text:soft-page-break/><text:span text:style-name="Strong_20_Emphasis"><text:span text:style-name="T55">Kapitola II. – Písky </text:span></text:span><text:span text:style-name="Strong_20_Emphasis"><text:span text:style-name="T56">P</text:span></text:span><text:span text:style-name="Strong_20_Emphasis"><text:span text:style-name="T57">ouště </text:span></text:span><text:span text:style-name="Strong_20_Emphasis"><text:span text:style-name="T56">měsíčního světla</text:span></text:span><text:bookmark-end text:name="__RefHeading___Toc24366_1556395519"/></text:h>
      <text:p text:style-name="P7">Uplynulo několik týdnů od chvíle, kdy opustily ruiny Turaynu a jejich cesta je nakonec zavedla až do nehostinné Pouště Měsíčního světla. Slunce viselo na nebi jako <text:span text:style-name="T58">rozpálený kotouč.</text:span> Písek pod nohama praskal a pálil. <text:span text:style-name="T59">P</text:span>řestože se zdálo, že krajina je pustá, každé dunění větru skrývalo pohyb – hady, písečné zloděje a <text:span text:style-name="T60">obrovské písečné červy.</text:span></text:p>
      <text:p text:style-name="P7">Moryana se potila pod svou tmavě modrou róbou, jejíž látka už dávno ztratila lesk. Voda v měchýři docházela. Její magie ji ochraňovala před žárem, ale ani ta neměla nekonečné zdroje. Přesto se neozvala. Šla dál.</text:p>
      <text:p text:style-name="P7">Vedle ní skákala Aaliyah přes písečné duny, jako by ani nepociťovala únavu. </text:p>
      <text:p text:style-name="P7">„Hele, jestli tu někde narazíme na pouštní <text:span text:style-name="T61">lázně</text:span>, hlásím se na písečný zábal a terapii kaktusem!“ zvolala nadšeně, právě když objevily kostru obřího štíra. „A <text:span text:style-name="T61">o</text:span> štíří masáž rozhodně neprosím.“ </text:p>
      <text:p text:style-name="P7">Moryana se <text:span text:style-name="T62">tomu jen</text:span> <text:span text:style-name="T63">za</text:span>smála. </text:p>
      <text:h text:style-name="P8" text:outline-level="3"><text:span text:style-name="Strong_20_Emphasis"><text:span text:style-name="T64"/></text:span></text:h>
      <text:p text:style-name="P9"><text:span text:style-name="Strong_20_Emphasis"><text:span text:style-name="T65">Když konečně nastala noc, kdy měsíc osvětloval duny jako stříbrné vlny, rozbily tábor mezi dvěma skalními výběžky. Aaliyah rozdělal</text:span></text:span><text:span text:style-name="Strong_20_Emphasis"><text:span text:style-name="T66">a</text:span></text:span><text:span text:style-name="Strong_20_Emphasis"><text:span text:style-name="T65"> oheň mávnutím prstu </text:span></text:span><text:span text:style-name="Strong_20_Emphasis"><text:span text:style-name="T66">a </text:span></text:span><text:span text:style-name="Strong_20_Emphasis"><text:span text:style-name="T65">Moryana uvařila čaj z pouštních bylin, které dříve </text:span></text:span><text:span text:style-name="Strong_20_Emphasis"><text:span text:style-name="T67">nasbírala</text:span></text:span><text:span text:style-name="Strong_20_Emphasis"><text:span text:style-name="T65">.</text:span></text:span></text:p>
      <text:p text:style-name="P7">Seděly vedle sebe. <text:span text:style-name="T63">Kolem nich</text:span> ticho, <text:span text:style-name="T68">j</text:span>en vítr občas zavyl.</text:p>
      <text:p text:style-name="P7">„Víš, že většina lidí <text:span text:style-name="T59">se tu</text:span> zblázní do tří dnů?“ zeptala se Aaliyah, za<text:span text:style-name="T63">hleděná</text:span> do plamenů.</text:p>
      <text:p text:style-name="P7">„Protože slyší hlasy,“ odpověděla Moryana tiše. „Vzpomínky, které poušť oživí. Má svou vlastní paměť.“</text:p>
      <text:p text:style-name="P7">Aaliyah se pousmála. „Ty slyšíš něco?“</text:p>
      <text:p text:style-name="P7">Moryana zaváhala. Pak přikývla. „Slyším sebe. Všechny svoje pochyby. Všechny ty chvíle, kdy jsem mohla někoho zachránit a nestihla to.“</text:p>
      <text:p text:style-name="P7">„To nejsou hlasy pouště,“ řekla Aaliyah a podívala se na ni. „To je svědomí. A to máš tak velké, že bys jím mohla zadusit cel<text:span text:style-name="T69">ý kontinent</text:span>.“</text:p>
      <text:p text:style-name="P7">Moryana si povzdechla. „A ty? Slyšíš něco?“</text:p>
      <text:p text:style-name="P7">Aaliyah <text:span text:style-name="T70">mlčela.</text:span></text:p>
      <text:p text:style-name="P7">Ticho však nevydrželo dlouho.</text:p>
      <text:p text:style-name="P7"><text:soft-page-break/>Z písku pod jejich nohama se začalo něco zvedat – velké, těžké, šupinaté. Moryana zareagovala okamžitě, rozprostřela kolem nich <text:span text:style-name="T69">ochra</text:span><text:span text:style-name="T68">n</text:span><text:span text:style-name="T69">ný</text:span> štít. Ze země se vynořil <text:span text:style-name="Strong_20_Emphasis"><text:span text:style-name="T50">Písečný </text:span></text:span><text:span text:style-name="Strong_20_Emphasis"><text:span text:style-name="T71">ještěr</text:span></text:span><text:span text:style-name="T50">,</text:span> stvůra s tlamou plnou jehel a očima jako dvě černé perly.</text:p>
      <text:p text:style-name="P7">Aaliyah vyskočila, planoucí hůl v ruce. „Hloupá <text:span text:style-name="T69">ještěrka</text:span>,“ zasyčela.</text:p>
      <text:p text:style-name="P7">Byla rychlá. Plameny tančily kolem jejího těla, jak vrhala oheň do tlamy bestie, zatímco Moryana léčila každé škrábnutí a vytvářela magické zábrany, které chránily jejich tábor.</text:p>
      <text:p text:style-name="P7"><text:span text:style-name="T69">Ještěr</text:span> padl. <text:span text:style-name="T69">Us</text:span>mažený. Dým stoupal do nebe.</text:p>
      <text:p text:style-name="P7">Obě dýchaly ztěžka. Plameny dohasínaly.</text:p>
      <text:p text:style-name="P7">„Začínám si myslet, že jsi prokletá, Moryano,“ řekla Aaliyah se smíchem. „Když jsem tě potkala, tak jsem od té doby neměla jeden jediný klidný den.“</text:p>
      <text:p text:style-name="P7">„Možná jsem,“ odpověděla Moryana. „Ale ty jsi šílená, že jsi zůstala.“</text:p>
      <text:p text:style-name="P7">Aaliyah se usmála. „Nebo jsem si prostě zvykla na chaos.“</text:p>
      <text:p text:style-name="P7">Když znovu usedly u dohasínajícího ohně, obě mlčely. V dálce nad dunami se objevil <text:span text:style-name="T72">pohybující se stín.</text:span> A s ním se nesl podivný, dunivý rytmus – kroky.</text:p>
      <text:p text:style-name="P7">„To není zvíře,“ řekla Aaliyah tiše.</text:p>
      <text:p text:style-name="P7">Moryana přikývla. „To je něco jiného.“</text:p>
      <text:p text:style-name="P3"><text:span text:style-name="T64">Beze slov se zvedly na nohy </text:span><text:span text:style-name="T73">a </text:span>mlčky sledovaly stín, který se pomalu přibližoval. </text:p>
      <text:p text:style-name="P3"><text:span text:style-name="Strong_20_Emphasis"><text:span text:style-name="T64"/></text:span></text:p>
      <text:h text:style-name="P10" text:outline-level="3"><text:span text:style-name="Strong_20_Emphasis"><text:span text:style-name="T64"/></text:span></text:h>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4368_1556395519"/><text:soft-page-break/><text:span text:style-name="Strong_20_Emphasis"><text:span text:style-name="T64">Kapitola III. – Plamen a Stín</text:span></text:span><text:bookmark-end text:name="__RefHeading___Toc24368_1556395519"/></text:h>
      <text:p text:style-name="P3"><text:span text:style-name="Strong_20_Emphasis"><text:span text:style-name="T74">Flashback z</text:span></text:span><text:span text:style-name="Strong_20_Emphasis"><text:span text:style-name="T75"> pohledu Aaliyah</text:span></text:span></text:p>
      <text:p text:style-name="P7"><text:span text:style-name="T76">Z</text:span>laté světlo zapadajícího slunce dopadalo na ležení, kde se v prachu a unavených pohledech pomalu rozplývala <text:span text:style-name="T77">euforie z</text:span> další vítězn<text:span text:style-name="T77">é</text:span> výprav<text:span text:style-name="T77">y</text:span>. Aaliyah seděla na kameni s nohama zkříženýma, hlavu položenou <text:span text:style-name="T78">v</text:span> dlaních. Její šaty byly ohořelé od magie, ruce unavené a srdce jí bilo rychleji než mělo.</text:p>
      <text:p text:style-name="P7">Za zády zaslechla hlas, který znala až příliš dobře. </text:p>
      <text:p text:style-name="P3"><text:span text:style-name="Strong_20_Emphasis"><text:span text:style-name="T65">„Zase jsi přepálila, </text:span></text:span><text:span text:style-name="Strong_20_Emphasis"><text:span text:style-name="T79">Č</text:span></text:span><text:span text:style-name="Strong_20_Emphasis"><text:span text:style-name="T65">ervená. Tak to dopadá, když chceš spasit celý svět sama.“</text:span></text:span></text:p>
      <text:p text:style-name="P3"><text:span text:style-name="Strong_20_Emphasis"><text:span text:style-name="T65">Aaliyah se usmála, i když nechtěla </text:span></text:span><text:span text:style-name="Strong_20_Emphasis"><text:span text:style-name="T80">–</text:span></text:span><text:span text:style-name="Strong_20_Emphasis"><text:span text:style-name="T65"> William. Věčně sarkastický </text:span></text:span><text:span text:style-name="Strong_20_Emphasis"><text:span text:style-name="T81">a</text:span></text:span><text:span text:style-name="Strong_20_Emphasis"><text:span text:style-name="T65"> okouzlující. Dokázal rozesmát celý oddíl </text:span></text:span><text:span text:style-name="Strong_20_Emphasis"><text:span text:style-name="T79">i </text:span></text:span><text:span text:style-name="Strong_20_Emphasis"><text:span text:style-name="T65">v nejtěžší</text:span></text:span><text:span text:style-name="Strong_20_Emphasis"><text:span text:style-name="T79">ch</text:span></text:span><text:span text:style-name="Strong_20_Emphasis"><text:span text:style-name="T65"> chvíl</text:span></text:span><text:span text:style-name="Strong_20_Emphasis"><text:span text:style-name="T79">ích</text:span></text:span><text:span text:style-name="Strong_20_Emphasis"><text:span text:style-name="T65">.</text:span></text:span><text:span text:style-name="Strong_20_Emphasis"><text:span text:style-name="T82"> </text:span></text:span><text:span text:style-name="Strong_20_Emphasis"><text:span text:style-name="T65">Jeho doteky byly žhavé </text:span></text:span><text:span text:style-name="Strong_20_Emphasis"><text:span text:style-name="T83">a </text:span></text:span><text:span text:style-name="Strong_20_Emphasis"><text:span text:style-name="T65">jeho slova jistá. Měl odpověď na všechno. Byl skvělý</text:span></text:span><text:span text:style-name="Strong_20_Emphasis"><text:span text:style-name="T84">m</text:span></text:span><text:span text:style-name="Strong_20_Emphasis"><text:span text:style-name="T65"> přítel</text:span></text:span><text:span text:style-name="Strong_20_Emphasis"><text:span text:style-name="T84">em</text:span></text:span><text:span text:style-name="Strong_20_Emphasis"><text:span text:style-name="T65">, ale </text:span></text:span><text:span text:style-name="Strong_20_Emphasis"><text:span text:style-name="T84">velmi</text:span></text:span><text:span text:style-name="Strong_20_Emphasis"><text:span text:style-name="T65"> sobecký</text:span></text:span><text:span text:style-name="Strong_20_Emphasis"><text:span text:style-name="T84">m</text:span></text:span><text:span text:style-name="Strong_20_Emphasis"><text:span text:style-name="T65"> mil</text:span></text:span><text:span text:style-name="Strong_20_Emphasis"><text:span text:style-name="T84">encem</text:span></text:span><text:span text:style-name="Strong_20_Emphasis"><text:span text:style-name="T65">.</text:span></text:span></text:p>
      <text:p text:style-name="P3"><text:span text:style-name="Strong_20_Emphasis"><text:span text:style-name="T65">Přistoupil k ní s</text:span></text:span><text:span text:style-name="Strong_20_Emphasis"><text:span text:style-name="T85">tále ve zbroji</text:span></text:span><text:span text:style-name="Strong_20_Emphasis"><text:span text:style-name="T65">, </text:span></text:span><text:span text:style-name="Strong_20_Emphasis"><text:span text:style-name="T86">štítem</text:span></text:span><text:span text:style-name="Strong_20_Emphasis"><text:span text:style-name="T65"> na zádech </text:span></text:span><text:span text:style-name="Strong_20_Emphasis"><text:span text:style-name="T81">a </text:span></text:span><text:span text:style-name="Strong_20_Emphasis"><text:span text:style-name="T65">meč</text:span></text:span><text:span text:style-name="Strong_20_Emphasis"><text:span text:style-name="T81">em</text:span></text:span><text:span text:style-name="Strong_20_Emphasis"><text:span text:style-name="T65"> u pasu. </text:span></text:span><text:span text:style-name="Strong_20_Emphasis"><text:span text:style-name="T50">Krátké hnědé vlasy m</text:span></text:span><text:span text:style-name="Strong_20_Emphasis"><text:span text:style-name="T87">ěl lehce rozcuchané</text:span></text:span><text:span text:style-name="Strong_20_Emphasis"><text:span text:style-name="T50">, upravené </text:span></text:span><text:span text:style-name="Strong_20_Emphasis"><text:span text:style-name="T88">hnědé </text:span></text:span><text:span text:style-name="Strong_20_Emphasis"><text:span text:style-name="T50">vousy rámovaly výraznou </text:span></text:span><text:span text:style-name="Strong_20_Emphasis"><text:span text:style-name="T88">lehce opálenou</text:span></text:span><text:span text:style-name="Strong_20_Emphasis"><text:span text:style-name="T50"> tvář </text:span></text:span><text:span text:style-name="Strong_20_Emphasis"><text:span text:style-name="T89">s</text:span></text:span><text:span text:style-name="Strong_20_Emphasis"><text:span text:style-name="T65"> úsměv, který vypadal jako pozvání – a možná i výsměch. </text:span></text:span></text:p>
      <text:p text:style-name="P3"><text:span text:style-name="Strong_20_Emphasis"><text:span text:style-name="T65">Aaliyah se odvrátila a ironicky zamručela: „No, kdybych svou magii nepoužila naplno, možná bychom teď byli všichni mrtví… takže díky za obavy, hrdino.“ </text:span></text:span></text:p>
      <text:p text:style-name="P3"><text:span text:style-name="Strong_20_Emphasis"><text:span text:style-name="T65">William se zasmál. „</text:span></text:span><text:span text:style-name="Strong_20_Emphasis"><text:span text:style-name="T90">J</text:span></text:span><text:span text:style-name="Strong_20_Emphasis"><text:span text:style-name="T65">sem rád, že jsi tak obětavá…</text:span></text:span><text:span text:style-name="Strong_20_Emphasis"><text:span text:style-name="T90">muselo tě to hodně unavit</text:span></text:span><text:span text:style-name="Strong_20_Emphasis"><text:span text:style-name="T65">, co?“ řekl a přitom naklonil </text:span></text:span><text:span text:style-name="Strong_20_Emphasis"><text:span text:style-name="T90">vyzývavě </text:span></text:span><text:span text:style-name="Strong_20_Emphasis"><text:span text:style-name="T65">hlavu.</text:span></text:span></text:p>
      <text:p text:style-name="P3"><text:span text:style-name="T91">Pak se posadil vedle ní, natolik blízko, že cítila jeho teplo. </text:span><text:span text:style-name="T92">N</text:span><text:span text:style-name="T91">aklonil se směrem k jejímu uchu: „Doufám, že ti zbyla ještě trocha energie… na večer.“</text:span></text:p>
      <text:p text:style-name="P7">Aaliyah pozvedla obočí a zamračila se, ale vzápětí se jí po tváři rozlil nepatrný úsměv. </text:p>
      <text:p text:style-name="P7"/>
      <text:p text:style-name="P7">Takto to mezi nimi probíhalo několik měsíců – škádlení, lehk<text:span text:style-name="T93">ý flirt, vášnivé noci a</text:span> napětí, které nikdy neustalo. </text:p>
      <text:p text:style-name="P7">A pak <text:span text:style-name="T94">se</text:span> jednoho dne probudila a on byl pryč.</text:p>
      <text:p text:style-name="P7">Bez <text:span text:style-name="T95">rozloučení</text:span>. Bez vysvětlení. <text:span text:style-name="T93">Na polštáři ležel p</text:span>ouze stručný <text:span text:style-name="T95">vzkaz: „Končím s tebou.“</text:span></text:p>
      <text:p text:style-name="P7">Aaliyah ho zvedla, její ruce se třásly. Slova byla krátká, chladná, ale bolest, kterou vyvolala, byla ohnivá a nekonečná. </text:p>
      <text:p text:style-name="P11"><text:soft-page-break/>Srdce jí bušilo tak, že měla pocit, že slyší vlastní tep. Instinktivně vyběhla z postele, do jeho stanu, s nadějí, že tam bude – že možná všechno byl <text:span text:style-name="T96">jen hloupý vtip. </text:span></text:p>
      <text:p text:style-name="P11">Ale stan byl prázdný. <text:span text:style-name="T96">Všechny jeho věci byly pryč. </text:span></text:p>
      <text:p text:style-name="P7">Aaliyah <text:span text:style-name="T96">dobu</text:span> stála před jeho prázdným stanem. V očích slzy <text:span text:style-name="T95">a srdci</text:span> bolest, která pálila jako neuhasitelný plamen.</text:p>
      <text:p text:style-name="P3"><text:span text:style-name="T65">A </text:span><text:span text:style-name="Strong_20_Emphasis"><text:span text:style-name="T65">v dálce</text:span></text:span><text:span text:style-name="T65"> ji sledoval </text:span><text:span text:style-name="Strong_20_Emphasis"><text:span text:style-name="T65">James. </text:span></text:span><text:span text:style-name="Strong_20_Emphasis"><text:span text:style-name="T97">Opíral se o malou skálu, </text:span></text:span><text:span text:style-name="Strong_20_Emphasis"><text:span text:style-name="T98">schovaný ve stínu</text:span></text:span><text:span text:style-name="Strong_20_Emphasis"><text:span text:style-name="T97">. </text:span></text:span><text:span text:style-name="T65">Bojovník </text:span><text:span text:style-name="T99">mlčel</text:span><text:span text:style-name="T65">, ale jeho oči mluvily. Aaliyah </text:span><text:span text:style-name="T99">si ho všimla a</text:span><text:span text:style-name="T65"> věděla, že viděl všechno - </text:span><text:span text:style-name="T100">j</text:span><text:span text:style-name="T65">ak se smála, jak milovala, i jak padla.</text:span></text:p>
      <text:p text:style-name="P12"/>
      <text:p text:style-name="P3"><text:span text:style-name="T100">Večer, když sama s</text:span><text:span text:style-name="T65">eděla u ohně, k ní James tiše přistoupil. Posadil se vedle ní </text:span><text:span text:style-name="T100">a p</text:span><text:span text:style-name="T65">o dlouhé chvíli řekl: </text:span><text:span text:style-name="Strong_20_Emphasis"><text:span text:style-name="T65">„Zasloužíš víc, než být něčí trofej.“</text:span></text:span></text:p>
      <text:p text:style-name="P3"><text:span text:style-name="T65">Aaliyah ho pozorovala. Ten pohled byl jiný. Nechyběl v něm soucit. </text:span><text:span text:style-name="T101">Ale</text:span><text:span text:style-name="T65"> </text:span><text:span text:style-name="T101">b</text:span><text:span text:style-name="T65">yl tam </text:span><text:span text:style-name="T101">i </text:span><text:span text:style-name="Strong_20_Emphasis"><text:span text:style-name="T65">obdiv. Respekt. A něco tichého, co ji bodalo víc než zrada </text:span></text:span><text:span text:style-name="Strong_20_Emphasis"><text:span text:style-name="T102">Williama</text:span></text:span><text:span text:style-name="Strong_20_Emphasis"><text:span text:style-name="T65">.</text:span></text:span></text:p>
      <text:p text:style-name="P7">„Co chceš, James<text:span text:style-name="T103">i</text:span>?“ zeptala se. „ <text:span text:style-name="T104">Ujištění, ž</text:span>e jsi lepší než on?“</text:p>
      <text:p text:style-name="P3"><text:span text:style-name="Strong_20_Emphasis"><text:span text:style-name="T65">Vztek jí vystřelil do hlasu dřív, než ho stačila zastavit. Věděla, že křičí na špatného člověka. Není to jeho vina.</text:span></text:span><text:span text:style-name="T64"> </text:span>Nikdy nebyla.</text:p>
      <text:p text:style-name="P3">Jen tam seděl. Klidný <text:span text:style-name="T105">a u</text:span>přímný. </text:p>
      <text:p text:style-name="P3">A právě to ji dráždilo nejvíc.</text:p>
      <text:p text:style-name="P7">Zavrtěl hlavou.</text:p>
      <text:p text:style-name="P7"><text:span text:style-name="Strong_20_Emphasis"><text:span text:style-name="T50">„Chci… tě chránit. Ne jako spasitel. Jen jako někdo, kdo tě vidí takovou, jaká jsi. Ne kvůli tomu, co děláš pro druhé.“</text:span></text:span></text:p>
      <text:p text:style-name="P3"><text:span text:style-name="Strong_20_Emphasis"><text:span text:style-name="T65">Ta slova ji zaskočila. Na okamžik jen mlčky zírala. </text:span></text:span><text:span text:style-name="Strong_20_Emphasis"><text:span text:style-name="T50">Uvědomila si, co jí vlastně nabízí — </text:span></text:span><text:span text:style-name="Strong_20_Emphasis"><text:span text:style-name="T65">upřímné city.</text:span></text:span></text:p>
      <text:p text:style-name="P7">„Neříkej to, James<text:span text:style-name="T106">i</text:span>… Prosím.“ šeptla. </text:p>
      <text:p text:style-name="P7">„Chci, abys věděla, <text:span text:style-name="T107">že n</text:span>ečekám nic. Ale… už dlouho se dívám, jak hoříš pro ostatní. A kdyby někdo měl být tím, kdo tě chrání — chtěl bych <text:span text:style-name="T94">to být</text:span> já.“ <text:span text:style-name="T107">o</text:span>dpověděl klidně.</text:p>
      <text:p text:style-name="P7"><text:span text:style-name="T107">V t</text:span>en moment <text:span text:style-name="T107">se</text:span> ji sevřel<text:span text:style-name="T107">o srdce, p</text:span>rotože věděla, že kdyby mu to dovolila… mohl by <text:span text:style-name="T107">ji také zradit.</text:span></text:p>
      <text:p text:style-name="P7">James na chvíli ztichl, pak pomalu sklonil pohled. „Netlačím na tebe,“ dodal tiše. „Nemusíš mi odpovídat. Nemusíš se rozhodnout dnes, ani zítra.“</text:p>
      <text:p text:style-name="P11">Zvedl k ní oči, klidné, bez nároku. „Jen si to promysli.“</text:p>
      <text:p text:style-name="P11"><text:soft-page-break/>Pak ustoupil o krok. Jen jeden. Jako by tím krokem uzavřel vše, co mezi nimi zaznělo. Otočil se <text:span text:style-name="T108">a odešel do noci</text:span>. Nechal ji u ohně — v teple, v praskání plamenů, se všemi myšlenkami, které jí hořely v hrudi. </text:p>
      <text:p text:style-name="P7"/>
      <text:p text:style-name="P7"><text:span text:style-name="T107">Dva dny poté s</text:span>táli u brány <text:span text:style-name="T108">ve Vientě</text:span>, kde se jednotka roz<text:span text:style-name="T107">ešla</text:span>.</text:p>
      <text:p text:style-name="P7">„Odpusť mi, James<text:span text:style-name="T106">i</text:span>…“ řekla.</text:p>
      <text:p text:style-name="P7">On kývl. Bez hněvu. Bez naléhání.</text:p>
      <text:p text:style-name="P7">„Vrátím se. Až <text:span text:style-name="T109">to </text:span>budeš chtít.“</text:p>
      <text:p text:style-name="P7">A odešel.</text:p>
      <text:p text:style-name="P3"><text:span text:style-name="T64">Dva roky Aaliyah sbírala </text:span><text:span text:style-name="T110">kousky svého srdce a dávala je dohromady</text:span><text:span text:style-name="T64">. Ve dne jedla, bojovala a usmívala se – dokonalá iluze, kterou </text:span><text:span text:style-name="T111">ukazovala</text:span><text:span text:style-name="T64"> svět</text:span><text:span text:style-name="T111">u</text:span><text:span text:style-name="T64">. Ale no</text:span><text:span text:style-name="T112">c </text:span><text:span text:style-name="T64">byla její zkázou. Když kolem </text:span><text:span text:style-name="T111">všechno</text:span><text:span text:style-name="T64"> ztichlo a její tělo spočinulo </text:span><text:span text:style-name="T113">na posteli</text:span><text:span text:style-name="T64">, hlava se jí zaplnila bolestivými vzpomínkami </text:span><text:span text:style-name="T110">na dva muže</text:span><text:span text:style-name="T64">, které jí nedaly klid. </text:span></text:p>
      <text:p text:style-name="P7">První muž byl jako <text:span text:style-name="Strong_20_Emphasis"><text:span text:style-name="T114">m</text:span></text:span><text:span text:style-name="Strong_20_Emphasis"><text:span text:style-name="T50">agnet, který </text:span></text:span><text:span text:style-name="Strong_20_Emphasis"><text:span text:style-name="T89">při</text:span></text:span><text:span text:style-name="Strong_20_Emphasis"><text:span text:style-name="T50">tahoval všechny kolem sebe.</text:span></text:span> <text:span text:style-name="T115">D</text:span>ominantní. <text:span text:style-name="T115">P</text:span>evný ve svém postoji. <text:span text:style-name="T115">O</text:span>vládal ji pohledem, který spaloval víc než žár pouště. Jeho doteky měly moc rozdmýchat v jejím těle oheň, který hořel tak žhavě, že zapomínala na vše kolem sebe. Byly to chvíle, kdy se zdálo, že ji celý svět patří, kdy byla jeho posedlostí, jeho vlastní hrou.</text:p>
      <text:p text:style-name="P7">Ale to všechno byl<text:span text:style-name="T116">a</text:span> jen iluz<text:span text:style-name="T116">e</text:span>, <text:span text:style-name="T116">která zmizela, když se rozednilo</text:span>. Jeho vášeň byla pouze prchavým plamenem, který spaloval vše, co se mu postavilo do cesty, <text:span text:style-name="T116">zanechávající za sebou pouze popel</text:span>.</text:p>
      <text:p text:style-name="P7">Aaliyah si často připadala jako hračka, kterou <text:span text:style-name="T117">za</text:span>hodil, jakmile <text:span text:style-name="T118">ho</text:span> přestala bavit. Jeho slova byla ostrá jako břitva, často bezohledná a krutá. Byl to muž, který si hrál s emocemi, jako by byly předměty k manipulaci a nikdo, ani ona, nebyl víc než pouhý nástroj jeho momentální potřeby.</text:p>
      <text:p text:style-name="P7">A přestože ji přivedl na pokraj zoufalství, zanechal v ní stopu, která ji stále pálila – bolest i vzpomínku na chvíle, kdy vášeň byla tak silná, že jí vzala dech.</text:p>
      <text:p text:style-name="P7">Druhý muž v jejím životě byl pravým opakem bouře. Byl tichý jako soumrak, který se plíží krajinou. Plný tajemství, mlčenlivý a hluboký jako studna, do níž Aaliyah dlouho neměla odvahu nahlédnout. <text:span text:style-name="T119">Moc toho nenamluvil</text:span> – někdy mlčel celé hodiny, jen ji sledoval tím pohledem, ve kterém nebyla <text:span text:style-name="T120">jen</text:span> vášeň, ale něco mnohem nebezpečnějšího. </text:p>
      <text:p text:style-name="P7"><text:span text:style-name="T120">P</text:span>řestože byl zdrženlivý, každé jeho gesto křičelo něhou – podal jí vodu, než si o ni stihla říct. Věnoval jí deku, i když <text:span text:style-name="T121">mu také </text:span><text:span text:style-name="T122">musela</text:span><text:span text:style-name="T121"> b</text:span><text:span text:style-name="T122">ýt </text:span><text:span text:style-name="T121">zima</text:span>. <text:span text:style-name="T122">Netlačil</text:span>, když neměla sílu mluvit. </text:p>
      <text:p text:style-name="P7"><text:soft-page-break/>A právě v té jeho zdrženlivosti, v jeho jemném dotyku bez nároku, v jeho tichu, které nebylo prázdné, ale plné smyslu, Aaliyah poprvé poznala, co znamená být chtěná – ne pro tělo, ale pro duši.</text:p>
      <text:p text:style-name="P7"/>
      <text:h text:style-name="P1" text:outline-level="2"><text:span text:style-name="Strong_20_Emphasis"><text:span text:style-name="T55"/></text:span></text:h>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h text:style-name="P1" text:outline-level="2"><text:bookmark-start text:name="__RefHeading___Toc24370_1556395519"/><text:soft-page-break/><text:span text:style-name="Strong_20_Emphasis"><text:span text:style-name="T55">Kapitola I</text:span></text:span><text:span text:style-name="Strong_20_Emphasis"><text:span text:style-name="T123">V.</text:span></text:span><text:span text:style-name="Strong_20_Emphasis"><text:span text:style-name="T55"> <text:s/>– Dívka, která hořela</text:span></text:span><text:bookmark-end text:name="__RefHeading___Toc24370_1556395519"/></text:h>
      <text:p text:style-name="P3"><text:span text:style-name="Strong_20_Emphasis"><text:span text:style-name="T74">Flashback z</text:span></text:span><text:span text:style-name="Emphasis"><text:span text:style-name="T124"> pohledu James</text:span></text:span></text:p>
      <text:p text:style-name="P3"><text:span text:style-name="Strong_20_Emphasis"><text:span text:style-name="T65">James stál opřený o sloup stanu </text:span></text:span><text:span text:style-name="Strong_20_Emphasis"><text:span text:style-name="T125">a</text:span></text:span><text:span text:style-name="Strong_20_Emphasis"><text:span text:style-name="T65"> čistil čepel své dýky. Přej</text:span></text:span><text:span text:style-name="Strong_20_Emphasis"><text:span text:style-name="T126">ížděl</text:span></text:span><text:span text:style-name="Strong_20_Emphasis"><text:span text:style-name="T65"> hadříkem po ostří pomalu </text:span></text:span><text:span text:style-name="Strong_20_Emphasis"><text:span text:style-name="T126">a pečlivě. </text:span></text:span><text:span text:style-name="Strong_20_Emphasis"><text:span text:style-name="T65">Ne</text:span></text:span><text:span text:style-name="Strong_20_Emphasis"><text:span text:style-name="T127">nápadně při tom</text:span></text:span><text:span text:style-name="Strong_20_Emphasis"><text:span text:style-name="T65"> pozoroval </text:span></text:span><text:span text:style-name="Strong_20_Emphasis"><text:span text:style-name="T125">ženu </text:span></text:span><text:span text:style-name="Strong_20_Emphasis"><text:span text:style-name="T127">sedící u ohně</text:span></text:span><text:span text:style-name="Strong_20_Emphasis"><text:span text:style-name="T125">, </text:span></text:span><text:span text:style-name="Strong_20_Emphasis"><text:span text:style-name="T126">jak se</text:span></text:span><text:span text:style-name="Strong_20_Emphasis"><text:span text:style-name="T65"> smála nad nějakou </text:span></text:span><text:span text:style-name="Strong_20_Emphasis"><text:span text:style-name="T125">Williamovou</text:span></text:span><text:span text:style-name="Strong_20_Emphasis"><text:span text:style-name="T65"> poznámkou. </text:span></text:span></text:p>
      <text:p text:style-name="P3"><text:span text:style-name="Strong_20_Emphasis"><text:span text:style-name="T65">Aaliyah.</text:span></text:span></text:p>
      <text:p text:style-name="P7">Byla jako oheň. Upřímná, <text:span text:style-name="T128">d</text:span>ivoká <text:span text:style-name="T128">a l</text:span>askavá. V jejím hlase <text:span text:style-name="T129">vždy </text:span>zněla naděje.</text:p>
      <text:p text:style-name="P3"><text:span text:style-name="T64">A vedle ní? </text:span><text:span text:style-name="Strong_20_Emphasis"><text:span text:style-name="T65">William</text:span></text:span><text:span text:style-name="Strong_20_Emphasis"><text:span text:style-name="T64">.</text:span></text:span></text:p>
      <text:p text:style-name="P7">Jeho spolubojovník. Sebevědomý, výřečný, oblíbený. Když přišel do místnosti, přitahoval pozornost <text:span text:style-name="T130">ostatních</text:span> jako magnet a Aaliyah nebyla výjimkou. V bitvě sehraný. V táboře hlučný. V lásce… sobecký.</text:p>
      <text:p text:style-name="P3"><text:span text:style-name="T65">James to viděl. </text:span><text:span text:style-name="Strong_20_Emphasis"><text:span text:style-name="T65">William ji ne</text:span></text:span><text:span text:style-name="Strong_20_Emphasis"><text:span text:style-name="T131">miloval</text:span></text:span><text:span text:style-name="Strong_20_Emphasis"><text:span text:style-name="T65"> – užíval si, že je milován.</text:span></text:span></text:p>
      <text:p text:style-name="P7">Aaliyah začala mizet. Ne tělem — duchem. V její magii bylo víc bolesti než světla. Její smích se měnil v křečovitou <text:span text:style-name="T132">masku</text:span> veselost<text:span text:style-name="T132">i</text:span>. A James, vždy jen několik kroků za ní, tiše sledoval, jak její oheň začíná doutnat.</text:p>
      <text:p text:style-name="P7">Jedn<text:span text:style-name="T132">oho rána</text:span> ji spatřil stát u prázdného stanu.</text:p>
      <text:p text:style-name="P3"><text:span text:style-name="Strong_20_Emphasis"><text:span text:style-name="T65">William zmizel.</text:span></text:span></text:p>
      <text:p text:style-name="P7">Ne<text:span text:style-name="T104">rozloučil se.</text:span> Neomluvil se. Jen ticho a chlad.</text:p>
      <text:p text:style-name="P7">Aaliyah se nehýbala. Nepotřebovala slova. Potřebovala někoho, kdo vedle ní vydrží mlčet.</text:p>
      <text:p text:style-name="P7">A tak za ní <text:span text:style-name="T132">v noci </text:span>přišel <text:span text:style-name="T132">k ohni</text:span>.</text:p>
      <text:p text:style-name="P7">„Zasloužíš víc, než být něčí trofej,“ řekl jí tiše.</text:p>
      <text:p text:style-name="P7">Sklonila hlavu. Ticho mezi nimi bylo křehké.</text:p>
      <text:p text:style-name="P3"><text:span text:style-name="T64">„Co chceš, James</text:span><text:span text:style-name="T133">i</text:span><text:span text:style-name="T64">?“ </text:span>zeptala se ostře<text:span text:style-name="T64">. „ </text:span><text:span text:style-name="T134">Ujištění, ž</text:span><text:span text:style-name="T64">e jsi lepší než on?“</text:span></text:p>
      <text:p text:style-name="P7">Zavrtěl hlavou.</text:p>
      <text:p text:style-name="P7">„Chci… tě chránit. Ne jako spasitel. Jen jako někdo, kdo tě vidí takovou, jaká jsi. Ne kvůli tomu, co děláš pro druhé.“</text:p>
      <text:p text:style-name="P7">Bylo to nejodvážnější, co kdy řekl. A zároveň pravda, kterou v sobě nosil.</text:p>
      <text:p text:style-name="P3"><text:span text:style-name="T64">Její oči se naplnily něčím, co </text:span><text:span text:style-name="T135">hned</text:span><text:span text:style-name="T64"> poznal – </text:span><text:span text:style-name="Strong_20_Emphasis"><text:span text:style-name="T65">strach, bolest a tiché „ne“</text:span></text:span><text:span text:style-name="T65">.</text:span></text:p>
      <text:p text:style-name="P7"><text:soft-page-break/>„Neříkej to, James<text:span text:style-name="T106">i</text:span>… Prosím.“ šeptla. </text:p>
      <text:p text:style-name="P7">Její rozhodnutí respektoval. <text:span text:style-name="T136">N</text:span>epřesvědčoval ji. Místo toho se naposledy podíval do jejích očí.</text:p>
      <text:p text:style-name="P3"><text:span text:style-name="T64">„Chci, abys věděla, </text:span><text:span text:style-name="T137">že n</text:span><text:span text:style-name="T64">ečekám nic. Ale… už dlouho se dívám, jak hoříš pro ostatní. A kdyby někdo měl být tím, kdo tě chrání — chtěl bych </text:span><text:span text:style-name="T138">to být</text:span><text:span text:style-name="T64"> já. Netlačím na tebe,“ </text:span>řekl tichým hlasem.<text:span text:style-name="T64"> „Nemusíš mi odpovídat. Nemusíš se rozhodnout dnes, ani zítra. </text:span><text:span text:style-name="T91">Jen si to promysli.“</text:span></text:p>
      <text:p text:style-name="P7"/>
      <text:p text:style-name="P11"><text:span text:style-name="Strong_20_Emphasis"><text:span text:style-name="T35">Před branou ve Vientě se jí naposledy podíval do očí a odešel.</text:span></text:span></text:p>
      <text:p text:style-name="P11"><text:span text:style-name="Strong_20_Emphasis"><text:span text:style-name="T35">S její tváří v paměti. S vědomím, že nebyl vybrán. A přesto s tichou vírou, že to, co mezi nimi bylo — nebo mohlo být — ještě není ztraceno.</text:span></text:span></text:p>
      <text:p text:style-name="P11">Když po dvou letech spatřil plamen v poušti, okamžitě věděl, že je to ona.</text:p>
      <text:p text:style-name="P11">Její oheň se nedal splést s žádným jiným. Ani po letech.</text:p>
      <text:p text:style-name="P11">Stála s magickou holí v ruce, připravená zaútočit a její pohled směřoval přímo k němu. </text:p>
      <text:p text:style-name="P7"><text:span text:style-name="Strong_20_Emphasis"><text:span text:style-name="T65"/></text:span></text:p>
      <text:h text:style-name="P1" text:outline-level="2"><text:span text:style-name="Strong_20_Emphasis"><text:span text:style-name="T55"/></text:span></text:h>
      <text:h text:style-name="P1" text:outline-level="2"><text:span text:style-name="Strong_20_Emphasis"><text:span text:style-name="T55"/></text:span></text:h>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p text:style-name="P3"><text:span text:style-name="Strong_20_Emphasis"><text:span text:style-name="T55"/></text:span></text:p>
      <text:h text:style-name="P1" text:outline-level="2"><text:bookmark-start text:name="__RefHeading___Toc24372_1556395519"/><text:soft-page-break/><text:span text:style-name="Strong_20_Emphasis"><text:span text:style-name="T55">Kapitola V. – Oheň, Stín a Světlo</text:span></text:span><text:bookmark-end text:name="__RefHeading___Toc24372_1556395519"/></text:h>
      <text:p text:style-name="P7">Pouštní vítr se změnil. Moryana to cítila první – ne fyzicky, ale ve své magii. Vlny času a bolesti, které doposud dýchal<text:span text:style-name="T139">y</text:span> z písku, se ztišily. Nahradil je tlak. Neviditelný. Soustředěný. Jakási síla, která nepatřila ani k živým, ani k mrtvým. Něco mezi.</text:p>
      <text:p text:style-name="P7">Postava se pomalu blížila. </text:p>
      <text:p text:style-name="P7">Dlouhé kopí v ruce, <text:span text:style-name="T140">dýk</text:span><text:span text:style-name="T130">y</text:span><text:span text:style-name="T140"> u pasu </text:span><text:span text:style-name="T141">a </text:span><text:span text:style-name="T142">lehk</text:span><text:span text:style-name="T130">á</text:span><text:span text:style-name="T142"> </text:span><text:span text:style-name="T141">čern</text:span><text:span text:style-name="T130">á</text:span><text:span text:style-name="T141"> zbroj.</text:span> Tmavé <text:span text:style-name="T141">krátké</text:span> vlasy <text:span text:style-name="T141">rozcuchané od větru</text:span>. Tvář jako kámen <text:span text:style-name="T141">s krátkým strništěm a černýma oč</text:span><text:span text:style-name="T130">ima</text:span>, ve kter<text:span text:style-name="T141">ých</text:span> byl<text:span text:style-name="T141">a smrt.</text:span></text:p>
      <text:p text:style-name="P7">Vedle ní se Aaliyah přestala hýbat. Její prsty jemně sevřely hůl, ale ne kvůli obraně. Kvůli němu.</text:p>
      <text:p text:style-name="P7">„<text:span text:style-name="T143">Kdo je to</text:span>?“ zašeptala Moryana.</text:p>
      <text:p text:style-name="P7">Aaliyah přikývla. „James.“</text:p>
      <text:p text:style-name="P7">Když došel až k nim, chvíli jen <text:span text:style-name="T144">tiše</text:span> stál. Moc<text:span text:style-name="T144"> dobře věděl</text:span>, co může způsobit jedno špatné slovo.</text:p>
      <text:p text:style-name="P7">Aaliyah se pohnula první. Pomalu, s napětím v ramenou, ale v očích nebyl strach. Jen star<text:span text:style-name="T145">á nejistota</text:span>.</text:p>
      <text:p text:style-name="P7">„Dlouho jsi se neukázal,“ řekla.</text:p>
      <text:p text:style-name="P7">„Sledoval jsem stopy,“ odpověděl tiše.</text:p>
      <text:p text:style-name="P7">„Moje?“</text:p>
      <text:p text:style-name="P7">„Tvoje. A taky stopy něčeho, co sem nemělo přijít.“</text:p>
      <text:p text:style-name="P7">Moryana mezi nimi cítila jiskření – silné, staré, nepojmenované. Chtěla couvnout, ale zůstala. Ne jako vetřelec, ale jako svědek. Jako někdo, kdo to všechno musí slyšet.</text:p>
      <text:h text:style-name="P13" text:outline-level="3"/>
      <text:p text:style-name="P7">James si tiše sedl k ohni naproti Aaliyah. <text:span text:style-name="T144">Černá zbroj</text:span> mu tiše <text:span text:style-name="T144">za</text:span>šustil<text:span text:style-name="T144">a</text:span>, když si ruce položil na kolena a beze slova hleděl do plamenů. Jeho tvář byla napůl zahalena stínem, ale oči — temné <text:span text:style-name="T146">a</text:span> hluboké — sledovaly tanec ohně s podivným klidem.</text:p>
      <text:p text:style-name="P7">Aaliyah <text:s/>sklopila zrak a začala si pohrávat s řemínkem na své botě.</text:p>
      <text:p text:style-name="P7">„Co tě sem přivedlo doopravdy, James<text:span text:style-name="T147">i</text:span>?“ zeptala se konečně <text:span text:style-name="T148">Moryana, neschopná udržet svou zvědavost na uzdě.</text:span></text:p>
      <text:p text:style-name="P7">„Temnota,“ odpověděl. „Někdo nebo něco vylezlo z hlubin pod <text:span text:style-name="T149">Pouští měsíčního světla</text:span>. Cítím to. A to, že jste tady vy dvě, není náhoda.“</text:p>
      <text:p text:style-name="P7"><text:soft-page-break/>„Takže teď lovíš stíny místo lidí?“ ušklíbla se <text:span text:style-name="T150">Aaliyah</text:span>.</text:p>
      <text:p text:style-name="P7">„Stíny nemají duše. Neřvou, když umírají,“ odvětil bez humoru.</text:p>
      <text:p text:style-name="P7"><text:span text:style-name="T150">Aaliyah</text:span> sklonila oči. <text:span text:style-name="T151">Na</text:span><text:span text:style-name="T152"> to n</text:span>e<text:span text:style-name="T153">dokázala nic ř</text:span><text:span text:style-name="T154">í</text:span><text:span text:style-name="T153">ct.</text:span></text:p>
      <text:h text:style-name="P8" text:outline-level="3"><text:span text:style-name="Strong_20_Emphasis"><text:span text:style-name="T64"/></text:span></text:h>
      <text:p text:style-name="P7">Ještě té noci se poušť roztrhla.</text:p>
      <text:p text:style-name="P7">Ne zvukem. Ale přítomností. Z podzemí vyšla první noční stvůra – bytost tvořená z písku, kostí a magie starší, než <text:span text:style-name="T150">samotná poušť</text:span>. Oči jí žhnuly modře. Vydávala zvuk, <text:span text:style-name="T150">který trhal uši</text:span>.</text:p>
      <text:p text:style-name="P7">Všichni tři vstali.</text:p>
      <text:p text:style-name="P7">Aaliyah napřáhla hůl. Moryana za ní tiše zašeptala ochranné kouzlo. A James bez jediného slova zvedl kopí a vyrazil vpřed – stín mezi plamenem a světlem.</text:p>
      <text:p text:style-name="P7"/>
      <text:p text:style-name="P7"/>
      <text:h text:style-name="P10" text:outline-level="3"><text:span text:style-name="Strong_20_Emphasis"><text:span text:style-name="T64"/></text:span></text:h>
      <text:h text:style-name="P10" text:outline-level="3"><text:span text:style-name="Strong_20_Emphasis"><text:span text:style-name="T64"/></text:span></text:h>
      <text:h text:style-name="P10" text:outline-level="3"><text:span text:style-name="Strong_20_Emphasis"><text:span text:style-name="T64"/></text:span></text:h>
      <text:h text:style-name="P10" text:outline-level="3"><text:span text:style-name="Strong_20_Emphasis"><text:span text:style-name="T64"/></text:span></text:h>
      <text:h text:style-name="P10" text:outline-level="3"><text:span text:style-name="Strong_20_Emphasis"><text:span text:style-name="T64"/></text:span></text:h>
      <text:h text:style-name="P10" text:outline-level="3"><text:span text:style-name="Strong_20_Emphasis"><text:span text:style-name="T64"/></text:span></text:h>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4374_1556395519"/><text:soft-page-break/><text:span text:style-name="Strong_20_Emphasis"><text:span text:style-name="T55">Kapitola V</text:span></text:span><text:span text:style-name="Strong_20_Emphasis"><text:span text:style-name="T155">I.</text:span></text:span><text:span text:style-name="Strong_20_Emphasis"><text:span text:style-name="T55"> – Praskliny ve zbroji</text:span></text:span><text:bookmark-end text:name="__RefHeading___Toc24374_1556395519"/></text:h>
      <text:p text:style-name="P7">Poušť byla opět tichá. Ticho však nebylo klidné – bylo duté, těžké, napnuté jako struna před prasknutím. Stvůra, která se vynořila z hlubin, teď ležela bez života v prachu. Kde dřív byly <text:span text:style-name="T156">kosti</text:span>, zbyla jen lesknoucí se mozaika, roztříštěná pod nočním nebem jako rozbitý sen.</text:p>
      <text:p text:style-name="P7">Aaliyah stála zadýchaná. <text:span text:style-name="T157">R</text:span>amena se jí chvěla <text:span text:style-name="T158">s</text:span> každým nádechem. V<text:span text:style-name="T159">e v</text:span>zduch<text:span text:style-name="T159">u</text:span> kolem ní byl<text:span text:style-name="T159">a</text:span> ještě <text:span text:style-name="T159">cítit</text:span> doznívající magi<text:span text:style-name="T159">e</text:span> – ohniv<text:span text:style-name="T159">á</text:span>, syčící, žírav<text:span text:style-name="T159">á</text:span>. Její poslední kouzlo bylo <text:span text:style-name="T160">s</text:span>mrtící. Zanechalo po sobě jen ticho a spálenou zemi.</text:p>
      <text:p text:style-name="P7">James stál opodál, mlčky, s kopím stále v ruce. Ostří bylo potřísněné stříbřitým popelem, ale on se ani nepohnul. Jakoby čekal, že se to stvoření zvedne. Že tohle vítězství je jen iluze. Jeho tělo bylo pokryté prachem a potem, ale výraz v jeho tváři byl prázdný.</text:p>
      <text:p text:style-name="P7">Moryana <text:span text:style-name="T161">stála</text:span> vedle Aaliyah, dla<text:span text:style-name="T158">ně</text:span> přitisknut<text:span text:style-name="T158">é</text:span> k jejím ranám. Její kouzla byly jako hebká vlákna světla, která pronikala do krvácejících šrámů a zavírala je dřív, než stihly zanechat jizvu. Léčivá magie pulzovala mezi nimi, rytmická a klidná — jako matčin dotek. <text:span text:style-name="T158">Ruce se jí třásly, n</text:span>e vyčerpáním, <text:span text:style-name="T158">a</text:span>le tím, co viděla v očích té stvůry těsně před tím, než se rozpadla.</text:p>
      <text:p text:style-name="P7">Nebyla v nich prázdnota. Byla tam bolest.</text:p>
      <text:p text:style-name="P7">Moryana zavřela oči. . „Ona… trpěla,“ zašeptala, sotva slyšitelně.</text:p>
      <text:p text:style-name="P11">Aaliyah se lehce nadechla. Oheň kolem ní ztichl, stáhl se blíž k tělu, jako by naslouchal. „To <text:s/><text:span text:style-name="T162">na situaci </text:span>nic nemění,“ odpověděla po chvíli tvrdě. „Zabila by nás.“</text:p>
      <text:p text:style-name="P11">„Vím,“ přikývla Moryana. Světlo mezi jejími dlaněmi zesílilo, pak se pomalu uklidnilo. </text:p>
      <text:p text:style-name="P3"><text:span text:style-name="T163">Aaliyah se otočila na James</text:span><text:span text:style-name="T164">e</text:span><text:span text:style-name="T163">. </text:span><text:span text:style-name="T91">„</text:span><text:span text:style-name="T163">To c</text:span>o, co jsi stopoval,“ řekla a její hlas ztvrdl, „než jsi k nám přišel… bylo tohle?“ </text:p>
      <text:p text:style-name="P7">„<text:span text:style-name="T162">Ano, zaútočilo to na karavanu nedaleko odsud.“ odpověděl klidně James.</text:span></text:p>
      <text:p text:style-name="P7">James si dřepl blíž, dlaň položenou na koleni, oči klidné, ale soustředěné. „Najali si mě,“ začal klidně, „když se karavana o několik dní zdržela a nepřišla žádná zpráva. Měli strach, že se něco stalo, tak jsem jim šel naproti.“</text:p>
      <text:p text:style-name="P11">Na okamžik sklopil pohled, jako by si znovu skládal obraz v hlavě. „Nejdřív jsem našel stopy kol vozů, pak rozházené zboží. Plachty byly roztrhané, dřevo rozštípané… a <text:span text:style-name="T165">všude byla </text:span>krev.“ </text:p>
      <text:p text:style-name="P11">Odmlčel se. „Myslel jsem, že je to <text:span text:style-name="T165">byla jedna z bestií žijících v poušti</text:span>.“ Krátký nádech. „Pak jsem našel těla. <text:span text:style-name="T165">Stopy zubu na tělech neodpovídala žádné bestii, která v poušti žije.“</text:span></text:p>
      <text:p text:style-name="P11"><text:soft-page-break/><text:span text:style-name="T166">Z</text:span>vedl oči. „V té tlamě… bylo příliš mnoho zubů,“ řekl pomalu. „Byly namačkané přes sebe, křivé, nepravidelné. Jako by tam neměly co dělat.“</text:p>
      <text:p text:style-name="P3"><text:span text:style-name="T91">Sáhl do kapsy </text:span><text:span text:style-name="T167">u kalhot</text:span><text:span text:style-name="T91">. Na okamžik zaváhal – a pak vytáhl zub. </text:span>Byl dlouhý, zakřivený, na první pohled patřil písečnému ještěru. Jenže ne tak docela. Povrch byl pokroucený, deformovaný, žilkovaný jemnými černými prasklinami. </text:p>
      <text:p text:style-name="P3">James se narovnal a vstal. Pohyb měl klidný, ale rozhodný. <text:span text:style-name="T165">B</text:span>ez jediného slova podal <text:span text:style-name="T165">zub</text:span> Aaliyah. </text:p>
      <text:p text:style-name="P3"><text:span text:style-name="T164">Z</text:span><text:span text:style-name="T91">ub </text:span><text:span text:style-name="T164">si</text:span><text:span text:style-name="T91"> vzala a jen krátce si ho prohlédla. </text:span>„<text:span text:style-name="T168">Máš pravdu, p</text:span>íseční ještěři takové zuby nemají,“ řekla klidně, ale s jistotou. „Jejich čelisti jsou jednoduché. Tohle je… špatně.“ </text:p>
      <text:p text:style-name="P3">Bez dalšího váhání podala zub Moryaně.</text:p>
      <text:p text:style-name="P3">Jakmile se dotkl její dlaně, nepatrně <text:span text:style-name="T166">sebou</text:span> trhla. Světlo, které ji obklopovalo, se zachvělo a zhoustlo, jako by narazilo na něco, co nechce ustoupit. Zavřela oči a na chvíli se soustředila jen na ten pocit.</text:p>
      <text:p text:style-name="P3">„Cítím z něj temnou magii,“ řekla potichu. „Je stará. Velmi stará.“ Otevřela oči, v pohledu měla znepokojení. „Nikdy jsem nic takového necítila.“</text:p>
      <text:p text:style-name="P3">James přikývl. „Stejný dojem jsem měl v té karavaně,“ odpověděl tiše.</text:p>
      <text:p text:style-name="P3">Aaliyah si založila ruce na hrudi a na chvíli se zadívala do temnoty pouště. „Ve tmě <text:span text:style-name="T168">není moudré cestovat, počkáme do rána</text:span>,“ řekla rozhodně. Pak její pohled ztvrdl. „Ale jednu věc si ujasněme.“</text:p>
      <text:p text:style-name="P3">Plameny tiše zapraskaly, jako by reagovaly na změnu tónu. „Tohle není jen zbloudilá bestie. Jestli je v tom stará temná magie, jestli někdo něco takového probudil nebo vytvořil…“ krátce se odmlčela, „měli bychom to nahlásit.“</text:p>
      <text:p text:style-name="P3">„<text:span text:style-name="T169">Ve Vientě</text:span>?“ zeptala se <text:span text:style-name="T166">jí</text:span> <text:span text:style-name="T166">Moryana.</text:span></text:p>
      <text:p text:style-name="P3">„<text:span text:style-name="T169">Ano</text:span>. Nebo <text:span text:style-name="T169">v nejbližší oáze</text:span>,“ přikývla Aaliyah. „Karavany tudy procházejí pořád. A tohle nezabíjí z hladu.“ </text:p>
      <text:p text:style-name="P3">James chvíli mlčel, pak pomalu přikývl. „Souhlasím. Nejprve zjistíme, kam stopy vedou. A pokud je to víc než jeden tvor…“</text:p>
      <text:p text:style-name="P3">„…pak <text:span text:style-name="T169">by se to mělo nahlásit v hradu Kamenný strážce</text:span>,“ doplnila ho Moryana tiše.</text:p>
      <text:p text:style-name="P3">Ticho, které následovalo, už nebylo jen plné obav. Bylo plné rozhodnutí. Ráno nepřinese jen světl<text:span text:style-name="T170">o</text:span> — přinese směr.</text:p>
      <text:p text:style-name="P11">James se narovnal a klidným pohledem přejel obě ženy. „Jděte spát,“ řekl tiše. „Vezmu první hlídku. Když se něco pohne, vzbudím vás.“</text:p>
      <text:p text:style-name="P11"><text:soft-page-break/>Aaliyah po něm střelila krátkým pohledem, jako by zvažovala protest, pak jen nespokojeně odfrkla. „Tak jo. Ale jestli se necháš sežrat nějakou prastarou hrůzou, budu ti to vyčítat i po smrti.“</text:p>
      <text:p text:style-name="P11">Moryana přikývla, stále lehce zamyšlená. „Vzbuď nás při prvním náznaku <text:span text:style-name="T171">nebezpečí</text:span>,“ řekla tiše. „Ať už to bude zvuk… nebo pocit.“</text:p>
      <text:p text:style-name="P11">James jen kývl. „Stačí stín v písku.“</text:p>
      <text:p text:style-name="P11">Ženy se odebraly ke spaní, zatímco on zůstal <text:span text:style-name="T168">sedět u ohně</text:span>. Noc byla chladná a poušť nezvykle tichá. James s<text:span text:style-name="T168">i</text:span> <text:span text:style-name="T168">položil</text:span> kopí <text:span text:style-name="T168">vedle sebe na zem</text:span>, oči upřené do temnoty — bdělý, soustředěný a připravený, kdyby se <text:span text:style-name="T172">kolem</text:span> <text:span text:style-name="T172">nich něco pohnulo</text:span>.</text:p>
      <text:p text:style-name="P11"/>
      <text:p text:style-name="P11"><text:span text:style-name="T173">Blížilo se ráno, ale slunce ještě n</text:span><text:span text:style-name="T174">evyšlo</text:span><text:span text:style-name="T173"> a </text:span><text:span text:style-name="T174">poušť</text:span><text:span text:style-name="T173"> zůstávala </text:span><text:span text:style-name="T174">stále</text:span><text:span text:style-name="T173"> ponořená ve tmě. <text:s/></text:span></text:p>
      <text:p text:style-name="P7">James seděl u ohniště a brousil dýku. Pohyby měl přesné, rytmické, až příliš klidné. Prsty na levé ruce měl obvázané, látka byla místy prosáklá zaschlou krví. Dech měl mělký, kontrolovaný.</text:p>
      <text:p text:style-name="P3"><text:span text:style-name="T175">První se </text:span>probrala Moryana. Tiše, skoro nepostřehnutelně. Posadila se, krátce se rozhlédla a její pohled se hned zastavil na J<text:span text:style-name="T166">amesových</text:span> obvázaných prstech. Neřekla nic. Jen sáhla po brašně a vstala.<text:span text:style-name="T91"> „Zkusím najít byliny,“ zašeptala. <text:s/>A pak zmizela v šeru.</text:span></text:p>
      <text:p text:style-name="P3">O chvíli později se probudila Aaliyah. Zhluboka se nadechla chladného ranního vzduchu, oči se jí rychle zaostřily — žádná ospalost, jen okamžitá bdělost. Všimla si prázdného místa po Moryaně, pak obvazů na J<text:span text:style-name="T166">amesově </text:span>ruce.</text:p>
      <text:p text:style-name="P3">Beze slova si přisedla blíž k plamenům naproti <text:span text:style-name="T166">němu</text:span>. <text:span text:style-name="T176">M</text:span>lčky ho pozorovala, pohled ostrý, vnímavý. </text:p>
      <text:p text:style-name="P7">„Už zase si hraješ na nezranitelného,“ řekla <text:span text:style-name="T177">potichu</text:span>.</text:p>
      <text:p text:style-name="P7">„Nechci, aby mě někdo litoval,“ odvětil, aniž by vzhlédl.</text:p>
      <text:p text:style-name="P7">„Nikdo tě nelituje,“ opáčila. „Ale možná… někdo se prostě bojí, že ti na tom <text:span text:style-name="T178">jestli budeš žít, nebo zemřeš</text:span> už nezáleží.“</text:p>
      <text:p text:style-name="P7">Podíval se na ni. A tentokrát pohled trval.</text:p>
      <text:p text:style-name="P7">„A co ty, Aaliyah?“ zeptal se. „Záleží ti ještě na ... něčem jiném?“ <text:span text:style-name="T171"><text:s/></text:span></text:p>
      <text:p text:style-name="P7">Chtěla odpovědět. Ohnivě, rychle, s vtipem. Ale místo toho sklopila oči.</text:p>
      <text:p text:style-name="P7">„Nevím,“ přiznala. </text:p>
      <text:p text:style-name="P7">James se zvedl, přešel pomalu kolem ohně a posadil se vedle ní. Pak jí položil ruku na rameno. Ne silně. Ne s jistotou. Spíš… jako by to dělal poprvé. </text:p>
      <text:p text:style-name="P3"><text:soft-page-break/><text:span text:style-name="Emphasis"><text:span text:style-name="T65">Moryana stála opodál. Vítr jí cuchal dlouhé černé vlasy a sukně tmavě modrých šatů jí šustila kolem kotníků, ale ona se ani nepohnula. V rukou držela </text:span></text:span><text:span text:style-name="Emphasis"><text:span text:style-name="T179">léčivé byliny</text:span></text:span><text:span text:style-name="Emphasis"><text:span text:style-name="T65">, ale zapomněla, proč j</text:span></text:span><text:span text:style-name="Emphasis"><text:span text:style-name="T179">e </text:span></text:span><text:span text:style-name="Emphasis"><text:span text:style-name="T65">vlastně nesla.</text:span></text:span></text:p>
      <text:p text:style-name="P6">Před ní, u ohně, seděla Aaliyah — a <text:span text:style-name="T180">vedle</text:span> ní James.</text:p>
      <text:p text:style-name="P3"><text:span text:style-name="T65">Viděla, jak se jejich pohledy setkávají. Viděla, jak se Aaliyah usmívá tím svým trochu nejistým způsobem, jako když chce rozptýlit ticho kolem. A viděla, že James, muž, který </text:span><text:span text:style-name="T181">vypadá, </text:span><text:span text:style-name="T182">že</text:span><text:span text:style-name="T65"> většinou mluví jen očima, </text:span><text:span text:style-name="Emphasis"><text:span text:style-name="T65">slyší</text:span></text:span><text:span text:style-name="T65"> ten úsměv.</text:span></text:p>
      <text:p text:style-name="P6">Moryana si povzdechla. Nebyla v tom závist. Jen obava.</text:p>
      <text:p text:style-name="P3"><text:span text:style-name="Strong_20_Emphasis"><text:span text:style-name="T65">Aaliyah byla jako oheň</text:span></text:span><text:span text:style-name="T65"> – zářivá, srdečná, nespoutaná. Ale oheň je zranitelný. Potřebuje vzduch, a pokud ho dostane příliš málo, </text:span><text:span text:style-name="T183">zhasne</text:span><text:span text:style-name="T65">. </text:span></text:p>
      <text:p text:style-name="P6">A James? Moryana ho pozorovala. Nepatřil mezi lidi, kteří se snadno otevírají. Jeho klid byl klamavý — bylo to ticho muže, který si nosí svou bolest v kostech a který je zvyklý být sám, aby nikoho neztratil.</text:p>
      <text:p text:style-name="P3"><text:span text:style-name="Emphasis"><text:span text:style-name="T65">„Co když jí neublíží schválně?“</text:span></text:span><text:span text:style-name="T65"> pomyslela si. </text:span><text:span text:style-name="Emphasis"><text:span text:style-name="T65">„Co když to ani nebude vědět, že ji zranil?“</text:span></text:span></text:p>
      <text:p text:style-name="P3"><text:span text:style-name="T65">Aaliyah měla tendenci rozdávat se celá. A Moryana věděla, že ne vždy si pak nechává něco pro sebe. Měla o ni strach ne proto, s kým seděla u ohně, ale </text:span><text:span text:style-name="Strong_20_Emphasis"><text:span text:style-name="T65">proto, </text:span></text:span><text:span text:style-name="Strong_20_Emphasis"><text:span text:style-name="T184">že věděla </text:span></text:span><text:span text:style-name="Strong_20_Emphasis"><text:span text:style-name="T65">co </text:span></text:span><text:span text:style-name="Strong_20_Emphasis"><text:span text:style-name="T184">všechno</text:span></text:span><text:span text:style-name="Strong_20_Emphasis"><text:span text:style-name="T65"> by byla ochotná obětovat, </text:span></text:span><text:span text:style-name="Strong_20_Emphasis"><text:span text:style-name="T183">jen aby neodešel</text:span></text:span><text:span text:style-name="Strong_20_Emphasis"><text:span text:style-name="T65">.</text:span></text:span></text:p>
      <text:p text:style-name="P6">Sklonila pohled k <text:span text:style-name="T185">rostlinám</text:span>. Rozuměla ranám, které krvácí. Ale ty v srdci? Ty se hojí hůř. A pokud dojde k té bolesti, nebude to James — bude to ona, Moryana, kdo bude sbírat střepy.</text:p>
      <text:p text:style-name="P6">To nevadí. Udělá to znovu a znovu, kdykoli bude třeba.</text:p>
      <text:p text:style-name="P3"><text:span text:style-name="T65">Protože Aaliyah byla její přítelkyně. Ne ideál. Ne sen. Ale živý člověk, který už tolikrát pomohl ostatním, že si zaslouží, aby </text:span><text:span text:style-name="Emphasis"><text:span text:style-name="T65">někdo konečně dával pozor na ni.</text:span></text:span></text:p>
      <text:p text:style-name="P6">Uklidila <text:span text:style-name="T185">byliny</text:span> do brašny a přešla k ohni. Ti dva zvedli hlavy.</text:p>
      <text:p text:style-name="P6">„Měli byste něco sníst,“ řekla klidně. „<text:span text:style-name="T186">B</text:span>ude <text:span text:style-name="T186">to už jen</text:span> horší.“</text:p>
      <text:p text:style-name="P3"><text:span text:style-name="T65">Aaliyah se na ni usmála </text:span><text:span text:style-name="T187">a Moryana jí úsměv vrátila.</text:span></text:p>
      <text:p text:style-name="P3"><text:span text:style-name="Strong_20_Emphasis"><text:span text:style-name="T188"/></text:span></text:p>
      <text:h text:style-name="P14" text:outline-level="2"><text:span text:style-name="Strong_20_Emphasis"><text:span text:style-name="T55"/></text:span></text:h>
      <text:p text:style-name="P15"><text:span text:style-name="Strong_20_Emphasis"><text:span text:style-name="T55"/></text:span></text:p>
      <text:h text:style-name="P14" text:outline-level="2"><text:bookmark-start text:name="__RefHeading___Toc24376_1556395519"/><text:soft-page-break/><text:span text:style-name="Strong_20_Emphasis"><text:span text:style-name="T55">Kapitola V</text:span></text:span><text:span text:style-name="Strong_20_Emphasis"><text:span text:style-name="T155">I</text:span></text:span><text:span text:style-name="Strong_20_Emphasis"><text:span text:style-name="T189">I</text:span></text:span><text:span text:style-name="Strong_20_Emphasis"><text:span text:style-name="T155">. </text:span></text:span><text:span text:style-name="Strong_20_Emphasis"><text:span text:style-name="T190">Útržek času</text:span></text:span><text:bookmark-end text:name="__RefHeading___Toc24376_1556395519"/></text:h>
      <text:p text:style-name="P3"><text:span text:style-name="Strong_20_Emphasis"><text:span text:style-name="T65">Jakmile slunce vystoupilo vysoko nad obzor, jeho paprsky přestaly hřát – pálily. Z nebe sálalo </text:span></text:span><text:span text:style-name="Strong_20_Emphasis"><text:span text:style-name="T191">teplo</text:span></text:span><text:span text:style-name="Strong_20_Emphasis"><text:span text:style-name="T65"> bez slitování a zem pod nimi se chvěla, jako by každý dotek </text:span></text:span><text:span text:style-name="Strong_20_Emphasis"><text:span text:style-name="T191">žáru</text:span></text:span><text:span text:style-name="Strong_20_Emphasis"><text:span text:style-name="T65"> byl ranou. Vzduch se vlnil mihotavými proudy, ztěžklý napětím. Příroda ztichla do nepřirozeného ticha, jako by celý svět zadržel dech. A přesto… ozval se tichý, sytý zvuk. Zněl jako nádech hluboko pod nohama. Pak země zaúpěla.</text:span></text:span></text:p>
      <text:p text:style-name="P7">Ne výkřikem magie, jak by kdo čekal. Nebyla v tom žádná záře run ani vůně spálených bylin. Nic, co by se dalo zapsat do knih. Ten zvuk byl syrový, lidský a zároveň nelidský. Jako by samotná země trpěla. Ne fyzicky, ale… vzpomínkou na válku. Ne vedenou kvůli území či koruně – ale válku kvůli rituálu. Temnému obřadu, p<text:span text:style-name="T192">lného</text:span> bolest<text:span text:style-name="T192">i</text:span> a zoufalství, kde <text:span text:style-name="T193">nespočetné</text:span> lidské oběti nebyly vedlejším <text:span text:style-name="T194">produktem</text:span>, ale cílem samotným. Země si to pamatovala. Křik, krev vsakující se do půdy. A nyní, po letech ticha, se ta vzpomínka začala probouzet.</text:p>
      <text:p text:style-name="P7">„Cítíte to?“ zeptala se Aaliyah tiše, jako by se bála hlasem něco křehkého porušit.<text:line-break/>Stála o krok před ostatními, oči přimhouřené do slunce, čelo lehce orosené – ne horkem, ale něčím hlubším, vnitřním. Cítila, jak <text:span text:style-name="T195">se</text:span> jí zvedá žaludek a srdce bije neklidně, jako zvon varující před bouří.</text:p>
      <text:p text:style-name="P7">Moryana se jen pomalu a pečlivě otočila. Její vlasy vlály ve větru, který by tam neměl být.<text:line-break/>„To není magie,“ řekla temným hlasem. „Je to <text:span text:style-name="T196">Ú</text:span>tržek času. </text:p>
      <text:p text:style-name="P7">„<text:span text:style-name="T196">Ú</text:span>tržek času?“ zeptala se Aaliyah ne<text:span text:style-name="T194">chápavě.</text:span></text:p>
      <text:p text:style-name="P7">„Ano,“ pokračovala Moryana. „Jsou to fragmenty <text:span text:style-name="T197">vzpomínek</text:span>, které země nese v sobě jako jizvy. Někdy se tyto vzpomínky probudí — stávají se hmatatelnými, živými. Jako kdyby sama <text:span text:style-name="T195">z</text:span>emě chtěla připomenout, co bylo… a varovat před tím, co může přijít.“</text:p>
      <text:p text:style-name="P7">„Ale kdo by to mohl—“ začala Aaliyah.</text:p>
      <text:p text:style-name="P7"/>
      <text:p text:style-name="P11"><text:span text:style-name="Strong_20_Emphasis"><text:span text:style-name="T35">Najednou se země s hrozivým praskáním roztrhla — a temnota je pohltila. V hlubinách černoty se vše začalo měnit. Stíny zhoustly a začaly se vlnit jako hustá mlha, která se pomalu </text:span></text:span><text:span text:style-name="Strong_20_Emphasis"><text:span text:style-name="T198">zhmotnila</text:span></text:span><text:span text:style-name="Strong_20_Emphasis"><text:span text:style-name="T35"> v obrazy dávno zapomenutých událostí.</text:span></text:span></text:p>
      <text:p text:style-name="P7">Obraz minulosti se před nimi rozostřil a barvy ztratily jas. Čas se zlomil. Krajina kolem se změnila a oni se ocitli uprostřed nejtemnějšího období dějin — v<text:span text:style-name="T199">e válce </text:span><text:span text:style-name="T200">s fanatickým kultem</text:span>, téměř pět století zpátky. </text:p>
      <text:p text:style-name="P7"><text:soft-page-break/>Byl to čas, kdy země <text:span text:style-name="T201">naříkala</text:span> pod tíhou <text:span text:style-name="T201">utrpení</text:span> svých obyvatel. Každá kapka krve, každý výkřik bolesti se vpíjel do jejího nitra jako jed. Půda se svírala v agónii, praskala a chvěla se, jako by cítila každičký zlomyslný čin, který se odehrával nad ní. Sama příroda prosila o slitování.</text:p>
      <text:p text:style-name="P7">Svět téměř padl na kolena před bohem, jehož jméno nesmělo být vysloveno.</text:p>
      <text:p text:style-name="P11"><text:span text:style-name="Strong_20_Emphasis"><text:span text:style-name="T35">Morr'kalil.</text:span></text:span></text:p>
      <text:p text:style-name="P7">Temný bůh krve, utrpení a smrti. Neznal soucit ani slitování. V utrpení lidí nacházel hluboké uspokojení. Toužil po světě, který by nebyl ničím jiným než nekonečnou ranou, jež se nikdy nezahojí. Jeho stoupenci věřili, že svět je nenapravitelně zkažený a jedině skrze utrpení může být očištěn. <text:span text:style-name="Strong_20_Emphasis"><text:span text:style-name="T50">Morr'kalil</text:span></text:span> byl jejich pravdou, jejich zákonem, jejich spasitelem v plameni.</text:p>
      <text:p text:style-name="P7">Přebýval v <text:span text:style-name="T202">T</text:span>emnotě — v prázdném místě za hranicí smrti, kde se ztracené duše topily v mlze zapomnění. Krmil se jimi. Jejich bolest ho sytila. Ale on chtěl víc. Chtěl živé. Chtěl celou zemi obrátit v planoucí chrám agónie.</text:p>
      <text:p text:style-name="P3"><text:span text:style-name="T64">J</text:span><text:span text:style-name="Strong_20_Emphasis"><text:span text:style-name="T203">eho následovníci táhli světem jako mor. </text:span></text:span><text:span text:style-name="Strong_20_Emphasis"><text:span text:style-name="T204">Hledali čtyři</text:span></text:span><text:span text:style-name="Strong_20_Emphasis"><text:span text:style-name="T203"> posvátn</text:span></text:span><text:span text:style-name="Strong_20_Emphasis"><text:span text:style-name="T204">á</text:span></text:span><text:span text:style-name="Strong_20_Emphasis"><text:span text:style-name="T203"> míst</text:span></text:span><text:span text:style-name="Strong_20_Emphasis"><text:span text:style-name="T204">a</text:span></text:span><text:span text:style-name="Strong_20_Emphasis"><text:span text:style-name="T203">, kde </text:span></text:span><text:span text:style-name="Strong_20_Emphasis"><text:span text:style-name="T205">byla</text:span></text:span><text:span text:style-name="Strong_20_Emphasis"><text:span text:style-name="T203"> hranice mezi tímto světem a Morr'kalil</text:span></text:span><text:span text:style-name="Strong_20_Emphasis"><text:span text:style-name="T206">ov</text:span></text:span><text:span text:style-name="Strong_20_Emphasis"><text:span text:style-name="T204">o</text:span></text:span><text:span text:style-name="Strong_20_Emphasis"><text:span text:style-name="T206">u</text:span></text:span><text:span text:style-name="Strong_20_Emphasis"><text:span text:style-name="T203"> říší </text:span></text:span><text:span text:style-name="Strong_20_Emphasis"><text:span text:style-name="T205">nejtenčí</text:span></text:span><text:span text:style-name="Strong_20_Emphasis"><text:span text:style-name="T203">, </text:span></text:span><text:span text:style-name="Strong_20_Emphasis"><text:span text:style-name="T205">aby </text:span></text:span><text:span text:style-name="T207">tam přinášeli oběti.</text:span></text:p>
      <text:p text:style-name="P16">Nezáleželo na tom, kdo byl <text:span text:style-name="T208">obětován</text:span>. <text:span text:style-name="Strong_20_Emphasis"><text:span text:style-name="T50">Morr'kalil</text:span></text:span> <text:span text:style-name="T208">si </text:span>nevybíral. Každý byl vhodný. Každý, kdo měl jazyk, který mohl volat o pomoc a tělo, které mohlo krvácet.</text:p>
      <text:p text:style-name="P7"><text:span text:style-name="T209">Oběti byly vlečeny k oltářům. S řetězy na rukou, s hlavou tlačenou k zemi. </text:span>Křičely, prosily o milost, lapaly po dechu, zatímco hrůza jim zkřivila tváře. A kolem nich… tančil dav. </text:p>
      <text:p text:style-name="P16">Fanatici stáli v kruhu kolem obětí, jejich tváře <text:span text:style-name="T210">po</text:span>křivené zvráceným, divokým šílenstvím a náboženským fanatismem, který pohlcoval každou část jejich bytí. Na krku měli těžké amulety — studené, temně lesklé kovové disky s vyrytým okem bez čočky, <text:span text:style-name="T211">které</text:span> sledovalo každý pohyb s chladnou, neúprosnou prázdnotou. Jejich zpěv byl nadšený, téměř extatický, přetavený v modlitbu bolesti a zkázy, vycházející z jejich posedlé víry, že každý řez a každá kapka krve jsou posvátným obřadem, který očišťuje svět. Smáli se krutě, s zuřivostí, která roztrhávala duši a svíjela srdce v temnotě jejich zfanatizované vášně. V očích jim tančily zvířecí, rozšířené zorničky, hořící fanatickým zápalem a neústupnou vírou v <text:span text:style-name="Strong_20_Emphasis"><text:span text:style-name="T50">Morr'kalil</text:span></text:span><text:span text:style-name="Strong_20_Emphasis"><text:span text:style-name="T212">a</text:span></text:span> jako jediného spasitele a soudce. </text:p>
      <text:p text:style-name="P16">Těla obětí byla zohavována s takovou precizností, že to působilo téměř… krásně. Ale nebyla to krása pro svět lidí. Byla to krása pro <text:span text:style-name="Strong_20_Emphasis"><text:span text:style-name="T50">Morr'kalil</text:span></text:span><text:span text:style-name="Strong_20_Emphasis"><text:span text:style-name="T212">a</text:span></text:span>. Stíny kolem se hýbaly. Půda byla rudá. Vzduch hořel. A ticho mezi výkřiky mělo váhu kamene.</text:p>
      <text:p text:style-name="P16">V těch místech už nikdy nic nerostlo. Magie se lámala, světlo se vyhýbalo zemi. Vzduch tam chutnal jako popel. Čas se ztrácel.</text:p>
      <text:p text:style-name="P16"><text:soft-page-break/>A v době největší temnoty, kdy <text:span text:style-name="T213">tři</text:span> rituál<text:span text:style-name="T213">y</text:span> byl<text:span text:style-name="T213">y</text:span> dokončen<text:span text:style-name="T213">y</text:span> a <text:span text:style-name="T213">čtvrtý</text:span> měl být korunou <text:span text:style-name="Strong_20_Emphasis"><text:span text:style-name="T50">Morr'kalil</text:span></text:span><text:span text:style-name="Strong_20_Emphasis"><text:span text:style-name="T212">ova</text:span></text:span> návratu, došlo k zoufalému činu.</text:p>
      <text:p text:style-name="P11"><text:span text:style-name="Strong_20_Emphasis"><text:span text:style-name="T214">Vznikl Odboj.</text:span></text:span></text:p>
      <text:p text:style-name="P7">Tři <text:span text:style-name="T202">kontinenty</text:span> – Laslan, Stonegard a Talandre – spojily své síly poprvé v dějinách, ačkoli každý z nich vnímal temnotu jinak. Spojeni nebyli nadějí, ale zoufalstvím. Zoufalstvím z vědomí, že pokud neuspějí, svět pohltí nekonečn<text:span text:style-name="T215">é</text:span> utrpení.</text:p>
      <text:p text:style-name="P7">Byla to válka jiná než všechny před ní. Nešlo o moc nad zemí, korunu nebo víru. Šlo o samotnou duši světa – o jeho právo na slunce bez bolesti, o lásku bez zkázy, o smrt bez posměchu temného boha <text:span text:style-name="Strong_20_Emphasis"><text:span text:style-name="T50">Morr'kalil</text:span></text:span><text:span text:style-name="Strong_20_Emphasis"><text:span text:style-name="T212">a</text:span></text:span>.</text:p>
      <text:p text:style-name="P7">Bitvy zuřily na nekonečných planinách, v spletitých podzemních chodbách, na bouřlivém moři i ve vzduchu. Starobylá města, která byla svědky dávných věků, padla v plamenech. Desítky tisíc bojovníků – rytířů, mágů i žoldnéřů – nalezlo smrt v krvi, mezi stíny, kouřem a křikem.</text:p>
      <text:p text:style-name="P7">A nakonec přišla rozhodující bitva v Bažině ticha, místě, kde se stýkaly proudy času, paměti a vůle, kde byla <text:span text:style-name="T216">hranice</text:span> tenká jako <text:span text:style-name="T216">list papíru</text:span>. Tam, na tomto prahu světa, se rozhodoval osud všeho živého.</text:p>
      <text:p text:style-name="P7"><text:span text:style-name="T217">A</text:span>rmád<text:span text:style-name="T217">a odboje</text:span> odrazil<text:span text:style-name="T217">a</text:span> poslední <text:span text:style-name="T217">stoupence</text:span> <text:span text:style-name="Strong_20_Emphasis"><text:span text:style-name="T50">Morr'kalil</text:span></text:span><text:span text:style-name="Strong_20_Emphasis"><text:span text:style-name="T212">a</text:span></text:span>, kteří přicházeli jako zjevení smrti. Vykonali <text:span text:style-name="T218">pečetící </text:span>rituál – složitý a nebezpečný obřad, jehož moc měla zahn<text:span text:style-name="T217">a</text:span>t temného boha zpět do propasti, z níž vzešel.</text:p>
      <text:p text:style-name="P7">Brána mezi světem a temnotou se zavřela.</text:p>
      <text:p text:style-name="P7">Čas v Bažině ticha se zlomil a zvrátil. Ti, kdo přežili, začali vidět věci, které nikdy neměly být viděny. Paměť se ztrácela a přepisovala. Minulost a přítomnost se prolínaly v děsivém tanci. Hranice mezi skutečností a šílenstvím se rozplývala.</text:p>
      <text:p text:style-name="P7">Ale <text:span text:style-name="Strong_20_Emphasis"><text:span text:style-name="T50">Morr'kalil</text:span></text:span>… nezapomněl.</text:p>
      <text:p text:style-name="P3"><text:span text:style-name="Strong_20_Emphasis"><text:span text:style-name="T219">Vize pomalu vybledla a rozplynula se jako mlha, až ustoupila nové. Tentokrát se v ní Moryana, Aaliyah a James objevili přímo uprostřed starého, rozpadlého chrámu. Sloupy byly polámané, stěny pokryté plísní a stíny vrhaly podivné obrazce. Vzduch byl těžký a zatuchlý. </text:span></text:span></text:p>
      <text:p text:style-name="P7">Uprostřed té tiché zkázy stálo zrcadlo. </text:p>
      <text:p text:style-name="P7">Zrcadlo <text:span text:style-name="T216">s</text:span>tínů.</text:p>
      <text:p text:style-name="P7">Bylo vysoké a starobylé, rám zdobený vyrytými symboly, které pulzovaly slabým, temným světlem. Povrch skla nebyl hladký, ale jakoby se vlnil a měnil tvar, jako by zrcadlo samo dýchalo. Oči, které do něj pohlédly, neviděly jen svůj odraz, ale i něco víc.</text:p>
      <text:p text:style-name="P7"><text:soft-page-break/>Vzduch kolem něj byl chladný a přesto tíživý, jako by zrcadlo nasávalo všechnu naději a rozsévalo pochybnosti.</text:p>
      <text:p text:style-name="P7">„To není obyčejné zrcadlo,“ zašeptala Moryana. Její hlas zněl jinak – jako by ho něco tlumilo. „Ukazuje nejen to, co je <text:span text:style-name="T220">a bylo</text:span>… ale i to, co může být. Nebo to, čeho se nejvíc bojíme.“</text:p>
      <text:p text:style-name="P7">Aaliyah i James zůstali bez slova. Pomalu přistoupili blíž, jejich kroky zněly v prázdné síni jako kapky dopadající <text:span text:style-name="T221">na zem</text:span>. Stoupli si vedle Moryany.</text:p>
      <text:p text:style-name="P7">A pak se podívali.</text:p>
      <text:p text:style-name="P3"><text:span text:style-name="Strong_20_Emphasis"><text:span text:style-name="T65">Moryana v zrcadle viděla sam</text:span></text:span><text:span text:style-name="Strong_20_Emphasis"><text:span text:style-name="T222">u</text:span></text:span><text:span text:style-name="Strong_20_Emphasis"><text:span text:style-name="T65"> sebe a přesto to nebyla ona. </text:span></text:span><text:span text:style-name="Strong_20_Emphasis"><text:span text:style-name="T222">Odraz </text:span></text:span><text:span text:style-name="Strong_20_Emphasis"><text:span text:style-name="T65">byl zkreslený a cizí, jako by to byla její temnější, ztracená část. <text:s/>Její oči byly bez jasu, vlasy slepené k tváři, šaty potrhané a ruce potřísněné krví. S</text:span></text:span><text:span text:style-name="Strong_20_Emphasis"><text:span text:style-name="T223">eděla</text:span></text:span><text:span text:style-name="Strong_20_Emphasis"><text:span text:style-name="T65"> sama ve zničené</text:span></text:span><text:span text:style-name="Strong_20_Emphasis"><text:span text:style-name="T224">m městě</text:span></text:span><text:span text:style-name="Strong_20_Emphasis"><text:span text:style-name="T65">, obklopená těly — ne nepřátel, ale spojenců. V její</text:span></text:span><text:span text:style-name="Strong_20_Emphasis"><text:span text:style-name="T225">m</text:span></text:span><text:span text:style-name="Strong_20_Emphasis"><text:span text:style-name="T65"> náručí </text:span></text:span><text:span text:style-name="Strong_20_Emphasis"><text:span text:style-name="T225">ji</text:span></text:span><text:span text:style-name="Strong_20_Emphasis"><text:span text:style-name="T65"> ležel</text:span></text:span><text:span text:style-name="Strong_20_Emphasis"><text:span text:style-name="T225">i</text:span></text:span><text:span text:style-name="Strong_20_Emphasis"><text:span text:style-name="T65"> </text:span></text:span><text:span text:style-name="Strong_20_Emphasis"><text:span text:style-name="T225">její rodiče</text:span></text:span><text:span text:style-name="Strong_20_Emphasis"><text:span text:style-name="T65">, nehybn</text:span></text:span><text:span text:style-name="Strong_20_Emphasis"><text:span text:style-name="T225">í</text:span></text:span><text:span text:style-name="Strong_20_Emphasis"><text:span text:style-name="T65">, popálen</text:span></text:span><text:span text:style-name="Strong_20_Emphasis"><text:span text:style-name="T225">í</text:span></text:span><text:span text:style-name="Strong_20_Emphasis"><text:span text:style-name="T65">, s prázdnýma očima. Moryana křičela, ale žádný zvuk nevycházel. Držela je</text:span></text:span><text:span text:style-name="Strong_20_Emphasis"><text:span text:style-name="T226">jich</text:span></text:span><text:span text:style-name="Strong_20_Emphasis"><text:span text:style-name="T65"> těl</text:span></text:span><text:span text:style-name="Strong_20_Emphasis"><text:span text:style-name="T226">a</text:span></text:span><text:span text:style-name="Strong_20_Emphasis"><text:span text:style-name="T65">, snažila se </text:span></text:span><text:span text:style-name="Strong_20_Emphasis"><text:span text:style-name="T226">je</text:span></text:span><text:span text:style-name="Strong_20_Emphasis"><text:span text:style-name="T65"> léčit, ale magie se jí rozpadala mezi prsty jako prach. „Ne… ne…“ zašeptala nahlas. Ruka jí vystřelila vpřed — ale zrcadlo zůstalo chladné a neprostupné.</text:span></text:span></text:p>
      <text:p text:style-name="P7">Aaliyah v zrcadle stála na okraji hluboké propasti. Chladný vítr jí bičoval tvář a v očích se jí zračila temnota, v níž se mísila bolest, strach a bezmoc. Její tvář byla bledá a strnulá, jako by už dávno zapomněla, co je úsměv. Rysy měla napjaté, v každé linii jejího výrazu byla vepsaná tichá prosba o úlevu — touha skočit dolů, ukončit trápení, konečně utéct před tíhou, která ji sžírala zevnitř a lámala ji kousek po kousku.</text:p>
      <text:p text:style-name="P7">Zrcadlo jí ukazovalo ztělesnění jejího nejhlubšího strachu — strachu z lásky, která místo radosti přinese jen bolest. Obávala se, že pokud se znovu otevře, pokud znovu začne cítit… skončí stejně zlomená jako předtím. Že James se může stát novou ranou. Stejnou jako kdysi William.</text:p>
      <text:p text:style-name="P7">Aaliyah ucouvla o krok, jako by jí zrcadlo popálilo. Oči se jí rozšířily a rty se jí chvěly. „To nejsem já…“ zašeptala, i když hluboko uvnitř věděla, že to právě ona je — ta část, kterou se snažila celý čas potlačit. Ztěžka polkla a přitiskla si ruku k hrudi, jako by chtěla udržet srdce, které jí bilo příliš silně, příliš bolestně.</text:p>
      <text:p text:style-name="P7">„Nechci znovu padnout…“ vydechla roztřeseně. „Nechci znovu milovat a znovu ztratit.“</text:p>
      <text:p text:style-name="P7">Ale zrcadlo mlčelo. A její odraz zůstával — osamělý, zlomený, připravený skočit.</text:p>
      <text:p text:style-name="P7">James stál před zrcadlem. Jeho odraz zobrazoval temný svět, zrozený z <text:span text:style-name="T227">neopětované </text:span>lásky a ztráty. </text:p>
      <text:p text:style-name="P7">Ve vizi se ocitl v prázdném sále, kde světlo dusily husté stíny. Uprostřed té temnoty klečela Aaliyah. Její tělo se chvělo, oči měla zarudlé od pláče, tvář bledou jako popel. Vlasy jí splývaly do tváře, <text:soft-page-break/>ramena se jí třásla pod tíhou beznaděje. Nad ní stál William <text:span text:style-name="T227">se</text:span> škodolibý<text:span text:style-name="T227">m</text:span> úsměv<text:span text:style-name="T227">em.</text:span> <text:span text:style-name="T227">V</text:span>ychutnával <text:span text:style-name="T227">si</text:span> její utrpení.</text:p>
      <text:p text:style-name="P7">James zavřel oči a když je znovu otevřel, viděl další obraz. Prázdný sál, kde ležela Aaliyah — mrtvá. Vzala si jed. V tichu sálu její smrt křičela víc než jakákoliv slova. </text:p>
      <text:p text:style-name="P7">Zavřel oči podruhé a zrcadlo se proměnilo znovu. William ležel na zemi, mrtvý. Jeho kůže byla bledá a téměř popelavá, rty modré. Z úst mu pomalu vytékala krev smíchaná s <text:span text:style-name="T216">pěnou. </text:span><text:s/>James <text:span text:style-name="T216">moc</text:span> dobře <text:span text:style-name="T216">věděl, jak William zemřel. Poznával smrt způsobenou jedem</text:span>. Jed, který použil <text:span text:style-name="T227">k zabíjení už mnohokrát</text:span>. Rychlý, tichý, neviditelný.</text:p>
      <text:p text:style-name="P7">James stál nad <text:span text:style-name="T228">Williamem</text:span>, oči prázdné a bez lítosti. Udělal to, protože nedokázal snést, že Aaliyah ztratil. Protože ji nikdy nemohl mít. Protože si ho nikdy nevybrala. </text:p>
      <text:p text:style-name="P7">James stál před zrcadlem, oči pevné a odhodlané. <text:span text:style-name="T229">N</text:span>ebyl vyděšený tím, co spatřil ve vizi. Uvědom<text:span text:style-name="T229">oval</text:span> si, jak hluboká je jeho láska k Aaliyah a jak daleko je ochoten zajít, jen aby ji ochránil.</text:p>
      <text:p text:style-name="P7">Zrcadlo ztemnělo. Rytiny pohasly. </text:p>
      <text:p text:style-name="P7"/>
      <text:p text:style-name="P7">Místnost se ponořila do těžkého ticha. Ale vize ještě neskončila. Zůstaly stát uprostřed starého, rozpadlého chrámu. Dech se jim zadrhával, jako by vzduch kolem zhoustl do olova. A pak se to stalo — jako by hranice mezi vidinou a skutečností praskla. Obrazy, které zrcadlo vyjevilo, nezmizely. Místo toho se vpily do nich. </text:p>
      <text:p text:style-name="P7">Aaliyah i Moryana vypadaly jinak. Ne tak, jak se znaly. Ale tak, jak je ukázalo zrcadlo. Moryana se sotva držela na nohou. Oči ztratily jiskru a zůstaly prázdné, potemnělé, bez života. Jako by v nich pořád doznívalo to, co viděla. Vlasy jí visely těžké a slepené k tváři, promáčené potem i krví. Čerstvá rudá krev jí skapávala dolů v tichém rytmu, který se mísil se zbytkem magie. Její šaty, kdysi důstojné, byly rozervané, nasáklé prachem místa i tíhou hrůz, kterou nedokázala pojmenovat. </text:p>
      <text:p text:style-name="P7">Aaliyah vedle ní působila jako z jiného světa. Tvář jí zbledla tak, že připomínala stín sama sebe. Pod očima temné kruhy. Vlasy měla volně rozcuchané, slepené od slz. Její šaty poma<text:span text:style-name="T230">č</text:span>kané a mokré na ni volně visely. <text:s/></text:p>
      <text:p text:style-name="P11"><text:span text:style-name="Strong_20_Emphasis"><text:span text:style-name="T35">Z prasklého zrcadla se mezitím vynořil slabý stín. Nebyl hmatatelný, spíše jako chladná mlha, která pomalu pronikala do prostoru kolem nich. Dusivý, neodbytný — vzpomínk</text:span></text:span><text:span text:style-name="Strong_20_Emphasis"><text:span text:style-name="T231">a</text:span></text:span><text:span text:style-name="Strong_20_Emphasis"><text:span text:style-name="T35">, která se odmítá vzdát, i když už dávno měla být zapomenuta.</text:span></text:span></text:p>
      <text:p text:style-name="P7">Moryana se zatřásla a sevřela si ruce na hrudi, jako by bojovala s bolestí, která jí dusila srdce. „Jsme uvězněn<text:span text:style-name="T228">í</text:span>,“ zašeptala chvějícím se hlasem. „Tenhle <text:span text:style-name="T232">Ú</text:span>tržek času nás sevřel pevně, jako smrtící <text:soft-page-break/>kleště. Čas tu neplyne, vše kolem je zmrzlé v nekonečném okamžiku — pasti, která nás pomalu rozebírá na kusy.“</text:p>
      <text:p text:style-name="P7">Aaliyah si přitiskla dlaně na spánky a snažila se potlačit paniku. „Musíme najít slabinu, prasklinu v tomhle věčném sevření.“</text:p>
      <text:p text:style-name="P7">James stál tiše, jeho chladné oči sledovaly mlhu, která se kolem nich šířila. „Čas tu není jen zkamenělý,“ promluvil hlasem, který neměl místo pro pochybnosti. „Jeho proud je <text:span text:style-name="T232">roztříštěný. C</text:span>esta ven musí existovat někde mezi <text:span text:style-name="T232">jeho</text:span> zlomky.“</text:p>
      <text:p text:style-name="P7">Stín z prasklého zrcadla se začal houstnout, vířící mlha se stáhla, ale tíha pasti zůstala.</text:p>
      <text:p text:style-name="P7">„Je to boj s časem samotným. A my musíme být rychlejší než on.“ <text:span text:style-name="T233">dodal</text:span> James.</text:p>
      <text:p text:style-name="P17"/>
      <text:p text:style-name="P11"><text:span text:style-name="Strong_20_Emphasis"><text:span text:style-name="T65"/></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11"><text:span text:style-name="Strong_20_Emphasis"><text:span text:style-name="T64"/></text:span></text:p>
      <text:p text:style-name="P3"><text:span text:style-name="Strong_20_Emphasis"><text:span text:style-name="T64"/></text:span></text:p>
      <text:h text:style-name="P1" text:outline-level="2"><text:bookmark-start text:name="__RefHeading___Toc24378_1556395519"/><text:soft-page-break/><text:span text:style-name="Strong_20_Emphasis"><text:span text:style-name="T64">Kapitola VIII. – </text:span></text:span><text:span text:style-name="Strong_20_Emphasis"><text:span text:style-name="T234">Klíč mezi časy</text:span></text:span><text:bookmark-end text:name="__RefHeading___Toc24378_1556395519"/></text:h>
      <text:p text:style-name="P18"><text:span text:style-name="Strong_20_Emphasis"><text:span text:style-name="T35">Chrám se v tichu měnil v něco jiného. </text:span></text:span></text:p>
      <text:p text:style-name="P19">Zdi, kdysi holé a oprýskané, teď nesly otisky. Ne obrazů — ale vzpomínek. Nech<text:span text:style-name="T235">aly</text:span> se číst jen těm<text:span text:style-name="T235">i</text:span>, kdo se nebáli hledět zpět. Ruce, které se natahovaly do prázdna. Tváře skryté v křiku. Dlaně svírající ztracené.</text:p>
      <text:p text:style-name="P19">A mezi tím vším – mlha. Ne jen vlhkost, ale mlha myšlenek. Byla těžká, nasládlá, známá a přece cizí. Táhla se dolů z prasklin ve stropě, jako by prosakovala z jiné vrstvy existence. Měla v sobě chuť minulosti a pach viny. Každý nádech pálil jako přiznání.</text:p>
      <text:p text:style-name="P19">Moryana stála tiše.</text:p>
      <text:p text:style-name="P19">Její oči visely na jedné ze stěn, kde se pozvolna rýsoval výjev: dívka utíkající skrz hustý les, dech přerývaný, srdce v krku. Ten pohled poznávala. Věděla, že je to ona. A věděla i to<text:span text:style-name="T236">m</text:span>, co přijde. Obraz nebyl jen obrazem — byl návratem. Bolestným. Nevyhnutelným.</text:p>
      <text:p text:style-name="P19">Když se vedle ní zjevila Aaliyah, nezazněl žádný krok. Jen přítomnost. Jako by i ona byla <text:span text:style-name="T237">jen </text:span>stínem.</text:p>
      <text:p text:style-name="P19">„Víš, co dělat, že?“ prolomila Aaliyah nakonec ticho. „Vidím ti to na očích.“</text:p>
      <text:p text:style-name="P19">Moryana přikývla. „Ano. Musíme projít skrz.“</text:p>
      <text:p text:style-name="P19">„Skrz obraz? Ty stíny na zdech?“ zeptala se Aaliyah, pohledem těkavě přelétávající po mihotajících se siluetách.</text:p>
      <text:p text:style-name="P19">„Nejsou to jen stíny,“ zašeptala Moryana a natáhla ruku k jednomu z nich. Prsty se jí na chvíli dotkly stěny a <text:span text:style-name="T238">stín</text:span> se rozechvěl. „Jsou to vzpomínky. Úlomky, které tu zůstaly... nebo byly vytaženy z nás. Každý ten kousek je klíč.“</text:p>
      <text:p text:style-name="P19"/>
      <text:p text:style-name="P19">Aaliyah se zachvěla, pohledem těkala po dalších výjevech. Její tvář zbledla, když zahlédla vlastní minulost.</text:p>
      <text:p text:style-name="P19">„Tohle není vzpomínání,“ zašeptala. „Tohle je… skutečné.“</text:p>
      <text:p text:style-name="P19">„Vzpomínky tu nejsou mrtvé,“ odvětila Moryana. „Jsou živé. A drží nás tu.“</text:p>
      <text:p text:style-name="P19">„Jak… víš, co to je?“ zeptala se Aaliyah. Její hlas se zlomil.</text:p>
      <text:p text:style-name="P19">Moryana se odtrhla od výjevu a pohlédla na ni.</text:p>
      <text:p text:style-name="P19"><text:soft-page-break/>„Našla jsem záznam. Ne v knize, ne ve svitku. V zapečetěné <text:span text:style-name="T239">truhle v</text:span> Archivu, hluboko pod hlavním sálem. Byl<text:span text:style-name="T240">a</text:span> to myšlenka <text:span text:style-name="T240">vložená do magického orbu</text:span>. Stopa někoho, kdo <text:span text:style-name="T241">Útržky času dlouho studoval</text:span> <text:span text:style-name="T241">a z jednoho z nich se</text:span> nikdy nevrátil.“</text:p>
      <text:p text:style-name="P19">Ztišila hlas. „Řekl mi, že vzpomínky nejsou minulost, <text:span text:style-name="T242">jsou </text:span><text:span text:style-name="T243">klíčem</text:span>. A že když před nimi zavřeme oči, chrám nás nikdy nepustí.“</text:p>
      <text:p text:style-name="P19">Aaliyah přistoupila ke stěně. Dotkla se jí.</text:p>
      <text:p text:style-name="P19">Na stěně se zhmotnil výjev jako z dávného snu — nebo z noční můry, kterou si nikdo nepřál vidět.</text:p>
      <text:p text:style-name="P19">Na hřbitově stálo mnoho postav, rozmazaných, jako stíny pohřbené v mlze času. Některé byly téměř neviditelné, jiné vystupovaly ostře.</text:p>
      <text:p text:style-name="P19">Uprostřed stál muž v tmavém plášti, vysoký a vzpřímený — Lord Hobs Kastler. Jeho tvář byla přísná, ale plná tiché bolesti. V <text:span text:style-name="T244">rukách </text:span>držel urnu. Byla to prostá nádoba, ale nesla veškerý smutek světa.</text:p>
      <text:p text:style-name="P19">Urna patřila jeho synovi, Henrymu — <text:span text:style-name="T245">chlapci</text:span>, kter<text:span text:style-name="T245">ý</text:span> se obětoval. Henry, který v den útoku temných vlků nezaváhal, postavil se nebezpečí, aby zachránil ostatní děti. Jeho statečnost znamenala ztrátu vlastního života, ale také naději, která přežila.</text:p>
      <text:p text:style-name="P19">Blízko Lord<text:span text:style-name="T246">a</text:span> Hobs<text:span text:style-name="T246">e</text:span> Kastlera, sotva viditelná mezi stíny, stála malá dívka — Moryana, tehdy ještě dítě. Její tvář byla bledá, skoro průsvitná, oči prázdné a plné bolesti. Zůstala stát opodál, jako by chtěla být i ne<text:span text:style-name="T238">být</text:span> zároveň. Byla jedn<text:span text:style-name="T247">ou</text:span> z těch, které Henry zachránil. Jed<text:span text:style-name="T247">nou</text:span> z těch, kdo přežili, ale s duší navždy poznamenanou ztrátou.</text:p>
      <text:p text:style-name="P19">Její pohled byl odtažitý, jako kdyby se dívala na cizí scénu — ale zároveň to byla pravda, kter<text:span text:style-name="T238">é </text:span>nemohla uniknout.</text:p>
      <text:p text:style-name="P19">Celý obraz pulsoval smutkem a tiše křičel, vyzýval k přijetí. To nebylo jen vzpomínání. Bylo to zavázání se k pravdě, kterou si mnozí odmítali připustit.</text:p>
      <text:p text:style-name="P19">„Tohle… js<text:span text:style-name="T238">i</text:span> <text:span text:style-name="T238">ty?</text:span>“</text:p>
      <text:p text:style-name="P19">„Ano,“ přikývla Moryana. „<text:span text:style-name="T238">K</text:span>dyž se nepostavíš <text:span text:style-name="T238">svým vzpomínkám a budeš je nadále popírat</text:span>, zůstaneš v tomhle chrámu navždy. Nepůjdeš dál. Protože tohle místo žije z našeho popírání.“</text:p>
      <text:p text:style-name="P19">V tu chvíli místnost ztichla — a ticho se změnilo v něco těžkého, dusivého.</text:p>
      <text:p text:style-name="P19">Nebylo to jen ochlazení vzduchu. Byl to chlad, který pronikal dovnitř, až pod kůži. Tíseň, co svírala hruď a zpomalovala dech. Jako by samotné zdi zadržovaly výkřik.</text:p>
      <text:p text:style-name="P19"><text:soft-page-break/>Stíny se začaly chvět. Přeskupoval<text:span text:style-name="T243">y</text:span> se, zhutňovaly, získávaly váhu. Z nejasných obrysů se rodila skutečnost. Už to nebyly jen siluety — byly to stopy činů, záznamy tváří, ozvěny slov, která kdysi zazněl<text:span text:style-name="T236">y</text:span> a dodnes nesl<text:span text:style-name="T236">y</text:span> tíhu rozhodnutí. Každý pohyb, každý záchvěv temnoty, jako by připomínal cenu minulosti.</text:p>
      <text:p text:style-name="P19">Vzduch v chrámu zhoustl. A s ním i vědomí, že čas se zde neláme vpřed, ale v kruhu — že každý nevyřčený moment se vrací, ostrý jako čepel.</text:p>
      <text:p text:style-name="P19">„Musíme teď,“ pronesla Moryana. „Než se klíče rozpadnou.“</text:p>
      <text:p text:style-name="P19">Aaliyah polkla. „A co když… zabloudíme?“</text:p>
      <text:p text:style-name="P19">„Pak se najdeme,“ odpověděla Moryana. „Ale prvně musí<text:span text:style-name="T238">me</text:span> každ<text:span text:style-name="T238">ý</text:span> zvlášť.“</text:p>
      <text:p text:style-name="P19">Ticho. A pak krok.</text:p>
      <text:p text:style-name="P19">Jeden. Druhý.</text:p>
      <text:p text:style-name="P19">Těžk<text:span text:style-name="T248">ý</text:span>. Odhodlan<text:span text:style-name="T248">ý</text:span>.</text:p>
      <text:p text:style-name="P19">Ze stínů vystoupila postava.</text:p>
      <text:p text:style-name="P19">James stál stranou, ukrytý ve stínu, tichý pozorovatel všeho dění kolem. Jeho oči sledovaly pohyb vzpomínek, tváře a příběhy na zdech, jako by se snažil pochopit každý detail, každou bolest a každý křik.</text:p>
      <text:p text:style-name="P19">Pak pomalu vykročil — vstoupil do jednoho z mihotajících se stínů. Postava se začala rozplývat, jakoby se sama stala součástí té vzpomínky, té bolesti, té minulosti.</text:p>
      <text:p text:style-name="P19">Ještě než zmizel, zlehka se otočil a zašeptal: „Uvidíme se na druhé straně.“</text:p>
      <text:p text:style-name="P19">Chrám zavibroval.</text:p>
      <text:p text:style-name="P19">Mlhy stoupaly.</text:p>
      <text:p text:style-name="P19">Moryana se nadechla. A pak vykročila.</text:p>
      <text:p text:style-name="P19">Stěna ji pohltila. Beze zvuku. Beze stopy.</text:p>
      <text:p text:style-name="P19">Zůstala jen Aaliyah.</text:p>
      <text:p text:style-name="P19">A její vlastní minulost.</text:p>
      <text:p text:style-name="P19">Udělala krok.</text:p>
      <text:p text:style-name="P19">A chrám vzplál světlem.</text:p>
      <text:p text:style-name="P18"><text:span text:style-name="Strong_20_Emphasis"><text:span text:style-name="T64"/></text:span></text:p>
      <text:p text:style-name="P3"><text:soft-page-break/><text:span text:style-name="Strong_20_Emphasis"><text:span text:style-name="T74">Hle</text:span></text:span><text:span text:style-name="Strong_20_Emphasis"><text:span text:style-name="T249">dání klíče</text:span></text:span><text:span text:style-name="Strong_20_Emphasis"><text:span text:style-name="T74"> z</text:span></text:span><text:span text:style-name="Strong_20_Emphasis"><text:span text:style-name="T75"> pohledu </text:span></text:span><text:span text:style-name="Strong_20_Emphasis"><text:span text:style-name="T250">Moryany</text:span></text:span></text:p>
      <text:p text:style-name="P19">Listí. Vzduch. Strach.</text:p>
      <text:p text:style-name="P19">Moryana běžela. Její nohy se bořily do hlíny, větve jí škrábaly paže. Za ní další děti – <text:span text:style-name="T251">čtyři</text:span> dívky a <text:span text:style-name="T251">tři </text:span>chlapc<text:span text:style-name="T251">i</text:span>. Všichni stejně mladí. Stejně ztracení.</text:p>
      <text:p text:style-name="P19">A za nimi — zvuk.</text:p>
      <text:p text:style-name="P19">Ne štěkot. Něco horšího – <text:span text:style-name="T252">vlčí </text:span><text:span text:style-name="T253">vytí</text:span>.</text:p>
      <text:p text:style-name="P20">Po chvíli je uviděli.<text:span text:style-name="T254"> </text:span>Byli t<text:span text:style-name="T254">mavší než stín </text:span>a<text:span text:style-name="T254"> </text:span><text:span text:style-name="T255">s r</text:span><text:span text:style-name="T254">ud</text:span><text:span text:style-name="T255">ýma</text:span><text:span text:style-name="T254"> oči</text:span><text:span text:style-name="T255">ma</text:span><text:span text:style-name="T254">.</text:span></text:p>
      <text:p text:style-name="P19">„Dál!“ za<text:span text:style-name="T256">křičel chlap</text:span><text:span text:style-name="T257">ec vpředu.</text:span></text:p>
      <text:p text:style-name="P19">Henry.</text:p>
      <text:p text:style-name="P19">Syn lorda Hobbse Kastlera. V očích měl <text:span text:style-name="T257">obavy, ale i odhodlání</text:span>, <text:span text:style-name="T257">jeho</text:span> krok byl pevný. Krátké hnědé vlasy měl rozcuchané větrem, šaty z drahých látek už potrhané a zablácené, jak běžel bok po boku s ostatními. Na pásku u boků mu visel krátký meč. Dostal ho k dvanáctým <text:span text:style-name="T257">narozeninám</text:span>, s rodovým erbem vyrytým v rukojeti. </text:p>
      <text:p text:style-name="P7"><text:span text:style-name="T254">„Běžte!“ zvolal Henry. Náhle se zastavil a s jediným plynulým pohybem tasil meč. </text:span>Ne jako dítě, ale jako válečník, který už dávno přijal svou roli. V jeho očích nebyl <text:span text:style-name="T258">strach</text:span>.</text:p>
      <text:p text:style-name="P3"><text:span text:style-name="T234">„Ne!“ zaječela Moryana, ale věděla, že už nemá šanci ho zastavit. </text:span><text:span text:style-name="T64">Henry na ni pohlédl přes rameno.</text:span></text:p>
      <text:p text:style-name="P3"><text:span text:style-name="T64">Úsměv. Slabý, ale klidný. Jeho oči mluvily za něj: „</text:span><text:span text:style-name="Emphasis"><text:span text:style-name="T64">Musíš žít“.</text:span></text:span><text:span text:style-name="T64"> </text:span></text:p>
      <text:p text:style-name="P7">Temnota se rozestoupila. <text:span text:style-name="T259">Další v</text:span>lci vylezli z podrostu — šest, možná osm. Byli větší než psi. Těžší. Každý krok po sobě nechával stín. Jejich zuby svítily v černé tlamě.</text:p>
      <text:p text:style-name="P7">Henry vykročil. Levou nohou lehce před pravou, jako by tančil. Vytáhl meč.</text:p>
      <text:p text:style-name="P7">Vrčení. Těžké. Hluboké. Jako ozvěna smrti.</text:p>
      <text:p text:style-name="P7">První vlk vyskočil. Henry sekl — elegantně, čistě. Jeho hrot zasáhl cíl. Vlk za<text:span text:style-name="T246">vyl</text:span> a zmizel v trávě. Ale za ním <text:span text:style-name="T246">se už hnali </text:span>další. <text:span text:style-name="T246">Bylo jich</text:span> <text:span text:style-name="T246">p</text:span>říliš <text:span text:style-name="T260">mnoho</text:span>.</text:p>
      <text:p text:style-name="P19">Moryana běžela dál. Slzy <text:span text:style-name="T259">jí</text:span> stékaly, ale nedovolila si zpomalit. Věděla, že kdyby se otočila, něco v ní by se zlomilo navždy.</text:p>
      <text:p text:style-name="P19"/>
      <text:p text:style-name="P18"><text:span text:style-name="Strong_20_Emphasis"><text:span text:style-name="T261">Scéna se změnila. Moryana se objevila na hřbitově, stále ve své dětské podobě. Před ní stál Henry. Chlapec, který ji zachránil. <text:s/></text:span></text:span></text:p>
      <text:p text:style-name="P18"><text:span text:style-name="Strong_20_Emphasis"><text:span text:style-name="T261">Henry tichým, ale pevným hlasem promluvil. </text:span></text:span><text:span text:style-name="T173">„Ne</text:span><text:span text:style-name="T262">ne</text:span><text:span text:style-name="T173">chala </text:span><text:span text:style-name="T262">jsi</text:span><text:span text:style-name="T173"> mě tam. </text:span><text:span text:style-name="T262">Přestaň se tím vinit.</text:span><text:span text:style-name="T173">“</text:span></text:p>
      <text:p text:style-name="P18"><text:soft-page-break/><text:span text:style-name="Strong_20_Emphasis"><text:span text:style-name="T261">Moryana se rozplakala. </text:span></text:span><text:span text:style-name="T173">„</text:span><text:span text:style-name="T262">Měla jsem zůstat s tebou</text:span><text:span text:style-name="T173">.“</text:span></text:p>
      <text:p text:style-name="P19">„<text:span text:style-name="T256">Ne, neměla</text:span>. <text:span text:style-name="T256">Chtěl jsem, abys jsi žila a chci to nadále. Jsem rád, že jsem se s tebou mohl znovu setkat, </text:span><text:span text:style-name="T246">ale j</text:span><text:span text:style-name="T256">e na čase, aby jsi šla dál.</text:span>“</text:p>
      <text:p text:style-name="P21">Henry k ní přišel blíž a objal ji. „To není sbohem. Pořád na tebe budu dohlížet.“ </text:p>
      <text:p text:style-name="P19">Tělo se <text:span text:style-name="T263">jí</text:span> chvělo. <text:span text:style-name="T263">Nechtěla ho opustit. Znovu ne, al</text:span>e <text:span text:style-name="T263">nakonec v</text:span>kročila <text:span text:style-name="T246">ke dveřím krypty rodu </text:span>Kastler<text:span text:style-name="T246">ů</text:span>.</text:p>
      <text:p text:style-name="P19"><text:span text:style-name="T263">Moryana se objevila znovu v</text:span> chrám<text:span text:style-name="T263">u. </text:span><text:span text:style-name="T264">Ale tentokrát vypadal trochu jinak.</text:span><text:span text:style-name="T263"> </text:span>Jakoby s každým přijatým stínem ztrácel svou sílu.</text:p>
      <text:p text:style-name="P19">Ale ještě zdaleka nekončil.</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p text:style-name="P18"><text:span text:style-name="Strong_20_Emphasis"><text:span text:style-name="T65"/></text:span></text:p>
      <text:h text:style-name="P1" text:outline-level="2"><text:bookmark-start text:name="__RefHeading___Toc24380_1556395519"/><text:soft-page-break/><text:span text:style-name="Strong_20_Emphasis"><text:span text:style-name="T265">Kapitola </text:span></text:span><text:span text:style-name="Strong_20_Emphasis"><text:span text:style-name="T266">IX</text:span></text:span><text:span text:style-name="Strong_20_Emphasis"><text:span text:style-name="T265">. – </text:span></text:span><text:span text:style-name="Strong_20_Emphasis"><text:span text:style-name="T234">Dny z popela </text:span></text:span><text:bookmark-end text:name="__RefHeading___Toc24380_1556395519"/></text:h>
      <text:p text:style-name="P3"><text:span text:style-name="Strong_20_Emphasis"><text:span text:style-name="T249">Hledání klíče</text:span></text:span><text:span text:style-name="Strong_20_Emphasis"><text:span text:style-name="T74"> z pohledu </text:span></text:span><text:span text:style-name="Strong_20_Emphasis"><text:span text:style-name="T267">James</text:span></text:span><text:span text:style-name="Strong_20_Emphasis"><text:span text:style-name="T268">e</text:span></text:span></text:p>
      <text:p text:style-name="P3"><text:span text:style-name="Strong_20_Emphasis"><text:span text:style-name="T269">Malý </text:span></text:span><text:span text:style-name="Strong_20_Emphasis"><text:span text:style-name="T270">sotva desetiletý</text:span></text:span><text:span text:style-name="Strong_20_Emphasis"><text:span text:style-name="T269"> James se tiskl k chladné kamenné zdi </text:span></text:span><text:span text:style-name="Strong_20_Emphasis"><text:span text:style-name="T271">v jedné ze </text:span></text:span><text:span text:style-name="Strong_20_Emphasis"><text:span text:style-name="T269">za</text:span></text:span><text:span text:style-name="Strong_20_Emphasis"><text:span text:style-name="T271">padlých</text:span></text:span><text:span text:style-name="Strong_20_Emphasis"><text:span text:style-name="T269"> ulič</text:span></text:span><text:span text:style-name="Strong_20_Emphasis"><text:span text:style-name="T271">ek města</text:span></text:span><text:span text:style-name="Strong_20_Emphasis"><text:span text:style-name="T269"> Herby. Déšť mu stekl do vlasů a smáčel svrchník, který byl </text:span></text:span><text:span text:style-name="Strong_20_Emphasis"><text:span text:style-name="T270">špinavý</text:span></text:span><text:span text:style-name="Strong_20_Emphasis"><text:span text:style-name="T269"> a příliš velký. Město bylo hlučné i ve tmě, výkřiky pouličních prodavačů se mísily s cinkotem koňských kopyt a občasným výkřikem někoho, kdo přišel o peníze, jídlo nebo jen o iluze.</text:span></text:span></text:p>
      <text:p text:style-name="P22">James držel v dlaních <text:span text:style-name="T272">kus promáčeného chleba</text:span>, kter<text:span text:style-name="T272">ý</text:span> našel za jedním ze stánků. <text:span text:style-name="T272">U</text:span>sedl <text:span text:style-name="T272">na zem</text:span> do stínu, aby ho nikdo neviděl <text:span text:style-name="T272">a rychle jeho první jídlo za poslední dva dny snědl</text:span>. <text:span text:style-name="T272">Z</text:span>imou mu št<text:span text:style-name="T272">í</text:span>paly uši, ale snažil se nevydávat žádný zvuk, protože věděl, že kdo je slabý, toho Herb<text:span text:style-name="T272">a</text:span> nemilosrdně <text:span text:style-name="T272">pohltí</text:span>.</text:p>
      <text:p text:style-name="P22"><text:span text:style-name="T272">S</text:span>ledoval kolemjdoucí, všímal si každého pohybu, každého pohledu. Učil se rychle – kdo je přátelský, kdo nebezpečný, kdo <text:span text:style-name="T272">může</text:span> nabídnout <text:span text:style-name="T272">trochu jídla hladovějícímu dítěti</text:span>. Už tehdy v něm klíčila ostražitost a odhodlání přežít, které ho později vedlo cestou, kterou si ani nedokázal představit.</text:p>
      <text:p text:style-name="P22">Najednou se vedle něj ozval šramot. James ztuhl – <text:span text:style-name="T272">kousek od něj se krčil</text:span> <text:span text:style-name="T272">asi</text:span> o <text:span text:style-name="T272">dva</text:span> rok<text:span text:style-name="T272">y </text:span>mladší <text:span text:style-name="T273">černovlasý </text:span><text:span text:style-name="T272">kluk.</text:span> <text:span text:style-name="T272">S</text:span>tál <text:span text:style-name="T272">napůl schovaný</text:span> <text:span text:style-name="T272">za odhozenými bednami </text:span>s <text:span text:style-name="T273">černýma</text:span> očima <text:span text:style-name="T272">plnýma hladu a</text:span> strach<text:span text:style-name="T272">u</text:span>. Bez jediného slova James natáhl ruku a nabídl mu polovinu své<text:span text:style-name="T272">ho chleba</text:span>. Kluk váhal, pak přikývl a usedl k němu do stínu. </text:p>
      <text:p text:style-name="P22"><text:span text:style-name="T274">Toho dne se s</text:span><text:span text:style-name="T275">tali</text:span> “bratr<text:span text:style-name="T275">y</text:span>”. James na něj dával pozor, učil ho, jak přežít, kam se schovat, jak rychle najít jídlo. Ale <text:span text:style-name="T275">menší chlapec</text:span> byl pomalejší, nešikovný a snadno <text:span text:style-name="T276">se nechal rozptýlit</text:span>, <text:span text:style-name="T275">p</text:span>řesto se <text:span text:style-name="T275">na něj </text:span>James nikdy <text:span text:style-name="T275">ne</text:span>zlobi<text:span text:style-name="T275">l.</text:span></text:p>
      <text:p text:style-name="P23">Jednou večer, kdy déšť zanechal ulice kluzké a prázdné, zahlédli opilého muže, který ležel na <text:span text:style-name="T276">zemi v jedné ze</text:span> zapadl<text:span text:style-name="T276">ých</text:span> ulič<text:span text:style-name="T276">ek</text:span>. Malý chlapec se na okamžik zastavil a jeho oči se rozzářily – viděl možnost vzít něco, <text:span text:style-name="T275">za co by si mohli koupit pořádné jídlo</text:span>. Přikradl se k muži a chtěl mu vzít <text:span text:style-name="T277">měšec</text:span> z kapsy.</text:p>
      <text:p text:style-name="P23">„Počkej!“ zašeptal James, jeho hlas byl tichý, ale plný naléhavosti. „Není to bezpečné! Zůstaň <text:span text:style-name="T275">za mnou. Půjdu první</text:span>!“</text:p>
      <text:p text:style-name="P23">Malý chlapec se na něj chvíli mračil, ale odhodlání v jeho očích se nezmenšilo. <text:span text:style-name="T275">P</text:span>řikrčil <text:span text:style-name="T275">se </text:span>k opilému muži a rychle sáhl do jeho kabátu. Když se snažil utéct za James a pyšně mu ukázat svůj úlovek, zakopl a upadl. Zvuk jeho pádu se nesl tichou uličkou.</text:p>
      <text:p text:style-name="P23"><text:soft-page-break/>Muž se zachvěl a otevřel oči. Jeho zuřivý pohled se okamžitě upřel na chlapce a rukou ho pevně chytil. Malý kluk se marně snažil vysvobodit, <text:span text:style-name="T275">ale opilý muž byl mnohem silnější.</text:span></text:p>
      <text:p text:style-name="P23">James ztuhl – v tu chvíli věděl, že musí jednat. Nebylo místo na váhání.</text:p>
      <text:p text:style-name="P23">„Ne!“ vykřikl <text:span text:style-name="T278">starší chlapec</text:span> a vrhl se na muže. <text:span text:style-name="T278">Opilec mladšího chlapce pustil a vrhl se na James. </text:span>Údery dopadaly tvrdě a bolestivě, ale James neustoupil. V očích měl nejen <text:span text:style-name="T278">touhu chránit</text:span>, ale i vzdor – a právě ten vzdor muže zaujal. Zasmál se, <text:span text:style-name="T278">chytil </text:span>chlapce <text:span text:style-name="T278">pod krkem a vytáhl ho do vzduchu</text:span>. James <text:span text:style-name="T278">se snažil muže kopnout,</text:span> i když tělo ho bolel<text:span text:style-name="T278">o</text:span>.</text:p>
      <text:p text:style-name="P3"><text:span text:style-name="T279">Muž se nakonec rozhodl – oba chlapce pevně chytil a odvedl do zapadlé krčmy, kde vzduch páchl vlhkostí, potem a lacin</text:span><text:span text:style-name="T280">ým </text:span><text:span text:style-name="T279">alkoholem. </text:span>Opilec se s chlapci v ruce <text:span text:style-name="T281">hrnul</text:span> ke stolu, kde ve stínu seděl muž v kápi. Jeho tvář byla téměř skrytá, jen oči <text:span text:style-name="T282">se </text:span>zableskly ve slabém světle lampy. Opilec se opřel o stůl a pokýval hlavou směrem k chlapcům. „Slyšel jsem,“ řekl hlasem ztěžklým od alkoholu, „že hledáš pár chlapců.“ </text:p>
      <text:p text:style-name="P23">Muž v kápi jen pomalu zvedl oči a krátce přikývl.</text:p>
      <text:p text:style-name="P23">Opilec se naklonil přes stůl a s úšklebkem řekl: „Mám tu dva chlapce na prodej. Jsou mladí, ale schopní. Stačí je trošku vykrmit a můžeš si s nimi dělat, co chceš.“ </text:p>
      <text:p text:style-name="P23">Muž v kápi zvedl hlavu a klidně se zeptal: „Kolik za ně chceš?“</text:p>
      <text:p text:style-name="P23">Opilec se zamyslel a pak se ušklíbl: „Pět zlatáků.“</text:p>
      <text:p text:style-name="P23">Muž v kápi jen pomalu zavrtěl hlavou. „Takovou hodnotu nemají,“ řekl klidně, hlas chladný a bez emocí. „Nabízím osm měďáků. Pět za staršího a tři za mladšího.“ </text:p>
      <text:p text:style-name="P23">Opilec se okamžitě rozzlobil: „Cože? Ten starší se se mnou rval na ulici!“</text:p>
      <text:p text:style-name="P23">Muž v kápi se jen mírně ušklíbl, nehnutě sledoval oba chlapce a po chvíli odhodil na stůl osm měďáků. „Ber peníze – nebo si je nech,“ řekl klidně, hlasem, který neznal slitování. </text:p>
      <text:p text:style-name="P3"><text:span text:style-name="T279">„Tak jo. Teď jsou ti spratci tvoji.“ </text:span><text:span text:style-name="T283">R</text:span>ychle popadl mince <text:span text:style-name="T284">a</text:span> odkráčel k bar<text:span text:style-name="T284">u</text:span>, <text:span text:style-name="T284">aby</text:span> si koupil další láhev, aniž by se ohlédl. </text:p>
      <text:p text:style-name="P23">James a malý chlapec byli bezmocní, ale James si zapamatoval každý detail – každý úder, každý pohled, každý zvuk.</text:p>
      <text:p text:style-name="P23">Muž v kápi se naklonil blíž, jeho oči stále zůstávaly ve stínu kapuce. „Poslouchejte dobře,“ začal klidně, hlas hluboký a nekompromisní. „Svět, do kterého míříte, není jako ulice, na kterých jste se doposud toulali. Tady přežije jen ten, kdo se naučí bojovat, kdo se nebojí bolesti a kdo zná svou hodnotu.“</text:p>
      <text:p text:style-name="P23"><text:soft-page-break/>James cítil, jak mu srdce bije rychle, ale muž pokračoval stejně chladně: „Nečekejte žádné slitování. Nečekejte, že <text:span text:style-name="T285">V</text:span>ám někdo podá pomocnou ruku. Budete trénováni, testováni. <text:span text:style-name="T284">Silní přežijí a</text:span> <text:span text:style-name="T284">slabí</text:span> <text:span text:style-name="T284">zemřou</text:span>.<text:span text:style-name="T284"> </text:span>“</text:p>
      <text:p text:style-name="P23">Chlapci stáli u stolu, napjatí a tiší. Malý kluk se tiskl k <text:span text:style-name="T286">Jamesovi</text:span>, zatímco jeho vlastní strach se mísil s rostoucím napětím.</text:p>
      <text:p text:style-name="P23">Muž v kápi se usmál jen letmo, chladně: „Ale nebojte se – pokud vydržíte a naučíte se, co je třeba, stanete se něčím, co si zaslouží pozornost. Jen si pamatujte: přežití je hra, kde je bolest pravidlem a slabost luxusem, který si dovolit nemůžete.“</text:p>
      <text:p text:style-name="P23">Poté se odmlčel, přikývl a ustoupil zpět do stínu, jeho přítomnost stále těžce visela nad chlapci. James věděl, že jejich životy se <text:span text:style-name="T287">teď</text:span> <text:span text:style-name="T287">zcela změní</text:span> – a že cesta před nimi bude drsná, nemilosrdná a plná temnoty.</text:p>
      <text:p text:style-name="P23"/>
      <text:p text:style-name="P23">Muž v kápi se zvedl, uchopil oba chlapce a vedl je ulicemi Herby, které se ve tmě zdály ještě chladnější a nehostinnější. James držel malého chlapce pevně za ruku, cítil jeho třes a věděl, že teď musí být silný – nejen pro sebe, ale i pro něj.</text:p>
      <text:p text:style-name="P23">Cesta byla dlouhá a temná. Uličky střídaly zapadlé dvory a zchátralé brány, až nakonec dorazili k vysoké kamenné bráně s těžkými železnými mřížemi. Muž je pevně vedl hlavní branou ven z města, po kamenitých cestách mezi stromy a skalami až ke vzdálenému sídlu.</text:p>
      <text:p text:style-name="P23">Když dorazili, nebyli vpuštěni hlavním vchodem, ale malými zadními dveřmi, skrytými mezi stromy. Nešli nahoru do sídla, ale po úzkém kamenném schodišti dolů, přímo pod sídlo. Tam na ně již čekal mág a jeho pomocn<text:span text:style-name="T288">ice</text:span>.</text:p>
      <text:p text:style-name="P23">Mág byl menšího vzrůstu, baculatý a proplešatělý. Tvářil se přívětivě, ale jeho oči byly ostré a chladné – oči zmije, které neznal<text:span text:style-name="T289">a</text:span> slitování. Jeho pomocnice, tichá a ostražitá, sledovala chlapce <text:span text:style-name="T290">přísně skrz kulaté brýle</text:span>.</text:p>
      <text:p text:style-name="P23">„Vítejte,“ řekl mág <text:span text:style-name="T288">vesele</text:span>, ale jeho hlas měl v sobě nevyřčené hrozby. „Doufám, že jste připraveni.“ </text:p>
      <text:p text:style-name="P23">Pomalu k nim přistoupil a začal je prohlížet – jako by nešlo o lidi, ale o objekty, jejichž hodnotu a potenciál musel pečlivě <text:span text:style-name="T290">zvážit</text:span>.</text:p>
      <text:p text:style-name="P23">Jeho ruce sledovaly pevnost svalů, ohebnost kloubů a napětí v těle.</text:p>
      <text:p text:style-name="P23">„Hm… hubení jsou,“ zamumlal, <text:span text:style-name="T291">zatímco přejížděl</text:span> prsty po paži staršího chlapce. „Nevypadají, že by dlouho přežili <text:span text:style-name="T291">to</text:span>, co je čeká. Možná bude potřeba koupit nové, pokud to selže.“</text:p>
      <text:p text:style-name="P23">Maskovaný muž stál opodál, tiše a nehybně, sledující každý pohyb mága.</text:p>
      <text:p text:style-name="P23"><text:soft-page-break/>„Ten starší,“ promluvil nakonec klidně, „se rval s opilcem <text:span text:style-name="T291">na</text:span> ulici. Uvidíme, co vydrží.“</text:p>
      <text:p text:style-name="P23">Mág přimhouřil oči, pomalu přejel pohledem po Jamesovi a pak i po mladším chlapci. Jeho výraz zůstal chladný a analytický, bez náznaku soucitu. „Dobře,“ zamumlal tiše. „<text:span text:style-name="T291">Uvidíme.</text:span>“</text:p>
      <text:p text:style-name="P23"/>
      <text:p text:style-name="P23">Ještě té noci byli odvedeni do laboratoře pod sídlem, chladného prostoru plného kovových stolů, skříní s podivnými nástroji a slabého, zelenavého světla lamp. Stěny páchly chemi<text:span text:style-name="T292">káliemi</text:span> a vlhkostí.</text:p>
      <text:p text:style-name="P23">První měsíce pokusů byly brutální. Každý den začínal dřív, než slunce <text:span text:style-name="T291">vyšlo</text:span> a končil dlouho po jeho západu. </text:p>
      <text:p text:style-name="P3"><text:span text:style-name="T279">Mág je testoval různými způsoby – někdy to byly fyzické zkoušky, jindy psych</text:span><text:span text:style-name="T293">ické</text:span><text:span text:style-name="T279">. Každý selhávající pohyb byl </text:span><text:span text:style-name="T294">za</text:span><text:span text:style-name="T279">znamenán do pergamenů.</text:span></text:p>
      <text:p text:style-name="P3"><text:span text:style-name="T279">Temné rituály na nich </text:span><text:span text:style-name="T295">a dalších dětech se kterými se tam setkali,</text:span><text:span text:style-name="T279"> byly prováděny každý den. </text:span>Před nimi i po nich museli chlapci vypít různé lektvary – jedny jim kalily mysl, jiné pálily v žilách, další jim na chvíli zrychlily srdce tak, že slyšeli vlastní tep jako bubnování v hlavě.</text:p>
      <text:p text:style-name="P23">James byl často s<text:span text:style-name="T292">poután</text:span> studený<text:span text:style-name="T292">mi</text:span> <text:span text:style-name="T296">okov</text:span><text:span text:style-name="T292">y</text:span>, <text:span text:style-name="T297">ale jejich chlad nevnímal. Jediné co vnímal, byla nekonečná bolest. </text:span>Malý chlapec trpěl podobně, jenže jeho tělo bylo křehčí a slabší, takže <text:span text:style-name="T297">vše cítil mnohem </text:span>víc.</text:p>
      <text:p text:style-name="P23"/>
      <text:p text:style-name="P23">Jak dny ubíhaly, chlapci byli <text:span text:style-name="T298">více a více </text:span>unavení, jejich těla poznamenaná šrámy a modřinami. </text:p>
      <text:p text:style-name="P3"><text:span text:style-name="T279">A pak přišel den, kdy mágovy rituály nabraly ještě temnější obrat. </text:span><text:span text:style-name="T299">Chlapci </text:span><text:span text:style-name="T300">pozorovali</text:span><text:span text:style-name="T299">, jak stále více dětí testy nezvládá.</text:span><text:span text:style-name="T300"> M</text:span><text:span text:style-name="T299">rtv</text:span><text:span text:style-name="T300">á tělíčka</text:span><text:span text:style-name="T299"> pada</text:span><text:span text:style-name="T300">la</text:span><text:span text:style-name="T299"> k zemi, </text:span><text:span text:style-name="T300">ve tváři vepsané utrpění, které děti cítily před svou smrtí</text:span><text:span text:style-name="T299">. </text:span>Na jejich kůži se objevovaly podivné změny -<text:span text:style-name="T299"> </text:span>místo nehtů drápy, pokožku jim pokrývala kůra, jako by se část rituálu pokusila změnit jejich těla, ale selhala<text:span text:style-name="T299">. </text:span></text:p>
      <text:p text:style-name="P23">James se naučil soustředit jen na jednu věc – dech. Když ostatní propadali panice, on <text:span text:style-name="T301">si opakoval</text:span>: nádech… výdech… nádech. Rytmus jeho srdce byl jeho útočištěm. Dokud dýchal, žil. A dokud žil, měl šanci. </text:p>
      <text:p text:style-name="P3"><text:span text:style-name="T279">„Vidíš,“ mumlal mág jednou, když sledoval, jak malý kluk padá pod váhou zkoušky, „slabost se zde neodpouští.“ </text:span>V očích měl chladný zájem vědce, který právě pozoruje hmyz v lahvi<text:span text:style-name="T279">.</text:span></text:p>
      <text:p text:style-name="P23"/>
      <text:p text:style-name="P3"><text:soft-page-break/><text:span text:style-name="T279">Měsíce plynuly. James cítil, jak se i malý chlapec mění. Dětská bezbrannost mizela. V očích mu zůstala jen houževnatost. Bolest se stala učitelem </text:span><text:span text:style-name="T302">a</text:span><text:span text:style-name="T279"> strach nástrojem </text:span><text:span text:style-name="T302">k přežití</text:span><text:span text:style-name="T279">.</text:span></text:p>
      <text:p text:style-name="P3">Testy skončily, alespoň ty nejhorší, ale klid nepřišel. Jen změna. Místo okovů dostali zbraně. <text:span text:style-name="T303">Dýky</text:span> byly tupé, staré, s ostřím tak otlučeným, že spíš trhaly než řezaly. Každý úder bolel ruce, každý pád zanechal novou jizvu. Mág zpovzdálí sledoval jejich výcvik a zapisoval vše do svých pergamenů – kdo útočí bez váhání, kdo se brání, kdo váhá.</text:p>
      <text:p text:style-name="P3">„Nájemný zabiják není rytíř,“ říkával maskovaný muž, zatímco chlapci lapali po dechu. „Čest ho nezajímá. Nehledá slávu ani uznání. Zajímá ho jen výsledek – mrtvý cíl a vlastní přežití.“ </text:p>
      <text:p text:style-name="P3">James se brzy naučil rozpoznat rytmus boje stejně, jako kdysi svůj dech. Pozoroval. Studoval. Všímal si pohybu nohou, úhlu úderu, slabiny soupeře. Zpočátku dostával bití od starších chlapců, ale po čase se stal tím, komu se ostatní vyhýbali. Nebyl největší ani nejsilnější – ale byl rychlý. A hlavně klidný.</text:p>
      <text:p text:style-name="P3">Malý chlape<text:span text:style-name="T304">c </text:span>se <text:span text:style-name="T304">už také</text:span> netřásl, když držel <text:span text:style-name="T303">dýku</text:span> – naopak, prsty <text:span text:style-name="T303">ji</text:span> svíral s jistotou, jako by byl<text:span text:style-name="T303">a</text:span> <text:span text:style-name="T303">součástí</text:span> jeho vlastní <text:span text:style-name="T303">ruky</text:span>. V očích mu zůstala <text:span text:style-name="T304">j</text:span>en syrová, nezkrotná zuřivost, která se rozhořela pokaždé, když ucítil krev. Byl J<text:span text:style-name="T303">amesův</text:span> pravý opak – kde James volil trpělivost, on útočil; kde James pozoroval, on jednal. Měl v sobě něco divokého, cosi, co se odmítalo podrobit řádu. Zatímco se James učil zabíjet z nutnosti, chlapec v tom už teď nacházel zvrácené uspokojení.</text:p>
      <text:p text:style-name="P3">A <text:span text:style-name="T304">muž v kápi</text:span> to viděl – a místo aby to potlačil, usmíval se. Protože právě to z nich chtěl udělat: <text:span text:style-name="T305">dvě dýky</text:span>. </text:p>
      <text:p text:style-name="P3">Tréninky byly nemilosrdné. V noci se budili s povely, aby zabíjeli stíny, které mág vyvolával – iluze lidí, zvířat, démonů. Každý pohyb měl být smrtící, každý zásah přesný. Kdo váhal, dostal ránu bičem, nebo <text:span text:style-name="T304">mu</text:span> byl<text:span text:style-name="T304">o</text:span> odepřen<text:span text:style-name="T304">o</text:span> jídlo. Kdo se vzepřel, zmizel. Nikdo se neptal kam.</text:p>
      <text:p text:style-name="P3">Po nějaké době se z nich staly postavy v černých kápích <text:span text:style-name="T304">a černých maskách</text:span>, které se pohybovaly tiše jako přízraky. <text:span text:style-name="T304">Maskovaný muž</text:span> je učil, že zabít nestačí – musí umět zůstat neviděni, nezanechat stopy, vyčkat. „<text:span text:style-name="T303">Zabíjet</text:span>,“ říkával, když procházel kolem nich s rukama založenýma za zády, „není umění. Umění je, aby <text:span text:style-name="T303">se </text:span>o <text:span text:style-name="T303">tom</text:span> nikdo ne<text:span text:style-name="T303">doz</text:span>věděl.“</text:p>
      <text:p text:style-name="P3">A v t<text:span text:style-name="T306">ichém po</text:span><text:span text:style-name="T307">dz</text:span><text:span text:style-name="T306">emí</text:span>, kde dřív zněl křik umírajících dětí, se teď ozýval jen zvuk <text:span text:style-name="T307">zbraní</text:span> narážejících o dřevo a tlumené dechy těch, kteří se naučili přežít.</text:p>
      <text:p text:style-name="P3">James se stával jedním z nejlepších. Ne proto, že by to chtěl. Ale proto, že už neuměl být nic jiného.</text:p>
      <text:p text:style-name="P3"/>
      <text:p text:style-name="P3"><text:soft-page-break/>Roky plynuly. Z chlapců se stali mladí muži. Pohybovali se s lehkostí, kterou by jim záviděl i zkušený <text:span text:style-name="T308">šermíř</text:span> – tiší, přesní, chladní. </text:p>
      <text:p text:style-name="P3">Muž v kápi je jednoho dne zavolal k sobě. Stál u kamenného stolu, v místnosti tak tiché, že bylo slyšet kapky vody stékající ze stropu. Na kameni ležely čtyři černé dýky – jejich čepele se leskly, jako by pohlcovaly světlo, neodrážely ho.</text:p>
      <text:p text:style-name="P3">James i jeho bratr zůstali stát naproti němu. Neptali se. Oba věděli, že přišel čas.</text:p>
      <text:p text:style-name="P3">Muž v kápi pomalu přejel prsty po jedné z čepelí, jako by ji hladil. </text:p>
      <text:p text:style-name="P3">„Dlouho jste cvičili,“ pronesl tlumeným hlasem, zkresleným maskou. „Dlouho jste se učili přežít. Teď se ukáže, jestli dokážete víc než jen žít.“</text:p>
      <text:p text:style-name="P3">Natáhl ruku. Každému z nich podal <text:span text:style-name="T308">dvě</text:span> dýk<text:span text:style-name="T308">y</text:span>. Studený kov v dlani byl těžší, než čekali.<text:line-break/>„Dnes poprvé zabijete. <text:span text:style-name="T309">N</text:span>e pro mě,“ pokračoval, „ <text:span text:style-name="T309">ale</text:span> pro sebe. Pro minulost, která vás zrodila.“</text:p>
      <text:p text:style-name="P3">James se nehnul. Jen prsty sevřel rukojeť pevněji. Jeho bratr se naopak ušklíbl – v koutku rtů se mu objevil ten známý, dravý úsměv.</text:p>
      <text:p text:style-name="P3">„Koho?“ zeptal se.</text:p>
      <text:p text:style-name="P3">Muž se na okamžik odmlčel. <text:s/>„Toho, kdo vás prodal,“ odpověděl prostě.</text:p>
      <text:p text:style-name="P3">Vzduch ztěžkl. I bez slov věděli, že ten den nebudou zabíjet kvůli rozkazu. Zabijí kvůli tomu, co z nich udělalo monstra.</text:p>
      <text:p text:style-name="P3"/>
      <text:p text:style-name="P3">Noc, kdy vyrazili, byla studená. Déšť tloukl do střech, ulice byly prázdné. Cíl žil v malé vesnici <text:span text:style-name="T308">za hradbami </text:span>města, ve zchátralé chalupě, obklopené zápachem lihu. Byl to zlomený muž, kdysi surový, teď už jen stín sebe samého.</text:p>
      <text:p text:style-name="P3">Bratr se ušklíbl, když ho zahlédl skrz prasklé okno. „Tak kvůli tomuhle jsme přežili?“ zašeptal. „Směšné.“</text:p>
      <text:p text:style-name="P3">James neodpověděl. Ruka se mu ani nepohnula. Jen pozoroval, jak se jeho bratr přikrč<text:span text:style-name="T308">il</text:span> k zemi a potichu vklouz<text:span text:style-name="T310">l</text:span> dovnitř. Zvuk kroku. Tlumené zakašlání. A pak — ticho.</text:p>
      <text:p text:style-name="P3">James vstoupil až o chvíli později. Uvnitř byl<text:span text:style-name="T308">a </text:span>cítit krev a alkohol. Muž ležel na podlaze, bratr stál nad ním, zvedal dýku k dalšímu úderu. V jeho očích nebyla jen nenávist. Byla v nich zuřivost, která roky spala a teď se probudila — syrová, neovladatelná, spalující. Mísila se s pohrdáním <text:span text:style-name="T311">a</text:span> hlubokým znechucením.</text:p>
      <text:p text:style-name="P3"><text:soft-page-break/>Jeho <text:span text:style-name="T311">pohledná </text:span>tvář se zkřivila, zuby zatnuté, dech trhaný. Každý nádech byl výkřik potlačeného vzteku.<text:line-break/>A James… jen stál. Díval se. Ta nenávist v bratrových očích se odrážela v těch jeho — ne stejnou silou, ale jako stín. Chladný, tichý, bez vášně. </text:p>
      <text:p text:style-name="P3">„Stačí,“ řekl James tiše.</text:p>
      <text:p text:style-name="P3">Bratr se na něj otočil. „Stačí? To slovo neznám.“</text:p>
      <text:p text:style-name="P3">Dýka dopadla ještě jednou. A znovu. A znovu. Z muže, který je kdysi prodal, zbyla jen <text:span text:style-name="T312">hromada</text:span> masa a kostí. Nebyl v tom žádný boj, žádné vykoupení. Jen násilí, které se vracelo tam, odkud vzešlo. </text:p>
      <text:p text:style-name="P3">James se díval. Nepokusil se <text:span text:style-name="T310">ho</text:span> zastavit. Jen stál, dýchal – nádech, výdech – a v duchu si říkal, že tenhle okamžik je možná začátek, ne konec.</text:p>
      <text:p text:style-name="P3">Venku pršelo dál. A když vyšli zpátky do tmy, masky na tvářích se leskly vodou i krví. Bratr, stále oddechující, se otočil k Jamesovi. James jen přikývl, jeho pohled <text:span text:style-name="T311">schovaný pod mask</text:span><text:span text:style-name="T313">o</text:span><text:span text:style-name="T311">u</text:span> byl chladný, nehostinný, jako by všechno, co se právě stalo, bylo jen dalším úsekem cesty, ne cílem.</text:p>
      <text:p text:style-name="P3">Rozhodli se vrátit na panství Karm<text:span text:style-name="T313">í</text:span>nů zadním vchodem – staré, zaprášené dveře v zadní části zahrady nabízely diskrétní průchod, bez zvědavých očí služebnictva či stráží. Déšť dopadal na střechy, tlumeně bubnoval na listí a cihly, zatímco jejich kroky zněly téměř neslyšně, jako stíny, které se vracejí domů.</text:p>
      <text:p text:style-name="P3"><text:span text:style-name="T311">V podzemí</text:span> panství je čekala známá místnost. Dveře skřípěly, když je otevřeli a jejich příchod nebyl oznamován žádným zvukem kromě vlastního dechu. Muž seděl u stolu, maska kryla jeho výraz, ale jeho přítomnost byla stejně pronikavá, jako tehdy, kdy je poprvé viděl.</text:p>
      <text:p text:style-name="P3">„Mise dokončena,“ řekl James tiše a přitom pevně. Bratr stál vedle něj, jeho dech stále rychlý, oči ještě hořely zbytkem zuřivosti. Maskovaný muž se jen naklonil dopředu, jeho ruce spočívaly na stole a chvíli jen mlčky pozoroval.</text:p>
      <text:p text:style-name="P3">„Dobře,“ pronesl nakonec, hlas klidný, ale plný autority. „Tohle je jen začátek. <text:span text:style-name="T311">Čeká </text:span><text:span text:style-name="T313">v</text:span><text:span text:style-name="T311">ás druhý úkol.</text:span>“</text:p>
      <text:p text:style-name="P3">Bratr se napřímil a jeho ruka reflexivně spadla k dýce. „Druhý úkol?“ zeptal se, hlas drsný, ale s náznakem napětí. Jeho oči se střetly s <text:span text:style-name="T313">Jamesovým</text:span>i a v tichu, které následovalo, bylo cítit, že oba vědí, <text:span text:style-name="T314">že</text:span> <text:span text:style-name="T313">noc </text:span>ještě neskončila.</text:p>
      <text:p text:style-name="P3">Maskovaný muž naklonil hlavu a jeho tón zůstal stejně nekompromisní: „Ano. První úkol byl jen test. <text:span text:style-name="T315">Tohle je skutečná mise.</text:span>“</text:p>
      <text:p text:style-name="P3"><text:soft-page-break/>James přikývl, jeho výraz zůstal klidný, neprojevoval emoce. Bratr však sevřel ruku kolem rukojeti dýky pevněji, připravený čelit čemukoli, co přijde.</text:p>
      <text:p text:style-name="P3">„Vše, co js<text:span text:style-name="T315">te</text:span> zatím udělali, <text:span text:style-name="T313">v</text:span>ás jen <text:span text:style-name="T315">mělo</text:span> připravi<text:span text:style-name="T315">t</text:span>,“ pokračoval maskovaný muž. „Teď musíte ukázat <text:span text:style-name="T315">víc</text:span>. Tohle je… zkouška charakteru.“</text:p>
      <text:p text:style-name="P3">V místnosti pod panstvím bylo ticho. Atmosféra byla napjatá, jako před bouří. Oba bratři věděli, že návrat do „normálního života“ už není možný – a že teď začíná skutečná hra.</text:p>
      <text:p text:style-name="P3">Bratr si odfrkl, zlehka ironicky: „<text:span text:style-name="T315">Jsme připraveni</text:span>… doufám, že tentokrát se nebudeme muset topit v krvi neznámých lidí.“</text:p>
      <text:p text:style-name="P3">Maskovaný muž se zlehka zasmál, zvuk byl hluboký a chladný, rezonující v kamenných zdech podzemní místnosti. „Ne,“ odpověděl nakonec, hlas klidný, ale pronikavý. „Tentokrát to nebude cizí krev.“</text:p>
      <text:p text:style-name="P3">Maskovaný muž se narovnal a přikývl. „Následujte mě,“ řekl klidně, ale bez možnosti odporu. </text:p>
      <text:p text:style-name="P3">Bratři <text:span text:style-name="T316">šli za ním</text:span> po úzkých kamenných schodech, které vedly <text:span text:style-name="T316">dolů hlouběji</text:span> <text:span text:style-name="T316">do</text:span> podzemí. Schody <text:span text:style-name="T316">s</text:span>končily a před nimi se otevřela dlouhá, vlhká chodba, jejíž stěny byly tmavé a pokryté prachem a mechem. Z ní vedly menší postranní chodby, úzké a klikaté, které se zdály vést nikam — nebo možná všude. </text:p>
      <text:p text:style-name="P3">Maskovaný muž se pohyboval s jistotou. <text:span text:style-name="T316">Z</text:span>nal každý zákrut a koutek podzemí, jako by byl prostor jeho vlastní <text:span text:style-name="T316">pokoj</text:span>. Bratři se drželi blízko za ním, oči častěji sklouzávající po stínech postranních chodeb než po jeho zádech. Každá z úzkých chodeb nabízela pocit pasti, každá zatáčka nebezpečí, které mohlo kdykoliv vytrysknout z temnoty.</text:p>
      <text:p text:style-name="P3">Po několika minutách, kdy se zdálo, že chodby nemají konce, se dostali do větší místnosti. Odtud vedly široké dveře, za nimiž se konečně rozevíral prostor cvičiště. Pochodně osvětlovaly kamennou podlahu a figury vyřezané do dřeva, připravené na trénink. Bratři si všimli balkonu vysoko nad nimi — a na něm skupinu postav v maskách, které je <text:span text:style-name="T314">nehybně</text:span> s<text:span text:style-name="T314">e </text:span>zájmem pozorovaly.</text:p>
      <text:p text:style-name="P3">Maskovaný muž se zastavil a jeho hlas, hluboký a neústupný, prolomil ticho: „Tohle je vaše skutečná zkouška. Musíte se postavit sobě navzájem. Ten, kdo přežije, se stane součástí Karm<text:span text:style-name="T316">í</text:span>nov<text:span text:style-name="T316">ého</text:span> rodu. Ten, kdo padne… zmizí navždy.“</text:p>
      <text:p text:style-name="P3">Bratři zůstali stát, <text:span text:style-name="T317">j</text:span>ejich dech se zrychlil a oči se setkaly — a v těch pohledech byla směsice šoku, nevěřícího znechucení a skryté hrůzy.</text:p>
      <text:p text:style-name="P3">„Co… co tím myslíte?“ zašeptal bratr, hlas mu chraptěl. „My… proti sobě?“</text:p>
      <text:p text:style-name="P3"><text:soft-page-break/>Maskovaný muž jen přikývl, ani se nepohnul. „Ano. Vaše schopnosti, vaše síla, vaše odhodlání — všechno se nyní musí ukázat. Ten, kdo přežije, bude jedním z nás. Ten druhý… nebude.“</text:p>
      <text:p text:style-name="P3">James stál naprosto klidně, jako by slova maskovaného muže byla jen další etapou cesty, kterou musel projít. Bratr však sevřel dýku pevněji, srdce mu bušilo v hrudi.</text:p>
      <text:p text:style-name="P3">„To… to je nemožné,“ vydechl. „Nemůžeme… je <text:span text:style-name="T317">to můj</text:span> bratr…“</text:p>
      <text:p text:style-name="P3">„<text:span text:style-name="T317">To tu</text:span> nehraje roli,“ řekl maskovaný muž chladně. „Když vstoupíte na cvičiště, každý bude sám za sebe. Pravidla jsou jasná: přežít, znamená stát se součástí Karm<text:span text:style-name="T317">í</text:span>nov<text:span text:style-name="T317">ého</text:span> rodu. Podle toho se budete muset rozhodnout.“</text:p>
      <text:p text:style-name="P3">Na balkoně maskované postavy jen zticha sledovaly. Jejich přítomnost byla tichým svědectvím neúprosného osudu, který nyní visel nad bratry.</text:p>
      <text:p text:style-name="P3">James se pomalu otočil k mladšímu bratrovi. Jeho tvář zůstala klidná — až nezvykle klidná, jako by v tom okamžiku všechny bouře v něm utichly. V očích měl něco, co bratr nečekal: rozhodnost, chlad a tichý soucit zároveň.</text:p>
      <text:p text:style-name="P3">„Zabij mě,“ řekl tiše. „A žij.“</text:p>
      <text:p text:style-name="P3">Bratr na ně<text:span text:style-name="T317">j</text:span> zíral, jakoby neslyšel správně. „Cože?“ vyhrkl, ruka se chvěla a dýka mu <text:span text:style-name="T317">vy</text:span>klouzla <text:span text:style-name="T317">z ruky</text:span>.</text:p>
      <text:p text:style-name="P3">„Poslouchej mě,“ pokračoval James ještě klidněji. „Jestli chceš žít — jestli chceš mít šanci — musíš to udělat. Tohle je cena.“ Jeho hlas nebyl naléhavý, nebyl ani prosbou. Byl to konečný výrok, jako by už dávno spočítal, co je třeba obětovat.</text:p>
      <text:p text:style-name="P3">Mladší bratr ucítil, jak se mu v hrudi něco kroutí — hněv na muže v masce, zrada a pod tím <text:span text:style-name="T317">vděčnost za</text:span> všechno, <text:span text:style-name="T317">co pro něj</text:span> James udělal.</text:p>
      <text:p text:style-name="P3">Maskovaný muž na balkoně se naklonil, jakoby si užíval tu hru. „Rozhodni se,“ zvolal studeně dolů. „Čas nečeká.“</text:p>
      <text:p text:style-name="P3">Bratr se podíval zpátky na James — na jeho klid, na ten tichý příkaz v očích. V tom pohledu bylo víc než výzva: bylo tam ujištění, že <text:span text:style-name="T314">vše bude v pořádku</text:span>.</text:p>
      <text:p text:style-name="P3">„Proč… proč to děláš?“ vydechl nakonec.</text:p>
      <text:p text:style-name="P3">James neodvrátil pohled. „Abych tě ochránil,“ odpověděl jednoduše. „Aby ses mohl stát něčím víc než obětí jejich her. Udělej to a žij. Neuděláš-li — z<text:span text:style-name="T318">emřeme zbytečně</text:span> oba.“</text:p>
      <text:p text:style-name="P3">Na balkoně někdo zasmál — krátce, téměř nezřetelně. Čas se smrskl na okamžik. </text:p>
      <text:p text:style-name="P3"/>
      <text:p text:style-name="P3"><text:soft-page-break/>Mladší bratr udělal krok vpřed. Pomalu, váhavě — jako by ho každý pohyb bolel. Udělal druhý krok, pak třetí… a mezi nimi se rozhostilo ticho, v němž bylo slyšet jen kapání vody a tlukot dvou srdcí.</text:p>
      <text:p text:style-name="P3">James se ani nepohnul. Stál nehybně, s dýk<text:span text:style-name="T319">ami</text:span> stále u pasu, ale beze snahy se bránit. Jeho pohled byl klidný, smířený. Připraven zemřít, pokud to znamenalo, že jeho bratr přežije.</text:p>
      <text:p text:style-name="P3">Mladší bratr zvedl dýku — třásla se mu ruka. Udělal ještě jeden krok… a pak se rozběhl. Výkřik, který mu vyklouzl ze rtů, byl směsicí zoufalství <text:span text:style-name="T319">a </text:span>hněv<text:span text:style-name="T319">u</text:span> na celý svět. Běžel přímo k J<text:span text:style-name="T313">amesovi</text:span> — jenže těsně před ním, v posledním okamžiku, stočil směr.</text:p>
      <text:p text:style-name="P3">Místo bratra se vrhl na maskovaného muže. Dýka se zaleskla v pochodňovém světle a pak dopadla. Jednou. Dvakrát. Znovu a znovu. Maskovaný muž nestačil ani vykřiknout — překvapený, neschopný pochopit, že se pravidla jeho vlastní hry právě zhroutila.</text:p>
      <text:p text:style-name="P3">Krev potřísnila kamennou podlahu, kapky dopadaly jako ozvěna rozhodnutí, které už nešlo vzít zpět.</text:p>
      <text:p text:style-name="P22">Mladší bratr se narovnal, dýk<text:span text:style-name="T319">u</text:span> stále v ruce a jeho dech se pomalu uklidnil. Pak se ozval jeho smích — hluboký, syrový, naplněný zuřivostí i uvolněním. Nejprve krátký a posměšný, pak sílil, až se celý prostor podzemního cvičiště rozezvučel jeho výsměchem.</text:p>
      <text:p text:style-name="P23">„Myslíte si, že budu hrát vaši hru?“ zvolal směrem k maskovaným postavám na balkóně, hlas mu odrážel vztek a ironii. „Chcete, abych kvůli svému přežití zabil svého bratra? Táhněte k čertu! To raději zemřu taky!“</text:p>
      <text:p text:style-name="P23">Maskované postavy na balkoně ztuhly. Některé sevřely zbraně, jiné jen zůstaly stát, ohromené a zaskočené. V sále zavládlo ticho, že by se dalo krájet. James stál nehybně, oči rozšířené šokem, dech zadržený.</text:p>
      <text:p text:style-name="P23">Pak se z balkonu ozval smích — hluboký, upřímný a potěšený. Muž, který předtím křičel a řídil celou scénu, se nahlas zasmál a naklonil se dopředu přes zábradlí:</text:p>
      <text:p text:style-name="P23">„Líbíte se mi, chlapci,“ zvolal s potěšením. „Jste jako pár dýk. Jedna je dobrá, ale dvě jsou lepší. Zůstanete žít oba.“</text:p>
      <text:p text:style-name="P23">Vzduch se změnil. Napětí se rozpustilo v podivném, těžkém úžasu. Mladší bratr se zhluboka nadechl, smích mu postupně vyprchal a na jeho rtech se zračilo směsice úlevy a hrdosti.</text:p>
      <text:p text:style-name="P23">Vzduch v podzemí se zachvěl. Slova maskovaného muže se ještě rozléhala prostorem, když oba bratři stáli mlčky, neschopní plně pochopit, co právě slyšeli. „Můžete jít,“ dodal muž s klidem, který se nehodil k pohledu na tělo mrtvého druha. „Do ubikací. Odpočiňte si. Zítra začíná nový den.“</text:p>
      <text:p text:style-name="P23"><text:soft-page-break/>Bratři se uklonili a vyšli chodbou ven. Kroky jim zněly dutě, voda ze stropu kapala do rytmu jejich dechu. Nikdo nemluvil. Ticho mezi nimi bylo těžké, naplněné nevyřčeným — strachem, vinou i nepochopitelným klidem po bouři.</text:p>
      <text:p text:style-name="P23">Když vešli do ubikace, vzduch se tam zdál těžší než kdekoli jinde. Na postelích seděli další mladí muži — unavení, s prázdnými pohledy, všichni ve stejných tmavých oděvech. Když spatřili bratry, zvedli hlavy. A v tu chvíli se v místnosti rozhostilo <text:span text:style-name="T320">hrobové</text:span> ticho.</text:p>
      <text:p text:style-name="P23">„Jak… je <text:span text:style-name="T321">to</text:span> možné?“ vydechl jeden z nich. „Vždyť… vždyť my jsme museli zabít své společníky.“</text:p>
      <text:p text:style-name="P23">James se na něj podíval, tiše, bez pýchy. „Zkouška není o krvi,“ řekl pomalu. „Je o rozhodnutí. O tom, jestli se necháš zlomit — nebo jestli budeš stát dál.“</text:p>
      <text:p text:style-name="P23">Slova dopadla mezi ně jako kameny do vody. V očích ostatních se mísil zmatek, hněv a vina. A pak to přišlo — výbuch. Jeden z mladých mužů, s třesoucí <text:span text:style-name="T321">se</text:span> rukou a pohledem, který se lámal mezi zoufalstvím a šílenstvím, vykřikl: „Není to fér!“</text:p>
      <text:p text:style-name="P23">Vytáhl dýku, třesoucí se <text:span text:style-name="T320">rukou</text:span> a rozběhl se přímo na James. „Říkal jsi, že <text:span text:style-name="T321">je to o rozhodnutí?</text:span> Tak <text:span text:style-name="T321">teď udělám jedno já</text:span>!“ křičel, hlasem plným hysterie a bolesti.</text:p>
      <text:p text:style-name="P23">James se nestačil pohnout. Jen zahlédl, jak se před něj vrhl jeho mladší bratr. Rychlý pohyb, záblesk oceli — a pak rána. Dýka se zabořila hluboko.</text:p>
      <text:p text:style-name="P23">„Ne!“ vykřikl James a zachytil ho dřív, než padl na zem. Krev se mu rozlévala mezi prsty, teplá, příliš skutečná. „Ne, ne, ne, tohle ne—“</text:p>
      <text:p text:style-name="P23">Mladší bratr se zachvěl, oči se mu zvedly k Jamesovi. Všichni kolem ztuhli, nikdo se nepohnul. Čas se zastavil.</text:p>
      <text:p text:style-name="P23">„Nesmíš… si to vyčítat,“ zašeptal, hlas mu slábl, ale pohled byl jasný. „Ty jsi byl ochoten zemřít, abys chránil mě. Teď jsem <text:span text:style-name="T322">ti </text:span>to jen… vrátil.“</text:p>
      <text:p text:style-name="P23">James cítil, jak mu srdce buší, ale v hlavě se cosi změnilo. Obraz kolem se začal rozplývat — světlo pochodní se láme, stíny se rozpíjejí a ztrácí obrysy.</text:p>
      <text:p text:style-name="P23">„Co…?“ vydechl, ale bratr se jen pousmál. Vstal, i když jeho tělo by to nemělo zvládnout a pohlédl mu přímo do očí.</text:p>
      <text:p text:style-name="P23">„Musíš jít, James<text:span text:style-name="T322">i</text:span>,“ řekl tiše a ukázal ke dveřím, které se vynořily ze tmy jako z ničeho.</text:p>
      <text:p text:style-name="P23">„Tohle… nebylo skutečné,“ zašeptal James.</text:p>
      <text:p text:style-name="P23">„Bylo,“ odpověděl bratr klidně. „<text:span text:style-name="T320">Jsou to tvé vzpomínky. Ale není čeho litovat. Teď běž a žij.</text:span>“</text:p>
      <text:p text:style-name="P23">James pohlédl na dveře — a na svého bratra. Ten se usmál naposledy, pokojně, téměř smířeně.</text:p>
      <text:p text:style-name="P23"><text:soft-page-break/>James udělal krok <text:span text:style-name="T323">a prošel dveřmi.</text:span></text:p>
      <text:p text:style-name="P3"><text:span text:style-name="Strong_20_Emphasis"><text:span text:style-name="T267"/></text:span></text:p>
      <text:p text:style-name="P3"><text:span text:style-name="Strong_20_Emphasis"><text:span text:style-name="T249">Hledání klíče</text:span></text:span><text:span text:style-name="Strong_20_Emphasis"><text:span text:style-name="T74"> z pohledu Aaliyah </text:span></text:span></text:p>
      <text:p text:style-name="P3"><text:span text:style-name="Strong_20_Emphasis"><text:span text:style-name="T65">Aaliyah ležela na hedvábném povlečení, jeho chladná hebkost kontrastovala s vnitřním žárem, který ji stále obklopoval. Ráno bylo tlumené, světlo se sotva prodíralo skrz </text:span></text:span><text:span text:style-name="Strong_20_Emphasis"><text:span text:style-name="T324">stěny stanu.</text:span></text:span><text:span text:style-name="Strong_20_Emphasis"><text:span text:style-name="T65"> Vzduch voněl kadidlem</text:span></text:span><text:span text:style-name="Strong_20_Emphasis"><text:span text:style-name="T324">.</text:span></text:span></text:p>
      <text:p text:style-name="P24">Byl pryč. Jako vždy.</text:p>
      <text:p text:style-name="P24">William. </text:p>
      <text:p text:style-name="P24"><text:span text:style-name="T325">K</text:span>rásný a nebezpečný jako jako blesk. Jeho hluboké hnědé oči byly chladné jako led. <text:span text:style-name="T326">V </text:span>noci šeptaly její jméno tiše a naléhavě, jako modlitbu, kterou nikdo <text:span text:style-name="T322">jiný nesměl slyšet</text:span>. Ráno se na ni <text:span text:style-name="T326">dívaly</text:span> jako na prázdnou nádobu, <text:span text:style-name="T326">která existuje jen pro to, </text:span><text:span text:style-name="T327">aby do ní</text:span> vylil svou touhu a <text:span text:style-name="T326">odhodil</text:span>.</text:p>
      <text:p text:style-name="P24">Vzpomínky na jejich první setkání ji znovu zasáhly.</text:p>
      <text:p text:style-name="P24">Bylo to ve Vientě, během slavností, kdy ulice pulzovaly barvami, vůněmi koření a rytmy bubnů. Město žilo v chaosu radosti, ale ona cítila, že právě její život se chystá převrátit vzhůru nohama. William přišel na rozkaz svého pána, aby navštívil místní ohnivé mágy. Potřeboval jejich ohnivou moc <text:span text:style-name="T328">a znalosti</text:span> pro misi v nehostinné poušti.</text:p>
      <text:p text:style-name="P24">Když se jejich pohledy setkaly poprvé, bylo to jako střet dvou žhavých světů. <text:span text:style-name="T322">Williamovo</text:span> pevné charisma a chladná vážnost kontrastovaly s <text:span text:style-name="Strong_20_Emphasis"><text:span text:style-name="T50">Aaliyah</text:span></text:span><text:span text:style-name="Strong_20_Emphasis"><text:span text:style-name="T329">ninou</text:span></text:span> divokou energií a ohněm, který kolem ní planul jako nezkrotná bouře. Přesto, v tom prvním okamžiku, vzniklo něco hlubšího, než pouhá potřeba spolupracovat.</text:p>
      <text:p text:style-name="P24">„V tobě hoří oheň,“ promluvil nízkým hlasem, který nepřipouštěl odpor. „Je to žár, který by mohl spálit všechno kolem. Ten plamen chci ovládnout — zkrotit ho, svázat a použít, jak budu chtít. Není to jen o síle, ale o moci nad tebou, nad tím, co v tobě plane. Jsi divoká, nezkrotná… a já jsem ten, kdo rozhodne, kdy a jak ten žár propukne.“</text:p>
      <text:p text:style-name="P24">Jeho slova ji pálila víc než jakýkoliv plamen.</text:p>
      <text:p text:style-name="P24">Zarděla se, ale on se jen usmál — jemně a přitom nebezpečně, jako lovec, který si právě ulovil svou kořist.</text:p>
      <text:p text:style-name="P24">Jejich noci byly jako tajný rituál, který ji drtil a zároveň držel naživu. <text:span text:style-name="T322">Williamovo</text:span> tělo bylo pevné, svalnaté, každé jeho gesto přesné a neústupné. Dotýkal se jí s neodolatelnou jistotou — jedna ruka sklouzla po její krční žíle, druhá pevně objala bok, zatímco jeho rty hladily, <text:span text:style-name="T330">zuby</text:span> kousaly, jako by chtěl vypálit do její kůže svoji značku.</text:p>
      <text:p text:style-name="P24"><text:soft-page-break/>Aaliyah mu otevírala svou divokost i křehkost. Jejich pohyby splývaly v divoký, chaotický tanec, kde každý nádech byl plný očekávání a obav, každý dotek pulzoval jako bouře, kterou nešlo zastavit. Jeho polibky měnily bolest v potěšení.</text:p>
      <text:p text:style-name="P24">Ale když přišlo ráno, William byl pryč. Nebo tu byl, ale jako chladný stín — neprostupný a vzdálený. Aaliyah mu psala dopisy, ale odpovědí bylo jen ticho, které ji pálilo víc než všechna jeho slova.</text:p>
      <text:p text:style-name="P24">Nikdy ji nepolíbil. Když se jednou odvážila jeho rty přitisknout na své, odtáhl se chladně a zašeptal: „Tohle nemám rád.“ Jeho slova byla jako ledová rána, která zničila každou naději. Přesto v hloubi duše doufala, že jednou se to změní.</text:p>
      <text:p text:style-name="P25"><text:span text:style-name="T64">Vedle ní na polštáři ležel vzkaz — jednoduchý, chladný, bez emocí: „</text:span><text:span text:style-name="Emphasis"><text:span text:style-name="T64">Je konec.“</text:span></text:span><text:span text:style-name="T64"> Slova, která zněla jako tichý rozsudek. Jak mohla milovat někoho, kdo ji takhle odvrhl? Kdo ji nikdy skutečně neviděl? Kdo si ji bral, ale nikdy jí nedal víc než prchavou vášeň? </text:span><text:span text:style-name="T331">Přesto všechno pořád lpěla</text:span><text:span text:style-name="T64"> na křehké naději, že se něco změní, že ho jednou dokáže změnit. </text:span></text:p>
      <text:p text:style-name="P24">Pocit opuštěnosti ji sevřel jako železný stisk. Sedla si, těžce dýchala, ale slzy nepřicházely. Jen tíživé ticho, prázdnota, která ji obklopovala jako studená mlha.</text:p>
      <text:p text:style-name="P24">„Milovala jsem ho.“ <text:span text:style-name="T332">Z</text:span>ašeptala do prázdna.</text:p>
      <text:p text:style-name="P24">Nikdo neodpověděl. </text:p>
      <text:p text:style-name="P7"><text:span text:style-name="T76">„Chtěla jsem, aby mě viděl </text:span><text:span text:style-name="T333">jako člověka</text:span><text:span text:style-name="T76">. Ne jako hračku, kterou si vybere, když je unavený </text:span><text:span text:style-name="T330">bojem</text:span><text:span text:style-name="T76">.“</text:span></text:p>
      <text:p text:style-name="P24">A pak se v rohu stanu zjevila postava — temná, ale ne zlověstná. Byl to James, jeho hlas byl tichý, ale pevný a naplněný něhou: „Aaliyah... miluji tě. Nečekám nic na oplátku, nikdy nebudu chtít ovládat tvůj oheň. Budu tě chránit, i když mě nebudeš chtít. Protože pravá láska znamená být tu i ve chvílích, kdy si nejsme jistí, ne?“</text:p>
      <text:p text:style-name="P24">Aaliyah ztuhla. Jeho slova pronikla hluboko, rozbila led, který ji obklopoval.</text:p>
      <text:p text:style-name="P24">James se naklonil blíž, jeho pohled byl plný něhy a upřímnosti. Jemně jí položil ruku na tvář <text:span text:style-name="T334">a</text:span> něžně <text:span text:style-name="T334">ji</text:span> políbil — lehce, ale přesto s vášní, která jí rozpálila celé srdce. </text:p>
      <text:p text:style-name="P24">A stejně tiše, jako přišel, stín James<text:span text:style-name="T322">e</text:span> pomalu zmizel, ztratil se v ranním světle, zanechávaje po sobě pocit klidu a nových možností.</text:p>
      <text:p text:style-name="P24">Aaliyah zůstala sedět v posteli, její dech se pomalu vracel do normálu a srdce <text:span text:style-name="T335">měla</text:span> lehčí. Uvědomila <text:span text:style-name="T334">si</text:span>, kolik emocí <text:span text:style-name="T336">vy</text:span>pl<text:span text:style-name="T336">ý</text:span>tvala <text:span text:style-name="T336">na</text:span> <text:span text:style-name="T322">Williama</text:span><text:span text:style-name="T334">. </text:span>Kolik energie obětovala lásce, která ji drtila. A teď? Teď bylo načase <text:span text:style-name="T322">nechat</text:span> minulost <text:span text:style-name="T322">za sebou </text:span>a najít své opravdové štěstí.</text:p>
      <text:p text:style-name="P24"><text:soft-page-break/>Pomalu vstala, oblékla si jednoduché šaty a s odhodláním prošla vstupem stanu ven. </text:p>
      <text:p text:style-name="P24">Náhle se objevila znovu v tom starém, rozpadlém chrámu, kde čas <text:span text:style-name="T335">stál</text:span>. </text:p>
      <text:p text:style-name="P24">James a Moryana tam už na ni čekali. Jejich pohledy byly klidné a pevné, plné tiché podpory a porozumění. Moryana stála s rukama sepnutýma, její výraz byl klidný, ale zároveň vyzařoval sílu a moudrost. James vedle ní působil jako ochranný stín, jeho oči zářily neochvějnou oddaností. Aaliyah pocítila, jak se v ní pomalu rodí nová síla, jak ji jejich přítomnost obklopuje jako teplý plášť naděje. Poprvé po dlouhé době nebyla sama. </text:p>
      <text:p text:style-name="P24"/>
      <text:h text:style-name="P1" text:outline-level="2"><text:span text:style-name="Strong_20_Emphasis"><text:span text:style-name="T64"/></text:span></text:h>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4382_1556395519"/><text:soft-page-break/><text:span text:style-name="Strong_20_Emphasis"><text:span text:style-name="T64">Kapitola X. – </text:span></text:span><text:span text:style-name="Strong_20_Emphasis"><text:span text:style-name="T337">Varování</text:span></text:span><text:bookmark-end text:name="__RefHeading___Toc24382_1556395519"/></text:h>
      <text:p text:style-name="P3"><text:span text:style-name="Strong_20_Emphasis"><text:span text:style-name="T65">Náhle se z temných koutů starého, rozpadlého chrámu vynořila postava — žena středního věku se světle hnědými vlasy, v nichž se leskl pár stříbrných pramenů svázaných do uhlazeného drdolu. Její světle zelené oči zářily moudrostí a klidem. </text:span></text:span></text:p>
      <text:p text:style-name="P3"><text:span text:style-name="Strong_20_Emphasis"><text:span text:style-name="T65"><text:s/>„Vítám vás,“ pronesla, její hlas zněl pevně. „Gratuluji </text:span></text:span><text:span text:style-name="Strong_20_Emphasis"><text:span text:style-name="T338">v</text:span></text:span><text:span text:style-name="Strong_20_Emphasis"><text:span text:style-name="T65">ám ke splnění zkoušky. </text:span></text:span></text:p>
      <text:p text:style-name="P9"><text:span text:style-name="Strong_20_Emphasis"><text:span text:style-name="T65">Žena pomalu přistoupila blíže, její pohled zůstal upřený na všechny tři.</text:span></text:span></text:p>
      <text:p text:style-name="P9"><text:span text:style-name="Strong_20_Emphasis"><text:span text:style-name="T65">„Jsem Lysara,“ představila se tiše, ale s neochvějnou autoritou v hlase. „</text:span></text:span><text:span text:style-name="Strong_20_Emphasis"><text:span text:style-name="T339">Léčitelka</text:span></text:span><text:span text:style-name="Strong_20_Emphasis"><text:span text:style-name="T65"> z </text:span></text:span><text:span text:style-name="Strong_20_Emphasis"><text:span text:style-name="T340">V</text:span></text:span><text:span text:style-name="Strong_20_Emphasis"><text:span text:style-name="T65">ěže </text:span></text:span><text:span text:style-name="Strong_20_Emphasis"><text:span text:style-name="T340">č</text:span></text:span><text:span text:style-name="Strong_20_Emphasis"><text:span text:style-name="T65">istého </text:span></text:span><text:span text:style-name="Strong_20_Emphasis"><text:span text:style-name="T341">s</text:span></text:span><text:span text:style-name="Strong_20_Emphasis"><text:span text:style-name="T65">větla, která před téměř pěti sty lety pomáhala pečetit Morr'kalil</text:span></text:span><text:span text:style-name="Strong_20_Emphasis"><text:span text:style-name="T342">a</text:span></text:span><text:span text:style-name="Strong_20_Emphasis"><text:span text:style-name="T65"> — bytost, jejíž temnota téměř pohltila náš svět.</text:span></text:span><text:span text:style-name="Strong_20_Emphasis"><text:span text:style-name="T343">“</text:span></text:span></text:p>
      <text:p text:style-name="P7">Její slova měla váhu, která se v chrámu rozléhala jako ozvěna dávných dob. „Vytvořila jsem <text:span text:style-name="T344">Ú</text:span>tržek času, který<text:span text:style-name="T345">m</text:span> jste právě prošli. Tento útržek <text:span text:style-name="T345">měl sloužit jako</text:span> varování. <text:span text:style-name="T345">Přichází z</text:span>ačátek nové éry, kdy musíte být silnější, moudřejší a jednotnější než kdy dřív. Každý z nás má svou roli v této hře osudu. Vaše cesta teprve začíná.“</text:p>
      <text:p text:style-name="P7">Ticho, které následovalo, nebylo prázdné, ale plné očekávání a odhodlání. Aaliyah věděla, že i když ji čekají náročné chvíle, už není sama. S James<text:span text:style-name="T346">em</text:span> a Moryanou po boku měla sílu začít znovu — tentokrát s jasným cílem a srdcem otevřeným skutečné lásce i odvaze.</text:p>
      <text:p text:style-name="P9"><text:span text:style-name="Strong_20_Emphasis"><text:span text:style-name="T65">Lysara se na ně podívala vážněji, její zelené oči ztemněly starostí, která se skrývala hluboko pod klidem. „Musím vás varovat,“ začala pomalu, „</text:span></text:span><text:span text:style-name="Strong_20_Emphasis"><text:span text:style-name="T339">Morr'kalil</text:span></text:span><text:span text:style-name="Strong_20_Emphasis"><text:span text:style-name="T342">ova</text:span></text:span><text:span text:style-name="Strong_20_Emphasis"><text:span text:style-name="T65"> pouta slábnou. Jeho temnota prahne po návratu a pokud se to stane, bude znamenat zkázu pro celý svět.“</text:span></text:span></text:p>
      <text:p text:style-name="P7">Z <text:span text:style-name="T347">truhličky</text:span> vytáhla mal<text:span text:style-name="T348">ý</text:span> orb, kter<text:span text:style-name="T348">ý</text:span> jemně zářil tlumeným světle<text:span text:style-name="T349">m</text:span> <text:span text:style-name="T349">a předala ho Moryaně</text:span>. „Toto j<text:span text:style-name="T348">e</text:span> pečetí<text:span text:style-name="T345">cí orb</text:span>,“ vysvětlila. „<text:span text:style-name="T348">O</text:span>bsahuje část magické síly, která drží <text:span text:style-name="Strong_20_Emphasis"><text:span text:style-name="T50">Morr'kalil</text:span></text:span><text:span text:style-name="Strong_20_Emphasis"><text:span text:style-name="T350">a</text:span></text:span> svázaného. Musíte je<text:span text:style-name="T348">j</text:span> ochránit, <text:span text:style-name="T351">najít další tři</text:span> a nakonec <text:span text:style-name="T351">je všechny</text:span> použít, abyste <text:span text:style-name="Strong_20_Emphasis"><text:span text:style-name="T50">Morr'kalil</text:span></text:span><text:span text:style-name="Strong_20_Emphasis"><text:span text:style-name="T350">a</text:span></text:span> znovu <text:span text:style-name="T352">za</text:span>pečetili, pokud se jeho temnota pokusí uniknout.“</text:p>
      <text:p text:style-name="P7">Aaliyah cítila tíhu odpovědnosti, kterou na ně Lysara přenesla. „<text:span text:style-name="T353">Bohužel </text:span>čas, který mám, se krátí. Nemohu tu zůstat déle, ani <text:span text:style-name="T346">v</text:span>ám poskytnout více <text:span text:style-name="T354">informací</text:span>. Musíte si pomoci sami — vaše síla, vaše odvaha, to je teď vaše jediná zbraň proti temnotě, která se blíží.“</text:p>
      <text:p text:style-name="P7">Její hlas se změnil na šeptání, jako by se loučila s časem, který jí zbýval. „Pamatujte, že nejste sami. Světlo může znovu zářit, pokud budete stát pevně a jednat společně.“</text:p>
      <text:p text:style-name="P7">S posledním pohledem plným moudrosti a tichého požehnání Lysara zmizela stejně tiše, jako se objevila a zanechala je s pocitem nové zodpovědnosti.</text:p>
      <text:p text:style-name="P9"><text:bookmark text:name="__RefHeading___Toc24384_1556395519"/><text:span text:style-name="Strong_20_Emphasis"><text:span text:style-name="T64"/></text:span></text:p>
      <text:p text:style-name="P3"><text:soft-page-break/><text:span text:style-name="Strong_20_Emphasis"><text:span text:style-name="T65">Chrám se začal chvět, jako by sám čas poznal, že jeho </text:span></text:span><text:span text:style-name="Strong_20_Emphasis"><text:span text:style-name="T355">osud</text:span></text:span><text:span text:style-name="Strong_20_Emphasis"><text:span text:style-name="T65"> byl naplněn. Stěny, dosud nehybné, se zachvěly v tichém záchvěvu magického proudění. Světlo v rozích potemnělých síní začalo vyhasínat, stříbrné runy vyryté do kamene se ztrácely. Útržek času – Lysarino poslední dílo – se začal</text:span></text:span><text:span text:style-name="Strong_20_Emphasis"><text:span text:style-name="T355">o</text:span></text:span><text:span text:style-name="Strong_20_Emphasis"><text:span text:style-name="T65"> rozpadat. </text:span></text:span></text:p>
      <text:p text:style-name="P3"><text:span text:style-name="Strong_20_Emphasis"><text:span text:style-name="T65">Aaliyah se instinktivně přitiskla k J</text:span></text:span><text:span text:style-name="Strong_20_Emphasis"><text:span text:style-name="T356">amesovi</text:span></text:span><text:span text:style-name="Strong_20_Emphasis"><text:span text:style-name="T65">, hledajíc v jeho blízkosti útěchu a jistotu v rozpadávajícím se světě kolem. Jeho paže ji okamžitě objala s pevností, která jí připomněla, že není sama. Bez váhání natáhl druhou ruku a přitáhl k sobě i Moryanu. </text:span></text:span><text:span text:style-name="Strong_20_Emphasis"><text:span text:style-name="T357">P</text:span></text:span><text:span text:style-name="Strong_20_Emphasis"><text:span text:style-name="T65">řivinul obě ženy do svého sevření, jako by je chtěl ochránit před vším, co přichází — před temnotou, před ztrátou, i před samotným koncem času.</text:span></text:span></text:p>
      <text:p text:style-name="P7">Moryana na okamžik ztuhla, překvapená tím gestem, ale pak se uvolnila, když cítila tu tichou sílu a teplo sdílené blízkosti. <text:span text:style-name="T358">T</text:span>rojic<text:span text:style-name="T358">e </text:span>sevře<text:span text:style-name="T358">ná</text:span> v objetí, čelil<text:span text:style-name="T358">a</text:span> rozpadající se realitě s tichým odhodláním.</text:p>
      <text:p text:style-name="P3"><text:span text:style-name="Strong_20_Emphasis"><text:span text:style-name="T65">A pak… všechno zmizelo. </text:span></text:span></text:p>
      <text:h text:style-name="P8" text:outline-level="3"><text:span text:style-name="Strong_20_Emphasis"><text:span text:style-name="T64"/></text:span></text:h>
      <text:h text:style-name="P8" text:outline-level="3"><text:span text:style-name="Strong_20_Emphasis"><text:span text:style-name="T64"/></text:span></text:h>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4386_1556395519"/><text:soft-page-break/><text:span text:style-name="Strong_20_Emphasis"><text:span text:style-name="T64">Kapitola XI</text:span></text:span><text:span text:style-name="Strong_20_Emphasis"><text:span text:style-name="T359">.</text:span></text:span><text:span text:style-name="Strong_20_Emphasis"><text:span text:style-name="T64"> – </text:span></text:span><text:span text:style-name="Strong_20_Emphasis"><text:span text:style-name="T360">Návrat</text:span></text:span><text:bookmark-end text:name="__RefHeading___Toc24386_1556395519"/></text:h>
      <text:p text:style-name="P7">Oči se otevřely do ostrého slunce.</text:p>
      <text:p text:style-name="P7">Aaliyah přimhouřila víčka, <text:span text:style-name="T361">když</text:span> si uvědomila, že cítí pod nohama žhavý písek. Vzduch byl suchý, pálivý a těžký — tak jiný než chladný, ztichlý chrám, odkud právě zmizel poslední stín Lysa<text:span text:style-name="T361">ř</text:span>iny magie. Byli zpět. Uprostřed pouště.</text:p>
      <text:p text:style-name="P7">James ještě stále držel obě ženy v náručí. Chvíli zůstali tak, jak je <text:span text:style-name="T347">Ú</text:span>tržek času zanechal, <text:span text:style-name="T347">dokud si nebyli jistí, že poušť kolem nich není další iluze.</text:span></text:p>
      <text:p text:style-name="P7">Moryana se první <text:span text:style-name="T347">opatrně</text:span> odtáhla. Rozhlédla se — duny kolem vypadaly stejně jako tehdy, když vstupovali do chrámu — ale něco bylo jinak. Vzduch jako by byl těžší, ne klidný, ale napjatý.</text:p>
      <text:p text:style-name="P7">„Jsme zpátky,“ konstatovala stroze.</text:p>
      <text:p text:style-name="P7">Aaliyah si klekla a sevřela v <text:span text:style-name="T347">dlani </text:span>trochu písku, který jí protekl mezi prsty. Hřál. Pálil. Byl skutečný.</text:p>
      <text:p text:style-name="P7">„Skoro to vypadá, jako by se nic nezměnilo,“ pronesla tiše.</text:p>
      <text:p text:style-name="P7">Ale když se podívala na zářící orb <text:span text:style-name="T362">v Moryanině ruce</text:span>, věděla, že všechno je jinak. </text:p>
      <text:p text:style-name="P7">James přejel zrakem horizont, stíny dun a sluneční paprsky, které se odrážely od horké půdy. „Nevím, kolik času uplynulo,“ zamumlal. „Ale pokud <text:span text:style-name="Strong_20_Emphasis"><text:span text:style-name="T50">Morr'kalil</text:span></text:span> oslabuje své pouto, musíme jednat rychle.“</text:p>
      <text:p text:style-name="P7">Moryana přikývla. „Musíme najít nejbližší útočiště. A mapu. A pak zjistit, kde se pečetě nacházejí.“</text:p>
      <text:p text:style-name="P7">Aaliyah se postavila, ruce sevřené v pěst. Její srdce bilo silněji než dřív — ne ze strachu, ale z vědomí, že už není dívkou, která jen následuje ostatní. Byla součástí něčeho většího.</text:p>
      <text:p text:style-name="P7">James k nim kývl. „Půjdeme východně. Pamatuju si, že <text:span text:style-name="T363">S</text:span>vatyňová oáza je den cesty odtud. Jestli přežijeme tu žízeň.“</text:p>
      <text:p text:style-name="P7">Vydali se přes duny, horký vzduch se vlnil nad písečnými hřebeny a jejich stíny se natahovaly <text:span text:style-name="T347">do dáli</text:span>. Kráčeli společně — tři poutníci v pustině, nesoucí světlo ve formě <text:span text:style-name="T362">malého </text:span>orb<text:span text:style-name="T362">u</text:span>, kter<text:span text:style-name="T362">ý</text:span> mohl rozhodnout o osudu celého světa.</text:p>
      <text:p text:style-name="P3"><text:span text:style-name="Strong_20_Emphasis"><text:span text:style-name="T64"/></text:span></text:p>
      <text:h text:style-name="P1" text:outline-level="2"><text:bookmark-start text:name="__RefHeading___Toc24388_1556395519"/><text:soft-page-break/><text:span text:style-name="Strong_20_Emphasis"><text:span text:style-name="T64">Kapitola XI</text:span></text:span><text:span text:style-name="Strong_20_Emphasis"><text:span text:style-name="T364">I</text:span></text:span><text:span text:style-name="Strong_20_Emphasis"><text:span text:style-name="T64">. – Stín nad pískem </text:span></text:span><text:bookmark-end text:name="__RefHeading___Toc24388_1556395519"/></text:h>
      <text:p text:style-name="P11"><text:span text:style-name="T173">Slunce se pomalu klonilo k západu a poušť se koupala v rudo </text:span><text:span text:style-name="T365">o</text:span><text:span text:style-name="T173">ranžové </text:span><text:span text:style-name="T366">záři</text:span><text:span text:style-name="T173">. Každý krok v písku se zdál těžší, každý nádech suchého vzduchu ostřejší. A přesto, když se v dálce na horizontu konečně objevily obrysy</text:span><text:span text:style-name="Strong_20_Emphasis"><text:span text:style-name="T35"> oázy</text:span></text:span><text:span text:style-name="T173">, jejich srdce se naplnila úlevou.</text:span></text:p>
      <text:p text:style-name="P7">Svatyňová oáza se zjevila jako zázrak uprostřed pustiny — sevřená mezi strmými skalisky, jejichž hřbety se tyčily k obloze jako kamenné stráže. Z ptačí perspektivy by připomínala smaragdový drahokam zasazený do žlutavé koruny pouště. Hladké stěny skal chránily oázu před prudkým větrem i zraky nepovolaných. A právě díky této poloze se stala bezpečným přístavem pro cestovatele z dalekých zemí.</text:p>
      <text:p text:style-name="P7">Mezi palmovými háji, <text:span text:style-name="T367">jezerem</text:span> s křišťálově čistou vodou a <text:span text:style-name="T367">stany</text:span> se rozprostíralo tržiště — rušné a živé jako tepající srdce. Karavany s vozy obtěžkanými zbožím se pravidelně sjížděly z okolních cest. Z velbloudů se snímaly těžké vaky s kořením, látkami a drahými kovy, zatímco obchodníci rozkládali stánky se zbožím z východu i západu.</text:p>
      <text:p text:style-name="P7">Vůně sušených datlí, pražených oříšků a kořeněného čaje se mísila s pachem potu a kůže. Každý kout oázy žil – lidé smlouvali, děti pobíhaly s jásotem mezi stánky a staří vypravěči vyprávěli příběhy, které se ozývaly až ke kamenné svatyni na jejím konci.</text:p>
      <text:p text:style-name="P7">Svatyňová oáza byla víc než jen místo odpočinku. Byla to křižovatka světů, skrytý uzel pradávných cest a živý důkaz toho, že i uprostřed ničeho může vzniknout něco posvátného.</text:p>
      <text:p text:style-name="P7"/>
      <text:p text:style-name="P7">„To je ono… Svatyňová oáza,“ zašeptala Aaliyah se směsí <text:span text:style-name="T368">nadšení</text:span> a vyčerpání.</text:p>
      <text:p text:style-name="P7">James mlčky kývl, oči nepřestávaly pročesávat obzor. Ačkoliv byla krása místa zřejmá, jeho instinkty ho varovaly. Něco tu nehrálo.</text:p>
      <text:p text:style-name="P7">Moryana se zastavila na vrcholku jedné z dun. Otočila se po větru a zavřela oči. „Vzduch… je jiný. Voní po magii, ale ne jen po té čisté.“</text:p>
      <text:p text:style-name="P7">James k ní přistoupil. „Cítím to taky. Je to jako zbytková energie, zvrácená a hnilobná.“</text:p>
      <text:p text:style-name="P7">„Je to <text:span text:style-name="T369">S</text:span>tín,“ řekla Aaliyah tiše, „plíží <text:span text:style-name="T370">se</text:span> za námi už od chvíle, kdy jsme opustili chrám.“</text:p>
      <text:p text:style-name="P3"><text:span text:style-name="T64">Znenadání se vítr zvedl a z písku se začal formovat sloup, vír tmavého prachu a stínů. </text:span>V jeho středu se začal rýsovat nejasný obrys obličeje — jen stín, jen záblesk — a pak se v něm rozžehly dvě zlaté oči, pronikavé a chladné.</text:p>
      <text:p text:style-name="P7"><text:soft-page-break/>„<text:span text:style-name="T371">Ochránci</text:span> orb<text:span text:style-name="T370">u</text:span>,“ zasyčel hlas, znějící, jako by ho tvořilo tisíc šeptajících hlasů zároveň. „Přesně, jak bylo předpovězeno. Čtyři pečetě… čtyři klíče… A vy — <text:span text:style-name="T372">D</text:span>ěti světla — je přines<text:span text:style-name="T371">ete</text:span> přímo na práh pádu.“</text:p>
      <text:p text:style-name="P7">Aaliyah o krok ustoupila. „Co jsi zač?“</text:p>
      <text:p text:style-name="P7">„Já jsem posel. Zrozen ze zbytků <text:span text:style-name="Strong_20_Emphasis"><text:span text:style-name="T50">Morr'kalil</text:span></text:span><text:span text:style-name="Strong_20_Emphasis"><text:span text:style-name="T373">ovi</text:span></text:span> vůle, ukrytý ve větru, písku i tichu mezi slovy.“</text:p>
      <text:p text:style-name="P3">James se postavil před ženy a sevřel rukojeť dýky. „Tak mluv,“ procedil tiše. „<text:span text:style-name="T374">C</text:span>o jsi nám vlastně přišel říct?“ </text:p>
      <text:p text:style-name="P3">„Zprávu,“ zašeptal. Hlas zněl teď hlubší. „Že brzy zemřete. Ne rychle, ne milosrdně…“ </text:p>
      <text:p text:style-name="P3">James se postavil pevněji, oči temné a nehnuté. „To se ještě uvidí,“ pronesl tiše. </text:p>
      <text:p text:style-name="P3">Stín se na okamžik zastavil… a pak se z jeho beztvarého těla ozval krutý smích. Zněl dutě, lámal se jako kov pod tlakem. „Ano… uvidíme,“ zasyčel <text:span text:style-name="T375">a</text:span><text:span text:style-name="T64"> rozplynul </text:span><text:span text:style-name="T376">se</text:span><text:span text:style-name="T64"> — pomalu, s šelestem, který připomínal skřípění kamenů. „Brány se otevírají… a Pečeť slábne. Je čas, aby svět opět okusil </text:span><text:span text:style-name="T377">chuť</text:span><text:span text:style-name="T64"> smrt</text:span><text:span text:style-name="T377">i</text:span><text:span text:style-name="T64">.“</text:span></text:p>
      <text:p text:style-name="P7">Nastalo ticho.</text:p>
      <text:p text:style-name="P7">„Tohle nebylo varování,“ řekla Moryana <text:span text:style-name="T378">vyděšeně</text:span>. „To byla výzva.“</text:p>
      <text:p text:style-name="P7"><text:span text:style-name="T371">Moryana</text:span> <text:span text:style-name="T371">pevně </text:span>sevřela orb. <text:span text:style-name="T371">J</text:span>eho jemné světlo tepalo jako srdce. „Musíme se dostat do Svatyňové oázy. Možná tam najdeme odpovědi, <text:span text:style-name="T371">kde hledat další orby</text:span>… nebo někoho, kdo nám ukáže, co s <text:span text:style-name="T371">nimi </text:span>udělat.“</text:p>
      <text:p text:style-name="P7">„Nebo nám alespoň poskytne čas,“ dodal James.</text:p>
      <text:p text:style-name="P7">Nezdržovali se. Cesta mezi dunami se začala rychle krátit. S příchodem noci se obloha zbarvila do fialova a hvězdy se rozžehly jako svědci jejich osudu. S každým krokem se Svatyňová oáza přibližovala — a s ní i další kapitola jejich cesty.</text:p>
      <text:p text:style-name="P7"/>
      <text:h text:style-name="P8" text:outline-level="3"><text:span text:style-name="Strong_20_Emphasis"><text:span text:style-name="T64"/></text:span></text:h>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p text:style-name="P9"><text:span text:style-name="Strong_20_Emphasis"><text:span text:style-name="T64"/></text:span></text:p>
      <text:h text:style-name="P1" text:outline-level="2"><text:bookmark-start text:name="__RefHeading___Toc24390_1556395519"/><text:soft-page-break/><text:span text:style-name="Strong_20_Emphasis"><text:span text:style-name="T64">Kapitola X</text:span></text:span><text:span text:style-name="Strong_20_Emphasis"><text:span text:style-name="T379">I</text:span></text:span><text:span text:style-name="Strong_20_Emphasis"><text:span text:style-name="T380">II</text:span></text:span><text:span text:style-name="Strong_20_Emphasis"><text:span text:style-name="T64">. – Písek a stříbro <text:s/></text:span></text:span><text:bookmark-end text:name="__RefHeading___Toc24390_1556395519"/></text:h>
      <text:p text:style-name="P3"><text:span text:style-name="Strong_20_Emphasis"><text:span text:style-name="T65">S</text:span></text:span><text:span text:style-name="Strong_20_Emphasis"><text:span text:style-name="T381">vítalo</text:span></text:span><text:span text:style-name="Strong_20_Emphasis"><text:span text:style-name="T65">, když </text:span></text:span><text:span text:style-name="Strong_20_Emphasis"><text:span text:style-name="T382">konečně dorazili do Svatyňové oázy</text:span></text:span><text:span text:style-name="Strong_20_Emphasis"><text:span text:style-name="T65">. Aaliyah si z čela otřela prach a zpocenou dlaní zastínila oči. Z dálky to místo vypadalo jako </text:span></text:span><text:span text:style-name="Strong_20_Emphasis"><text:span text:style-name="T383">F</text:span></text:span><text:span text:style-name="Strong_20_Emphasis"><text:span text:style-name="T65">ata morgána – jako sen utkaný z palem, třpytivé vody a kamenných věží. Ale jak sestupovali klikatou stezkou dolů ze skal, sen se měnil ve skutečnost.</text:span></text:span></text:p>
      <text:p text:style-name="P7">Vzduch byl suchý, ale o poznání chladnější než v pustině. <text:span text:style-name="T384">S</text:span>k<text:span text:style-name="T384">á</text:span>l<text:span text:style-name="T384">y</text:span>, které <text:span text:style-name="T384">poskytovaly ochranu před </text:span>žár<text:span text:style-name="T384">em</text:span>. Po kamenné cestě se valil lehký vítr, nesoucí s sebou vůni datlovníků, kouře a koření. Ozýval se šum hlasů, cinkání kovu a volání karavan.</text:p>
      <text:p text:style-name="P7">James kráčel vpředu, zrak upřený, zatímco v jedné ruce držel pevně svou zbraň a druhou nabídl Moryaně, která trochu klopýtala po štěrkovitém svahu. Aaliyah šla po jeho druhém boku, sledovala život, který v oáze pulzoval.</text:p>
      <text:p text:style-name="P7">Když došli ke vstupu, dva místní strážci v pestrých šátcích si je z dálky prohlédli, ale nekladli odpor. Cizinci byli v oáze běžným jevem, pokud nenarušovali rovnováhu. A ti tři vypadali spíš unaveně než nebezpečně — i když jejich pohledy prozrazovaly, že nesou něco víc než jen prach cest.</text:p>
      <text:p text:style-name="P7">„Voda…“ zašeptala <text:span text:style-name="T385">Moryana</text:span>, když zahlédla jezero obklopené stínem fíkovníku. Její hlas zněl téměř posvátně.</text:p>
      <text:p text:style-name="P7">„A možná i postel,“ poznamenala <text:span text:style-name="T385">Aaliyah</text:span> unaveně, ale s úsměvem.</text:p>
      <text:p text:style-name="P7"><text:span text:style-name="T384">Posadili se</text:span> <text:span text:style-name="T384">na</text:span> měkk<text:span text:style-name="T384">ý</text:span> pís<text:span text:style-name="T384">ek</text:span> u okraje tržiště. Okolo nich proudili lidé — muži v turbanech, ženy v šatech z lehké látky, děti bosé a hbitě běhající mezi stánky.</text:p>
      <text:p text:style-name="P7">James přikývl směrem ke skupině stanů. „Zjistím, jestli mají volné místo.“</text:p>
      <text:p text:style-name="P3"><text:span text:style-name="T64">Zatímco James mizel v houfu trhovců, Aaliyah a Moryana sledovaly pulzující život Svatyňové oázy. </text:span>Pro Aaliyah to nebylo nové místo — byla tu už mnohokrát. Přitahoval ji ruch tržiště rozloženého mezi skalami, kde se prodávalo všechno od vonných pryskyřic až po podivná, napůl magická zvířata. <text:span text:style-name="T64">Vůně datlovníků a koření jí byla dobře známá a šumění trhu ji dokázalo uklidnit i po dlouhých dnech v pustině.</text:span></text:p>
      <text:p text:style-name="P7">Náhle je oslovil muž v <text:span text:style-name="T386">modrém</text:span> turbanu. Měl pronikavé <text:span text:style-name="T387">tmavě</text:span> hnědé oči a pevný, ale přívětivý hlas.</text:p>
      <text:p text:style-name="P7">„Aaliyah? Tak tebe jsem tu dlouhou dobu neviděl.“</text:p>
      <text:p text:style-name="P7">Moryana se na něj zvědavě podívala, ale nepromluvila. Jen <text:span text:style-name="T384">mírně naklonila hlavu,</text:span> aby lépe viděla obě<text:span text:style-name="T386">ma do</text:span> tváře a nechala Aaliyah mluvit.</text:p>
      <text:p text:style-name="P7"><text:soft-page-break/>Aaliyah nepatrně přikývla. „Ano, byla jsem pryč. Dlouho. Delší dobu, než jsem původně zamýšlela.“ Její hlas byl pevný, ale vřelý. <text:span text:style-name="T388">N</text:span>osil váhu vzpomínek. „<text:span text:style-name="T389">Ale pořád jsem na </text:span>Svatyňov<text:span text:style-name="T389">ou</text:span> oáz<text:span text:style-name="T389">u myslela</text:span>.“</text:p>
      <text:p text:style-name="P7">Usmála se, ale spíš pro sebe než pro ostatní. „Když jsem byla dítě, otec mě vodil k Prameni vědění,“ pronesla tiše. „Říkal, že tam voda a paměť splývají <text:span text:style-name="T390">v jedno</text:span> a že někteří lidé dokážou slyšet její hlas.“ Na chvíli se odmlčela, pohled upřený k jezeru, které mezi palmami stříbřitě zářilo. „My dva jsme ji ale nikdy neslyšeli,“ dodala. „Jen jsme si to představovali.“ Zhluboka se nadechla. „Ale oheň… ten ano. Jeho hlas je prudký, někdy hněvivý, jindy téměř něžný. Nikdy nečeká. Prostě mluví — a nutí poslouchat.“ </text:p>
      <text:p text:style-name="P7">Moryana jí věnovala krátký, přemýšlivý pohled, ale neřekla nic. Jen <text:span text:style-name="T391">si upravila oblečení</text:span>.</text:p>
      <text:p text:style-name="P7">„Oheň nikdy nelže,“ poznamenal vážně muž v modrém turbanu. „Říká jen to, co si lidé netroufnou vyslovit. <text:span text:style-name="T388">Přesně jako Aaliyah.</text:span>“ <text:s/></text:p>
      <text:p text:style-name="P7">Pak se pousmál a pokynul k Moryaně. „Jsem Harim,“ představil se přátelsky. „Rád tě poznávám.“ </text:p>
      <text:p text:style-name="P7">Aaliyah se lehce usmála a pak dodala: „Harim je jedním z těch, kdo udržují pořádek v oáze a pomáhají těm, kdo sem přicházejí. Můžeš mu důvěřovat.“</text:p>
      <text:p text:style-name="P7">Harim usadil <text:span text:style-name="T388">na zem k ženám</text:span> a společně čekali na návrat James<text:span text:style-name="T390">e</text:span>. Občas se jeho oči rozhlédly po okolí, bdělé a ostražité, ale zároveň klidné.</text:p>
      <text:p text:style-name="P7">Když se James konečně objevil, přistoupil k nim a kývl na Harima. „Pojďte, mám pro vás místo,“ řekl Harim rozhodně a vedl je k jednomu z větších stanů na okraji oázy. „Tady přespíte. Je to bezpečné místo, dobře střežené. Potřebujete nabrat síly.“</text:p>
      <text:p text:style-name="P3"><text:span text:style-name="T64">Ženy ho následovaly, cítily, jak je únava z tepla a prachu pouště pomalu opouští. </text:span>James <text:span text:style-name="T392">kráčel</text:span> těsně za nimi.<text:span text:style-name="T64"> </text:span><text:span text:style-name="T393">Trojice v</text:span><text:span text:style-name="T64">ěděl</text:span><text:span text:style-name="T393">a</text:span><text:span text:style-name="T64">, že zatímco jsou v</text:span><text:span text:style-name="T393">e</text:span><text:span text:style-name="T64"> Svatyňové oáze, mají na chvíli klid.</text:span></text:p>
      <text:p text:style-name="P7"/>
      <text:p text:style-name="P7"/>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5538_1556395519"/><text:soft-page-break/><text:span text:style-name="Strong_20_Emphasis"><text:span text:style-name="T55">Kapitola X</text:span></text:span><text:span text:style-name="Strong_20_Emphasis"><text:span text:style-name="T394">I</text:span></text:span><text:span text:style-name="Strong_20_Emphasis"><text:span text:style-name="T395">V</text:span></text:span><text:span text:style-name="Strong_20_Emphasis"><text:span text:style-name="T55">. – Ozvěny ve vodě</text:span></text:span><text:bookmark-end text:name="__RefHeading___Toc25538_1556395519"/></text:h>
      <text:p text:style-name="P7">Stan byl prostorný a stíněný silnou tkaninou, která tlumila světlo i horko. Uvnitř <text:span text:style-name="T396">to</text:span> vonělo po <text:span text:style-name="T396">skořici</text:span> a kadidle, podlaha byla pokrytá měkkými koberečky a na ní ležely připravené <text:span text:style-name="T396">deky</text:span> a polštáře. Aaliyah si s úlevou stáhla plášť a posadila se. Moryana se protáhla a s povzdechem padla na nejbližší polštář.</text:p>
      <text:p text:style-name="P7">„Konečně klid,“ zamumlala a zavřela oči. Její hlas byl unaven<text:span text:style-name="T397">ý, ale spokojený</text:span>. V horku a písku se cestou naučila ocenit i takový jednoduchý luxus.</text:p>
      <text:p text:style-name="P7">James zůstal stát u vchodu a přejížděl pohledem okolí. „Na chvíli si odpočiňte. Půjdu zjistit, co se tady děje — a jestli někdo <text:span text:style-name="T398">náhodou</text:span> něco <text:span text:style-name="T398">ne</text:span>slyšel.“ Aaliyah na něj pohlédla s náznakem obav, ale neřekla nic. Věděla, že by ho nic nezastavilo. A stejně jako on i ona cítila, že pod povrchem oázy něco doutná.</text:p>
      <text:p text:style-name="P7">Po jeho odchodu se ve stanu na chvíli rozhostilo ticho, přerušované jen tlumenými zvuky tržiště. Moryana otevřela jedno oko a promluvila: „Říkalas, že se sem vracíš ráda. Znamená to, že jsi tu vyrůstala?“</text:p>
      <text:p text:style-name="P7">Aaliyah se lehce pousmála a pohladila konečky prstů lem koberečku. „Ne přímo tady. Žila jsem v nedalekém městě, Vient<text:span text:style-name="T399">ě</text:span>. Krásné, exotické místo – na jedné straně <text:span text:style-name="T400">azurové</text:span> <text:span text:style-name="T400">moře</text:span> a na druhé straně <text:span text:style-name="T401">zlat</text:span><text:span text:style-name="T402">av</text:span><text:span text:style-name="T401">á </text:span>poušť.“</text:p>
      <text:p text:style-name="P7">Odmlčela se na chvíli, jako by v duchu slyšela ozvěnu lodních zvonů a šustění záclon ve větru. „Oáza byla místo, kam jsme chodili obchodovat, ale taky hledat klid.“</text:p>
      <text:p text:style-name="P11">Moryana se tiše zasmála. „Takže ses sem vracela kvůli tichu? To ti nevěřím, vždyť ty většinou hledáš dobrodružství, ne klid. Tedy pokud se <text:span text:style-name="T403">tu</text:span> nějaký pohledný muž nejmen<text:span text:style-name="T403">uje</text:span> Ticho.“</text:p>
      <text:p text:style-name="P11">Aaliyah se naoko zamračila a pak se začala smát. Hodila po Moryaně polštář. „Já ti dám pohledného muže!“</text:p>
      <text:p text:style-name="P7">Moryana polštář jen lehce odklonila a smíchem zavrtěla hlavou. „Nemám snad pravdu? Vždyť pokaždé, když jsme spolu někam šly, tak se na tebe lepili chlapi.“ </text:p>
      <text:p text:style-name="P7">Aaliyah se uchechtla a zakryla obličej rukou. „To nebyl<text:span text:style-name="T404">a</text:span> moje vina! Prostě je nějak přitahuju. <text:span text:style-name="T403">T</text:span><text:span text:style-name="T402">o</text:span><text:span text:style-name="T403"> přeci není nic špatného.</text:span>“ </text:p>
      <text:p text:style-name="P7">Moryana se naklonila blíž, oči jí jiskřily smíchem. „<text:span text:style-name="T402">Já přeci neříkám, že je</text:span>.“ </text:p>
      <text:p text:style-name="P7">Najednou Moryana dostala zvláštní pocit a její smích okamžitě utichl. Aaliyah si všimla náhlé změny v jejím výrazu a naklonila se k ní. „Stalo se něco?“ zeptala se opatrně.</text:p>
      <text:p text:style-name="P11"><text:soft-page-break/>Moryana zavrtěla hlavou a přitom se snažila tvář udržet klidnou. „Nic… jenom <text:span text:style-name="T402">mám</text:span> chvílemi zvláštní pocit.“</text:p>
      <text:p text:style-name="P11">Aaliyah tiše přikývla. „Možná bychom si měly lehnout a trochu odpočinout.“</text:p>
      <text:p text:style-name="P11"><text:span text:style-name="T173">Moryana jen přikývla, opřela se o polštář </text:span><text:span text:style-name="T405">a <text:s/>pomalu zavřela oči</text:span><text:span text:style-name="T173">. Orb v její </text:span><text:span text:style-name="T405">tašce</text:span><text:span text:style-name="T173"> tlumeně poblikával. Zatímco Aaliyah zírala do stropu stanu, jejich dech se zvolna sladil se vzdálenými hlasy tržiště a brzy obě </text:span><text:span text:style-name="T406">ženy</text:span><text:span text:style-name="T173"> usnuly.</text:span></text:p>
      <text:p text:style-name="P7"/>
      <text:p text:style-name="P7">Za zdmi stanu se mezitím světlo dne začalo lámat do jantarové záře soumraku. Slunce pomalu klesalo za horizont písku a <text:span text:style-name="T407">oáza</text:span> <text:span text:style-name="T407">pomalu utichala</text:span>.</text:p>
      <text:p text:style-name="P7">James mezitím kráčel trhem, jeho oči klouzaly po známkách neklidu. Harim šel kousek <text:span text:style-name="T399">před ním</text:span> a vedl ho spletí stánků, až dorazili k malému chrámu z kamene, ukrytému pod převisem skály. Zvenčí vypadal nenápadně, ale když vstoupili, ocitli se v prostoru zalitém modrozeleným světlem.</text:p>
      <text:p text:style-name="P7">„Tohle je Pramen <text:span text:style-name="T399">v</text:span>ědění,“ řekl Harim tiše. „Kdysi se sem chodili radit kněží, dnes jen staří a ti, kteří ještě věří, že voda má paměť.“</text:p>
      <text:p text:style-name="P7">Uprostřed místnosti stál <text:span text:style-name="T50">mal</text:span><text:span text:style-name="T408">ý</text:span><text:span text:style-name="T50"> kamenn</text:span><text:span text:style-name="T408">ý</text:span><text:span text:style-name="T50"> bazén.</text:span> Když se k n<text:span text:style-name="T409">ěmu</text:span> James naklonil, spatřil v hladině vlastní tvář… a pak se obraz změnil.</text:p>
      <text:p text:style-name="P7">Místo jeho očí na něj zíraly oči někoho jiného — oči bez <text:span text:style-name="T399">čoček</text:span>.</text:p>
      <text:p text:style-name="P7">James se prudce narovnal, zhluboka dýchal. Harim ho zachytil, když zavrávoral. „Cos viděl?“<text:line-break/>„Varování,“ odpověděl James chraplavě.</text:p>
      <text:p text:style-name="P7"/>
      <text:p text:style-name="P3"><text:span text:style-name="T64">James procházel uličkami oázy. Stmívání zabarvilo zdi stanů do zlatavých a rudých odstínů, ale on si </text:span><text:span text:style-name="T410">to</text:span><text:span text:style-name="T64">ho sotva všímal. </text:span>Myšlenky měl jinde – stále se mu vracel obraz očí bez čoček, které spatřil ve vodě v chrámovém bazénku. Srdce se mu sevřelo a po zádech mu přeběhl studený pot. </text:p>
      <text:p text:style-name="P7">Když se vrátil ke stanu, už byla tma. Světélka luceren na špičkách stanů tančila ve večerním vánku. Vstoupil dovnitř a zaváhal – bylo tu ticho.</text:p>
      <text:p text:style-name="P7">Aaliyah se právě probouzela. Seděla na okraji deky a rozhl<text:span text:style-name="T378">ížela</text:span> se, jako by se snažila vzpomenout, kde je. Když ho zahlédla, narovnala se.</text:p>
      <text:p text:style-name="P11">„Musíme jít dál,“ řekl bez úvodu. „Zítra ráno. Hned při úsvitu.“</text:p>
      <text:p text:style-name="P7">Aaliyah se zmateně zamračila. „Proč tak rychle? Vždyť jsme ještě nepřišli na to, co máme dělat s orb<text:span text:style-name="T411">em</text:span>.“ </text:p>
      <text:p text:style-name="P3"><text:soft-page-break/><text:span text:style-name="T64">James se na ni vážně podíval. „Na to teď není čas,“ řekl stručně. </text:span>„Všechno <text:span text:style-name="T411">v</text:span><text:span text:style-name="T378">ám</text:span> vysvětlím zítra, až odsud odejdeme. Teď si jdi ještě lehnout.“ </text:p>
      <text:p text:style-name="P3">Aaliyah se zamračila. „Jsi si jistý, že bychom si o tom neměli promluvit <text:span text:style-name="T378">už</text:span> teď? <text:span text:style-name="T378">M</text:span>ám vzbudit Moryanu?“</text:p>
      <text:p text:style-name="P3">„Ne,“ odpověděl James. „Nech ji spát. Všichni budeme potřebovat sílu na cestu a oba víme, že Moryana ji má <text:span text:style-name="T378">z nás</text:span> nejméně.“</text:p>
      <text:p text:style-name="P3">Oba pohlédli na Moryanu. Spala už nějakou dobu, ale únava se z její tváře ještě nevytratila. Pleť měla bledší než obvykle, rty popraskané a pod očima tmavé stíny. </text:p>
      <text:p text:style-name="P3">Aaliyah se zhluboka nadechla, pohled jí na okamžik zjemněl. „Máš pravdu,“ přikývla tiše. „Potřebuje si odpočinout.“ Po chvilce dodala: „Kam vlastně půjdeme?“ </text:p>
      <text:p text:style-name="P3">„Do hradu Kamenn<text:span text:style-name="T412">ý</text:span> strážce,“ odpověděl bez váhání. „Sídlí tam velitelství Stonegardských sil <text:span text:style-name="T413">o</text:span>dporu. Musíme varovat velení a zjistit víc o orbech.“ </text:p>
      <text:p text:style-name="P3">Nastalo ticho. </text:p>
      <text:p text:style-name="P3"><text:span text:style-name="T64">James se od ní odvrátil </text:span><text:span text:style-name="T414">a za</text:span><text:span text:style-name="T64">hleděl do tmy. </text:span>V duchu doufal, že Moryana cestu do hradu vyd<text:span text:style-name="T415">rží, i když o tom </text:span><text:span text:style-name="T416">silně </text:span><text:span text:style-name="T415">pochyboval. </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4392_1556395519"/><text:soft-page-break/><text:span text:style-name="Strong_20_Emphasis"><text:span text:style-name="T64">Kapitola XV. – Šeptající proudy a stín v písku</text:span></text:span><text:bookmark-end text:name="__RefHeading___Toc24392_1556395519"/></text:h>
      <text:p text:style-name="P3"><text:span text:style-name="T65">Moryana se vzbudila náhle, jako by ji něco volalo. Ve stanu vládlo ticho. Orb </text:span><text:span text:style-name="T417">v tašce</text:span><text:span text:style-name="T65"> tlumeně zářil, jako by i on vnímal volání. </text:span>Pomalu <text:span text:style-name="T418">se pro něj natáhla a vzala</text:span> ho do dlan<text:span text:style-name="T418">ě</text:span>. Jeho světlo se rozzářilo trochu jasněji, jako by reagovalo na její dotek. </text:p>
      <text:p text:style-name="P7">Opatrně se zvedla, přehodila přes sebe plášť a prošla kolem spící Aaliyah. Stan za ní tiše zašustil.</text:p>
      <text:p text:style-name="P7">Znovu ten hlas – blíž, jasněji.</text:p>
      <text:p text:style-name="P7">Vedl ji kousek dál, za fíkovníky. Ke staré svatyni s pramenem...</text:p>
      <text:p text:style-name="P6">Moryana se přiblížila, srdce jí tlouklo zvláštním rytmem, orb se rozehřál <text:span text:style-name="T419">a</text:span> zlato-bílé zář<text:span text:style-name="T419">il</text:span>.</text:p>
      <text:p text:style-name="P6">Vstoupila.</text:p>
      <text:p text:style-name="P6">V chladu kamene ucítila něco jako dech – jemný závan, který se jí otřel o krk. Uprostřed svatyně byl pramen. Křišťálová voda klidně vířila v malém kamenném bazénku. Moryana klekla k němu, položila dlaň na okraj a sklonila hlavu.</text:p>
      <text:p text:style-name="P6">A tehdy voda promluvila.</text:p>
      <text:p text:style-name="P11"><text:span text:style-name="Strong_20_Emphasis"><text:span text:style-name="T35">„Pamatuji si tě, </text:span></text:span><text:span text:style-name="Strong_20_Emphasis"><text:span text:style-name="T420">D</text:span></text:span><text:span text:style-name="Strong_20_Emphasis"><text:span text:style-name="T35">ítě </text:span></text:span><text:span text:style-name="Strong_20_Emphasis"><text:span text:style-name="T421">s</text:span></text:span><text:span text:style-name="Strong_20_Emphasis"><text:span text:style-name="T35">větla,“</text:span></text:span><text:span text:style-name="T35"> zazněl hlas, jenž nepřicházel zvenčí, ale přímo do jejího vědomí.</text:span></text:p>
      <text:p text:style-name="P6">Zůstala klidná. „Proč jsi mě volala?“ zašeptala.</text:p>
      <text:p text:style-name="P11"><text:span text:style-name="Strong_20_Emphasis"><text:span text:style-name="T35">„Nevolám. Já odpovídám. Ty ses ptala – i když ne slovy. A já vím, co hledáš.“</text:span></text:span></text:p>
      <text:p text:style-name="P6">„<text:span text:style-name="Strong_20_Emphasis"><text:span text:style-name="T50">Morr'kalil</text:span></text:span>,“ vyslovila znovu jméno, které se jako trn zabodlo do jejích snů.</text:p>
      <text:p text:style-name="P11"><text:span text:style-name="Strong_20_Emphasis"><text:span text:style-name="T35">„Jeho jméno je starší než písek této země. Jeho hlad trvá.“</text:span></text:span><text:span text:style-name="T35"> Voda se zavlnila a ukázala obrazy: prastaré brány, zkažené chrámové zdi, postavy v černých kápích, oči bez čoček hledící z hlubin, a tiché volání, které znělo napříč věky.</text:span></text:p>
      <text:p text:style-name="P6">„Kam máme jít?“ zeptala se Moryana a její orb zazářil jasněji.</text:p>
      <text:p text:style-name="P3"><text:span text:style-name="Strong_20_Emphasis"><text:span text:style-name="T65">„Tam, </text:span></text:span><text:span text:style-name="Strong_20_Emphasis"><text:span text:style-name="T35">kde kámen pil krev a meče stavěly hradby. </text:span></text:span><text:span text:style-name="Strong_20_Emphasis"><text:span text:style-name="T422">T</text:span></text:span><text:span text:style-name="Strong_20_Emphasis"><text:span text:style-name="T35">am, kde </text:span></text:span><text:span text:style-name="Strong_20_Emphasis"><text:span text:style-name="T423">se</text:span></text:span><text:span text:style-name="Strong_20_Emphasis"><text:span text:style-name="T35"> lidská pýcha po</text:span></text:span><text:span text:style-name="Strong_20_Emphasis"><text:span text:style-name="T423">stavila</text:span></text:span><text:span text:style-name="Strong_20_Emphasis"><text:span text:style-name="T35"> proti bohům</text:span></text:span><text:span text:style-name="Strong_20_Emphasis"><text:span text:style-name="T65">. Tam, kde se první pečeť otřásla.“</text:span></text:span><text:span text:style-name="T65"> Hlas ustal, ale vlnky ve vodě tvořily vzor – mapu. Ne úplnou, ale vodítko.</text:span></text:p>
      <text:p text:style-name="P11">Moryana se přiblížila k mapě, oči jí zabloudily po vlnkách vody. „To je hrad… Kamenný strážce,“ pronesla tiše, hlas naplněný jistotou, která se vynořila z jejího instinktu.</text:p>
      <text:p text:style-name="P3"><text:span text:style-name="T64">Moryana tiše </text:span><text:span text:style-name="T424">v</text:span><text:span text:style-name="T64">stala, orb schovala pod plášť a vrátila se do stanu. V jejích očích se odrážela jistota – věděla, kam musí jít.</text:span></text:p>
      <text:h text:style-name="P1" text:outline-level="2"><text:bookmark-start text:name="__RefHeading___Toc24394_1556395519"/><text:soft-page-break/><text:span text:style-name="Strong_20_Emphasis"><text:span text:style-name="T64">Kapitola XV</text:span></text:span><text:span text:style-name="Strong_20_Emphasis"><text:span text:style-name="T379">I</text:span></text:span><text:span text:style-name="Strong_20_Emphasis"><text:span text:style-name="T64">. – Stříbro v hlubinách</text:span></text:span><text:bookmark-end text:name="__RefHeading___Toc24394_1556395519"/></text:h>
      <text:p text:style-name="P7">Noc se snesla nad Svatyňovou oázou jako těžký, hedvábný závoj. Měsíc vrhal na hladinu jezera tajemné bledé světlo, které se odráželo v nepravidelných vlnkách. </text:p>
      <text:p text:style-name="P7">Okolní stany se jemně houpaly v nočním vánku, jejich plátna tiše šeptala v rytmu větru, jako by samy dýchaly. Z dálky doléhaly tlumené zvuky – cinkání drobných kovových zvonků, vzdálen<text:span text:style-name="T425">ý </text:span>smích a šepot trhovců, vůně koření a mátového čaje stoupala k nebi. Přesto se vzduchem nesla tíseň, neviditelná a těžká.</text:p>
      <text:p text:style-name="P7">Něco temného, nepřátelského se pomalu přibližovalo a přestože to nebylo zřejmé, každý to cítil v kostech.</text:p>
      <text:p text:style-name="P7">James seděl <text:span text:style-name="T426">na převisu skály kousek od stanu</text:span>, nohy složené pod sebe, lokty opřené o kolena. Jeho pohled byl upřený do dálky, kde se temnota vpíjela do písku a zatínala prsty do zlatavých dun. V jeho mysli se stále opakovaly obrazy z Pramene Vědění.</text:p>
      <text:p text:style-name="P7">James cítil, jak se mu <text:span text:style-name="T427">po</text:span> těle rozlé<text:span text:style-name="T427">zá</text:span> <text:span text:style-name="T427">mráz</text:span>. Nebyl to jen strach, ale vědomí tíhy osudu, která přesahovala jeho život – starodávné břemeno staré jako sama poušť.</text:p>
      <text:p text:style-name="P7">Za jeho zády <text:span text:style-name="T426">něco zašustilo</text:span>. Nepotřeboval se otočit, aby poznal, kdo přichází. Aaliyah.</text:p>
      <text:p text:style-name="P7">Tiše si sedla vedle něj, aniž by cokoli řekla. V rukou držela <text:span text:style-name="T426">dva</text:span> mal<text:span text:style-name="T426">é</text:span>, pečlivě zabalen<text:span text:style-name="T426">é</text:span> předmět<text:span text:style-name="T426">y.</text:span> <text:span text:style-name="T426">Jeden</text:span> rozevřela a položila mezi ně. Byl to rudý kámen, hladký a lesklý jako kapka krve, zasazený do stříbrného rámu – talisman z jejího rodného města.</text:p>
      <text:p text:style-name="P7">„Na ochranu,“ zašeptala, hlas sotva slyšitelný. „Rudý kámen z<text:span text:style-name="T428">e</text:span> <text:span text:style-name="T428">Z</text:span>uřící divočiny. Říká se, že pozná pravdu skr<text:span text:style-name="T429">yt</text:span><text:span text:style-name="T430">ou </text:span><text:span text:style-name="T429">za lží</text:span>.“</text:p>
      <text:p text:style-name="P7">James ho nejdřív jen pozoroval, jak v měsíčním světle pulzuje, jako by sám měl život.</text:p>
      <text:p text:style-name="P7">„Děkuju,“ řekl nakonec. „Myslím, že tohle místo, ten pramen… ukázal mi víc, než jsem chtěl. Potřebujeme víc než jen ochranu.“</text:p>
      <text:p text:style-name="P7">Aaliyah přikývla, její pohled se stočil k jezeru, kde voda vypadala jako živý organismus.</text:p>
      <text:p text:style-name="P7">„Lysara nás varovala,“ šeptla. „<text:span text:style-name="Strong_20_Emphasis"><text:span text:style-name="T50">Morr'kalil</text:span></text:span> – ta starodávná temnota – se probouzí. Pečeť, kterou jsme cítili už v poušti, ztrácí sílu.“</text:p>
      <text:p text:style-name="P7">„A my tu temnotu <text:span text:style-name="T431">musíme </text:span>zastav<text:span text:style-name="T431">it</text:span>“ doplnil James. </text:p>
      <text:p text:style-name="P3">Aaliyah se na něj chvíli jen dívala, ticho mezi nimi bylo těžké. Zhluboka se nadechla a pohledem přejela okolí. </text:p>
      <text:p text:style-name="P7"/>
      <text:p text:style-name="P7"><text:soft-page-break/>Moryana stála u břehu jezera, její postava splývala s tmavými stíny fíkovníků, jejichž větve se skláněly k vodě jako starodávní strážci. Její oči, odrážející se v hladině, nespatřily jen svůj odraz, ale něco víc. Cítila, jak se voda pod jejími prsty lehce pohybuje, jako by reagovala na její přítomnost. Jemně ji objímala kolem ruky, hladila ji a lákala k sobě s laskavou, téměř mateřskou péčí. </text:p>
      <text:p text:style-name="P7">„Moryano?“ ozval se za ní hlas. Harim stál kousek dál, jeho oči byly klidné, ale plné vážnosti.</text:p>
      <text:p text:style-name="P7">Neotočila se. „Ta voda… se mnou mluví,“ řekla pomalu, s nečekanou jistotou. „<text:span text:style-name="T432">Řekla mi, kam musím jít.“</text:span></text:p>
      <text:p text:style-name="P7">Harim chvíli sledoval hladinu. „Pramen Vědění je starý víc, než si dokážeme představit. Pamatuje věci, které <text:span text:style-name="T432">sám</text:span> čas už dávno zapomněl. Pokud s tebou opravdu mluví, naslouchej <text:span text:style-name="T432">a nech se vést</text:span>.“ </text:p>
      <text:p text:style-name="P7">Moryana sevřela svůj orb, jeho světlo bylo nyní tlumené, skoro jako dech spícího tvora.</text:p>
      <text:p text:style-name="P7">„Zítra odejdeme,“ řekla klidně.</text:p>
      <text:p text:style-name="P7">Harim přikývl. „<text:span text:style-name="T432">Dobře. </text:span>Temnota, která spí pod našimi kroky, se probouzí. Hledá své děti.“</text:p>
      <text:p text:style-name="P7">Té noci nikdo z nich neusnul úplně. Aaliyah hladila talisman, hledajíc v jeho kameni jistotu. James ležel na zádech <text:span text:style-name="T433">s</text:span> dýk<text:span text:style-name="T433">ou</text:span> v ruce, jeho mysl bloudila mezi minulostí a neznámou budoucností. Moryana seděla v polotmě stanu, oči otevřené, orb na klíně tlumeně pulzoval. Venku vítr zesílil, a jezero – stříbrné a neklidné – vyd<text:span text:style-name="T432">áva</text:span>lo tiché, zlověstné šplouchání.</text:p>
      <text:h text:style-name="P13" text:outline-level="3"/>
      <text:p text:style-name="P6">Kayan, mladý hlídač postávající u severní brány oázy, cítil, jak mu v těle roste nepokoj. I přes chladnou noc mu pot pomalu stékal po zádech.</text:p>
      <text:p text:style-name="P7">Měl <text:span text:style-name="T434">nepříjemný </text:span>pocit, že se k němu něco blíží a <text:span text:style-name="T434">tak </text:span>instinktivně zavolal do tmy: „Kdo je tam?“ </text:p>
      <text:p text:style-name="P7"><text:span text:style-name="T434">Nikdo se neozval</text:span>.</text:p>
      <text:p text:style-name="P7">Jen ticho.</text:p>
      <text:p text:style-name="P7">A pak – šepot. Cizí jazyk, kterému nerozuměl rozumem, ale přesto chápal každé slovo. Jako by je<text:span text:style-name="T435">j</text:span> znal od narození.</text:p>
      <text:p text:style-name="P7">„Otevři.“</text:p>
      <text:p text:style-name="P7">Srdce <text:span text:style-name="T436">se</text:span> mu prudce <text:span text:style-name="T436">roz</text:span>bušilo. Udělal krok vzad.</text:p>
      <text:p text:style-name="P7">„<text:span text:style-name="T434">Nech</text:span> m<text:span text:style-name="T434">ě</text:span> vstoupit.“</text:p>
      <text:p text:style-name="P7">Chlad ho sevřel kolem krku jako neviditelná ruka. <text:span text:style-name="T434">Nemohl</text:span> <text:span text:style-name="T434">se na</text:span>dech<text:span text:style-name="T434">nout</text:span>. </text:p>
      <text:p text:style-name="P7"><text:soft-page-break/>A pak přišla tma. <text:span text:style-name="T437">Pohltil ho Stín.</text:span></text:p>
      <text:p text:style-name="P7">Kayanovo tělo se napjalo, oči se rozšířily — a jejich barva se proměnila. Tekuté zlato zaplnilo duhovky, až jeho pohled přestal být lidský. Z úst mu unikl výdech, hluboký a cizí, jako by už nepatřil jemu.</text:p>
      <text:p text:style-name="P7"><text:span text:style-name="T438">S</text:span>tín<text:span text:style-name="T437">y</text:span> kolem něj zhoustl<text:span text:style-name="T437">y</text:span> <text:span text:style-name="T434">a změnil</text:span><text:span text:style-name="T437">y</text:span><text:span text:style-name="T434"> se</text:span> v znetvořený <text:span text:style-name="T438">černý</text:span> pancíř posetý ostny, kopí <text:span text:style-name="T438">a </text:span>meč.</text:p>
      <text:p text:style-name="P3"><text:span text:style-name="T439">Zbraně byly</text:span><text:span text:style-name="T64"> těžk</text:span><text:span text:style-name="T439">é a </text:span><text:span text:style-name="T64">nevyvážen</text:span><text:span text:style-name="T439">é.</text:span><text:span text:style-name="T64"> Nebyl</text:span><text:span text:style-name="T439">y</text:span><text:span text:style-name="T64"> určen</text:span><text:span text:style-name="T439">y</text:span><text:span text:style-name="T64"> pro </text:span><text:span text:style-name="T440">lidi</text:span><text:span text:style-name="T64">. </text:span>Každý jejich pohyb vypadal, jako by jednou ranou dokázaly přeseknout člověka napůl. A přesto je Kayan ovládal s děsivou lehkostí.</text:p>
      <text:p text:style-name="P26"><text:span text:style-name="Strong_20_Emphasis"><text:span text:style-name="T35">Kayan už nebyl Kayanem.</text:span></text:span></text:p>
      <text:p text:style-name="P11"><text:span text:style-name="Strong_20_Emphasis"><text:span text:style-name="T35">Stal se Zarvethem.</text:span></text:span></text:p>
      <text:p text:style-name="P7">Jeho pohled byl prázdný, oči zlat<text:span text:style-name="T441">é</text:span> a bez emocí. Z pod zbroje sálal chlad a síla, která nebyla z tohoto světa.</text:p>
      <text:p text:style-name="P7">Zarveth se narovnal, pohledem sjel temnou krajinou oázy.</text:p>
      <text:p text:style-name="P7">A tiše čekal, až nadejde jeho čas.</text:p>
      <text:p text:style-name="P7"><text:line-break/></text:p>
      <text:p text:style-name="P7"/>
      <text:p text:style-name="P7"/>
      <text:p text:style-name="P7"/>
      <text:p text:style-name="P7"/>
      <text:p text:style-name="P7"/>
      <text:p text:style-name="P7"/>
      <text:p text:style-name="P7"/>
      <text:p text:style-name="P7"/>
      <text:p text:style-name="P7"/>
      <text:h text:style-name="P27" text:outline-level="2"><text:bookmark-start text:name="__RefHeading___Toc24396_1556395519"/><text:soft-page-break/>Kapitola XV<text:span text:style-name="T442">I</text:span>I. – Kudy vede voda<text:bookmark-end text:name="__RefHeading___Toc24396_1556395519"/></text:h>
      <text:p text:style-name="P7">Zvuk závěsu hlásil návrat Moryany. Její tvář byla bledší než obvykle, pohyb tichý, jako by se vracela z místa, kde se nemluví nahlas. Aaliyah seděla na patách, zabalená v lehké dece, James stál s rukama založenýma na prsou.</text:p>
      <text:p text:style-name="P7">„Voda mě zná,“ řekla Moryana tiše, ale s jistotou. „<text:span text:style-name="T443">Mluví se mnou</text:span>.“</text:p>
      <text:p text:style-name="P7">Aaliyah se zachvěla. „Co ti řekla?“</text:p>
      <text:p text:style-name="P7">„Že <text:span text:style-name="T444">se probouzí zlo </text:span><text:span text:style-name="T445">a</text:span> odpovědi neleží tady. <text:span text:style-name="T445">Ukázala mi kousek mapy.</text:span>“</text:p>
      <text:p text:style-name="P7">James se zamračil. „<text:span text:style-name="T445">K</text:span><text:span text:style-name="T446">ousek mapy? Poznala jsi to místo? Řekla ti něco dalšího?</text:span>“</text:p>
      <text:p text:style-name="P7">Moryana zavrtěla hlavou. „<text:span text:style-name="T444">Ne. </text:span><text:span text:style-name="T446">Víc mi neřekla. </text:span><text:span text:style-name="T444">Musíme jít do h</text:span><text:span text:style-name="T447">rad</text:span><text:span text:style-name="T444">u</text:span><text:span text:style-name="T447"> </text:span><text:span text:style-name="T448">Kamenný strážce. </text:span><text:span text:style-name="T446">Odpovědi nalezneme tam.</text:span>“</text:p>
      <text:p text:style-name="P7"><text:span text:style-name="Strong_20_Emphasis"><text:span text:style-name="T64"/></text:span></text:p>
      <text:p text:style-name="P11"><text:span text:style-name="Strong_20_Emphasis"><text:span text:style-name="T35">Právě tehdy vešel Harim do stanu, jeho tvář byla vážná, </text:span></text:span><text:span text:style-name="Strong_20_Emphasis"><text:span text:style-name="T449">v </text:span></text:span><text:span text:style-name="Strong_20_Emphasis"><text:span text:style-name="T35">oč</text:span></text:span><text:span text:style-name="Strong_20_Emphasis"><text:span text:style-name="T449">ích</text:span></text:span><text:span text:style-name="Strong_20_Emphasis"><text:span text:style-name="T35"> </text:span></text:span><text:span text:style-name="Strong_20_Emphasis"><text:span text:style-name="T449">měl</text:span></text:span><text:span text:style-name="Strong_20_Emphasis"><text:span text:style-name="T35"> hluboký, pulzující strach. </text:span></text:span><text:span text:style-name="Strong_20_Emphasis"><text:span text:style-name="T450">P</text:span></text:span><text:span text:style-name="Strong_20_Emphasis"><text:span text:style-name="T35">omalu </text:span></text:span><text:span text:style-name="Strong_20_Emphasis"><text:span text:style-name="T450">si</text:span></text:span><text:span text:style-name="Strong_20_Emphasis"><text:span text:style-name="T35"> prohlížel Aaliyah, James</text:span></text:span><text:span text:style-name="Strong_20_Emphasis"><text:span text:style-name="T451">e</text:span></text:span><text:span text:style-name="Strong_20_Emphasis"><text:span text:style-name="T35"> a Moryanu, jako by zkoumal, zda jsou připraveni slyšet to, co </text:span></text:span><text:span text:style-name="Strong_20_Emphasis"><text:span text:style-name="T452">se</text:span></text:span><text:span text:style-name="Strong_20_Emphasis"><text:span text:style-name="T35"> chystá vyslovit.</text:span></text:span></text:p>
      <text:p text:style-name="P7">Aaliyah si přitáhla deku ještě blíž k tělu, James zůstal stát nehybný, tvář napjatá, oči zaměřené na Harima. Moryana <text:span text:style-name="T453">na něj </text:span>upřeně hleděla <text:span text:style-name="T454">a přitom svírala orb v ruce</text:span>.</text:p>
      <text:p text:style-name="P7">Harim se zhluboka nadechl, pomalu a <text:span text:style-name="T453">tiše</text:span> začal: „Musíte být připraveni. To, co se stalo dnes v noci, <text:span text:style-name="T455">m</text:span>ění <text:span text:style-name="T455">úplně</text:span> všechno – ne jen nás, ale celý svět, jak ho známe.“</text:p>
      <text:p text:style-name="P28">Na chvíli se odmlčel a pak pokračoval. </text:p>
      <text:p text:style-name="P7">„Hlídka, která přišla vystřídat dva mladé strážce u severní brány, objevila jednoho z nich mrtvého. Ležel tam, rozervaný <text:span text:style-name="T456">na kusy a </text:span>potřísněný krví. Jeho oči byly doširoka otevřené, jako by v nich navždy uv<text:span text:style-name="T456">í</text:span>zla hrůza, <text:span text:style-name="T456">kterou cítil </text:span><text:span text:style-name="T457">než zemřel.</text:span>“</text:p>
      <text:p text:style-name="P7">Harim si promnul spánky a na chvíli jeho pohled ztratil ostrost v temnotě vzpomínek.</text:p>
      <text:p text:style-name="P7">„A ten druhý chlapec…“ pokračoval tiše, „stál nad mrtvým tělem. Ale už to nebyl ten mladík, kterého znali. Hlídka ho sotva poznala – ne kvůli krvi na něm. Jeho vzhled se proměnil tak hluboce, že byl cizí, neuvěřitelný. <text:span text:style-name="T458">Jeho k</text:span>ůže byla černá jako uhel. Oči měl zlaté – jako tekutý kov, nebylo <text:span text:style-name="T458">v nich</text:span> nic lidského, jen prázdnota a ledový klid.</text:p>
      <text:p text:style-name="P7">Na sobě měl zbroj černou jako bezměsíčná noc, pokrytou ostrými ostny. V rukou pevně svíral meč a kopí, oba zhmotněné z čiré temnoty. Meč byl široký, těžký a jeho ostří pohlcovalo všechno světlo, <text:soft-page-break/>jako by pohltilo i samotnou naději. Kopí bylo dlouhé, zubaté, podobné trnu vyrůstajícímu z nejhlubších propastí – drsný a neúprosný nástroj bolesti.“</text:p>
      <text:p text:style-name="P7">Harim zvedl oči, v jeho výrazu se střídal klid s děsem.</text:p>
      <text:p text:style-name="P7">„Nemluvil. Jen se rozhlédl kolem sebe. Pak se pomalu otočil a vkročil do stínu. Neodešel – zmizel. Jako by ho sama tma přijala a schovala do svého bezedného náručí.“</text:p>
      <text:p text:style-name="P7"/>
      <text:p text:style-name="P7">Ve stanu zavládlo ticho. Harimova slova visela ve vzduchu jako neviditelný oblak temnoty, která zasáhla každé srdce.</text:p>
      <text:p text:style-name="P7">Aaliyah si pevně přitáhla deku kolem ramen a zadívala se do stínu v rohu stanu. Její ruce se mírně chvěly, i když se snažila tvářit klidně. „Jak je to možné?“ zašeptala nakonec, hlas jí zněl křehce. „Jak někdo může být tak… změněný?“</text:p>
      <text:p text:style-name="P7">James ztuhl, sevřel ruce v pěst, jeho pohled zvážněl. „To už není jenom hrozba zvenčí. To je něco, co se vkrádá dovnitř, mezi nás. Něco, co bere naše lidi a mění je v cosi… co nemá místo <text:span text:style-name="T456">na</text:span> světle.“ </text:p>
      <text:p text:style-name="P7"><text:span text:style-name="T459">Aaliyah</text:span> se pomalu postavila, její oči planuly odhodláním. „Pokud <text:span text:style-name="T456">to</text:span> není už ten chlapec, kterého známe, pak musíme být ještě opatrnější. A musíme jednat rychle. Tma, která ho pohltila, může pohlcovat i další.“ Její pohled se setkal s Harimovým. „Co teď?“</text:p>
      <text:p text:style-name="P7">Harim pokývl hlavou a jeho výraz zůstal vážný, ale v jeho hlase se objevil náznak odhodlání. „Musíme se připravit na to nejhorší. Hrad <text:span text:style-name="T460">Kamenný strážce</text:span> je naší jedinou nadějí – tam možná najde<text:span text:style-name="T458">t</text:span>e odpovědi i sílu. Ale cesta tam bude nebezpečná a to, co už uniklo, může sledovat každý <text:span text:style-name="T458">v</text:span>áš krok.“</text:p>
      <text:p text:style-name="P7">Vzduch ve stanu jako by ztěžkl ještě víc. Každý v něm cítil tíhu nevyhnutelného – vědomí, že jejich svět už nikdy nebude stejný a že temnota, kterou pocítili jen jako šepot, začíná být hlasitým hukotem v jejich blízkosti.</text:p>
      <text:p text:style-name="P7">Aaliyah pomalu přikývla a vydechla: „Pak musíme být silní. Pro nás i pro všechny, kdo ještě věří, že světlo může zvítězit.“</text:p>
      <text:p text:style-name="P7">James se narovnal a pevně se ohlédl směrem k<text:span text:style-name="T459">e</text:span> vchodu <text:span text:style-name="T459">do</text:span> stanu, kde noc pohlcovala všechno kolem. „<text:span text:style-name="T459">R</text:span>áno vyrazíme.“</text:p>
      <text:p text:style-name="P7"><text:span text:style-name="T459">Aaliyah</text:span> se posadila zpět, její pohled zůstal upřený do tmy venku. „Ať přijde cokoli, nebudeme sami. Světlo najde cestu i ve stínech.“</text:p>
      <text:p text:style-name="P3"><text:span text:style-name="Strong_20_Emphasis"><text:span text:style-name="T64"/></text:span></text:p>
      <text:h text:style-name="P1" text:outline-level="2"><text:bookmark-start text:name="__RefHeading___Toc24398_1556395519"/><text:soft-page-break/><text:span text:style-name="Strong_20_Emphasis"><text:span text:style-name="T64">Kapitola X</text:span></text:span><text:span text:style-name="Strong_20_Emphasis"><text:span text:style-name="T380">VII</text:span></text:span><text:span text:style-name="Strong_20_Emphasis"><text:span text:style-name="T379">I</text:span></text:span><text:span text:style-name="Strong_20_Emphasis"><text:span text:style-name="T461">.</text:span></text:span><text:span text:style-name="Strong_20_Emphasis"><text:span text:style-name="T64"> – Cesta do Stínu </text:span></text:span><text:bookmark-end text:name="__RefHeading___Toc24398_1556395519"/></text:h>
      <text:p text:style-name="P7">Ráno přišlo tiše. Chladný vítr se zvedl nad pouští a nesl s sebou jemný písek, který šustil o látku stanů. Oáza ještě spala, ale v jej<text:span text:style-name="T462">ím</text:span> srdc<text:span text:style-name="T462">i</text:span> už doutnala neklidná jiskra připravená vzplát.</text:p>
      <text:p text:style-name="P7">James stál u vchodu stanu a sledoval horizont, kde se pomalu rýsovaly první paprsky slunce. Vedle něj se Moryana připravovala na cestu.</text:p>
      <text:p text:style-name="P7">Aaliyah se probudila jako poslední. Její tělo bylo ještě unavené, ale její mysl pracovala na plné obrátky. Věděla, že všechno, co přišlo, nebylo náhodou. Oáza, <text:span text:style-name="T463">P</text:span>ramen vědění <text:span text:style-name="T463">i</text:span> Zarv<text:span text:style-name="T463">eth,</text:span> který se pomalu plížil – to všechno se propletlo do jedné nevyhnutelné osudové nitky.</text:p>
      <text:p text:style-name="P7">U <text:span text:style-name="T464">jižní brány</text:span> na ně čekal Harim. Opíral se o hůl, tvář vážnou, ale v očích měl klid, který patřil lidem zvyklým loučit se. </text:p>
      <text:p text:style-name="P7">„<text:span text:style-name="T464">Dávejte na sebe pozor. Temnota jde za </text:span><text:span text:style-name="T465">v</text:span><text:span text:style-name="T464">ámi.</text:span>“ pronesl tiše. </text:p>
      <text:p text:style-name="P7">Moryana k němu přistoupila a krátce se uklonila. „Děkujeme za útočiště… i za varování.“</text:p>
      <text:p text:style-name="P11">Aaliyah se pousmála, tentokrát bez jízlivosti. „Drž pramen v bezpečí, Harime. Nerada bych se vracela do popela.“</text:p>
      <text:p text:style-name="P11">Harim se lehce pousmál. „Pramen tu bude čekat. <text:span text:style-name="T464">Ochráním ho vlastním životem.</text:span>“ </text:p>
      <text:p text:style-name="P7">„Musíme si pospíšit,“ promluvil James tichým hlasem. „Temnota nečeká <text:span text:style-name="T464">a c</text:span>esta <text:span text:style-name="T464">do Kamenného </text:span><text:span text:style-name="T466">strážce</text:span> je dlouhá.“</text:p>
      <text:p text:style-name="P7">S těmito slovy vyrazili do ranního světla, každý krok nesl tíhu osudu, ale také odhodlání nezlomit se.</text:p>
      <text:p text:style-name="P7">Za nimi zůstávala oáza – místo, kde začal jejich boj a kde ještě čekaly stíny, které je chtěly pohltit.</text:p>
      <text:p text:style-name="P7"/>
      <text:p text:style-name="P3"><text:span text:style-name="Strong_20_Emphasis"><text:span text:style-name="T64"/></text:span></text:p>
      <text:h text:style-name="P10" text:outline-level="3"><text:span text:style-name="Strong_20_Emphasis"><text:span text:style-name="T64"/></text:span></text:h>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p text:style-name="P3"><text:span text:style-name="Strong_20_Emphasis"><text:span text:style-name="T64"/></text:span></text:p>
      <text:h text:style-name="P1" text:outline-level="2"><text:bookmark-start text:name="__RefHeading___Toc26322_1556395519"/><text:soft-page-break/><text:span text:style-name="Strong_20_Emphasis"><text:span text:style-name="T55">Kapitola X</text:span></text:span><text:span text:style-name="Strong_20_Emphasis"><text:span text:style-name="T394">I</text:span></text:span><text:span text:style-name="Strong_20_Emphasis"><text:span text:style-name="T467">X</text:span></text:span><text:span text:style-name="Strong_20_Emphasis"><text:span text:style-name="T55">. – Cesta </text:span></text:span><text:span text:style-name="Strong_20_Emphasis"><text:span text:style-name="T468">n</text:span></text:span><text:span text:style-name="Strong_20_Emphasis"><text:span text:style-name="T55">a hrad </text:span></text:span><text:span text:style-name="Strong_20_Emphasis"><text:span text:style-name="T469">Kamenný strážce</text:span></text:span><text:bookmark-end text:name="__RefHeading___Toc26322_1556395519"/></text:h>
      <text:p text:style-name="P7">Písek pod nohama byl stále ještě chladný po nočním chladu, ale slunce už pomalu stoupalo na obloze a jeho ostré paprsky začaly pálit do kůže. Vzduch se zahříval, stával se <text:span text:style-name="T470">těžším</text:span> a nesl s sebou prašný zápach pouště. Trojice kráčela směrem na jih, k obrysu vzdáleného hradu <text:span text:style-name="T460">Kamenný st</text:span><text:span text:style-name="T470">r</text:span><text:span text:style-name="T460">ážce</text:span>, který se rýsoval na horizontu jako temný stín proti jasně modré obloze.</text:p>
      <text:p text:style-name="P7">Moryana kráčela vpředu, orb v její <text:span text:style-name="T470">brašně</text:span> jemně pulsoval stříbrným světlem, jako by dýchal v rytmu jejího srdce. Každý její krok byl opatrný, přesto pevný, jako by ji neviditelná nit osudu vedla přímo k místu, kde se měla setkat s pravdou, kterou hledala. James šel <text:span text:style-name="T465">vzadu</text:span>, oči měl bystré a napjaté, stále hlídal okolí, připravený reagovat na jakýkoliv nečekaný pohyb či nebezpečí. Aaliyah kráčela mezi nimi, tichá a soustředěná, její mysl byla zmítána otázkami, které ještě nenašla odvahu vyslovit nahlas, ale které jí svíraly srdce.</text:p>
      <text:p text:style-name="P7">„Cítí<text:span text:style-name="T471">te</text:span> to?“ zeptala se Moryana tiše, hlas měla sotva slyšitelný. „Vzduch se mění. Něco je blízko. Něco, co nás pozoruje.“</text:p>
      <text:p text:style-name="P7">James přikývl, jeho oči se zúžily. „Je to jako tma, co číhá za rohem. Není tady, ale čeká na správný okamžik, kdy udeří.“</text:p>
      <text:p text:style-name="P7">Vtom se ozval tlumený šramot. Trojice okamžitě ztuhla, oči se jim rozběhly po okolí. Z písku se začaly pomalu zvedat tmavé víry, které se s lehkým větrem plížily směrem k nim, jakoby se sama země otáčela proti nim.</text:p>
      <text:p text:style-name="P7">Moryana rychle zvedla orb, který explodoval jasným bílým světlem, jehož záře rozpouštěla část temných vírů jako první paprsky ranního slunce led.</text:p>
      <text:p text:style-name="P7">„ <text:span text:style-name="Strong_20_Emphasis"><text:span text:style-name="T50">Morr'kalil</text:span></text:span> nás <text:span text:style-name="T472">už</text:span> hledá,“ zašeptala Aaliyah s těžkým dechem. </text:p>
      <text:p text:style-name="P7">James vytasil kopí, jeho hrot se v ranním slunci leskl. „Musíme pokračovat. Nesmíme váhat.“</text:p>
      <text:p text:style-name="P7">Z víru tmy náhle vystoupila postava – vysoká, temná, obklopená stíny. Její zlaté oči planuly jako rozžhavené uhlíky, černá zbroj byla posetá ostny, meč i kopí držel pevně v rukou. Zarveth, temný rytíř, jehož příchod znamenal jen jediné – zkázu a chaos.</text:p>
      <text:p text:style-name="P7">Trojice se bez váhání postavila do obranné formace. Vzduch kolem nich zhoustl napětím a horkem, písek pod nohama se zdál živý, vpíjel do sebe magii, která se linula z jejich těl.</text:p>
      <text:p text:style-name="P7">James držel kopí pevně, jeho pohyby byly soustředěné a obratné. S každým průrazem se snažil prorazit temnotu kolem Zarvetha, zasazoval ostré a přesné rány. Ale brzy si uvědomil, že těžká a pomalá zbraň mu proti tak silnému <text:span text:style-name="T473">a překvapivě <text:s/>rychlému</text:span> protivníkovi nepomůže. Jeden z jeho <text:soft-page-break/>úderů Zarveth bez námahy zablokoval a prudkým trhnutím ho srazil na stranu, takže James musel rychle ustoupit, aby neztratil rovnováhu.</text:p>
      <text:p text:style-name="P7">Bleskově odhodil kopí a vytáhl dvě zahalené dýky, jejich čepele lesklé jedovatým povlakem. S dýkami v rukou mohl bojovat rychle, elegantně kličkovat mezi ranami a zasazovat smrtící údery do slabých míst zbroje nepřítele.</text:p>
      <text:p text:style-name="P7">Aaliyah pevně sevřela svou dlouhou magickou hůl, jejíž povrch byl pokrytý zářivými runami pulzujícími oranžovo-červeným světlem. Z každého jejího pohybu vytryskly ohnivé plameny, které vířily kolem ní jako živí hadi, kroužící a svíjející se ve vzduchu s divokou energií. Tyto plamenné bytosti bez slitování pohlcovaly temnotu. </text:p>
      <text:p text:style-name="P7">Moryana stála o krok vzad<text:span text:style-name="T474">u</text:span>, držíc otevřenou magickou knihu a krátkou hůlku. Její magie byla tichá, klidná a neuvěřitelně mocná. Z jejího doteku vyzařovalo perleťové světlo, které vytvářelo ochranný závoj kolem jejích společníků, léčilo jejich rány, utišovalo bolest a posilovalo jejich mysl i tělo, aby mohli čelit zlu.</text:p>
      <text:p text:style-name="P7">Boj se pro trojici nevyvíjel dobře. James, Aaliyah i Moryana byli vysílení, jejich útoky sice trhaly Zarvethovu obranu, ale na smrtící zásah to zatím nestačilo. Jeho temná magie pohlt<text:span text:style-name="T474">ila</text:span> ohniv<text:span text:style-name="T474">á</text:span> kouzla i <text:span text:style-name="T474">jed na </text:span>ostr<text:span text:style-name="T474">ých</text:span> dýk<text:span text:style-name="T474">ách</text:span> a s rostoucí silou se jeho temný smích nesl jako ozvěna zkázy.</text:p>
      <text:p text:style-name="P7">Trojice se začínala hroutit. Jejich dech byl trhaný, magie řídla, pohyby byly pomalejší, unavené.</text:p>
      <text:p text:style-name="P3"><text:span text:style-name="T64">V tom okamžiku však ucítila </text:span><text:span text:style-name="T475">na boku hřejivé teplo</text:span><text:span text:style-name="T64">. Orb </text:span><text:span text:style-name="T475">v tašvici svítil a hřál, jako </text:span>by reagoval na blízkost Zarvethovy temnoty. </text:p>
      <text:p text:style-name="P3">Bez zaváhání jej <text:span text:style-name="T476">vzala do ruky a zamířila jím</text:span> před sebe <text:span text:style-name="T476">na Zarvetha</text:span>. Světlo zesílilo, rozlilo se do prostoru a kolem trojice se s tichým zahučením zformoval průsvitný štít.</text:p>
      <text:p text:style-name="P3">Zarveth se zarazil. Jeho zlaté oči se upřely ne na štít, ale na Moryanu.</text:p>
      <text:p text:style-name="P3">„Tak <text:span text:style-name="T477">to </text:span>ty ho máš u sebe,“ pronesl chladně. V jeho hlase zaznělo opovržení i neklid. „A dokonce ses naučila, jak ho probudit.“</text:p>
      <text:p text:style-name="P3">S náhlým výbuchem zuřivosti se vrhl vpřed a veškerou svou sílu soustředil proti štítu, jako by chtěl rozdrtit nejen bariéru, ale i samotný orb v jejích rukou.</text:p>
      <text:p text:style-name="P3">Úder dopadl naplno. Štít se prudce zachvěl a jeho světlo se nebezpečně zachvělo. </text:p>
      <text:p text:style-name="P7">Zarvethova zbroj se chvěla s každým zásahem, jeho pohyby byly těžké, ale plné zlověstné síly. Meč a kopí mu v rukou tančily jako prodloužení temné vůle, jež chtěla zničit vše živé.</text:p>
      <text:p text:style-name="P3">Moryana zalapala po dechu. Orb v jejích dlaních ztěžkl, jeho záře začala nepravidelně pulzovat. Magie uvnitř se zmítala, jako by se snažila uniknout. <text:s/></text:p>
      <text:p text:style-name="P3"><text:soft-page-break/><text:span text:style-name="T478">P</text:span>o hladkém povrchu <text:span text:style-name="T478">štítu</text:span> se objevily jemné, temně stříbřité praskliny a s tlumeným zaduněním se bariéra rozpadl<text:span text:style-name="T479">a</text:span>. </text:p>
      <text:p text:style-name="P3">Orb v Moryaniných rukou naposledy slabě zazářil – a pak zhasl. Jeho povrch potemněl <text:span text:style-name="T480">a</text:span> vychladl.</text:p>
      <text:p text:style-name="P3">Síla nárazu je srazila na kolena.</text:p>
      <text:p text:style-name="P3">James těžce dopadl na zem, opřený o jednu ruku, dýky se mu třásly v prstech. Aaliyah klesla vedle něj, její hůl bezmocně spočinula v písku, plameny dávno pryč. Moryana klečela <text:span text:style-name="T481">za</text:span> nimi, s prázdným pohledem upřeným na zhaslý orb, dech trhaný, tělo vyčerpané do poslední kapky síly.</text:p>
      <text:p text:style-name="P3">Zarveth se narovnal. Temnota kolem něj se utišila, jako by vycítila blížící se konec. Zvedl zbraň k pomalému, jistému, smrtelnému úderu.</text:p>
      <text:p text:style-name="P7">A právě v tom okamžiku, kdy se zdálo, že vše skončí, se <text:span text:style-name="T481">ozvalo</text:span> vzdálené dunění.</text:p>
      <text:p text:style-name="P7">Aaliyah zalapala po dechu. „Slyšíte to?“ zašeptala.</text:p>
      <text:p text:style-name="P7">Všichni ztuhli. Dunění sílilo. Blížilo se.</text:p>
      <text:p text:style-name="P7">Nad písečnými dunami se objevily siluety – temné postavy jezdců, zbroj jim zářila v ranním světle jako ostré záblesky hvězd na kovových plátech. Jejich koně rozráželi písek jako vodu a chřestění výzbroje se neslo pouští jako zvonění naděje.</text:p>
      <text:p text:style-name="P7">„To jsou…“ hlesla Aaliyah, pak vykřikla z plna hrdla, hlasem naléhavým, zoufalým a silným zároveň: „Pomoc! Tady jsme! Pomoc!“</text:p>
      <text:p text:style-name="P7">Velitel rytířů – mohutný muž v <text:span text:style-name="T482">kovové </text:span>zbroji s pláštěm barvy noční oblohy – pozvedl meč a zavelel k útoku. Za ním se rozlila síla. Jeho <text:span text:style-name="T482">družina</text:span> se jako vlna světla přihnali k boji. </text:p>
      <text:p text:style-name="P7">Zarveth zpozorněl. Oči mu potemněly, <text:span text:style-name="T483">o</text:span>točil hlavu ke vzdáleným jezdcům a zasyčel.</text:p>
      <text:p text:style-name="P11"><text:span text:style-name="T484">Ten malý</text:span><text:span text:style-name="T173"> okamžik </text:span><text:span text:style-name="T484">ne</text:span><text:span text:style-name="T173">pozornost</text:span><text:span text:style-name="T484">i </text:span>stačil, <text:span text:style-name="T482">aby měl James čas se pohnout a potichu se přiblížit.</text:span></text:p>
      <text:p text:style-name="P11">Dýky vyletěly.</text:p>
      <text:p text:style-name="P11">Jedna se zaryla Zarvethovi do tváře, druhá ji následovala o zlomek vteřiny později. Kov narazil na nelidské maso. Zarveth zařval, hlava mu prudce cukla stranou a z černé rány vystříkla temná krev.</text:p>
      <text:p text:style-name="P7">Zavrávoral. Temnota v jeho těle zakolísala, trhl sebou, jako by vnitřní síla, jež ho poháněla, ztratila na okamžik směr. Z jeho úst vytryskl záblesk černé magie, která se ve světle blížících se rytířů rozpadla na cáry stínů. Jeho zlaté oči pohasly, změnily se v úzké štěrbiny planoucí nenávistí.</text:p>
      <text:p text:style-name="P7">„Tímto to nekončí…“ zachrčel, hlasem hlubokým, syčivým, plným nenávisti. „Vrátím se. A až přijdu příště… nebude nikdo, kdo mě zastaví.“</text:p>
      <text:p text:style-name="P7"><text:soft-page-break/>S posledním zasyčením se stáhl do temnot – raněný a <text:span text:style-name="T482">ponížený</text:span>. Jeho tělo se rozplynulo v proudu černé mlhy, která se vsákla do písku, jako by ji poušť sama hltala. Vzduch po jeho odchodu ztěžkl, jako by věděl, že ticho, které nastalo, není klidem – ale tichem před daleko větší bouří.</text:p>
      <text:p text:style-name="P7">James, Aaliyah i Moryana zůstali stát – zpocení, zadýchaní, poranění, ale žijící.</text:p>
      <text:p text:style-name="P7">Rytíři <text:span text:style-name="T485">S</text:span>pojeneckých sil odporu Laslan<text:span text:style-name="T485">u</text:span> dorazili o vteřinu pozdě<text:span text:style-name="T486">ji</text:span>. Prudce zabrzdili koně, jejich pohledy skenovaly prostor kolem, připraven<text:span text:style-name="T486">í</text:span> čelit nepříteli. Ale Zarveth už tam nebyl.</text:p>
      <text:p text:style-name="P7">James klesl na jedno koleno, dýky stále v rukou, z hrudi mu vycházel trhaný dech. „Nezmizel. Jen se stáhl. Cítil, že pro teď nemůže vyhrát.“</text:p>
      <text:p text:style-name="P7">Aaliyah mlčela, její hůl pomalu chladla, plameny už jen žhnuly mezi runami jako dohasínající uhlíky. Moryana, stále ještě s knihou v ru<text:span text:style-name="T487">ce</text:span>, přikývla, oči upřené k místu, kde se Zarveth rozplynul.</text:p>
      <text:p text:style-name="P7">„Cítila jsem to,“ zašeptala. „Něco v něm... jako by se snažilo dostat ven. Ještě není celý. Ale až bude...“</text:p>
      <text:p text:style-name="P7">Nedořekla. Všichni to cítili. V tom tichu, jež následovalo po boji, bylo cosi napjatého – slib temnoty, která znovu <text:span text:style-name="T488">povsta</text:span>ne. A tentokrát s větší silo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 text:outline-level="2"><text:bookmark-start text:name="__RefHeading___Toc24400_1556395519"/><text:soft-page-break/><text:span text:style-name="Strong_20_Emphasis"><text:span text:style-name="T64">Kapitola X</text:span></text:span><text:span text:style-name="Strong_20_Emphasis"><text:span text:style-name="T489">X.</text:span></text:span><text:span text:style-name="Strong_20_Emphasis"><text:span text:style-name="T64"> – Popel na kůži</text:span></text:span><text:bookmark-end text:name="__RefHeading___Toc24400_1556395519"/></text:h>
      <text:p text:style-name="P7">Slunce vystoupilo výš a světlo dopadalo na bitevní pole, kde se prach ještě nestihl usadit. Vzduch byl prosycen vůní spáleniny, magie a železa. Rytíři <text:span text:style-name="T490">S</text:span>pojeneckých sil odporu Laslan sesedali z koní, jejich kroky zanechávaly v písku těžké otisky. Někteří se okamžitě rozeběhli k trojici stojící v jádru spáleného kruhu, jiní obezřetně prohledávali okolí, připraveni na další útok.</text:p>
      <text:p text:style-name="P7">Velitel rytířů, vysoký <text:span text:style-name="T491">zjizvený</text:span> muž s <text:span text:style-name="T491">blonďatými vlasy, plnovousem</text:span> a <text:span text:style-name="T491">modrýma </text:span>očima, přistoupil k nim s respektem i neklidem. Jeho zbroj byla zaprášená, meč<text:span text:style-name="T492">e</text:span> <text:span text:style-name="T492">znovu v pochvách na zádech</text:span>. „<text:span text:style-name="T493">Dostali jsme zprávu</text:span>. Harimův jestřáb při<text:span text:style-name="T494">letěl</text:span> <text:span text:style-name="T494">do</text:span> <text:span text:style-name="T495">našeho tábora</text:span> po svítání. Vyrazili jsme okamžitě.“</text:p>
      <text:p text:style-name="P7">Aaliyah přikývla, oči upřené na horizont, kde se písek stále jemně chvěl. „Naštěstí jste dorazili právě včas. Ještě chvíli a byl by nás Zarveth z<text:span text:style-name="T496">abil</text:span>.“</text:p>
      <text:p text:style-name="P7">Moryana klečela opodál. Orb v její dlani žhnul tlumeným světlem, jako by se i on zotavoval z vyčerpání. Na jejím čele se perlil pot, smíchaný s prachem a popelem, který jí ulpěl na kůži jako připomínka střetu.</text:p>
      <text:p text:style-name="P7">„Ztratil moc, ale ne odhodlání,“ zamumlala, aniž by vzhlédla. „Vrátí se. A příště nebude sám.“</text:p>
      <text:p text:style-name="P7">James seděl vedle ní, dýky uklizené, kopí ponechané daleko za nimi. Oči měl bystré, ale na duši tíhu – tíhu vědomí, že ani tři proti jednomu nestačili. „Byl rychlejší než cokoli, s čím jsem se kdy utkal. A tohle ještě nebyl jeho plný <text:span text:style-name="T497">potenciál</text:span>.“</text:p>
      <text:p text:style-name="P7">Rytíři začali rozdělovat zásoby – vodu, obvazy, léčivé elixíry. Mladý zbrojnoš nabídl Moryaně <text:span text:style-name="T491">ruku</text:span>, ale ta jen tiše zakroutila hlavou a zvedla se sama. Její pohyby byly nejisté, ale oči zůstaly pevné. </text:p>
      <text:p text:style-name="P7">„Musíme do <text:span text:style-name="T498">Kamenného strážce</text:span>,“ řekla tiše, téměř pro sebe. „Než se z temnoty vynoří něco horšího než Zarveth.“</text:p>
      <text:p text:style-name="P7">„Pokud se pečeť láme, pak tohle byl jen první výpad,“ přikývla Aaliyah, která si zatím tiše otírala krev z prstů. Její magická hůl ležela vedle ní, runy na jejím povrchu ještě slabě svítily, jako by si magie pamatovala žár, který se z ní uvolnil.</text:p>
      <text:p text:style-name="P7">James vstal a pomohl Aaliyah na nohy. „Cestou budeme mlčet. Tma, která nás sledovala, může slyšet víc, než si myslíme.“</text:p>
      <text:p text:style-name="P7">Když se trojice opět vydala vpřed – nyní pod ochranou rytířů a na koních, které jim zapůjčili – jejich postup byl <text:span text:style-name="T499">rychlejší</text:span>. A nad nimi, vysoko v oblacích, letěl osamělý jestřáb zpět do <text:span text:style-name="T500">Svatyňové oázy</text:span>, aby přinesl zprávu o tom, co se stalo.</text:p>
      <text:h text:style-name="P1" text:outline-level="2"><text:bookmark-start text:name="__RefHeading___Toc24402_1556395519"/><text:soft-page-break/><text:span text:style-name="Strong_20_Emphasis"><text:span text:style-name="T64">Kapitola X</text:span></text:span><text:span text:style-name="Strong_20_Emphasis"><text:span text:style-name="T489">X</text:span></text:span><text:span text:style-name="Strong_20_Emphasis"><text:span text:style-name="T379">I</text:span></text:span><text:span text:style-name="Strong_20_Emphasis"><text:span text:style-name="T489">.</text:span></text:span><text:span text:style-name="Strong_20_Emphasis"><text:span text:style-name="T64"> – Přechod </text:span></text:span><text:bookmark-end text:name="__RefHeading___Toc24402_1556395519"/></text:h>
      <text:p text:style-name="P7">Cesta dál vedla přes nerovný terén, kde se písek postupně mísil s ostrými balvany a prastarými skalami, jejichž povrchy byly pokryté vybledlými rytinami. Slunce se vyhouplo výš a obloha nabyla nezdravě bledý odstín.</text:p>
      <text:p text:style-name="P7"><text:span text:style-name="T501">Velitel DaVinci</text:span>, v čele výpravy, zvedl ruku. Kolona se zastavila. „Tady bývala strážní věž. Zřícenina je přímo naproti soutěsce. Měli bychom si dát pozor.“</text:p>
      <text:p text:style-name="P7">James se přiblížil. „Čeká<text:span text:style-name="T501">te</text:span> léčku?“</text:p>
      <text:p text:style-name="P7">„Ne. Ale cítím, že něco zůstalo. Ne z lidí.“ Jeho prsty sevřely otěže pevněji.</text:p>
      <text:p text:style-name="P7">Moryana přimhouřila oči. S<text:span text:style-name="T502">esedla z</text:span> koně <text:span text:style-name="T502">a vytáhla orb z brašny. J</text:span>eho záře se roztáhla po kamenech jako vodní kruhy. „Je tu zbytková magie,“ řekla klidně. „Není živá. Ale... jako kdyby tudy něco silného prošlo a zanechalo za sebou stopy. Neviditelné... téměř.“</text:p>
      <text:p text:style-name="P7">Aaliyah mezitím vytáhla hůl, jejíž plameny jen tiše planuly. „Jsme blízko epicentra. Tohle místo zná bolest.“</text:p>
      <text:p text:style-name="P7">Rytíři se rozestoupili do obranné formace. Jejich koně ržáli neklidem a jeden mladý jezdec se musel přidržet sedla, když jeho zvíře náhle ucouvlo.</text:p>
      <text:p text:style-name="P7">„Dáme si pauzu,“ rozhodl <text:span text:style-name="T501">velitel DaVinci</text:span>. „Ale zůstáváme ve zbroji.“</text:p>
      <text:p text:style-name="P7">Trojice sesedla a chvíli se procházela mezi kameny, rozpraskanými horkem i časem. Moryana položila ruku na skálu, která pod její dlaní pulzovala slabou ozvěnou prastaré bolesti. Zatmělo se jí na okamžik před očima – záblesk. </text:p>
      <text:p text:style-name="P7">Vize. </text:p>
      <text:p text:style-name="P7">Temný rytíř, Zarveth, klečící v prachu a šeptající neznámá slova do popraskané půdy. A pak výkřik... ne lidský.</text:p>
      <text:p text:style-name="P7">„Viděla jsi něco?“ zeptala se Aaliyah, která si všimla, jak se Moryana zapotácela.</text:p>
      <text:p text:style-name="P7">„Ano… možná zbytky rituálu.“</text:p>
      <text:p text:style-name="P7">V ten okamžik se zvedl vítr. Ne prudký, ale vtíravý. Vplížil se mezi skály, zasyčel v jejich puklinách a přinesl s sebou zápach rozkladu. </text:p>
      <text:p text:style-name="P7">Koně zareagovali okamžitě. Několik z nich se vzepjalo, další začali neklidně couvat a ržát, jako by se snažili uniknout neviditelné hrozbě. Jeden z rytířů sotva udržel otěže, když se jeho kůň pokusil vytrhnout.</text:p>
      <text:p text:style-name="P11"><text:soft-page-break/>DaVinci zbystřil. „Držte je!“ zavelel.</text:p>
      <text:p text:style-name="P11">Zvířata cítila něco, co lidské oči zatím neviděly.</text:p>
      <text:p text:style-name="P7">A pak se to stalo.</text:p>
      <text:p text:style-name="P11">Kousek od nich, mezi balvany u okraje soutěsky, se cosi pohnulo. Ne prudce. Pomalu. Těžce.<text:line-break/>Postava vystoupila ze stínu skal, krok za krokem, jako by ji něco nutilo jít dál, i když už dávno neměla proč.</text:p>
      <text:p text:style-name="P11">Nemrtvý.</text:p>
      <text:p text:style-name="P11">Zbytky zbroje <text:span text:style-name="T503">a červeného pláště</text:span> mu visely z ramen. Kůže byla seschlá, popraskaná, místy chyběla úplně a odhalovala kost. Hlava se mu podivně klátila do strany, prázdné oční důlky hleděly skrz svět – ne na ně, ale někam dál.</text:p>
      <text:p text:style-name="P11">Šel. Jen šel.</text:p>
      <text:p text:style-name="P11">Písek pod jeho nohama tiše šustil, každý krok zněl jako škrábnutí nehtů po kameni.</text:p>
      <text:p text:style-name="P11">James instinktivně sáhl po dýkách, ale DaVinci mu gestem ruky naznačil, aby počkal.</text:p>
      <text:p text:style-name="P11">„Zatím ne,“ zašeptal.</text:p>
      <text:p text:style-name="P11">Moryana cítila, jak jí po zádech přeběhl chlad. Orb u jejího boku zůstal temný, ale vzduch kolem nemrtvého byl nasáklý tou samou zkaženou ozvěnou, kterou cítila ve vizi.</text:p>
      <text:p text:style-name="P11">Aaliyah sevřela hůl. „Není sám,“ pronesla tiše.</text:p>
      <text:p text:style-name="P11">Nemrtvý se pomalu ztratil za skalním výběžkem.</text:p>
      <text:p text:style-name="P11">Na okamžik zavládlo ticho. Jen vítr znovu zasyčel mezi kameny a koně nervózně podupávali.</text:p>
      <text:p text:style-name="P11">DaVinci se rozhlédl po výpravě. Jeho pohled byl tvrdý, rozhodný. Pak sesedl z koně a pevně dopadl nohama na zem.</text:p>
      <text:p text:style-name="P11">„Tady se rozdělíme,“ pronesl tiše, ale tak, aby ho slyšeli všichni.</text:p>
      <text:p text:style-name="P11">Ukázal ke koním. „<text:span text:style-name="T504">Vy</text:span> zůstane tady. Držte zvířata pohromadě a buďte připraveni vyrazit. <text:span text:style-name="T504">A vy půjdete se mnou</text:span>“</text:p>
      <text:p text:style-name="P11">Několik rytířů přikývlo a převzalo otěže, zatímco ostatní sesedli spolu s ním.</text:p>
      <text:p text:style-name="P11">DaVinci se obrátil k trojici. „<text:span text:style-name="T504">Vy půjdete s </text:span><text:span text:style-name="T505">námi</text:span>.“</text:p>
      <text:p text:style-name="P11">James mlčky přikývl a <text:span text:style-name="T506">vytasil dýky</text:span>. Aaliyah přehodila hůl do <text:span text:style-name="T506">druhé ruky</text:span>. Moryana si přitáhla plášť blíž k tělu, oči upřené k místu, kde nemrtvý zmizel.</text:p>
      <text:p text:style-name="P3"><text:soft-page-break/><text:span text:style-name="T91">„Půjdeme potichu,“ pokračoval DaVinci. „</text:span><text:span text:style-name="T507">Chci vědět kam jde. Nebude sám. Má na sobě plášť a zbroj rytířů z Kameného strážce. </text:span>Ti se po poušti nikdy nepohybují v méně než tříčlenných skupinách.<text:span text:style-name="T91">“</text:span></text:p>
      <text:p text:style-name="P11">Dal krátké znamení rukou.</text:p>
      <text:p text:style-name="P11">Skupina se vydala vpřed, kroky tlumené pískem a stíny skal. Za nimi zůstali koně i část rytířů, připravení kdykoli zasáhnout.</text:p>
      <text:p text:style-name="P11">Soutěska je pohltila.</text:p>
      <text:p text:style-name="P7">Vzduch se ochladil. Zvuky pouště umlkly. Stěny se nad nimi zvedaly jako temné hradby a světlo slunce se mezi nimi měnilo v úzké, chladné pruhy.</text:p>
      <text:p text:style-name="P11">Vpředu se znovu objevil on. Nemrtvý. Kráčel pomalu, s podivnou jistotou, jako by znal cestu lépe než živí.</text:p>
      <text:p text:style-name="P11">Najednou zmizel za skalním výběžkem.</text:p>
      <text:p text:style-name="P11">DaVinci pozvedl ruku. Zastavili se.</text:p>
      <text:p text:style-name="P11">Ozvalo se tlumené škrábnutí. Pak druhé.</text:p>
      <text:p text:style-name="P11">Když opatrně obešli kámen, otevřel se před nimi menší skalní prostor – přirozená proláklina, jejíž dno bylo poseto kostmi a rozlámanými zbytky zbrojí.</text:p>
      <text:p text:style-name="P11">Když opatrně obešli kámen, otevřel se před nimi menší skalní prostor – přirozená proláklina, jejíž dno bylo poseto kostmi a rozlámanými zbytky zbrojí.</text:p>
      <text:p text:style-name="P11">Uprostřed stál kámen. Vysoký, nepravidelný monolit, celý potřísněný zaschlou krví, která stékala po jeho stranách v tmavých, lepkavých pruzích. Písek kolem byl ztvrdlý a zčernalý, jako by do něj krev prosákla dávno a opakovaně.</text:p>
      <text:p text:style-name="P11">Kolem kamene stáli nemrtví rytíři.</text:p>
      <text:p text:style-name="P11">Nehýbali se vpřed. Neútočili. Jen stáli v kruhu, zbroje <text:span text:style-name="T508">poničené</text:span>, pláště roztrhané, hlavy svěšené. Jejich těla se pomalu pohupovala ze strany na stranu, v rytmu, který nebyl slyšet, ale byl cítit – jako tlukot srdce, které už dávno nemělo bít.</text:p>
      <text:p text:style-name="P11">Vzduch byl těžký. Dusivý. Nasáklý starou krví a zkaženou magií.</text:p>
      <text:p text:style-name="P11">Moryana cítila, jak se jí stáhl žaludek. Ozvěna bolesti, kterou se dotkla na skále, tu byla silnější, koncentrovaná. „Jsou vázaní k tomu kameni,“ pronesla tiše. „Drží je tu. Jako svědky… nebo oběti.“ </text:p>
      <text:p text:style-name="P11">DaVinci sevřel rukojeť meče a vykročil vpřed. V jeho pohledu se zalesklo rozhodnutí.</text:p>
      <text:p text:style-name="P11"><text:soft-page-break/>„<text:span text:style-name="T509">Zničte je</text:span>,“ zašeptal.</text:p>
      <text:p text:style-name="P11">James ho však bleskově chytil za paži. „Ne.“</text:p>
      <text:p text:style-name="P3"><text:span text:style-name="T91">Velitel se k němu otočil, překvapený tím tónem. </text:span>„Proč ne?“ </text:p>
      <text:p text:style-name="P7">James <text:span text:style-name="T509">se</text:span> ostražitě <text:span text:style-name="T509">rozhlížel</text:span>. „Musíme odsud pryč. Jestli tady začal... je možné, že se sem bude chtít vrátit.“</text:p>
      <text:p text:style-name="P7">DaVinci se zamračil. Vrásky na jeho čele se prohloubily a jeho pohled na okamžik ztěžkl.</text:p>
      <text:p text:style-name="P3"><text:span text:style-name="T64">„Jestli je teď pobijeme,“ pokračoval James tlumeně, oči stále upřené na kruh nemrtvých, „</text:span>Zarveth pochopí, že jsme <text:span text:style-name="T510">tohle místo</text:span> našli. <text:span text:style-name="T510">Přesune se a z</text:span><text:span text:style-name="T64">ačne znovu. S jinými těly. Jinými oběťmi. </text:span><text:span text:style-name="T511">A příště zahladí stopy. </text:span>Když ale odejdeme, nebude mít důvod cokoli měnit. Vrátí se sem. A my mezitím získáme čas. Připravíme se. Naplánujeme smrtící úder.<text:span text:style-name="T64">“</text:span></text:p>
      <text:p text:style-name="P3">Chvíli bylo slyšet jen tlumené pohupování těl. </text:p>
      <text:p text:style-name="P11">DaVinci ztuhl. </text:p>
      <text:p text:style-name="P11"><text:span text:style-name="T510">Z</text:span>adíval na monolit. Dlouze. Jako by v něm hledal odpověď. „Takže ho necháme v domnění, že je v bezpečí.“ </text:p>
      <text:p text:style-name="P11">„Ano,“ přitakal James. „Až udeříme, <text:span text:style-name="T510">zničíme ho.</text:span>“</text:p>
      <text:p text:style-name="P11">Velitel sevřel čelist, ale jeho hlas byl klidný. „Dobře.“ </text:p>
      <text:p text:style-name="P11">Dal tiché znamení k ústupu. „Zapamatujte si tohle místo. Vrátíme se.“</text:p>
      <text:p text:style-name="P11">Skupina se začala stahovat stejnou cestou, jakou přišla. Kroky byly pomalé, opatrné, bez jediného zbytečného zvuku. Nikdo se neohlížel, ale všichni cítili pohled krvavého monolitu v zádech.</text:p>
      <text:p text:style-name="P11">Když opustili soutěsku, vzduch se znovu oteplil a světlo se rozšířilo. Koně je přivítali neklidným podupáváním a tlumeným ržáním, jako by i oni cítili úlevu.</text:p>
      <text:p text:style-name="P11">DaVinci se vyšvihl do sedla jako poslední. Ještě jednou se ohlédl směrem k temným skalám. <text:span text:style-name="T173">„Do </text:span><text:span text:style-name="T512">Kamenného strážce</text:span><text:span text:style-name="T173"> je to </text:span><text:span text:style-name="T513">ještě</text:span><text:span text:style-name="T173"> den. Zrychlíme.“</text:span></text:p>
      <text:p text:style-name="P7">Výprava opět vyrazila. </text:p>
      <text:p text:style-name="P7">Za soutěskou už začínaly být vidět první kamenné výběžky <text:span text:style-name="T460">hradu</text:span>. Jeho věže byly nízké, ale silné. Pevnost nebyla krásná, ale nezdolná. Postavena ne pro pohodlí, ale pro přežití.</text:p>
      <text:p text:style-name="P7">A právě teď – byla jejich poslední nadějí.</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fo:line-height="150%" fo:text-align="justify" style:justify-single-word="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line-height="150%" fo:text-align="justify" style:justify-single-word="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3T21:02:26.629123200</meta:creation-date>
    <dc:date>2026-04-03T21:05:52.920643400</dc:date>
    <meta:editing-duration>PT3M26S</meta:editing-duration>
    <meta:editing-cycles>1</meta:editing-cycles>
    <meta:document-statistic meta:table-count="0" meta:image-count="0" meta:object-count="0" meta:page-count="71" meta:paragraph-count="900" meta:word-count="21675" meta:character-count="132072" meta:non-whitespace-character-count="110862"/>
    <meta:generator>LibreOffice/25.8.5.2$Windows_X86_64 LibreOffice_project/9c8b85f387cc00a89945a79c9e6239f32e450ac2</meta:generator>
  </office:meta>
</office:document-meta>
</file>